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9"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officeooo:paragraph-rsid="0017adbe"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ru" fo:country="RU" officeooo:paragraph-rsid="0017adbe"/>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officeooo:paragraph-rsid="0017adbe"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officeooo:rsid="0013e3e2" officeooo:paragraph-rsid="0013e3e2"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officeooo:rsid="0024bea6" officeooo:paragraph-rsid="0025e062"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officeooo:rsid="0026eb2f" officeooo:paragraph-rsid="0026eb2f"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officeooo:paragraph-rsid="0017adbe"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officeooo:rsid="0013e3e2" officeooo:paragraph-rsid="0017adbe" fo:background-color="transparent" style:font-style-asian="normal" style:font-weight-asian="normal" style:font-style-complex="normal" style:font-weight-complex="normal"/>
    </style:style>
    <style:style style:name="P43"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4"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3e3e2" officeooo:paragraph-rsid="0013e3e2"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3e3e2" officeooo:paragraph-rsid="0025e062"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3e3e2" officeooo:paragraph-rsid="00263a46"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3e3e2" officeooo:paragraph-rsid="00293042"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3e3e2" officeooo:paragraph-rsid="002a7f09"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3e3e2" officeooo:paragraph-rsid="002f3567"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3e3e2" officeooo:paragraph-rsid="003363c4"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aece1" officeooo:paragraph-rsid="0025e062"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e4d6d" officeooo:paragraph-rsid="0025e062"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39c1e" officeooo:paragraph-rsid="0025e062"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a7f09" officeooo:paragraph-rsid="002a7f09"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c32b4" officeooo:paragraph-rsid="002c32b4"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3363c4" officeooo:paragraph-rsid="003363c4" style:font-style-asian="normal" style:font-style-complex="normal"/>
    </style:style>
    <style:style style:name="P6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a7f09" officeooo:paragraph-rsid="002a7f09" style:font-style-asian="normal"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c32b4" officeooo:paragraph-rsid="002c32b4" style:font-style-asian="normal"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63a46" officeooo:paragraph-rsid="00263a46" style:font-style-asian="normal"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7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0ab1f"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d882f" officeooo:paragraph-rsid="000d882f"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8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8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8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8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8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92"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93"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94"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96"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97"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98"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99"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10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10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102"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103"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104" style:family="paragraph" style:parent-style-name="Text_20_body">
      <style:paragraph-properties fo:margin-left="0in" fo:margin-right="0in" fo:text-align="justify" style:justify-single-word="false" fo:text-indent="0.1965in" style:auto-text-indent="false"/>
      <style:text-properties fo:color="#0000ff"/>
    </style:style>
    <style:style style:name="P105"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108"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10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110"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111" style:family="paragraph" style:parent-style-name="Text_20_body">
      <style:paragraph-properties fo:margin-left="0in" fo:margin-right="0in" fo:text-align="end" style:justify-single-word="false" fo:text-indent="0.1965in" style:auto-text-indent="false"/>
    </style:style>
    <style:style style:name="P112"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113"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114"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11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116"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117"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118" style:family="paragraph" style:parent-style-name="Standard">
      <style:paragraph-properties fo:margin-left="0in" fo:margin-right="0in" fo:text-align="justify" style:justify-single-word="false" fo:text-indent="0.1965in" style:auto-text-indent="false"/>
    </style:style>
    <style:style style:name="P119" style:family="paragraph" style:parent-style-name="Standard">
      <style:paragraph-properties fo:margin-left="0in" fo:margin-right="0in" fo:text-align="justify" style:justify-single-word="false" fo:text-indent="0.1965in" style:auto-text-indent="false"/>
      <style:text-properties fo:language="ru" fo:country="RU"/>
    </style:style>
    <style:style style:name="P120"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2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2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23"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24"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2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0489f9"/>
    </style:style>
    <style:style style:name="P12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05f095"/>
    </style:style>
    <style:style style:name="P12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071bb5"/>
    </style:style>
    <style:style style:name="P12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3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3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3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3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3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3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officeooo:paragraph-rsid="000489f9"/>
    </style:style>
    <style:style style:name="P13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3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3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4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4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4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4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4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style:font-style-asian="normal" style:font-style-complex="normal"/>
    </style:style>
    <style:style style:name="P14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officeooo:paragraph-rsid="000c2f25" style:font-style-asian="italic" style:font-weight-asian="normal" style:font-style-complex="italic" style:font-weight-complex="normal"/>
    </style:style>
    <style:style style:name="P14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47"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4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49"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5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5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52" style:family="paragraph" style:parent-style-name="Text_20_body">
      <style:text-properties fo:language="ru" fo:country="RU"/>
    </style:style>
    <style:style style:name="P153" style:family="paragraph" style:parent-style-name="Text_20_body">
      <style:text-properties fo:language="en" fo:country="US"/>
    </style:style>
    <style:style style:name="P154" style:family="paragraph" style:parent-style-name="First_20_line_20_indent">
      <style:text-properties fo:language="ru" fo:country="RU"/>
    </style:style>
    <style:style style:name="P155" style:family="paragraph" style:parent-style-name="First_20_line_20_indent">
      <style:paragraph-properties fo:text-align="justify" style:justify-single-word="false"/>
      <style:text-properties fo:language="ru" fo:country="RU"/>
    </style:style>
    <style:style style:name="P156" style:family="paragraph" style:parent-style-name="First_20_line_20_indent">
      <style:text-properties fo:font-size="15pt" fo:language="ru" fo:country="RU" style:font-size-asian="15pt" style:font-size-complex="15pt"/>
    </style:style>
    <style:style style:name="P157" style:family="paragraph" style:parent-style-name="First_20_line_20_indent">
      <style:text-properties fo:font-size="12pt" fo:language="ru" fo:country="RU" style:font-size-asian="12pt" style:font-size-complex="12pt"/>
    </style:style>
    <style:style style:name="P158" style:family="paragraph" style:parent-style-name="First_20_line_20_indent">
      <style:paragraph-properties fo:text-align="justify" style:justify-single-word="false"/>
      <style:text-properties fo:language="en" fo:country="US"/>
    </style:style>
    <style:style style:name="P159" style:family="paragraph" style:parent-style-name="First_20_line_20_indent">
      <style:paragraph-properties fo:text-align="justify" style:justify-single-word="false"/>
    </style:style>
    <style:style style:name="P160" style:family="paragraph" style:parent-style-name="Text_20_body">
      <style:paragraph-properties fo:margin-left="0in" fo:margin-right="0in" fo:text-align="justify" style:justify-single-word="false" fo:text-indent="0in" style:auto-text-indent="false"/>
    </style:style>
    <style:style style:name="P161"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62" style:family="paragraph" style:parent-style-name="Text_20_body">
      <style:paragraph-properties fo:margin-left="0in" fo:margin-right="0in" fo:text-align="center" style:justify-single-word="false" fo:text-indent="0in" style:auto-text-indent="false"/>
    </style:style>
    <style:style style:name="P16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6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65" style:family="paragraph" style:parent-style-name="Footnote">
      <style:paragraph-properties fo:margin-left="0in" fo:margin-right="0in" fo:text-indent="0in" style:auto-text-indent="false"/>
      <style:text-properties fo:language="en" fo:country="US"/>
    </style:style>
    <style:style style:name="P166" style:family="paragraph" style:parent-style-name="Footnote">
      <style:text-properties fo:language="en" fo:country="US"/>
    </style:style>
    <style:style style:name="P167" style:family="paragraph" style:parent-style-name="Footnote">
      <style:text-properties fo:language="ru" fo:country="RU"/>
    </style:style>
    <style:style style:name="P168" style:family="paragraph" style:parent-style-name="Footnote">
      <style:text-properties style:use-window-font-color="true" fo:language="ru" fo:country="RU"/>
    </style:style>
    <style:style style:name="P169" style:family="paragraph" style:parent-style-name="Footnote">
      <style:text-properties fo:font-style="normal" style:font-style-asian="normal" style:font-style-complex="normal"/>
    </style:style>
    <style:style style:name="P170" style:family="paragraph" style:parent-style-name="Text_20_body">
      <style:paragraph-properties fo:margin-top="0in" fo:margin-bottom="0.0835in" loext:contextual-spacing="false" fo:text-align="justify" style:justify-single-word="false"/>
      <style:text-properties fo:language="en" fo:country="US"/>
    </style:style>
    <style:style style:name="P171" style:family="paragraph" style:parent-style-name="Standard">
      <style:text-properties fo:font-style="italic" style:font-style-asian="italic" style:font-style-complex="italic"/>
    </style:style>
    <style:style style:name="P172"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73" style:family="paragraph" style:parent-style-name="Text_20_body" style:list-style-name="L1">
      <style:paragraph-properties fo:text-align="justify" style:justify-single-word="false"/>
      <style:text-properties fo:language="ru" fo:country="RU"/>
    </style:style>
    <style:style style:name="P174" style:family="paragraph" style:parent-style-name="Text_20_body" style:list-style-name="L2">
      <style:paragraph-properties fo:text-align="justify" style:justify-single-word="false"/>
      <style:text-properties fo:language="ru" fo:country="RU"/>
    </style:style>
    <style:style style:name="P175"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76" style:family="paragraph" style:parent-style-name="Text_20_body" style:list-style-name="L3">
      <style:text-properties fo:language="ru" fo:country="RU"/>
    </style:style>
    <style:style style:name="P177" style:family="paragraph" style:parent-style-name="Text_20_body" style:list-style-name="L3">
      <style:text-properties fo:language="ru" fo:country="RU" fo:background-color="#ffff00"/>
    </style:style>
    <style:style style:name="P178"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7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4cc34" officeooo:paragraph-rsid="0034cc34" style:font-style-asian="normal" style:font-style-complex="normal"/>
    </style:style>
    <style:style style:name="P18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eabd2" officeooo:paragraph-rsid="0025e062" style:font-style-asian="normal" style:font-style-complex="normal"/>
    </style:style>
    <style:style style:name="P181" style:family="paragraph" style:parent-style-name="Heading_20_1">
      <style:paragraph-properties fo:margin-left="0in" fo:margin-right="0in" fo:text-align="center" style:justify-single-word="false" fo:text-indent="0.1965in" style:auto-text-indent="false"/>
    </style:style>
    <style:style style:name="P182" style:family="paragraph" style:parent-style-name="Heading_20_2">
      <style:text-properties fo:language="en" fo:country="US"/>
    </style:style>
    <style:style style:name="P183" style:family="paragraph" style:parent-style-name="Heading_20_2">
      <style:text-properties fo:language="ru" fo:country="RU"/>
    </style:style>
    <style:style style:name="P184" style:family="paragraph" style:parent-style-name="Heading_20_2">
      <style:paragraph-properties fo:text-align="justify" style:justify-single-word="false"/>
    </style:style>
    <style:style style:name="P185"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09268f"/>
    </style:style>
    <style:style style:name="T12" style:family="text">
      <style:text-properties fo:language="ru" fo:country="RU" officeooo:rsid="0018751f"/>
    </style:style>
    <style:style style:name="T13" style:family="text">
      <style:text-properties fo:language="ru" fo:country="RU" officeooo:rsid="0019e92a"/>
    </style:style>
    <style:style style:name="T14" style:family="text">
      <style:text-properties fo:language="ru" fo:country="RU" officeooo:rsid="001b1c95"/>
    </style:style>
    <style:style style:name="T15" style:family="text">
      <style:text-properties fo:language="ru" fo:country="RU" officeooo:rsid="001cea4a"/>
    </style:style>
    <style:style style:name="T16" style:family="text">
      <style:text-properties fo:language="ru" fo:country="RU" officeooo:rsid="001e4d6d"/>
    </style:style>
    <style:style style:name="T17" style:family="text">
      <style:text-properties fo:language="ru" fo:country="RU" officeooo:rsid="001eabd2"/>
    </style:style>
    <style:style style:name="T18" style:family="text">
      <style:text-properties fo:language="ru" fo:country="RU" officeooo:rsid="001f8763"/>
    </style:style>
    <style:style style:name="T19" style:family="text">
      <style:text-properties fo:language="ru" fo:country="RU" officeooo:rsid="002246dd"/>
    </style:style>
    <style:style style:name="T20" style:family="text">
      <style:text-properties fo:language="ru" fo:country="RU" officeooo:rsid="00239c1e"/>
    </style:style>
    <style:style style:name="T21" style:family="text">
      <style:text-properties fo:language="ru" fo:country="RU" officeooo:rsid="0025e062"/>
    </style:style>
    <style:style style:name="T22" style:family="text">
      <style:text-properties fo:language="ru" fo:country="RU" officeooo:rsid="00263a46"/>
    </style:style>
    <style:style style:name="T23" style:family="text">
      <style:text-properties fo:language="ru" fo:country="RU" officeooo:rsid="0026eb2f"/>
    </style:style>
    <style:style style:name="T24" style:family="text">
      <style:text-properties fo:language="ru" fo:country="RU" officeooo:rsid="0028786a"/>
    </style:style>
    <style:style style:name="T25" style:family="text">
      <style:text-properties fo:language="ru" fo:country="RU" officeooo:rsid="00293042"/>
    </style:style>
    <style:style style:name="T26" style:family="text">
      <style:text-properties fo:language="ru" fo:country="RU" officeooo:rsid="002a7f09"/>
    </style:style>
    <style:style style:name="T27" style:family="text">
      <style:text-properties fo:language="ru" fo:country="RU" officeooo:rsid="002c32b4"/>
    </style:style>
    <style:style style:name="T28" style:family="text">
      <style:text-properties fo:language="ru" fo:country="RU" officeooo:rsid="002d50c6"/>
    </style:style>
    <style:style style:name="T29" style:family="text">
      <style:text-properties fo:language="ru" fo:country="RU" officeooo:rsid="002f3567"/>
    </style:style>
    <style:style style:name="T30" style:family="text">
      <style:text-properties fo:language="ru" fo:country="RU" officeooo:rsid="003016f9"/>
    </style:style>
    <style:style style:name="T31" style:family="text">
      <style:text-properties fo:language="ru" fo:country="RU" officeooo:rsid="0031b831"/>
    </style:style>
    <style:style style:name="T32" style:family="text">
      <style:text-properties fo:language="ru" fo:country="RU" officeooo:rsid="0032b415"/>
    </style:style>
    <style:style style:name="T33" style:family="text">
      <style:text-properties fo:language="ru" fo:country="RU" officeooo:rsid="003363c4"/>
    </style:style>
    <style:style style:name="T34" style:family="text">
      <style:text-properties fo:language="ru" fo:country="RU" officeooo:rsid="003509e0"/>
    </style:style>
    <style:style style:name="T35" style:family="text">
      <style:text-properties fo:language="en" fo:country="US"/>
    </style:style>
    <style:style style:name="T36" style:family="text">
      <style:text-properties fo:language="en" fo:country="US" fo:font-style="normal" style:font-style-asian="normal" style:font-style-complex="normal"/>
    </style:style>
    <style:style style:name="T37" style:family="text">
      <style:text-properties fo:language="en" fo:country="US" fo:font-style="normal" fo:font-weight="normal" fo:background-color="transparent" loext:char-shading-value="0" style:font-style-asian="normal" style:font-weight-asian="normal" style:font-style-complex="normal" style:font-weight-complex="normal"/>
    </style:style>
    <style:style style:name="T38" style:family="text">
      <style:text-properties fo:language="en" fo:country="US" fo:font-style="italic" style:font-style-asian="italic" style:font-style-complex="italic"/>
    </style:style>
    <style:style style:name="T39" style:family="text">
      <style:text-properties fo:language="en" fo:country="US" fo:font-weight="bold" style:font-weight-asian="bold" style:font-weight-complex="bold"/>
    </style:style>
    <style:style style:name="T40" style:family="text">
      <style:text-properties fo:language="en" fo:country="US" fo:font-weight="normal" style:font-weight-asian="normal" style:font-weight-complex="normal"/>
    </style:style>
    <style:style style:name="T41" style:family="text">
      <style:text-properties fo:language="en" fo:country="US" fo:font-weight="normal" fo:background-color="transparent" loext:char-shading-value="0" style:font-weight-asian="normal" style:font-weight-complex="normal"/>
    </style:style>
    <style:style style:name="T42" style:family="text">
      <style:text-properties fo:language="en" fo:country="US" fo:background-color="transparent" loext:char-shading-value="0"/>
    </style:style>
    <style:style style:name="T43" style:family="text">
      <style:text-properties fo:language="en" fo:country="US" officeooo:rsid="00036abe"/>
    </style:style>
    <style:style style:name="T44" style:family="text">
      <style:text-properties fo:color="#ff3333"/>
    </style:style>
    <style:style style:name="T45" style:family="text">
      <style:text-properties fo:color="#ff3333" fo:language="ru" fo:country="RU"/>
    </style:style>
    <style:style style:name="T46" style:family="text">
      <style:text-properties fo:color="#ff3333" fo:language="ru" fo:country="RU" fo:font-weight="normal" style:font-weight-asian="normal" style:font-weight-complex="normal"/>
    </style:style>
    <style:style style:name="T47" style:family="text">
      <style:text-properties fo:color="#ff3333" fo:font-weight="normal" style:font-weight-asian="normal" style:font-weight-complex="normal"/>
    </style:style>
    <style:style style:name="T48" style:family="text">
      <style:text-properties fo:font-style="italic" style:font-style-asian="italic" style:font-style-complex="italic"/>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color="#800000"/>
    </style:style>
    <style:style style:name="T51" style:family="text">
      <style:text-properties fo:color="#800000" fo:language="ru" fo:country="RU"/>
    </style:style>
    <style:style style:name="T52"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53" style:family="text">
      <style:text-properties fo:color="#800000" fo:language="en" fo:country="US"/>
    </style:style>
    <style:style style:name="T54" style:family="text">
      <style:text-properties fo:color="#800000" fo:background-color="transparent" loext:char-shading-value="0"/>
    </style:style>
    <style:style style:name="T55" style:family="text">
      <style:text-properties fo:color="#800000" officeooo:rsid="00036abe"/>
    </style:style>
    <style:style style:name="T56" style:family="text">
      <style:text-properties fo:color="#800000" officeooo:rsid="000428b6"/>
    </style:style>
    <style:style style:name="T57" style:family="text">
      <style:text-properties fo:color="#ff6600"/>
    </style:style>
    <style:style style:name="T58" style:family="text">
      <style:text-properties fo:font-weight="bold" style:font-weight-asian="bold" style:font-weight-complex="bold"/>
    </style:style>
    <style:style style:name="T59" style:family="text">
      <style:text-properties fo:font-weight="bold" fo:background-color="transparent" loext:char-shading-value="0" style:font-weight-asian="bold" style:font-weight-complex="bold"/>
    </style:style>
    <style:style style:name="T60" style:family="text">
      <style:text-properties style:use-window-font-color="true"/>
    </style:style>
    <style:style style:name="T61" style:family="text">
      <style:text-properties style:use-window-font-color="true" fo:language="ru" fo:country="RU"/>
    </style:style>
    <style:style style:name="T62" style:family="text">
      <style:text-properties style:use-window-font-color="true" fo:language="ru" fo:country="RU" fo:font-style="normal" style:font-style-asian="normal" style:font-style-complex="normal"/>
    </style:style>
    <style:style style:name="T63" style:family="text">
      <style:text-properties style:use-window-font-color="true" fo:language="ru" fo:country="RU" fo:font-style="normal" fo:font-weight="normal" style:font-style-asian="normal" style:font-weight-asian="normal" style:font-style-complex="normal" style:font-weight-complex="normal"/>
    </style:style>
    <style:style style:name="T64"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65" style:family="text">
      <style:text-properties style:use-window-font-color="true" fo:language="ru" fo:country="RU" fo:font-style="normal" fo:background-color="transparent" loext:char-shading-value="0" style:font-style-asian="normal" style:font-style-complex="normal"/>
    </style:style>
    <style:style style:name="T66" style:family="text">
      <style:text-properties style:use-window-font-color="true" fo:language="ru" fo:country="RU" fo:font-style="italic" style:font-style-asian="italic" style:font-style-complex="italic"/>
    </style:style>
    <style:style style:name="T67" style:family="text">
      <style:text-properties style:use-window-font-color="true" fo:language="ru" fo:country="RU" fo:font-style="italic" fo:font-weight="normal" style:font-style-asian="italic" style:font-weight-asian="normal" style:font-style-complex="italic" style:font-weight-complex="normal"/>
    </style:style>
    <style:style style:name="T68" style:family="text">
      <style:text-properties style:use-window-font-color="true" fo:language="ru" fo:country="RU" fo:font-weight="normal" style:font-weight-asian="normal" style:font-weight-complex="normal"/>
    </style:style>
    <style:style style:name="T69" style:family="text">
      <style:text-properties style:use-window-font-color="true" fo:language="ru" fo:country="RU" fo:background-color="transparent" loext:char-shading-value="0"/>
    </style:style>
    <style:style style:name="T70" style:family="text">
      <style:text-properties style:use-window-font-color="true" fo:language="en" fo:country="US"/>
    </style:style>
    <style:style style:name="T71" style:family="text">
      <style:text-properties style:use-window-font-color="true" fo:language="en" fo:country="US" fo:font-style="normal" style:font-style-asian="normal" style:font-style-complex="normal"/>
    </style:style>
    <style:style style:name="T72" style:family="text">
      <style:text-properties style:use-window-font-color="true" fo:language="en" fo:country="US" fo:font-style="normal" fo:background-color="transparent" loext:char-shading-value="0" style:font-style-asian="normal" style:font-style-complex="normal"/>
    </style:style>
    <style:style style:name="T73" style:family="text">
      <style:text-properties style:use-window-font-color="true" fo:language="en" fo:country="US" fo:font-style="normal" fo:font-weight="normal" style:font-style-asian="normal" style:font-weight-asian="normal" style:font-style-complex="normal" style:font-weight-complex="normal"/>
    </style:style>
    <style:style style:name="T74"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75" style:family="text">
      <style:text-properties style:use-window-font-color="true" fo:language="en" fo:country="US" fo:font-weight="normal" style:font-weight-asian="normal" style:font-weight-complex="normal"/>
    </style:style>
    <style:style style:name="T76" style:family="text">
      <style:text-properties style:use-window-font-color="true" fo:font-style="normal" style:font-style-asian="normal" style:font-style-complex="normal"/>
    </style:style>
    <style:style style:name="T77" style:family="text">
      <style:text-properties style:use-window-font-color="true" fo:font-style="normal" fo:font-weight="normal" style:font-style-asian="normal" style:font-weight-asian="normal" style:font-style-complex="normal" style:font-weight-complex="normal"/>
    </style:style>
    <style:style style:name="T78" style:family="text">
      <style:text-properties style:use-window-font-color="true" fo:font-style="normal" fo:font-weight="normal" officeooo:rsid="0007ca01" style:font-style-asian="normal" style:font-weight-asian="normal" style:font-style-complex="normal" style:font-weight-complex="normal"/>
    </style:style>
    <style:style style:name="T79" style:family="text">
      <style:text-properties style:use-window-font-color="true" fo:font-style="italic" fo:font-weight="normal" style:font-style-asian="italic" style:font-weight-asian="normal" style:font-style-complex="italic" style:font-weight-complex="normal"/>
    </style:style>
    <style:style style:name="T80" style:family="text">
      <style:text-properties style:use-window-font-color="true" fo:background-color="transparent" loext:char-shading-value="0"/>
    </style:style>
    <style:style style:name="T81" style:family="text">
      <style:text-properties style:use-window-font-color="true" fo:language="uk" fo:country="UA" fo:font-style="normal" fo:font-weight="normal" style:font-style-asian="normal" style:font-weight-asian="normal" style:font-style-complex="normal" style:font-weight-complex="normal"/>
    </style:style>
    <style:style style:name="T82" style:family="text">
      <style:text-properties fo:background-color="transparent" loext:char-shading-value="0"/>
    </style:style>
    <style:style style:name="T83" style:family="text">
      <style:text-properties style:text-position="super 58%"/>
    </style:style>
    <style:style style:name="T84" style:family="text">
      <style:text-properties fo:color="#c5000b"/>
    </style:style>
    <style:style style:name="T85" style:family="text">
      <style:text-properties fo:language="fr" fo:country="FR"/>
    </style:style>
    <style:style style:name="T86" style:family="text">
      <style:text-properties fo:color="#0000ff"/>
    </style:style>
    <style:style style:name="T87" style:family="text">
      <style:text-properties fo:color="#0000ff" fo:language="ru" fo:country="RU"/>
    </style:style>
    <style:style style:name="T88" style:family="text">
      <style:text-properties fo:color="#3333ff"/>
    </style:style>
    <style:style style:name="T89" style:family="text">
      <style:text-properties fo:color="#3333ff" fo:language="en" fo:country="US"/>
    </style:style>
    <style:style style:name="T90" style:family="text">
      <style:text-properties fo:font-style="normal" style:font-style-asian="normal" style:font-style-complex="normal"/>
    </style:style>
    <style:style style:name="T91" style:family="text">
      <style:text-properties fo:font-style="normal" fo:font-weight="normal" style:font-style-asian="normal" style:font-weight-asian="normal" style:font-style-complex="normal" style:font-weight-complex="normal"/>
    </style:style>
    <style:style style:name="T92" style:family="text">
      <style:text-properties fo:font-style="normal" fo:font-weight="normal" fo:background-color="transparent" loext:char-shading-value="0" style:font-style-asian="normal" style:font-weight-asian="normal" style:font-style-complex="normal" style:font-weight-complex="normal"/>
    </style:style>
    <style:style style:name="T93" style:family="text">
      <style:text-properties fo:font-style="normal" fo:font-weight="normal" officeooo:rsid="0007ca01" fo:background-color="transparent" loext:char-shading-value="0" style:font-style-asian="normal" style:font-weight-asian="normal" style:font-style-complex="normal" style:font-weight-complex="normal"/>
    </style:style>
    <style:style style:name="T94" style:family="text">
      <style:text-properties fo:font-style="normal" style:text-underline-style="none" style:font-style-asian="normal" style:font-style-complex="normal"/>
    </style:style>
    <style:style style:name="T95" style:family="text">
      <style:text-properties fo:color="#0066ff"/>
    </style:style>
    <style:style style:name="T96" style:family="text">
      <style:text-properties fo:color="#0066ff" fo:language="en" fo:country="US" fo:font-style="normal" fo:background-color="transparent" loext:char-shading-value="0" style:font-style-asian="normal" style:font-style-complex="normal"/>
    </style:style>
    <style:style style:name="T97" style:family="text">
      <style:text-properties fo:background-color="#ffff00" loext:char-shading-value="0"/>
    </style:style>
    <style:style style:name="T98" style:family="text">
      <style:text-properties fo:color="#00ccff"/>
    </style:style>
    <style:style style:name="T99" style:family="text">
      <style:text-properties fo:font-weight="normal" style:font-weight-asian="normal" style:font-weight-complex="normal"/>
    </style:style>
    <style:style style:name="T100" style:family="text">
      <style:text-properties fo:font-weight="normal" fo:background-color="transparent" loext:char-shading-value="0" style:font-weight-asian="normal" style:font-weight-complex="normal"/>
    </style:style>
    <style:style style:name="T101" style:family="text">
      <style:text-properties fo:color="#0066cc"/>
    </style:style>
    <style:style style:name="T102" style:family="text">
      <style:text-properties fo:color="#0066cc" fo:language="ru" fo:country="RU"/>
    </style:style>
    <style:style style:name="T103" style:family="text">
      <style:text-properties fo:color="#0000cc"/>
    </style:style>
    <style:style style:name="T104" style:family="text">
      <style:text-properties style:text-line-through-style="solid" style:text-line-through-type="single" fo:font-weight="bold" style:font-weight-asian="bold" style:font-weight-complex="bold"/>
    </style:style>
    <style:style style:name="T105" style:family="text">
      <style:text-properties fo:language="uk" fo:country="UA"/>
    </style:style>
    <style:style style:name="T106" style:family="text">
      <style:text-properties fo:language="uk" fo:country="UA" fo:font-style="italic" style:font-style-asian="italic" style:font-style-complex="italic"/>
    </style:style>
    <style:style style:name="T107" style:family="text">
      <style:text-properties fo:language="uk" fo:country="UA" fo:font-weight="bold" style:font-weight-asian="bold" style:font-weight-complex="bold"/>
    </style:style>
    <style:style style:name="T108" style:family="text">
      <style:text-properties fo:color="#ff0000"/>
    </style:style>
    <style:style style:name="T109" style:family="text">
      <style:text-properties style:text-underline-style="none"/>
    </style:style>
    <style:style style:name="T110" style:family="text">
      <style:text-properties style:text-rotation-angle="90" style:text-rotation-scale="line-height"/>
    </style:style>
    <style:style style:name="T111" style:family="text">
      <style:text-properties style:text-rotation-angle="270" style:text-rotation-scale="line-height"/>
    </style:style>
    <style:style style:name="T112" style:family="text">
      <style:text-properties style:text-position="sub 58%" style:font-size-asian="10.5pt"/>
    </style:style>
    <style:style style:name="T113" style:family="text">
      <style:text-properties style:font-name="Symbol" style:font-name-asian="Symbol" style:font-name-complex="Symbol"/>
    </style:style>
    <style:style style:name="T114" style:family="text">
      <style:text-properties style:font-name="Liberation Serif1" style:font-name-asian="Symbol" style:font-name-complex="Symbol"/>
    </style:style>
    <style:style style:name="T115" style:family="text">
      <style:text-properties style:font-name="Courier New CYR"/>
    </style:style>
    <style:style style:name="T116" style:family="text">
      <style:text-properties style:font-name="Courier New CYR" fo:language="en" fo:country="US"/>
    </style:style>
    <style:style style:name="T117" style:family="text">
      <style:text-properties fo:color="#6666ff"/>
    </style:style>
    <style:style style:name="T118" style:family="text">
      <style:text-properties fo:color="#6666ff" officeooo:rsid="00036abe"/>
    </style:style>
    <style:style style:name="T119" style:family="text">
      <style:text-properties fo:color="#3399ff"/>
    </style:style>
    <style:style style:name="T120" style:family="text">
      <style:text-properties fo:font-size="14pt" fo:language="en" fo:country="US" fo:font-weight="bold" style:font-size-asian="14pt" style:font-weight-asian="bold" style:font-size-complex="14pt" style:font-weight-complex="bold"/>
    </style:style>
    <style:style style:name="T121" style:family="text">
      <style:text-properties fo:font-size="14pt" fo:font-weight="bold" style:font-size-asian="14pt" style:font-weight-asian="bold" style:font-size-complex="14pt" style:font-weight-complex="bold"/>
    </style:style>
    <style:style style:name="T122" style:family="text">
      <style:text-properties officeooo:rsid="00036abe"/>
    </style:style>
    <style:style style:name="T123" style:family="text">
      <style:text-properties officeooo:rsid="000489f9"/>
    </style:style>
    <style:style style:name="T124" style:family="text">
      <style:text-properties officeooo:rsid="0005f095"/>
    </style:style>
    <style:style style:name="T125" style:family="text">
      <style:text-properties officeooo:rsid="00071bb5"/>
    </style:style>
    <style:style style:name="T126" style:family="text">
      <style:text-properties officeooo:rsid="0007ca01"/>
    </style:style>
    <style:style style:name="T127" style:family="text">
      <style:text-properties officeooo:rsid="00103c7d"/>
    </style:style>
    <style:style style:name="T128" style:family="text">
      <style:text-properties officeooo:rsid="0010ab1f"/>
    </style:style>
    <style:style style:name="T129" style:family="text">
      <style:text-properties officeooo:rsid="00126aaf"/>
    </style:style>
    <style:style style:name="T130" style:family="text">
      <style:text-properties officeooo:rsid="0017adbe"/>
    </style:style>
    <style:style style:name="T131" style:family="text">
      <style:text-properties officeooo:rsid="0036752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1" text:outline-level="1">Последний фанфик</text:h>
      <text:p text:style-name="P1"><text:span text:style-name="T1">&lt;</text:span><text:span text:style-name="T87">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79">&lt;Добавить эпизод подбора снаряги перед опасным заданием&gt;</text:p>
      <text:p text:style-name="P79">&lt;Глава в Понивилле — знакомство с Дэш. <text:span text:style-name="T122">Анон чухает пегаску по холке и хлопает по крупу. Она говорит ему, что не любит ждать</text:span>&gt;</text:p>
      <text:p text:style-name="P82">&lt;Глава (вставки) с Луной: <text:span text:style-name="T35">- </text:span><text:span text:style-name="T50">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gt;</text:p>
      <text:p text:style-name="P79">&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105">Таймлайн <text:span text:style-name="T35">(</text:span>события через 10 лет после Обмена): </text:p>
      <text:p text:style-name="P105">Год 2143 ПВ <text:span text:style-name="T35">(AU -?)</text:span></text:p>
      <text:p text:style-name="P105"><text:span text:style-name="T35">20-</text:span>е апреля — Юджин «прыгает» с крыши (неудачная попытка заклинания последнего шанса)</text:p>
      <text:p text:style-name="P105">22-е мая — вызов Макса в Эквестрию. Гибель Кимеринна</text:p>
      <text:p text:style-name="P105">25-е мая — встреча с Норфом</text:p>
      <text:p text:style-name="P105">27-е мая — первая встреча с Селестией после бегства из замка Сестёр. Сцена с докторами</text:p>
      <text:p text:style-name="P105">29-е мая — встреча с Индиго. Прогулка с Селестией по парку. Муравьи под накрупником</text:p>
      <text:p text:style-name="P105">30-е мая — исчезновение Селестии на неделю</text:p>
      <text:p text:style-name="P105">6-е июня — встреча с Селестией после разлуки. Прогулка по парку. Вид со стены. Землетрясение</text:p>
      <text:p text:style-name="P105"><text:span text:style-name="T35">&lt;</text:span>7<text:span text:style-name="T35">-</text:span>е июня — секс с Селестией. Раздор</text:p>
      <text:p text:style-name="P105">&lt;15-е июня — исчезновение Норфа. Прощание с Селестией.</text:p>
      <text:p text:style-name="P105">17-е июня — отбытие из Кантерлота</text:p>
      <text:p text:style-name="P106"><text:span text:style-name="T1">18</text:span>-<text:span text:style-name="T1">июня — Прибытие в Понивилль. Прочтение дневника эксперимента с заклинанием Индрэ</text:span></text:p>
      <text:p text:style-name="P105"><text:span text:style-name="T35">&lt;</text:span>25-е июня — попойка с Пинки. Бочколёт метконосцев</text:p>
      <text:p text:style-name="P105">27-е июня — получение письма от Селестии. Отказ выдать магический усилитель</text:p>
      <text:p text:style-name="P105"><text:span text:style-name="T35">&lt;</text:span>28-е июня<text:span text:style-name="T35"> </text:span>- попытка отослать письмо Селестии через Спайка</text:p>
      <text:p text:style-name="P105">30-е июня — выезд из Понивилля</text:p>
      <text:p text:style-name="P105">1-е июля — Прибытие в Фетлок. Захват резонаторных рубинов в павильоне Псинтела</text:p>
      <text:p text:style-name="P105">2-е июля — выезд из Фетлока Макса с Дэш в фургоне</text:p>
      <text:p text:style-name="P105">&lt;4-е июля - Дэш стучит лбом в дерево. Обнимашки</text:p>
      <text:p text:style-name="P105">8-е июля — прибытие в Груммингтон</text:p>
      <text:p text:style-name="P105">9-е июля –<text:span text:style-name="T35"> </text:span>Провал Груммингтона. Отбытие с Груммингтона</text:p>
      <text:p text:style-name="P105"><text:span text:style-name="T35">&lt;</text:span>12-е июля — Прибытие в Филлидельфию. Отбытие. Падение Макса с самоката</text:p>
      <text:p text:style-name="P105">14-е июля — переправа через седловое озеро. Прибытие Макса с Дэш в Понивилль</text:p>
      <text:p text:style-name="P105">15-е июля — эксперимент с усиленным заклинанием Индрэ. Поединок Луны с Твайлайт в Понивилле</text:p>
      <text:p text:style-name="P105">17-е июля — прибытие в Кантерлот Луны, Макса и шестёрки</text:p>
      <text:p text:style-name="P105"><text:span text:style-name="T35">[</text:span>21-е июля<text:span text:style-name="T35">]</text:span> — Гранд Галопин Гала</text:p>
      <text:p text:style-name="P106">[26-<text:span text:style-name="T1">е июля</text:span>]<text:span text:style-name="T1"> — совещание в зале стратегического планирования. Выдача паспорта Максу</text:span></text:p>
      <text:p text:style-name="P106"><text:soft-page-break/></text:p>
      <text:h text:style-name="Heading_20_2" text:outline-level="2">Прочитанные фанфики</text:h>
      <text:h text:style-name="Heading_20_3" text:outline-level="3">Эпичные</text:h>
      <text:p text:style-name="P152">Обмен ( <text:a xlink:type="simple" xlink:href="https://darkpony.ru/obmen/" text:style-name="Internet_20_link" text:visited-style-name="Visited_20_Internet_20_Link">https://darkpony.ru/obmen/</text:a> )</text:p>
      <text:p text:style-name="P153">I Dream Of Luna</text:p>
      <text:p text:style-name="P152">Розовые глазки</text:p>
      <text:p text:style-name="P153">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soft-page-break/><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60"/>
      <text:h text:style-name="Heading_20_2" text:outline-level="2">Идеи</text:h>
      <text:list xml:id="list1947991594515786522" text:style-name="L1">
        <text:list-item>
          <text:p text:style-name="P173">Книги:</text:p>
        </text:list-item>
      </text:list>
      <text:list xml:id="list3276996979085545118" text:style-name="L2">
        <text:list-item>
          <text:p text:style-name="P174">«Великие грифоны прошлого» - из канона (5<text:span text:style-name="T35">s8e)</text:span></text:p>
        </text:list-item>
        <text:list-item>
          <text:p text:style-name="P174">«Высшие заклинания в повседневном использовании: от песчинки до дворца»</text:p>
        </text:list-item>
        <text:list-item>
          <text:p text:style-name="P175">«Малоизвестные аспекты магии трансформаций»</text:p>
        </text:list-item>
        <text:list-item>
          <text:p text:style-name="P17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74">Дасти Вейфарер «Зебрианская культура, быт и фольклор»</text:p>
        </text:list-item>
        <text:list-item>
          <text:p text:style-name="P174">«Краткая история Эквестрии»</text:p>
        </text:list-item>
        <text:list-item>
          <text:p text:style-name="P174">«Шедевры архитектуры Эквестрии» с разделом о Кантерлотском Королевском Дворце</text:p>
        </text:list-item>
        <text:list-item>
          <text:p text:style-name="P174">«Великие дела и великие чары». Страница 893: …</text:p>
        </text:list-item>
        <text:list-item>
          <text:p text:style-name="P174">«<text:span text:style-name="T97">Природа Проклятий</text:span>» - обмен</text:p>
        </text:list-item>
        <text:list-item>
          <text:p text:style-name="P174"><text:span text:style-name="T97">«Магия для Чайников»</text:span> - обмен</text:p>
        </text:list-item>
        <text:list-item>
          <text:p text:style-name="P174"><text:span text:style-name="T97">«Энциклопедия Арканум»</text:span> - обмен</text:p>
        </text:list-item>
        <text:list-item>
          <text:p text:style-name="P174">«О Гейсах» - обмен</text:p>
        </text:list-item>
        <text:list-item>
          <text:p text:style-name="P174">«<text:span text:style-name="T97">Тайны Тайных Наук</text:span>» - обмен</text:p>
        </text:list-item>
        <text:list-item>
          <text:p text:style-name="P175">«Основы Заклятий» - обмен</text:p>
        </text:list-item>
        <text:list-item>
          <text:p text:style-name="P174">«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5879614943946152084" text:style-name="L3">
        <text:list-item>
          <text:p text:style-name="P17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7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77">Селестия — переменчивая пони. В одно время не строгая, а в другое может быть такой, что страшно становится</text:p>
        </text:list-item>
        <text:list-item>
          <text:p text:style-name="P176"><text:soft-page-break/>У Селестии были такие элементы гармонии: Магия, Доброта, Смех. У Луны — Верность, Честность, Щедрость. (ксенофазия)</text:p>
        </text:list-item>
        <text:list-item>
          <text:p text:style-name="P17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76">Около 820-ти лет назад будущий маг Лайтнинг Стар поступил на обучение к наставнику Тииспоту</text:p>
        </text:list-item>
        <text:list-item>
          <text:p text:style-name="P17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7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7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76">У Селестии грива и хвост развеваются и переливаются от магического шампуня</text:p>
        </text:list-item>
        <text:list-item>
          <text:p text:style-name="P176">Тело Селестии очень крепкое — может выдержать несколько тонн земли</text:p>
        </text:list-item>
        <text:list-item>
          <text:p text:style-name="P176">Дискорд намного старше принцесс, его магия сильнее ихней на голову</text:p>
        </text:list-item>
        <text:list-item>
          <text:p text:style-name="P176">Луна младше Селестии на 3 года. Сёстрам около 5000 лет. <text:span text:style-name="T97">По другим данным, Селестии около 2500 лет (Обмен).</text:span></text:p>
        </text:list-item>
        <text:list-item>
          <text:p text:style-name="P176">Принцессы начали войну с Дискордом в возрасте, когда им было около 700 лет — и продолжалась война почти сто лет</text:p>
        </text:list-item>
        <text:list-item>
          <text:p text:style-name="P176">Самый главный враг сестёр и Дискорда — скука</text:p>
        </text:list-item>
        <text:list-item>
          <text:p text:style-name="P176">В Эквестрии на одного жеребца приходится четыре - пять кобыл</text:p>
        </text:list-item>
        <text:list-item>
          <text:p text:style-name="P17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76">Селестия в первые полторы тысячи лет путешествовала — и заварила несколько войн (две — с Эквестрией, в одной была против Луны)</text:p>
        </text:list-item>
        <text:list-item>
          <text:p text:style-name="P176">Настоящий цвет гривы Селестии — клубнично-розовая. Радужный цвет гривы и хвоста поддерживается магией</text:p>
        </text:list-item>
        <text:list-item>
          <text:p text:style-name="P176">Кроме Дискорда, старше сестёр ещё старейшина драконов</text:p>
        </text:list-item>
        <text:list-item>
          <text:p text:style-name="P176">Кэйденс не прожила и 60-ти лет и является низкорожденной</text:p>
        </text:list-item>
        <text:list-item>
          <text:p text:style-name="P17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76">Народ тихо фигел от нововведений и с ещё большим ожесточением продолжал делать по-своему</text:p>
        </text:list-item>
        <text:list-item>
          <text:p text:style-name="P17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7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76">Когда пони женятся, они обмениваются ножными браслетами</text:p>
        </text:list-item>
        <text:list-item>
          <text:p text:style-name="P176">Светилами, кроме сестёр, могут управлять единороги (группы), Дискорд, Твайлайт и Старсвирл</text:p>
        </text:list-item>
        <text:list-item>
          <text:p text:style-name="P176">Королева Кризалис — правительница Зелёной Долины</text:p>
        </text:list-item>
        <text:list-item>
          <text:p text:style-name="P176"><text:soft-page-break/>Мать Луны и Селестии — аликорн Лорен. Мать Дискорда — Алиса (пони-человек)</text:p>
        </text:list-item>
        <text:list-item>
          <text:p text:style-name="P176">Сомбра куда более могущественный маг, чем Старсвирл</text:p>
        </text:list-item>
      </text:list>
      <text:p text:style-name="P1"/>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82"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61">&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60">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83"><text:note text:id="ftn1" text:note-class="footnote"><text:note-citation>1</text:note-citation><text:note-body><text:p text:style-name="P166">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66">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3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oft-page-break/><text:span text:style-name="T1">Пиздец! Мало того, что годы без отпусков на работе просиживал, так и теперь от них не спрячешься.</text:span><text:span text:style-name="T3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4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4"><text:span text:style-name="T35">RnD-</text:span><text:span text:style-name="T1">зона</text:span><text:span text:style-name="T1"><text:note text:id="ftn3" text:note-class="footnote"><text:note-citation>3</text:note-citation><text:note-body><text:p text:style-name="P166">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4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44">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44"/>
      <text:p text:style-name="P44">Так, что тут у нас? <text:span text:style-name="T1">Т</text:span>ри последних запроса вызвали сбои в работе кластера и заставили перегрузиться один из хостов.</text:p>
      <text:p text:style-name="P44"><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44"/>
      <text:p text:style-name="P102"><text:span text:style-name="T35">– Нэш, к</text:span>ак называется наш проект?</text:p>
      <text:p text:style-name="P100"><text:span text:style-name="T8">– </text:span><text:span text:style-name="T99">Дайсон.</text:span></text:p>
      <text:p text:style-name="P100"><text:span text:style-name="T8">– </text:span><text:span text:style-name="T99">Сколько тебе лет?</text:span></text:p>
      <text:p text:style-name="P100"><text:span text:style-name="T8">– </text:span><text:span text:style-name="T99">Два года с начала запуска кластера.</text:span></text:p>
      <text:p text:style-name="P100"><text:span text:style-name="T8">– </text:span><text:span text:style-name="T99">Какой сейчас год?</text:span></text:p>
      <text:p text:style-name="P100"><text:span text:style-name="T8">– </text:span><text:span text:style-name="T47">20</text:span><text:span text:style-name="T46">18</text:span><text:span text:style-name="T99">-й.</text:span></text:p>
      <text:p text:style-name="P25"/>
      <text:p text:style-name="P44">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43"/>
      <text:p text:style-name="P102"><text:span text:style-name="T1">– </text:span>Н<text:span text:style-name="T1">эш тестовая задача номер шестнадцать</text:span>. <text:span text:style-name="T1">Выполни при дефолтных настройках.</text:span></text:p>
      <text:p text:style-name="P79">– Принял к исполнению.</text:p>
      <text:p text:style-name="P79"/>
      <text:p text:style-name="P115"><text:soft-page-break/>«Выживание корпорации в условиях жёсткой конкуренции с ограниченными ресурсами. Случай 16».</text:p>
      <text:p text:style-name="P115">…</text:p>
      <text:p text:style-name="P115">…</text:p>
      <text:p text:style-name="P115">…</text:p>
      <text:p text:style-name="P115">Решение.</text:p>
      <text:p text:style-name="P115">…</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44"><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44"><text:span text:style-name="T5">–</text:span><text:span text:style-name="T6"> </text:span><text:span text:style-name="T5">Нэш</text:span><text:span text:style-name="T91">, </text:span><text:span text:style-name="T5">в некоем городе живёт брадобрей, который бреет всех людей, которые не бреются сами. Вопрос: кто бреет брадобрея</text:span><text:span text:style-name="T91">?</text:span></text:p>
      <text:p text:style-name="P44"/>
      <text:p text:style-name="P44">Вместо ответа Нексус выплюнул на консоль длинную строку букв и служебных символов, среди которых бросилась в глаза строка “<text:span text:style-name="T58">incompartible interface Analytics v.0.93 beta</text:span>”</text:p>
      <text:p text:style-name="P44">Ага, уже теплее.</text:p>
      <text:p text:style-name="P44"/>
      <text:p text:style-name="P100"><text:span text:style-name="T8">– Нэш</text:span><text:span text:style-name="T99">, выдай диагностику модуля </text:span><text:span text:style-name="T8">аналитики.</text:span></text:p>
      <text:p text:style-name="P44"/>
      <text:p text:style-name="P44">Йо! Видеокамеры молча наблюдают за поднятым вверх <text:span text:style-name="T1">большим пальцем</text:span>.</text:p>
      <text:p text:style-name="P44">Всё <text:span text:style-name="T1">ясно</text:span>. Версия аналитического модуля устарела и стала несовместимой с последним релизом кибермозга.</text:p>
      <text:p text:style-name="P44">Набираю номер прожект-мэнеджера.</text:p>
      <text:p text:style-name="P44"/>
      <text:p text:style-name="P44"><text:span text:style-name="T35">–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4"><text:span text:style-name="T35">– </text:span>Окей. Спасибо, <text:span text:style-name="T1">Анон</text:span>. <text:span text:style-name="T1">Выручил.</text:span></text:p>
      <text:p text:style-name="P44"><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4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44"><text:span text:style-name="T1">– </text:span>Ааа, понятно. Ладно, у меня всё. <text:span text:style-name="T1">Отбой</text:span>!</text:p>
      <text:p text:style-name="P45"><text:span text:style-name="T1">– Отбой</text:span>. <text:span text:style-name="T1">Ещё раз спасибо, что помог. Жаль, что ты ушёл</text:span><text:span text:style-name="T35">.</text:span></text:p>
      <text:p text:style-name="P70"/>
      <text:p text:style-name="P123"><text:soft-page-break/>Бип-бип-бип.</text:p>
      <text:p text:style-name="P44"><text:span text:style-name="T1">У</text:span>ходя попрощался с охранником, <text:span text:style-name="T1">увлечённо исследующим тему садо-мазо</text:span>.</text:p>
      <text:p text:style-name="P44">Всё, свободен. Хотя <text:s/><text:span text:style-name="T1">воскресенье</text:span> уже испорчен<text:span text:style-name="T1">о</text:span>.</text:p>
      <text:p text:style-name="P44"/>
      <text:p text:style-name="P162">***</text:p>
      <text:p text:style-name="P162"/>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66">Junior — <text:span text:style-name="T1">младший программист.</text:span></text:p></text:note-body></text:note></text:span><text:span text:style-name="T1">, а оглянуться не успел — и уже лидер проекта, входящего в </text:span><text:span text:style-name="T3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3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6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50">Bionic-Hill’а</text:span>. <text:span text:style-name="T1">Разноцветное искрение снежинок в мягком свете фонарей</text:span> создавал<text:span text:style-name="T1">о</text:span> атмосферу <text:span text:style-name="T10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44">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35">&lt;</text:span><text:span text:style-name="T102">мелодия из Донни Дарко</text:span><text:span text:style-name="T35">&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45">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82">ворил </text:span><text:span text:style-name="T2">—</text:span><text:span text:style-name="T8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6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4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82">А у нас получается... </text:span><text:span text:style-name="T2">–</text:span><text:span text:style-name="T8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66">AI <text:span text:style-name="T2">– </text:span><text:span text:style-name="T8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35">2. </text:span>Дом, любимый дом</text:h>
      <text:p text:style-name="P103">Музыка быстрая, тревожная, надорваная и печальная (Pet Shop Boys “So Hard” ?)</text:p>
      <text:p text:style-name="P30"/>
      <text:p text:style-name="P112"><text:span text:style-name="T35">&lt;</text:span><text:span text:style-name="T1">Описание полёта через Эогипп. Удивлённый взгляд Анакорна</text:span><text:span text:style-name="T35">&gt;</text:span></text:p>
      <text:p text:style-name="P4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4">Единорог поднял голову.</text:p>
      <text:p text:style-name="P44"><text:soft-page-break/><text:span text:style-name="T35">–</text:span> Она очнулась.</text:p>
      <text:p text:style-name="P1">Сразу стало ясно три вещи.</text:p>
      <text:p text:style-name="P1">1) Единорог <text:span text:style-name="T3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8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82">, </text:span><text:span text:style-name="T2">а от валиума таких глюков у меня ни разу не было</text:span><text:span text:style-name="T8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6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5">облака.&lt;</text:span><text:span text:style-name="T51">Описание получше. Подземелье</text:span><text:span text:style-name="T35">&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70">проводник</text:span>??? А?!! <text:span text:style-name="T1">А-ха-ха-ха-ха-ха-ха</text:span>! <text:span text:style-name="T3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5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oft-page-break/><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6"><text:span text:style-name="T1">–</text:span> Такая <text:span text:style-name="T4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3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8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51">Именно Селестия нашла пророчество-заклинание Свирла и настояла на его исполнении</text:span><text:span text:style-name="T3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3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text:soft-page-break/>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35">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60">верх</text:span>…</text:p>
      <text:p text:style-name="P3">– Сестра, ты идёшь? – заглянула в зал Луна.</text:p>
      <text:p text:style-name="P3">Тут м<text:span text:style-name="T35">еня, </text:span>наконец,<text:span text:style-name="T35"> стошнило. Буквально вывернуло наизнанку: из носа текло, в глазах стояли слёзы. </text:span></text:p>
      <text:p text:style-name="P3">Тёмная аликорница брезгливо поджала губы. <text:span text:style-name="T35">Д</text:span>искорд сделал шаг в сторону, чтобы не попасть под брызги.</text:p>
      <text:p text:style-name="P1"><text:span text:style-name="T35">– </text:span><text:span text:style-name="T1">Присматривай получше за своим </text:span><text:bookmark text:name="result_box"/><text:span text:style-name="T85">Jack of Hearts</text:span><text:span text:style-name="T85"><text:note text:id="ftn7" text:note-class="footnote"><text:note-citation>7</text:note-citation><text:note-body><text:p text:style-name="Footnote"><text:bookmark text:name="result_box1"/><text:span text:style-name="T85">Jack of Hearts</text:span> <text:span text:style-name="T1">– Червовый валет (фр.)</text:span></text:p></text:note-body></text:note></text:span><text:span text:style-name="T85"> , </text:span><text:span text:style-name="T1">Сахарная Ватка</text:span><text:span text:style-name="T85">!</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35">Селестия снова взглянула на меня. Н</text:span>ос её медленно сморщился. <text:span text:style-name="T35">Внезапно полускрытые чёлкой глаза сощурились в усмешке и она негромко хихикнула.</text:span></text:p>
      <text:p text:style-name="P16"><text:soft-page-break/>–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text:soft-page-break/>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50">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6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text:soft-page-break/>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6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67">Спи, сестра моя родная,<text:line-break/>Спи. Усни.<text:line-break/>Крыльями тебя укрою,<text:line-break/>Спи. Усни.</text:p><text:p text:style-name="P167"><text:tab/>В чаще тёмной волки воют,<text:line-break/>Спи. Усни.</text:p><text:p text:style-name="P167"><text:tab/>В мрачном замке духи ноют,<text:line-break/>Спи. Усни.</text:p><text:p text:style-name="P167"><text:tab/>Сказки вечность нам читает,<text:line-break/>Спи. Усни.<text:line-break/>День осенний угасает,<text:line-break/>Спи. Усни.<text:line-break/>Помни только в сне глубоком,</text:p><text:p text:style-name="P167"><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4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44">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5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5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51">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5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50">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6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6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35">–</text:span> Уфф! Выкарабкались. Почти без потерь, <text:span text:style-name="T35">–</text:span> заметил Дискорд, оглядывая крыло. <text:span text:style-name="T35">–</text:span> Могло быть и хуже.</text:p>
      <text:p text:style-name="P3"><text:span text:style-name="T3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35">–</text:span> <text:span text:style-name="T50">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35">–</text:span> ТЫ!!! ТЫ!..</text:p>
      <text:p text:style-name="P3"><text:span text:style-name="T35">–</text:span> Да, я!!! <text:span text:style-name="T35">–</text:span> Дискорд подбоченился и с вызовом посмотрел на разъярённую аликорницу. <text:span text:style-name="T35">–</text:span> Можешь скинуть меня в болото, можешь превратить обратно в камень, <text:span text:style-name="T50">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3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35">3. </text:span>Кантерлот</text:h>
      <text:p text:style-name="P104">Музыка медленная, фэнтезийная, средневековая, изысканая, дворцовая (стиль Dire Straits “Coyote”)</text:p>
      <text:p text:style-name="P104">&lt;Эркеры и ризалиты&gt;</text:p>
      <text:p text:style-name="P23">Глава IV. Пределы магии</text:p>
      <text:p text:style-name="P20"/>
      <text:p text:style-name="P23">Вашему покорному слуге известны четыре предела магии: </text:p>
      <text:list xml:id="list597083590376824846" text:style-name="L4">
        <text:list-item>
          <text:p text:style-name="P17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7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7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7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35"><text:s/>–</text:span> Блядь, как меня заебала эта архаика! Когда-нибудь пошлю нахер все каноны письменности и учредю свои! С блекджеком и шлюхами. <text:span text:style-name="T35">– Стар Свирл перевернулся на другой бок и обратился к учени</text:span><text:span text:style-name="T1">це</text:span><text:span text:style-name="T35">. – Это не пиши, это оффтоп.</text:span></text:p><text:p text:style-name="P165"><text:s/>Сколько страниц сегодня нахреначили?</text:p><text:p text:style-name="P166">– <text:span text:style-name="T1">Восемь, учитель!</text:span></text:p><text:p text:style-name="P166">– Отлично. Надиктую ещё две и сбегаешь за кофе.</text:p></text:note-body></text:note></text:span></text:p>
        </text:list-item>
      </text:list>
      <text:p text:style-name="P4"/>
      <text:p text:style-name="P10">Я захлопнул “Основы заклятий<text:span text:style-name="T3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10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101">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101">Дискорд исчез. Последний раз драконикуса видели, когда он на своей <text:span text:style-name="T1">золотой барже</text:span> удалялся в сторону Жеребячьих<text:span text:style-name="T50"> </text:span>гор.</text:p>
      <text:p text:style-name="P101">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101">Я потянулся. Хватит на сегодня чтения. Настало время ежедневной прогулки по городу. Тем более, что у меня есть деньги.</text:p>
      <text:p text:style-name="P101">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101">Так что даже на ремонт одежды и покупку необходимых в повседневной жизни мелочей у меня финансов не было. До недавнего времени. </text:p>
      <text:p text:style-name="P101"><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01"><text:span text:style-name="T35">Ну, понятно, в элитном придворцовом квартале, который представляет из себя </text:span><text:span text:style-name="T1">верхний город</text:span><text:span text:style-name="T35">, цены кусаются. Надо топать вниз, на окраину. Но, блин, корявые пальцы внесли свою коррективу в шопинг-план!</text:span></text:p>
      <text:p text:style-name="P101"><text:span text:style-name="T35">Как раз на спуске в нижний </text:span><text:span text:style-name="T1">город, на мосту</text:span><text:span text:style-name="T35">, я выронил монетку. И, естественно, она не осталась лежать там, где упала, а начала катиться </text:span><text:span text:style-name="T1">по мостовой </text:span><text:span text:style-name="T35">— </text:span><text:span text:style-name="T1">чем дальше, тем быстрее</text:span><text:span text:style-name="T35">.</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3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60">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60">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60">парящие платформы.</text:span> Но дворцовым бюрократам необязательно ж знать, КАК я их уничтожаю, хе-хе! Некоторые из <text:span text:style-name="T60">платформ </text:span><text:span text:style-name="T61">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60"> И никто ж не догадывался, что она </text:span><text:span text:style-name="T61">сделана по королевскому заказу</text:span><text:span text:style-name="T60">! Её </text:span><text:span text:style-name="T61">Солнечное </text:span><text:span text:style-name="T60"><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108">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35">4. </text:span>Библиотека</text:h>
      <text:p text:style-name="P19">&lt;<text:span text:style-name="T86">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60">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50">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35">– </text:span>Гм!</text:p><text:p text:style-name="Footnote"><text:span text:style-name="T35">– </text:span>Ну, ты ж понимаешь, что без таланта к магии никакое надувание щёк не поможет. <text:span text:style-name="T3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104"/>
      <text:p text:style-name="P46">На трактат упала тень.</text:p>
      <text:p text:style-name="P47">– Эй, нельзя ли не заслонять …</text:p>
      <text:p text:style-name="P47">Я поперхнулся словом, упёршись носом в покрытую белой шерстью грудь. Селестия оступила, извиняясь.</text:p>
      <text:p text:style-name="P47">– Извини за беспокойство. Просто стало интересно, что ты так увлечённо читаешь? Стража докладывала, что ты днюешь и ночуешь в библиотеке.</text:p>
      <text:p text:style-name="P46"><text:span text:style-name="T35">За прошедшие дни я уже привык и к магии, и к разумным эквиноподобным и даже </text:span><text:span text:style-name="T1">ко сну вдоволь</text:span><text:span text:style-name="T35">. Но вид перебинтованной аликорницы, представшей передо мной в неком подобии экзоскелета, лишил </text:span><text:soft-page-break/><text:span text:style-name="T35">меня дара речи. </text:span><text:span text:style-name="T1">Зелёная лампочка на налобном щитке экзоскелета придавала аликорнице сходство с марсианином.</text:span></text:p>
      <text:p text:style-name="P47">– Эээ…</text:p>
      <text:p text:style-name="P4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7">Она потянулась за спину, сжала зубами зажим, и, после негромкого щелчка, экзоскелет “разошёлся” в стороны.</text:p>
      <text:p text:style-name="P47">– Вот, так лучше. – улыбнулась она, вышагивая из него. – Доктор Плантаго Майор был уверен, что я не дотянусь до замка.</text:p>
      <text:p text:style-name="P92">Экзоскелет, лишившись хозяйки, переключил цвет лампочки с зелёного на оранжевый.</text:p>
      <text:p text:style-name="P47">– Насколько я знаю, тебе было прописано два месяца постельного режима. Сейчас и недели не прошло...</text:p>
      <text:p text:style-name="P47">– Не волнуйся, аликорны куда крепче единорогов, по стандартам которых меня лечат.</text:p>
      <text:p text:style-name="P4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6">Она, почувствовав мой взгляд, подняла нос <text:span text:style-name="T1">из</text:span> книги и <text:s/>посмотрела на меня, насторожив уши.</text:p>
      <text:p text:style-name="P46"><text:span text:style-name="T3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 А по-моему, ты не…</text:p>
      <text:p text:style-name="P46"><text:span text:style-name="T36">– Так, я попрошу! – перебила меня венценосная кобыла. – Давай, ты не будешь лезть в мои дела, а я не буду</text:span><text:span text:style-name="T4">… эээ… ммм…</text:span></text:p>
      <text:p text:style-name="P48">– Не будешь что?</text:p>
      <text:p text:style-name="P71">Селестия нахмурилась и угрожающе подняла крылья.</text:p>
      <text:p text:style-name="P71"><text:span text:style-name="T35">– </text:span>Не забывай, человек, я — могущественный маг и правитель Эквестрии. Ко мне нужно относиться с должным уважением!</text:p>
      <text:p text:style-name="P71"><text:span text:style-name="T35">– </text:span>А то что? Превратишь в жабу? Сошлёшь на Луну? Убьёшь нахер?</text:p>
      <text:p text:style-name="P71">Аликорница сникла. Уши её опустились.</text:p>
      <text:p text:style-name="P71"><text:span text:style-name="T35">– </text:span>Макс, не надо... Ты же знаешь, я этого не сделаю.</text:p>
      <text:p text:style-name="P71"><text:span text:style-name="T3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71">Селестия приложила копыто ко лбу и издала протяжный стон.</text:p>
      <text:p text:style-name="P48">– О, небо! Я забыла распорядиться насчёт тебя! Какая же я тупая! Макс, извини, пожалуйста!</text:p>
      <text:p text:style-name="P71"><text:span text:style-name="T35">–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35"> штучки при общении со мной. А я постараюсь помочь тебе </text:span>— если это в моих силах, разумеется<text:span text:style-name="T35">.</text:span></text:p>
      <text:p text:style-name="P71"><text:span text:style-name="T35">Аликорница уселась н</text:span>а пол <text:span text:style-name="T35">и прижала копыто к груди.</text:span></text:p>
      <text:p text:style-name="P48">– Да будет так! Сим заявляю, что отныне и впредь буду общаться с тобой на равных, человек Макс. Слово Селестии <text:span text:style-name="T1">Эквестрийской</text:span>!</text:p>
      <text:p text:style-name="P71"><text:soft-page-break/>Закончив фразу, аликорница вскинула копыто вперёд и вверх. Я чуть не подавился нервным смешком, настолько это напоминало зигу<text:tab/>.</text:p>
      <text:p text:style-name="P71"><text:span text:style-name="T35">– Лады! Вот видишь, нам легко договориться! А теперь расскажи, наконец, зачем </text:span>т<text:span text:style-name="T35">ы притащил</text:span>а<text:span text:style-name="T35"> меня сюда? Только сначала вытащи катетер из шеи </text:span>— <text:s/>он меня нервирует<text:span text:style-name="T35">. Или погоди, я сам вытащу…</text:span></text:p>
      <text:p text:style-name="P71"><text:span text:style-name="T35">Л</text:span>ампа<text:span text:style-name="T35"> отбрасывал</text:span>а<text:span text:style-name="T35"> мягкие тени на стену библиотеки. Селестия, расположи</text:span>вшись<text:span text:style-name="T35"> у моего кресл</text:span>а,<text:span text:style-name="T3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71"><text:span text:style-name="T35">– </text:span>Вот, читай отсюда. <text:span text:style-name="T35">– а</text:span>ликорница подчеркнула абзац копытом.</text:p>
      <text:p text:style-name="P71"/>
      <text:p text:style-name="P72">***</text:p>
      <text:p text:style-name="P72"/>
      <text:p text:style-name="P8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8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8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86">Но величайшая справедливость юниверсума заключается в том, что не существует безвыходных положений. Всегда есть надежда.</text:p>
      <text:p text:style-name="P86">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86">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71"/>
      <text:p text:style-name="P71">&lt;<text:span text:style-name="T50">Селестии не удастся привлечь Макса на сторону Эквестри даже с помощью 34 — это удастся Дэш</text:span>&gt;</text:p>
      <text:p text:style-name="P71">В ухе стало щекотно от тёплого дуновения.</text:p>
      <text:p text:style-name="P48">– Теперь ты понимаешь, почему мы не ожидали увидеть тебя? Мы, вообще-то, вызывали сверхаликорна…</text:p>
      <text:p text:style-name="P48">Я повернулся к Селестии.</text:p>
      <text:p text:style-name="P4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8">Аликорница отвернулась.</text:p>
      <text:p text:style-name="P48">– Это очень чувствительная тема. – сказала она после недолгой заминки. – <text:s/>Постыдная для нас.</text:p>
      <text:p text:style-name="P48">– Какая тема?</text:p>
      <text:p text:style-name="P48"><text:soft-page-break/>Селестия повернулась, но старалась избегать меня взглядом.</text:p>
      <text:p text:style-name="P48">– Магия.</text:p>
      <text:p text:style-name="P48">– Что?</text:p>
      <text:p text:style-name="P4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8">Я посмотрел на аликорницу. Та старательно делала вид, что интересуется состоянием лака на копыте.</text:p>
      <text:p text:style-name="P48">– То есть, вы почувствовали ослабление своих магических способностей, и решили, что миру приходит конец?</text:p>
      <text:p text:style-name="P4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8">– Ээээ… ммм… А вы пробовали обратиться к врачу? – начал я как можно мягче.</text:p>
      <text:p text:style-name="P48">БАЦ!</text:p>
      <text:p text:style-name="P4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8">– Это бесполезно… Он не верит мне. У меня нет времени его переубедить.</text:p>
      <text:p text:style-name="P48">Потом она обратилась ко мне.</text:p>
      <text:p text:style-name="P48">– <text:s/>Извини. Сорвалась. Мне очень стыдно. Последнее время всё идёт наперекосяк, совсем не так, как мы планировали.</text:p>
      <text:p text:style-name="P4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71">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71">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7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7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8"><text:soft-page-break/>–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45">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71">Я снял её копыто со своего плеча и осторожно поставил на пол.</text:p>
      <text:p text:style-name="P48"><text:span text:style-name="T1">– Зачем? </text:span>– спросил я. – Что это за театр, твоё… Ваше Высочество? Во-первых, я не давал своё согласие на чтение моих мыслей. Во-вторых…</text:p>
      <text:p text:style-name="P48">Я присел на корточки, раздвинул гриву и снизу вверх заглянул в морду аликорнице.</text:p>
      <text:p text:style-name="P7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7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7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71">Я протянул руку, вытер ей слёзы и погладил по шее.</text:p>
      <text:p text:style-name="P71">– Не плачь. Я не отказываюсь. Хотя, скорее всего, Стар Свирл что-то напутал в заклинании, потому что я человек, а не сверхаликорн.</text:p>
      <text:p text:style-name="P7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71">Селестия успокоилась и смущённо потёрлась носом мне о плечо.</text:p>
      <text:p text:style-name="P71">– <text:s/>И я не читала твои мысли. У тебя на лице и так всё написано — ты не умеешь скрывать эмоции.</text:p>
      <text:p text:style-name="P71">Наружная дверь заскрипела, после чего коридор наполнился топотом множества копыт и шумом голосов.</text:p>
      <text:p text:style-name="P48">Аликорница <text:span text:style-name="T1">прислушалась, </text:span>всполошилась и стала носиться по читальному залу с загнанным видом.</text:p>
      <text:p text:style-name="P48">– <text:s/><text:span text:style-name="T1">Дискордовы</text:span> яйца! Они нашли меня!</text:p>
      <text:p text:style-name="P4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8">– <text:s/>Ты! Чего! Делаешь! Твоё, <text:span text:style-name="T1">блин,</text:span> высочество!!! – <text:s/>я едва уберёг <text:span text:style-name="T1">своё </text:span>естество от острого рога.</text:p>
      <text:p text:style-name="P4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8">– Помоги! Мне самой не закрыть замок, – <text:s/>обратилась аликорница ко мне, тщётно пытаясь охватить зубами раскрытую защёлку.</text:p>
      <text:p text:style-name="P4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8">– <text:s/><text:span text:style-name="T1">Я</text:span> помогу! – <text:s/>Селестия изогнула шею и стала зубами сжимать защёлку.</text:p>
      <text:p text:style-name="P48">ШЛОП!</text:p>
      <text:p text:style-name="P4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71"><text:soft-page-break/>Увидев Селестию, толпа замерла. Та в попытке спрятать меня, раскрыла крылья.</text:p>
      <text:p text:style-name="P71">В наступившей тишине аликорница прошептала мне убито:</text:p>
      <text:p text:style-name="P48">– <text:s/><text:span text:style-name="T1">Что-то мне не хочется оборачиваться.</text:span></text:p>
      <text:p text:style-name="P71">– <text:s/>А придётся. Кстати, крылья можешь опустить. Всё равно видна табуретка и мои ноги.</text:p>
      <text:p text:style-name="P71">Селестия закрыла глаза и медленно обернулась к толпе.</text:p>
      <text:p text:style-name="P4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8"><text:span text:style-name="T1">– Занавес. </text:span>– <text:s/><text:span text:style-name="T1">подытожил я.</text:span></text:p>
      <text:p text:style-name="P48"/>
      <text:h text:style-name="Heading_20_2" text:outline-level="2">4.5 <text:span text:style-name="T130">Нерадивый ученик</text:span></text:h>
      <text:p text:style-name="P50"/>
      <text:p text:style-name="P34"><text:span text:style-name="T37">&lt;</text:span><text:span text:style-name="T92">Эпизод в Кантерлоте, где Луна составляет невысокое мнение об умственных способностях Макса</text:span><text:span text:style-name="T37">&gt;</text:span></text:p>
      <text:p text:style-name="P37">&lt;<text:span text:style-name="T1">Глава про то, как Селестия пытается определить, чего хочет Макс </text:span>&lt;<text:span text:style-name="T1">и ест ванильное мороженное</text:span>&gt;<text:span text:style-name="T1">. В конце-концов, она понимает, что Макс хочет секса и дружбы (на самом деле - любви). Эпизод с Агамемноном-бескланником:</text:span></text:p>
      <text:p text:style-name="P33">-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35">&gt;</text:span></text:p>
      <text:p text:style-name="P37">&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1">&lt;<text:span text:style-name="T1">Селестия лечит Макса в Кантерлоте от болячек и наркозависимости по-настоящему </text:span>(<text:span text:style-name="T1">перебирает на себя его болячки</text:span>)<text:span text:style-name="T1">.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1">&lt;<text:span text:style-name="T1">Сел показывает и даёт прочувствовать Максу корректировку орбиты Эквуса («подъём» Солнца)</text:span>&gt;</text:p>
      <text:p text:style-name="P41">&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42">&lt;Сел пытается научить Макса телепортации, и он телепортирует Агамемнона в пещеру под Кантерлотом (и учит ругательствам – в т.ч. “заебали”)&gt;</text:p>
      <text:p text:style-name="P38"/>
      <text:p text:style-name="P51"><text:span text:style-name="T1">– </text:span><text:span text:style-name="T12">Это </text:span><text:span text:style-name="T13">о</text:span><text:span text:style-name="T12">чень просто, уверяю тебя. </text:span><text:span text:style-name="T14">Даже совсем маленькие жеребята единорог</text:span><text:span text:style-name="T19">ов</text:span><text:span text:style-name="T14"> способны на </text:span><text:span text:style-name="T15">столь простую магию</text:span><text:span text:style-name="T14">. </text:span><text:span text:style-name="T12">Сконцентрируйся…</text:span></text:p>
      <text:p text:style-name="P51"><text:span text:style-name="T12">– </text:span><text:span text:style-name="T13">Ыыых… !!!</text:span></text:p>
      <text:p text:style-name="P57"><text:span text:style-name="T13">Я </text:span><text:span text:style-name="T16">покраснел</text:span><text:span text:style-name="T1"> от натуги, но этот блядский листочек </text:span><text:span text:style-name="T14">даже </text:span><text:span text:style-name="T1">не шелохнулся!</text:span></text:p>
      <text:p text:style-name="P51"><text:span text:style-name="T12">– </text:span><text:span text:style-name="T16">Давай попробуем ещё раз. Сосредоточься на задаче. </text:span><text:span text:style-name="T19">Высвободи свою силу.</text:span><text:span text:style-name="T16"> Ты можешь это, я вижу в тебе большой потенциал!</text:span></text:p>
      <text:p text:style-name="P179"/>
      <text:p text:style-name="P179">Куда уж больше! Эти медицинские каракули мне теперь месяц сниться будут!</text:p>
      <text:p text:style-name="P51"><text:span text:style-name="T12">– </text:span><text:span text:style-name="T16">Фффу-у-у! </text:span><text:span text:style-name="T12">– </text:span><text:span text:style-name="T16">листок закружился в воздухе от моего сердитого дуновения.</text:span></text:p>
      <text:p text:style-name="P58"><text:span text:style-name="T1">Я отвернулся. </text:span><text:span text:style-name="T17">Если она хочет выставить меня на посмешище, ей и напрягаться не нужно!</text:span></text:p>
      <text:p text:style-name="P180"/>
      <text:p text:style-name="P51"><text:soft-page-break/><text:span text:style-name="T12">– </text:span><text:span text:style-name="T18">Анон…</text:span></text:p>
      <text:p text:style-name="P59"><text:span text:style-name="T24">С лёгким вздохом аликорница положила голову мне </text:span><text:span text:style-name="T1">на плечо.</text:span></text:p>
      <text:p text:style-name="P52"><text:span text:style-name="T12">– </text:span><text:span text:style-name="T20">Не сердись. </text:span><text:span text:style-name="T22">Это моя вина. Я пытаюсь вести тебя ускоренным курсом.</text:span></text:p>
      <text:p text:style-name="P52"><text:span text:style-name="T22">Я </text:span><text:span text:style-name="T24">скосил на неё взгляд. Аликорница прикрыла глаза, </text:span><text:span text:style-name="T25">наслаждаясь покоем</text:span><text:span text:style-name="T24">. </text:span><text:span text:style-name="T27">В свете лампы её ресницы искрились серебряными звёздочками.</text:span></text:p>
      <text:p text:style-name="P53"><text:span text:style-name="T12">– </text:span><text:span text:style-name="T25">Не понимаю, куда ты так гонишь? Мы вполне можем заняться этим через пару недель, когда ты окрепнешь.</text:span></text:p>
      <text:p text:style-name="P60"><text:span text:style-name="T25">С</text:span><text:span text:style-name="T1">елестия открыла глаза и нехотя оторвала голову от моего плеча.</text:span></text:p>
      <text:p text:style-name="P54"><text:span text:style-name="T12">– </text:span><text:span text:style-name="T26">Нам нужно торопиться. У меня есть нехорошее чувство, а я привыкла доверять своим ощущениям.</text:span></text:p>
      <text:p text:style-name="P62"><text:span text:style-name="T26">Л</text:span><text:span text:style-name="T1">исток с рецептом вернулся на место.</text:span></text:p>
      <text:p text:style-name="P56"><text:span text:style-name="T12">– </text:span><text:span text:style-name="T33">На этот раз поднимать </text:span><text:span text:style-name="T34">буду </text:span><text:span text:style-name="T33">я. Во время упражнения я </text:span><text:span text:style-name="T34">спроецирую </text:span></text:p>
      <text:p text:style-name="P73"/>
      <text:p text:style-name="P74"/>
      <text:p text:style-name="P74"/>
      <text:p text:style-name="P74"/>
      <text:p text:style-name="P61"><text:span text:style-name="T1">Аликорница взглянула на луну, </text:span><text:span text:style-name="T28">начинающую</text:span><text:span text:style-name="T1"> свой еже</text:span><text:span text:style-name="T28">суточный</text:span><text:span text:style-name="T1"> обход ночного неба.</text:span></text:p>
      <text:p text:style-name="P55"><text:span text:style-name="T12">– </text:span><text:span text:style-name="T29">Сейчас я тебе покажу, что нет прин</text:span><text:span text:style-name="T30">ципиальной разницы </text:span><text:span text:style-name="T31">при левитации больших и малых предметов. </text:span><text:span text:style-name="T32">Важна лишь способность к концентрации.</text:span></text:p>
      <text:p text:style-name="P75"><text:s/></text:p>
      <text:p text:style-name="P39"><text:span text:style-name="T20">&lt;</text:span><text:span text:style-name="T18">в конце главы окажется, что Сел вела урок </text:span><text:span text:style-name="T23">магии </text:span><text:span text:style-name="T18">с больничной </text:span><text:span text:style-name="T21">койки, перенапрягаясь в магии</text:span><text:span text:style-name="T18">&gt;</text:span></text:p>
      <text:p text:style-name="P40"><text:span text:style-name="T18">&lt;</text:span><text:span text:style-name="T1">Вторая глава — Макс с Сел на пробежке. Сел маячит перед ним задницой и он перевозбуждается. Потом она его лечит от наркомании и мелких недугов — и это усугубляет проблему сексуального голода. </text:span><text:span text:style-name="T33">После пробежки он учится телепортации (телепортирует Агамемнона)</text:span><text:span text:style-name="T1">&gt;</text:span></text:p>
      <text:p text:style-name="P50"/>
      <text:h text:style-name="P183" text:outline-level="2"><text:span text:style-name="T35">5. </text:span>Индиго</text:h>
      <text:p text:style-name="P48"/>
      <text:p text:style-name="P48">Я шёл в королевскую столовую, поигрывая <text:span text:style-name="T1">увесистой </text:span>ручкой в пальцах. С <text:span text:style-name="T44">позавчерашнего</text:span>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71"><text:span text:style-name="T1">– </text:span>А-а-апчхииии! – раздалось прямо у меня под ногами.</text:p>
      <text:p text:style-name="P71"><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71">– Ты кто? – машинально спросил я.</text:p>
      <text:p text:style-name="P71">– Индиго. – ответили глаза.</text:p>
      <text:p text:style-name="P71">Ответ не прояснил ситуацию ни на йоту, так что я продолжил.</text:p>
      <text:p text:style-name="P71">– А чего ты под лавкой делаешь?</text:p>
      <text:p text:style-name="P71">– Прячусь.</text:p>
      <text:p text:style-name="P71">Поняв, что расспросами ничего не добьёшься, я предложил прямо:</text:p>
      <text:p text:style-name="P71">– Может, ты вылезешь? Меня можно не бояться. Я не страшный.</text:p>
      <text:p text:style-name="P71">Под лавкой началась <text:s/>возня и сопение, потом наружу вылез жеребёнок-единорог насыщенного синего цвета.</text:p>
      <text:p text:style-name="P71">– А я тебя вовсе и не боюсь. Вот ещё! Я в прятки играла.</text:p>
      <text:p text:style-name="P71">–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71">– Ничо страшного! – малютка вытерла нос. – Меня всё равно искать некому.</text:p>
      <text:p text:style-name="P71">– Это как? Ты же с кем-то в прятки играешь? – продолжал допытываться я.</text:p>
      <text:p text:style-name="P71">– Сама с собой и играю. – хмуро ответила кобылка. – А тебе чего, дяденька?</text:p>
      <text:p text:style-name="P71">Я понял, что жеребёнок не настроен на беседу. Пожал плечами <text:s/>и повернулся было уходить.</text:p>
      <text:p text:style-name="P71">– Эээ, гм-м…</text:p>
      <text:p text:style-name="P71">Я повернулся обратно.</text:p>
      <text:p text:style-name="P71">– Что?</text:p>
      <text:p text:style-name="P71">Единорожка ковыряла копытом землю и шмыгала носом, не смотря на меня. Я терпеливо ждал.</text:p>
      <text:p text:style-name="P71">– Дяденька, а ты не мог бы спросить принцессу Селестию, куда девалась Шейла Блюскай? А то мне играть не с кем.</text:p>
      <text:p text:style-name="P71">– При случае спрошу. Если встречу.</text:p>
      <text:p text:style-name="P71">– Встретишь, канешн! Скажи ей, что у меня сегодня день рождения, и я здоровски обиделась, когда она на него не пришла!</text:p>
      <text:p text:style-name="P71"><text:s/>Такая уверенность кобылки меня заинтриговала. Я пригляделся к жеребёнку повнимательнее. Да нет, вроде, раньше её не встречал.</text:p>
      <text:p text:style-name="P71">– Позволь поинтересоваться, откуда у тебя такая уверенность, что я встречусь с Селестией? Я ей, знаешь ли, свиданий не назначаю.</text:p>
      <text:p text:style-name="P71">– Да ладно-о-о, брось заливать-то! – скептически протянуло юное создание. – Все знают, что вы встречаетесь. Вот и спроси её, пажалста, когда увидишь.</text:p>
      <text:p text:style-name="P71">– Кто это «все»?</text:p>
      <text:p text:style-name="P71">– Ну, прислуга, стража, мой па…</text:p>
      <text:p text:style-name="P71">Ох! Во что же это такое я вляпался, а? За кого они меня, чёрт побери, принимают?</text:p>
      <text:p text:style-name="P71">Я присел на лавочку и наклонился пониже, чтобы наши головы были на одном уровне.</text:p>
      <text:p text:style-name="P71">– А твоего «па» не смущает, что я и Селестия м-м-м… немного разных видов? Точнее, совсем разных?</text:p>
      <text:p text:style-name="P71">– И чо? – без малейшего замешательства спросила кроха.</text:p>
      <text:p text:style-name="P71"><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7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7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71">– <text:s/>Кха-кхе-гррхмм... Э-э-э... м-м-м... ну-у-у...</text:p>
      <text:p text:style-name="P71">У меня в голове произошло короткое замыкание. Слова пропали. Уши начали гореть.</text:p>
      <text:p text:style-name="P71">– <text:s/>Как, ты говоришь, тебя зовут? – в конце-концов выдавил осипшим голосом я, стараясь перевести тему. – Про чей день рождения я должен рассказать?</text:p>
      <text:p text:style-name="P7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71">У меня в памяти зажглась лампочка.</text:p>
      <text:p text:style-name="P71">– Постой-постой, не части. Твой отец, случайно, не Хорст Мэдтроттер?</text:p>
      <text:p text:style-name="P71">– Агась. А ты откудова знаешь?</text:p>
      <text:p text:style-name="P71">– Да так, один пони сказал. – я полез за пазуху и достал красную коробочку. – Вот тебе подарок.</text:p>
      <text:p text:style-name="P71">–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71">– Вообще-то, это не мой подарок. Его просил передать один старик, Норф Каррус из каретной мастерской.</text:p>
      <text:p text:style-name="P71">– Аааа, знаю его! Мы с Шейлой ходили к нему играть, пока она не пропала. У Норфа здоровски интересно!</text:p>
      <text:p text:style-name="P71">Индиго открыла коробочку. Внутри на подстилке из тырсы лежала крохотная модель кареты в мельчайших подробностях.</text:p>
      <text:p text:style-name="P71">– Ух ты! – благоговейно прошептала Индиго. – Королева Лорен! Я даже управляла ею немножко.</text:p>
      <text:p text:style-name="P71">– Как ею можно управлять, если она не запряжена? Уж не Норф ли таскал её? – усомнился я.</text:p>
      <text:p text:style-name="P71">–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71">Я остался сидеть в полнейшем замешательстве. </text:p>
      <text:p text:style-name="P71"/>
      <text:p text:style-name="P72">***</text:p>
      <text:p text:style-name="P71">&lt;<text:span text:style-name="T86">Depeche Mode - Painkiller</text:span>&gt;</text:p>
      <text:p text:style-name="P8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71"/>
      <text:p text:style-name="P71">В дверях библиотеки появился знакомый силуэт.</text:p>
      <text:p text:style-name="P71">– Привет, твоё высочество! Тебя уже выпустили, или опять от докторов смылась?</text:p>
      <text:p text:style-name="P71">Аликорница прошла в комнату и устало уселась рядом со мной.</text:p>
      <text:p text:style-name="P7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71">Я с подозрением посмотрел на Селестию. Где-то я уже видел эту улыбочку на хитрой роже.</text:p>
      <text:p text:style-name="P7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71">– Вот ещё! – возмущению Селестии не было предела. Аликорница встала и демонстративно повернулась ко мне задом.</text:p>
      <text:p text:style-name="P7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71">Я подёргал замок на накрупнике. Таки не врёт.</text:p>
      <text:p text:style-name="P71">– Убедился? Вообще-то, такое недоверие меня оскорбляет. Ни один пони так бы себя не вёл со мной. – Селестия улеглась возле кресла и надулась.</text:p>
      <text:p text:style-name="P71">– Разумеется, твои подданные вели бы себя с большим пиететом. Но я же не твой подданный, твоё высочество!</text:p>
      <text:p text:style-name="P71">Аликорница вскинула копыто к виску.</text:p>
      <text:p text:style-name="P7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71">– Окей, как хочешь. Никаких больше высочеств.</text:p>
      <text:p text:style-name="P71">–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50">расписать сложности общения и мороку с этикетом</text:span>&gt;</text:p>
      <text:p text:style-name="P71">Селестия сморщила нос в улыбке и спросила, прикрывшись крылом:</text:p>
      <text:p text:style-name="P71">– К слову, а что говорят мои подданные про нас? Что означает «чёрте-что»?</text:p>
      <text:p text:style-name="P71">Я вспомнил разговор с Индиго и почувствовал, как снова начинают гореть уши.</text:p>
      <text:p text:style-name="P71">– Чёрте-что — это значит «ерунда». Большая ерунда.</text:p>
      <text:p text:style-name="P71">– Оу, как интересно! – Селестия приблизила ко мне морду и повернула уши. – Расскажи-ка поподробнее. Я вся во внимании.</text:p>
      <text:p text:style-name="P71">–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71">Аликорница, широко раскрыв глаза, медленно тянула ко мне морду. Наконец, когда наши носы почти соприкоснулись, она не выдержала.</text:p>
      <text:p text:style-name="P71">– А-ха-ха-ха-ха-ха-ха!!! О-у-у-у-у-у-ха-ха-ха! И-и-и-и-ха-ха-ха! – Селестия перевернулась на спину и дёргала от смеха копытами.</text:p>
      <text:p text:style-name="P71"><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71">– <text:s/>И-и-изви-ни, Макс, не-мо-гу-у-у-у… Ох! Давненько я так не смеялась! Лет двести — так точно!</text:p>
      <text:p text:style-name="P71">Я потянул её за копыто и перевернул обратно на живот.</text:p>
      <text:p text:style-name="P71">– Что смешного-то?</text:p>
      <text:p text:style-name="P71">Аликорница вытерла крылом выступившие слёзы и объяснила:</text:p>
      <text:p text:style-name="P7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text:span text:style-name="T131">совокуплялись</text:span>.</text:p>
      <text:p text:style-name="P71">– Ты не видишь ничего странного в межвидовых спариваниях? – охренел я. – Куда я, блин, попал???</text:p>
      <text:p text:style-name="P71">Селестия развернула моё кресло к себе и задумчиво посмотрела мне в глаза.</text:p>
      <text:p text:style-name="P71">– Очевидно, мне стоит рассказать тебе, Макс, откуда произошли пегасы и единороги.</text:p>
      <text:p text:style-name="P7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7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7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71">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71">– А как выглядят сами истинные единороги? – спросил я.</text:p>
      <text:p text:style-name="P71">–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71">– Ха! – ответил я. – В моём мире они также известны. Правда, как несуществующий, сказочный вид.</text:p>
      <text:p text:style-name="P7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71">– Хм. А что было дальше?</text:p>
      <text:p text:style-name="P7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7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71"><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71">– Сто лет не гуляла по парку. Составишь мне компанию?</text:p>
      <text:p text:style-name="P71">Я поднялся с кресла, гадая, шутила Селестия про сто лет, или нет?</text:p>
      <text:p text:style-name="P71">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71">–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7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71">Селестия грустно засмеялась своим мыслям.</text:p>
      <text:p text:style-name="P7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lt;<text:span text:style-name="T51">Селестия достаёт из потайной щели свиток с мыслями Селестии</text:span><text:span text:style-name="T50">`<text:tab/>`</text:span>&gt;</text:p>
      <text:p text:style-name="P71">– А о чём ты грустила?</text:p>
      <text:p text:style-name="P7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71">– Но ты не выглядишь сумасшедшей.</text:p>
      <text:p text:style-name="P71">–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71">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71">– Постой, а как же Луна? Мне показалось, она питала тёплые чувства к Кимеринну?</text:p>
      <text:p text:style-name="P71">Селестия задумалась, автоматически ковыряя копытом ямку под валуном.</text:p>
      <text:p text:style-name="P7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71"><text:soft-page-break/>– А Дискорд? Он, вроде, не моложе вас. Тем-не-менее, он определённо «подъезжал» к Луне тогда, в развалинах.</text:p>
      <text:p text:style-name="P7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71">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71"/>
      <text:p text:style-name="P86">День 137344</text:p>
      <text:p text:style-name="P86">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86">…</text:p>
      <text:p text:style-name="P86">День 287651</text:p>
      <text:p text:style-name="P86">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86">…</text:p>
      <text:p text:style-name="P86">День 364886</text:p>
      <text:p text:style-name="P86">О небо, как я мечтаю, чтобы это поскорее закончилось! Сестра, приди скорей!</text:p>
      <text:p text:style-name="P71"/>
      <text:p text:style-name="P71">Селестия со вздохом захлопнула книгу.</text:p>
      <text:p text:style-name="P71">–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7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7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71">Селестия мелодично рассмеялась.</text:p>
      <text:p text:style-name="P71">–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71">Селестия вскочила с места.</text:p>
      <text:p text:style-name="P71">– АЙ-Я-Я-Я-Я-Й!</text:p>
      <text:p text:style-name="P7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71">– Раньше тут не было муравейника!!! – Селестия с мольбой взглянула на меня. – Мааакс!! Помоги! ОНИ КУСАЮТСЯ! Я <text:s/>сейчас свихнусь почище Дискорда!</text:p>
      <text:p text:style-name="P71">Аликорница подпрыгнула и, взбрыкнув, начала кружиться в обратную сторону.</text:p>
      <text:p text:style-name="P71">– Вот нечего землю ковырять там, где не надо! Стой!!! – я схватил её за хвост, останавливая. Затем осторожно завёл руку под накрупник.</text:p>
      <text:p text:style-name="P71"/>
      <text:p text:style-name="P71">…</text:p>
      <text:p text:style-name="P71"><text:soft-page-break/></text:p>
      <text:p text:style-name="P71">–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71">– Да ладно! Мне это ничего не стоило.</text:p>
      <text:p text:style-name="P7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7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71">– Эммм... Селестия?</text:p>
      <text:p text:style-name="P71">– Дааа? – ответила аликорница, не повернув головы. В её тоне слышались смешливые нотки.</text:p>
      <text:p text:style-name="P71">Я вытащил руку из-под накрупника.</text:p>
      <text:p text:style-name="P71">– Всё в порядке?</text:p>
      <text:p text:style-name="P71">Селестия повернула голову, и я ясно увидел широкую улыбку и фирменный ехидный прищур из-под чёлки.</text:p>
      <text:p text:style-name="P71">– А почему ты спрашиваешь? Ты разобрался с муравьями?</text:p>
      <text:p text:style-name="P71">– Вроде да. Хотя, по-моему, дело уже не в муравьях.</text:p>
      <text:p text:style-name="P71">– По-моему, тоже. – рассмеялась аликорница. – Продолжай...</text:p>
      <text:p text:style-name="P71"/>
      <text:h text:style-name="P182" text:outline-level="2">6. Стыд</text:h>
      <text:p text:style-name="P71">&lt;<text:span text:style-name="T119">Mylene Farmer — L`Ame-Stram-Gram</text:span>&gt;</text:p>
      <text:p text:style-name="P86">~~~ Завтра на семь в библиотеке ~~~</text:p>
      <text:p text:style-name="P86"/>
      <text:p text:style-name="P71">–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71"><text:soft-page-break/>Норф носился по мастерской, окрылённый новообретённым учеником.</text:p>
      <text:p text:style-name="P7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7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71">–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71">Я посмотрел на часы. До семи оставалось двадцать минут — как раз, чтоб успеть дойти до библиотеки. Я намеренно уронил на пол тяжёлый рашпиль.</text:p>
      <text:p text:style-name="P71">– На сегодня довольно. Я ж вижу, ты торопишься. – заметил Норф, просыпаясь.</text:p>
      <text:p text:style-name="P71">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71">Я закрыл пенал и сунул его во внутренний карман куртки.</text:p>
      <text:p text:style-name="P71">– Завтра будешь? – спросил Норф. – Надо бы закончить заказ из <text:s/>Троттингема.</text:p>
      <text:p text:style-name="P71">– В это же время. – подтвердил я.</text:p>
      <text:p text:style-name="P71"/>
      <text:p text:style-name="P72">***</text:p>
      <text:p text:style-name="P71"/>
      <text:p text:style-name="P7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71">– Здрасьте!</text:p>
      <text:p text:style-name="P71">Аликорница не ответила, всматриваясь в глобус.</text:p>
      <text:p text:style-name="P71">– Привет, говорю! – я подошёл вплотную и легонько сжал ей холку.</text:p>
      <text:p text:style-name="P71">– А, это ты, Макс? Привет. – аликорница, наконец, оторвалась от разноцветной сферы. – Как осваиваешься?</text:p>
      <text:p text:style-name="P71">– Нормально осваиваюсь. Работу себе нашёл. К <text:s/>Норфолку Каррусу в ученики записался.</text:p>
      <text:p text:style-name="P7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71"><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71">– Да, уже пять дней. Так здорово снова чувствовать свои мышцы! Корсет был ужасен.</text:p>
      <text:p text:style-name="P71">Аликорница прошлась передо мной с раскрытыми крыльями, демонстрируя восстановленную работоспособность.</text:p>
      <text:p text:style-name="P71">– Ну что же, и я рад за тебя. – я отвернулся, присел на край стола и стал изучать потолок. – Зачем вызывала?</text:p>
      <text:p text:style-name="P71">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71">– Ты сердишься?</text:p>
      <text:p text:style-name="P71">Её ресницы щекотали мне щёку. Я отодвинул её морду от лица и сказал скучающим тоном:</text:p>
      <text:p text:style-name="P71">– Та не, с чего бы? За что мне на тебя сердиться?</text:p>
      <text:p text:style-name="P71">– Но ты ведёшь себя как чужой. Как будто мы незнакомы! Ещё чуть-чуть, и станешь называть меня на «Вы» и «Ваше Высочество».</text:p>
      <text:p text:style-name="P71">Меня прорвало.</text:p>
      <text:p text:style-name="P7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71">Я вытащил из заднего кармана брюк смятую записку с королевскими вензелями и бросил её под ноги Селестии.</text:p>
      <text:p text:style-name="P7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71">Наконец Селестия развернулась и глубоко выдохнула.</text:p>
      <text:p text:style-name="P7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71">Я подошёл к аликорнице и прикоснулся к её шее.</text:p>
      <text:p text:style-name="P71">– Всё в порядке. Я тебя понимаю — и ценю твоё признание. Сам бы ещё и не так себя повёл на твоём месте.</text:p>
      <text:p text:style-name="P71">– Да? А как бы ты себя повёл? – заинтересовалась Селестия.</text:p>
      <text:p text:style-name="P71">Я вспомнил свои неудачные попытки завязать личную жизнь с девушками. Конечно, те были далеки от совершенства. Но так ли безгрешен был я сам?</text:p>
      <text:p text:style-name="P71">– Я бы не извинился. Огрызался бы и считал себя правым до последнего. Ещё и послал бы подальше.</text:p>
      <text:p text:style-name="P71">Аликорница насмешливо покачала головой.</text:p>
      <text:p text:style-name="P7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71">Я снова присел на столик, теперь уже лицом к аликорнице.</text:p>
      <text:p text:style-name="P71">– Так что случилось? Куда ты пропадала? Рассказывай.</text:p>
      <text:p text:style-name="P71"><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71">– Что ты видишь? – спросила она напряжённо.</text:p>
      <text:p text:style-name="P7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71">–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7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71">– Ты не ошиблась? Нет тут никакого города.</text:p>
      <text:p text:style-name="P71">– Сейчас нет. Раньше был. – еле слышно прошептала аликорница.</text:p>
      <text:p text:style-name="P71">– Чего ты так волнуешься? Может, на более подробной карте есть? Я бы на точность глобуса не слишком полагался.</text:p>
      <text:p text:style-name="P7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71">– Так, может, его и не было? – заметил я цинично.</text:p>
      <text:p text:style-name="P71">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71">– Ты прав. Теперь уже не было. Было когда-то такое страшное заклинание — &lt;<text:span text:style-name="T44">Абсолютного забвения</text:span>&gt;Стирание из бытия. Точнее, его нет и не было после того, как я замкнула его на его создателя, Иггуса. Суть заклинания <text:span text:style-name="T105">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105">ни в настоящем, ни в прошлом, ни в будущем</text:span>.</text:p>
      <text:p text:style-name="P71">– А как ты сама помнишь о том заклинании, если оно стёрто из бытия? – резонно подметил я.</text:p>
      <text:p text:style-name="P71">– У меня <text:span text:style-name="T105">стоит</text:span> защита памяти. Я поставила её, когда сражалась с Иггусом… Правда, защита еле действует, так как прошло очень много времени.</text:p>
      <text:p text:style-name="P7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7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71">Аликорница потёрла висок и растерянно посмотрела на меня.</text:p>
      <text:p text:style-name="P71"><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71">Я обнял аликорницу, успокаивая.</text:p>
      <text:p text:style-name="P71">– Не волнуйся, принцесса. Ты делаешь всё, что от тебя зависит. Не твоя вина, если это происходит.</text:p>
      <text:p text:style-name="P71">Селестия рассеянно мотнула головой, не соглашаясь со мной.</text:p>
      <text:p text:style-name="P7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71">Она проследовала к выходу, кивком головы приглашая меня следовать за ней.</text:p>
      <text:p text:style-name="P7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7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71">– Да так, ни о чём. – покраснел я, вернувшись на дорожку.</text:p>
      <text:p text:style-name="P71">Селестия всмотрелась в меня внимательно и всё поняла.</text:p>
      <text:p text:style-name="P71">– <text:s/>Нам не туда. Не сейчас. Я хочу показать тебе Эквестрию. – тихо сказала она.</text:p>
      <text:p text:style-name="P71">&lt;<text:span text:style-name="T88">Pet Shop Boys — A Man Could Get Arrested</text:span>&gt;</text:p>
      <text:p text:style-name="P7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7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71">Она ещё сочувствует! Я старался не смотреть в её сторону, отводя глаза. Так мы дошли до городской стены.</text:p>
      <text:p text:style-name="P7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71">Взобравшись на галерею по винтовой лестнице крохотной сторожевой башенки, мы остановились у зубца.</text:p>
      <text:p text:style-name="P7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71">– Что ты чувствуешь? – спросила аликорница.</text:p>
      <text:p text:style-name="P71">– У меня нет слов. Ничего прекраснее я в жизни не видел! – только и смог выговорить я.</text:p>
      <text:p text:style-name="P71">Селестия склонила голову, соглашаясь.</text:p>
      <text:p text:style-name="P7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7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71">– Прошлогодний выпуск. – заметила Селестия. – Отличная работа, хотя жеребячливости хватает. Что неудивительно, учитывая их возраст.</text:p>
      <text:p text:style-name="P7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50"> </text:span>И вообще, зачем вам учиться летать, если вы и так это умеете с рождения?</text:p>
      <text:p text:style-name="P71">–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7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71">– Проблемы? Что за проблемы? Извини, я таки прослушал.</text:p>
      <text:p text:style-name="P71">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71">– Когда твоя жизнь длится тысячи лет, начинаешь тонко чувствовать гармонию мира. – начала она.</text:p>
      <text:p text:style-name="P71"/>
      <text:h text:style-name="Heading_20_2" text:outline-level="2"><text:span text:style-name="T1">7</text:span>. Нелетающие пегасы</text:h>
      <text:p text:style-name="P77">&lt;<text:span text:style-name="T50">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62">—</text:span> осень, за осенью <text:span text:style-name="T62">—</text:span> зима. <text:s/>Если пошёл дождь, должно быть мокро, если выпал снег <text:span text:style-name="T6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35">–</text:span> Постой, постой, <text:span text:style-name="T35">–</text:span> я попыталась удержать ускользающую тень сомнения. <text:span text:style-name="T3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3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35">–</text:span> По состоянию здоровья? <text:span text:style-name="T35">–</text:span> переспросила я, не спуская с него взгяд.</text:p>
      <text:p text:style-name="P1"><text:span text:style-name="T35">–</text:span> Да, Ваше Высочество, <text:span text:style-name="T35">–</text:span> гонец потупил взгляд, глаза его забегали, <text:span text:style-name="T35">–</text:span> по состоянию здоровья.</text:p>
      <text:p text:style-name="P4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3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35">–</text:span> Эммм… Они… м-м-м… не больны… в некотором смысле… <text:span text:style-name="T35">–</text:span> гонец изо всех сил ковырял копытом <text:s/>литку, пряча взгляд. <text:span text:style-name="T35">–</text:span> Они… мнэээ… сами… в некотором роде… кхм. Нервный срыв. Переутомление и бессонница… Кхм.</text:p>
      <text:p text:style-name="P1"><text:span text:style-name="T35">–</text:span> Сами <text:span text:style-name="T35">—</text:span> что? <text:span text:style-name="T35">–</text:span> Я постепенно начала понимать причину смущения гонца.</text:p>
      <text:p text:style-name="P1"><text:span text:style-name="T35">–</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35">—</text:span> в возможности летать. И добровольно отказаться от полётов для него <text:span text:style-name="T3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3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oft-page-break/><text:span text:style-name="T35">– </text:span>Добрый день, Ваше Высочество! <text:span text:style-name="T35">–</text:span> склонились они в поклоне. После некоторого перешёптывания, они всё же назвались по очереди.</text:p>
      <text:p text:style-name="P1"><text:span text:style-name="T35">–</text:span> А где восьмой? <text:span text:style-name="T35">–</text:span> удивилась я. <text:span text:style-name="T35">–</text:span> Мне сказали, вас было восемь. Восемь отказавшихся летать.</text:p>
      <text:p text:style-name="P1"><text:span text:style-name="T35">–</text:span> Да, Ваше Высочество, п-принцесса Селестия, <text:span text:style-name="T35">–</text:span> старший из них запинался от волнения. <text:span text:style-name="T3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35">–</text:span> Успокойтесь, <text:span text:style-name="T3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3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82">старший. </text:span><text:span text:style-name="T2">–</text:span><text:span text:style-name="T82">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6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35">— и втайне немного завидовала этому</text:span>. Если бы сестра со своими способностями к магии умела обуздывать свои эмоции <text:span text:style-name="T35">—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71">–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7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71">Ну что же, основное искусство правления <text:span text:style-name="T35">— умение делегировать полномочия. Вечером того же дня я села за письменный стол.</text:span></text:p>
      <text:p text:style-name="P48">“<text:span text:style-name="T4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71"/>
      <text:p text:style-name="P72">***</text:p>
      <text:p text:style-name="P71"/>
      <text:p text:style-name="P71">– Так ты поручила Твайлайт Спаркл расследование необычных снов жеребят?</text:p>
      <text:p text:style-name="P71">– Да, их и других подобных, начавшихся у многих пони. Мы назвали подобные сны «потусторонними» <text:span text:style-name="T35">—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35"> Они засыпают, а на утро находят лишь примятую простыню в постели.</text:span></text:p>
      <text:p text:style-name="P71">– А что стало с жеребятами? – спросил я. – Они перестали бояться экзаменов?</text:p>
      <text:p text:style-name="P71"><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71">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71">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7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71">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71">Описав круг, Селестия перелетела через стену и приземлилась в парке. Я скатился на траву, пытаясь вдохнуть.</text:p>
      <text:p text:style-name="P71">– Что... Это... Было?</text:p>
      <text:p text:style-name="P71">Селестия осторожно, но настойчиво повалила меня на траву и принялась ощупывать рёбра.</text:p>
      <text:p text:style-name="P71">– Так больно? А так?</text:p>
      <text:p text:style-name="P71">–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7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7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7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71">– Не могу поверить. В Кантерлоте никогда не было землетрясений. Это неестественно. – пробормотала аликорница растерянно. – Слишком быстро.</text:p>
      <text:p text:style-name="P71">– Что <text:span text:style-name="T35">— </text:span>быстро? – не выдержал я.</text:p>
      <text:p text:style-name="P7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71">– Нет проблем, Селестия. Я всё понимаю.</text:p>
      <text:p text:style-name="P71">Аликорница приготовилась было взлетать, но в последний момент, приняв какое-то решение, остановилась.</text:p>
      <text:p text:style-name="P71">– Макс?</text:p>
      <text:p text:style-name="P71">– Да?</text:p>
      <text:p text:style-name="P71"><text:soft-page-break/>– Мы уже достаточно неплохо знаем друг друга. Могу сказать, что ты меня знаешь лучше, чем кто-либо ещё во дворце, за исключением Луны.</text:p>
      <text:p text:style-name="P71">– Да?</text:p>
      <text:p text:style-name="P71">– Да. Зови меня Селли. Если хочешь.</text:p>
      <text:p text:style-name="P71">– Хорошо. До встречи, Селли.</text:p>
      <text:p text:style-name="P71">– До встречи, Макс.</text:p>
      <text:p text:style-name="P71"/>
      <text:h text:style-name="Heading_20_2" text:outline-level="2"><text:span text:style-name="T1">8</text:span>. (40*<text:span text:style-name="T35">ctg(Pi/4)-6)/(ln(e)-sin(0))</text:span></text:h>
      <text:p text:style-name="P107">Mark Knopfler — Hill Farmers Blues — или на следующую главу (прощание)</text:p>
      <text:p text:style-name="P71"/>
      <text:p text:style-name="P8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50"> </text:span>(быть может, к счастью). Всё, что я могу <text:span text:style-name="T35">— оставить тебе напутствие.</text:span></text:p>
      <text:p text:style-name="P86"><text:span text:style-name="T3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3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86"><text:span text:style-name="T35">Тебе может не нравиться этот мир. Тебе могут не нравиться пони. Ты можешь быть удивлён и обижен </text:span>их <text:span text:style-name="T3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86">Будь снисходителен. Будь терпелив, добр и, по возможности, мудр <text:span text:style-name="T35">— </text:span>и ты увидишь, как мир меняется к лучшему. Он очень молод и гибок. Он горит желанием изменяться. Но в этом его слабость <text:span text:style-name="T35">— </text:span>он может меняться и в плохую сторону. От тебя зависит, в какую.</text:p>
      <text:p text:style-name="P86">Эх, хотел бы я поменяться с тобой местами <text:span text:style-name="T3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86">Удачи!</text:p>
      <text:p text:style-name="P86"/>
      <text:p text:style-name="P48">…</text:p>
      <text:p text:style-name="P48"/>
      <text:p text:style-name="P71">Тоже мне, философ выискался, Диоген копытный! Вот не люблю, когда всякие "гуру" с глубокомысленным видом порют чушь. Эквестрия <text:span text:style-name="T38">—</text:span> сказочная страна, пони <text:span text:style-name="T38">— </text:span><text:span text:style-name="T35">прекрасные создания, порядки тут з</text:span>амечательные<text:span text:style-name="T35">! Чисто, культурно, вежливо. Дворецкий </text:span><text:span text:style-name="T38">—</text:span><text:span text:style-name="T35"> скопидом, конечно, но то работа у него такая. </text:span>Блин, м<text:span text:style-name="T35">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35">– </text:span>Её Высочество Принцесса Селестия хочет видеть вас, человек Макс.</text:p>
      <text:p text:style-name="P1">Я захлопнул трактат<text:span text:style-name="T3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35">–</text:span> Уже иду. Где я могу её найти?</text:p>
      <text:p text:style-name="P1"><text:soft-page-break/><text:span text:style-name="T35">–</text:span> Я проведу вас, человек Макс. <text:span text:style-name="T3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90"> </text:span><text:span text:style-name="T71">— вся архитектура явно </text:span><text:span text:style-name="T62">была </text:span><text:span text:style-name="T71">заточена под крылатых. Таких, для которых приземлиться на балкон в тронном зале или уйти через портик на крыше</text:span><text:span text:style-name="T90"> </text:span><text:span text:style-name="T71">— обычное дело. </text:span><text:span text:style-name="T90">Хорошо, что ежедневные посещения каретной мастерской подняли мой тонус, изрядно посаженный сидячим образом жизни.</text:span></text:p>
      <text:p text:style-name="P1"><text:span text:style-name="T9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3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71">— книжный шкаф и напольная подставка для чтения с </text:span><text:span text:style-name="T62">упором в виде </text:span><text:span text:style-name="T71">голов</text:span><text:span text:style-name="T62">ы</text:span><text:span text:style-name="T71">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62">Каменный пол комнаты был покрыт розовым ковром с длиннейшим ворсом.</text:span><text:span text:style-name="T71"> </text:span><text:span text:style-name="T62">Его центр занимал высокий </text:span><text:span text:style-name="T71">кругл</text:span><text:span text:style-name="T62">ый</text:span><text:span text:style-name="T71"> </text:span><text:span text:style-name="T62">футон</text:span><text:span text:style-name="T71"> </text:span><text:span text:style-name="T62">с</text:span><text:span text:style-name="T71"> велик</text:span><text:span text:style-name="T62">им</text:span><text:span text:style-name="T71"> множество</text:span><text:span text:style-name="T62">м</text:span><text:span text:style-name="T71"> подушек. Среди них я с удивлением заметил плюшевую единорожку </text:span><text:span text:style-name="T62">фиолетового</text:span><text:span text:style-name="T71"> цвета. За полускрытым гардинами проёмом виднелся широкий балкон с низенькими пузатыми перилами. Пахло лавандовым маслом.</text:span></text:p>
      <text:p text:style-name="P48">– Рада тебя видеть, Макс. – знакомый силуэт на балконе повернулся в мою сторону. Гардины раздвинулись и Селестия вошла в комнату.</text:p>
      <text:p text:style-name="P4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8">Аликорница смотрела на меня из под чёлки с фирменной саркастической улыбочкой.</text:p>
      <text:p text:style-name="P48">– <text:span text:style-name="T1">Такое впечатление, что ты увидел не меня, а василиска! Отомри!</text:span></text:p>
      <text:p text:style-name="P71">Я выдохнул.</text:p>
      <text:p text:style-name="P48">– <text:span text:style-name="T1">Как ты это делаешь? Я видел тебя и раньше, но ты никогда не была такой... Такой...</text:span></text:p>
      <text:p text:style-name="P4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71">Селестия тихо рассмеялась.</text:p>
      <text:p text:style-name="P48"><text:soft-page-break/>– <text:span text:style-name="T1">Могу же я расслабиться хотя бы раз в сто лет? Я тоже живое существо, что бы там ни говорили подпольщики.</text:span></text:p>
      <text:p text:style-name="P71">Она кивком указала мне на тапочки в углу рядом с накопытниками. Я переобулся и вошёл в комнату.</text:p>
      <text:p text:style-name="P48">– <text:span text:style-name="T1">О каких подпольщиках ты говоришь? В Эквестрии зреет революция?</text:span></text:p>
      <text:p text:style-name="P48">Селестия подошла к фонтанчику и начала набирать воду в серебряный чайник.</text:p>
      <text:p text:style-name="P4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51">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71">Аликорница смутилась.</text:p>
      <text:p text:style-name="P71">– Да, ты прав. Всё немного не так, как представляется со стороны. Хотя… С одной стороны, мы с Лулу корректируем курс и вращение Эквуса <text:span text:style-name="T35">—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35">.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35">—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35">Во все времена некоторым пони нравилось играть в конспирацию и борьбу за идеалы высшей справедливости. От которой они первые </text:span>и сбежали<text:span text:style-name="T35">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35">— </text:span>не давать им окрепнуть настолько, чтобы они могли посеять смуту.</text:p>
      <text:p text:style-name="P4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8"><text:span text:style-name="T1">–</text:span> Спасибо, Селестия. Пожалуй, буду “кантерлотский королевский”.</text:p>
      <text:p text:style-name="P71">Аликорница искоса зыркнула на меня, недовольно сморщив нос.</text:p>
      <text:p text:style-name="P48"><text:span text:style-name="T1">–</text:span> Мы же договорились! <text:span text:style-name="T1">Селли</text:span>! Не хватало мне ещё слышать официоз у себя дома. Его в моей жизни и так хватает.</text:p>
      <text:p text:style-name="P48">Она открыла шкафчик и, потянув зубами золотой шнурок, вытащила чёрный с золотом пакетик.</text:p>
      <text:p text:style-name="P4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8"><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8"><text:span text:style-name="T1">–</text:span> Не стой столбом, Макс! Об тебя можно взгляд поцарапать!</text:p>
      <text:p text:style-name="P48">Я присел на краешек. Она немного придвинулась ко мне и смешливо сощурилась.</text:p>
      <text:p text:style-name="P48"><text:span text:style-name="T1">–</text:span> Ты не против, если мы продолжим знакомство? Я хотела пригласить тебя на чай ещё вчера, но землетрясение…</text:p>
      <text:p text:style-name="P4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8"><text:span text:style-name="T1">Селестия</text:span> виновато сморщила нос.</text:p>
      <text:p text:style-name="P4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8">Я молчал, раздумывая, чтобы такое остроумное ляпнуть в ответ, когда аликорница шутливо ткнула меня копытом в плечо. </text:p>
      <text:p text:style-name="P48"><text:span text:style-name="T1">–</text:span> Ну же, Макс, ты как деревянный! Расслабься! Можно подумать, тебя никогда раньше не приглашали на свидания!</text:p>
      <text:p text:style-name="P48">От неожиданности я повалился на ложе.</text:p>
      <text:p text:style-name="P48"><text:span text:style-name="T1">–</text:span> Эй, полегче! Ты пихаешься, как бульдозер!</text:p>
      <text:p text:style-name="P4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8"><text:span text:style-name="T1">–</text:span> Ты чего??? <text:span text:style-name="T1">–</text:span> я непонимающе уставился на аликорницу.</text:p>
      <text:p text:style-name="P48"><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68">Мне печалиться не стоит</text:p><text:p text:style-name="P168">Жизнь прекрасна и ярка</text:p><text:p text:style-name="P168">Телом молода, душою —</text:p><text:p text:style-name="P168">Как дракон морской мудра</text:p><text:p text:style-name="P168"/><text:p text:style-name="P168">Я видала взлёт империй,</text:p><text:p text:style-name="P168">Я жила среди легенд,</text:p><text:p text:style-name="P168">Древней магии мистерий</text:p><text:p text:style-name="P168">Я прилежнейший студент</text:p><text:p text:style-name="P168"/><text:p text:style-name="P168">Обожаема народом,</text:p><text:p text:style-name="P168">Уважаема врагом,</text:p><text:p text:style-name="P168">Но друзей моих немного,</text:p><text:p text:style-name="P168">Гложет душу холодом</text:p><text:p text:style-name="P168"/><text:p text:style-name="P168">Одинока и печальна,</text:p><text:p text:style-name="P168">Недоступна и строга,</text:p><text:p text:style-name="P168">Потеряла изначальный</text:p><text:p text:style-name="P168">Смысл жизни навсегда</text:p><text:p text:style-name="P168"/><text:p text:style-name="P168">Жизнь моя теперь публична,</text:p><text:p text:style-name="P168">Жизнь моя теперь для всех,</text:p><text:p text:style-name="P168">В этом — горе, в этом — счастье,</text:p><text:p text:style-name="P168">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8">Аликорница поводила носом над чашками и заметила:</text:p>
      <text:p text:style-name="P4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8">Я трогал пальцем ноги воду, сидя на бортике бассейна, когда дверь открылась и внутрь сунулся нос аликорницы.</text:p>
      <text:p text:style-name="P48">– Тебе в чай класть мёд или сахар? – спросила она, невинно наблюдая за моими тщётными попытками прикрыться.</text:p>
      <text:p text:style-name="P4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8">– Ты бы предупреждала, прежде чем войти, что ли? – просипел я. </text:p>
      <text:p text:style-name="P4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8">– Мёд. Или сахар. На твоё усмотрение.</text:p>
      <text:p text:style-name="P48">– Как скажешь. – нос <text:span text:style-name="T1">Селестии</text:span> скрылся за дверью.</text:p>
      <text:p text:style-name="P48"><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8">– О, ты уже?</text:p>
      <text:p text:style-name="P48">Аликорница поставила на поднос чашки и плетёнку с бубликами и подошла с ним к тюфяку.</text:p>
      <text:p text:style-name="P48">– А почему ты опустила жалюзи на окне в ванной? Оттуда такой прекрасный вид!</text:p>
      <text:p text:style-name="P4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8"><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71">– Примерно такие. – расхохоталась Селестия. <text:span text:style-name="T35">– С</text:span>пасибо, мнет хоть инвалидное кресло не пририсовали!</text:p>
      <text:p text:style-name="P4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8">Я повернулся к <text:span text:style-name="T1">Селестии</text:span>. Мне пришлось осторожно напрягать мускулы шеи, чтобы они случайно не отвернули голову нафиг.</text:p>
      <text:p text:style-name="P48">– Это просто бомба! Я чувствую себя богом! Кажется, я понял секрет вашей силы и долголетия: вы пьёте эту траву каждый день.</text:p>
      <text:p text:style-name="P48">Аликорница громко и заразительно рассмеялась. Я присоединился к ней. <text:span text:style-name="T1">По телу прошлась волна лёгкого покалывания.</text:span><text:span text:style-name="T5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71">Копыто легло мне на плечо и мягко повалило на постель. Селестия легла рядом и тепло дунула мне в ухо.</text:p>
      <text:p text:style-name="P48">– <text:span text:style-name="T1">Ты готов познакомиться поближе? Совсем близко?</text:span></text:p>
      <text:p text:style-name="P4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71">Тия фыркнула.</text:p>
      <text:p text:style-name="P71"><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35">У нас до утра — если сестрица ничего не напутает — девять часов. И все они — наши.</text:span></text:p>
      <text:p text:style-name="P71">Её ресницы щекотали мне щеку. Я повернулся к ней и буквально растворился в ласковом взгляде огромных фиалковых глаз.</text:p>
      <text:p text:style-name="P71">– Ты предлагаешь мне заняться сексом? С тобой? Но... как?</text:p>
      <text:p text:style-name="P4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71">Тия подняла голову.</text:p>
      <text:p text:style-name="P7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71">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71">Как во сне я разделся и зашёл к ней сзади. "Это неправильно!» – пискнули во мне остатки ханжества и замолкли, раздавленные желанием.</text:p>
      <text:p text:style-name="P71">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71">Через некоторое время Тия осторожно высвободилась из-под меня и встала с постели. </text:p>
      <text:p text:style-name="P71">– Лежи спокойно, я сейчас. – муркнула она, поцеловав меня в ухо.</text:p>
      <text:p text:style-name="P7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71">В открывшемся мини-баре я углядел ряд вычурных бутылок и пузатых графинчиков. Их содержимое не вызывало у меня никаких сомнений.</text:p>
      <text:p text:style-name="P46"><text:span text:style-name="T35">–</text:span> Иногда хочется забыться, <text:span text:style-name="T35">–</text:span> перехватила мой взгляд аликорница, <text:span text:style-name="T35">–</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6"><text:span text:style-name="T35">–</text:span> А водку у вас принято пить?</text:p>
      <text:p text:style-name="P46"><text:span text:style-name="T35">–</text:span> Некоторые употребляют. Но правительница Эквестрии, пьющая <text:span text:style-name="T1">яблочную </text:span>водку <text:span text:style-name="T1">—</text:span> это уже черезчур. <text:span text:style-name="T35">–</text:span> засмеялась Селестия. <text:span text:style-name="T3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71">Достав из шкафчика пузатую заплесневевшую бутылку, Тия что-то прикинула и наполнила её содержимым два бокала на полуметровых ножках.</text:p>
      <text:p text:style-name="P71">–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71"><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71">Тия покачала головой и прошла с бокалами в ванную, кивком пригласив меня следовать за ней.</text:p>
      <text:p text:style-name="P7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35">— сильнейший энергетик, он многократно усиливает чувства и возможности организма, но он же и иссушает его.</text:span></text:p>
      <text:p text:style-name="P71"><text:span text:style-name="T3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3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3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71">Наконец, я со вздохом отпрянул.</text:p>
      <text:p text:style-name="P71"><text:span text:style-name="T35">– Я несказанно рада, что, наконец-то, могу назвать тебя своим другом. </text:span>– мурлыкнула Тия. – <text:span text:style-name="T35">За дружбу! </text:span>– подняла бокал она.</text:p>
      <text:p text:style-name="P7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71"><text:span text:style-name="T35">– Это ты называешь “дружбой”? – с </text:span>улыбкой хмыкнул<text:span text:style-name="T35"> я. – </text:span>Мне нравится твоё чувство юмора.</text:p>
      <text:p text:style-name="P71">Аликорница нахмурилась.</text:p>
      <text:p text:style-name="P71"><text:span text:style-name="T35">– </text:span>Тебе не нравится моя дружба? Ты не принимаешь её? Ты чем-то недоволен?</text:p>
      <text:p text:style-name="P71">Я расхохотался, чуть не поперхнувшись водой, плескавшейся у подбородка.</text:p>
      <text:p text:style-name="P71"><text:span text:style-name="T35">– </text:span>Нет, что ты, Тия, не мели ерунды! Я всем доволен, я просто в восторге. Мне вообще кажется, что я попал в рай, а ты <text:span text:style-name="T35">— </text:span>мой ангел-хранитель. И называть ЭТО дружбой <text:span text:style-name="T3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35">— не друг, я — нечто большее. Я тебя </text:span>лю...</text:p>
      <text:p text:style-name="P71">Копыто аликорницы закрыло мне рот прежде чем я успел договорить заветное слово.</text:p>
      <text:p text:style-name="P48">– Макс, не надо! – умоляюще произнесла аликорница. – Не продолжай! Пожалуйста!</text:p>
      <text:p text:style-name="P48">Слова встали у меня поперёк горла. Я медленно отодвинул копыто от лица и потрясённо уставился на неё.</text:p>
      <text:p text:style-name="P48">– Но почему? – в конце-концов выдавил я. – Что не так? Это из-за того, что я — человек?</text:p>
      <text:p text:style-name="P48">Тия виновато закусила губу и отвернулась.</text:p>
      <text:p text:style-name="P4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8"><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8">– Макс… Я не смогу сделать тебя бессмертным… Мне очень жаль… Извини…</text:p>
      <text:p text:style-name="P4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8">Слёзы злости душили меня, но я сдержался.</text:p>
      <text:p text:style-name="P48">– Охренеть. – сказал я холодно. – А я прям напрашивался!</text:p>
      <text:p text:style-name="P48">Одиночество, отступившее перед мягким, но настойчивым натиском аликорницы в последние <text:span text:style-name="T1">дни</text:span>, снова сковало душу стужей.</text:p>
      <text:p text:style-name="P4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8">“...пожалуйста, останься...”</text:p>
      <text:p text:style-name="P48">Где этот чёртов носок?</text:p>
      <text:p text:style-name="P48">“...пойми, это эффект лазурного вина...”</text:p>
      <text:p text:style-name="P48">Джинсы узкие, блядь! На мокрое тело хрен натянешь...</text:p>
      <text:p text:style-name="P48">“...ох, я глупая...”</text:p>
      <text:p text:style-name="P48">Так, всё. Шмотки на мне, вроде, ничего не забыл.</text:p>
      <text:p text:style-name="P71">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71"/>
      <text:h text:style-name="Heading_20_2" text:outline-level="2">9. <text:span text:style-name="T1">Прощание</text:span></text:h>
      <text:p text:style-name="P71"/>
      <text:p text:style-name="P48">– <text:span text:style-name="T1">Норф!.. Эй, Норф! Ты где?..</text:span></text:p>
      <text:p text:style-name="P71">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7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8"/>
      <text:p text:style-name="P72">***</text:p>
      <text:p text:style-name="P4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71">– </text:span><text:span text:style-name="T62">Говорят, в Додж-сити почти не осталось жителей. В местном депо перестали обслуживать паровозы из-за отсутствия рабочих. Старик </text:span><text:span text:style-name="T71">–</text:span><text:span text:style-name="T6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71">– </text:span><text:span text:style-name="T76">А из Пинто Крика уже месяц нет новостей...</text:span></text:p>
      <text:p text:style-name="P3"><text:span text:style-name="T71">– </text:span><text:span text:style-name="T76">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71">…</text:p>
      <text:p text:style-name="P16"><text:span text:style-name="T76">– </text:span>“<text:span text:style-name="T1">Что я могу сделать, чтобы вернуть всё назад?</text:span>”</text:p>
      <text:p text:style-name="P16"><text:span text:style-name="T76">– </text:span><text:span text:style-name="T62">Так и сказала?</text:span></text:p>
      <text:p text:style-name="P1"><text:span text:style-name="T71">– </text:span><text:span text:style-name="T62">Да, </text:span><text:span text:style-name="T63">Фэнси</text:span><text:span text:style-name="T6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76">– </text:span><text:span text:style-name="T62">Что бы это значило, Флер?</text:span></text:p>
      <text:p text:style-name="P16"><text:span text:style-name="T76">– </text:span><text:span text:style-name="T6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71">…</text:p>
      <text:p text:style-name="P92">–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92">– Куда проваливаться?</text:p>
      <text:p text:style-name="P92">– Они не знают. В тех провалах не видно дна...</text:p>
      <text:p text:style-name="P92">…</text:p>
      <text:p text:style-name="P92"/>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92">– Леди и джентльпони! Приём окончен! Её Высочество Принцесса Селестия будет рада видеть <text:s/>вас в следующую среду!</text:p>
      <text:p text:style-name="P92">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35">–</text:span> Ты? <text:span text:style-name="T35">–</text:span> повернулась она ко мне.</text:p>
      <text:p text:style-name="P47">– Привет, Селестия. – подчёркнуто нейтрально обратился я. – Как дела?</text:p>
      <text:p text:style-name="P47">– Привет… Макс. <text:s/>Не очень, мягко говоря.</text:p>
      <text:p text:style-name="P46"><text:span text:style-name="T3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35">олоски и даже целые пряди розового цвета выбивались </text:span><text:span text:style-name="T1">и</text:span><text:span text:style-name="T3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35"> </text:span><text:span text:style-name="T1">И даже м</text:span><text:span text:style-name="T35">астерски наложенный макияж не мог скрыть мешки под глазами.</text:span></text:p>
      <text:p text:style-name="P4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35">–</text:span> <text:span text:style-name="T1">Сорок девять</text:span> из шестидесяти четырёх? Хренасе! <text:span text:style-name="T35">–</text:span> я вспомнил рассказ Селестии про восьмёрку пегасов прошлогоднего выпуска. <text:span text:style-name="T3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35">–</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70">— </text:span><text:span text:style-name="T6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7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35">–</text:span> А почему вы не поселитесь в более пригодном для земледелия месте?</text:p>
      <text:p text:style-name="P4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7">Селестия подошла к фонтанчику, обмакнула в него копыто и провела им по лбу.</text:p>
      <text:p text:style-name="P4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7">Я сделал вид, что не заметил полунамёка в последнем предложении. Выяснять отношения и мириться мне не хотелось.</text:p>
      <text:p text:style-name="P47">– Порадовать, к сожалению, нечем. Твой приятель, Норфолк Каррус, исчез. Судя по всему, во сне.</text:p>
      <text:p text:style-name="P47">– И Норф? О-о-о, нет!</text:p>
      <text:p text:style-name="P47">Селестия в отчаянии села на пол, прижав копыто к виску и опустошенно качая головой.</text:p>
      <text:p text:style-name="P4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7">Аликорница подняла голову и <text:span text:style-name="T1">удручённо</text:span> посмотрела на меня.</text:p>
      <text:p text:style-name="P4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7">– Может, спросишь Луну, куда деваются пони? Сон по её части.</text:p>
      <text:p text:style-name="P46"><text:span text:style-name="T35">– </text:span><text:span text:style-name="T1">Она</text:span><text:span text:style-name="T3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35">– </text:span><text:span text:style-name="T1">горько заметила аликорница. </text:span><text:span text:style-name="T3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7">– Может, мне поговорить с ней?</text:p>
      <text:p text:style-name="P46"><text:span text:style-name="T3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36">— так точно.</text:span></text:p>
      <text:p text:style-name="P48">– Ну ок. Тогда она обрадуется следующей новости: я ухожу.</text:p>
      <text:p text:style-name="P48"><text:soft-page-break/>Селестия еле заметно дрогнула ушами. Она отвернулась и молча смотрела в окно, не выказывая эмоций.</text:p>
      <text:p text:style-name="P48">Я продолжил.</text:p>
      <text:p text:style-name="P4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8">Поза аликорницы стала чуть менее скованной. На грани слышимости я уловил её вздох. Она наконец повернулась ко мне и слабо улыбнулась.</text:p>
      <text:p text:style-name="P4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8">– А в мешочке что?</text:p>
      <text:p text:style-name="P4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8">Я хотел было оскорбиться такой опекой со стороны аликорницы, но, глянув в её глаза, передумал.</text:p>
      <text:p text:style-name="P48">– Твоё высочество<text:span text:style-name="T1">, ты, вообще, спишь по ночам? У тебя глаза красные, как у кролика-альбиноса.</text:span></text:p>
      <text:p text:style-name="P4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8">–<text:span text:style-name="T1"> Отправляйся, Макс. Очень надеюсь на успех твоей миссии.</text:span></text:p>
      <text:p text:style-name="P71">Она повернулась и вышла из зала, почти подметая хвостом пол.</text:p>
      <text:p text:style-name="P48"/>
      <text:p text:style-name="P1"><text:span text:style-name="T72">&lt;</text:span><text:span text:style-name="T96">Mark Knopfler - </text:span><text:span text:style-name="T95">Hill Farmer's Blues</text:span><text:span text:style-name="T72">&gt;</text:span></text:p>
      <text:p text:style-name="P63">***</text:p>
      <text:p text:style-name="P48"/>
      <text:p text:style-name="P67">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67">–<text:span text:style-name="T1"> Но магия есть и сейчас, мам!</text:span></text:p>
      <text:p text:style-name="P67"><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6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86">Так возникли пони и многие другие.</text:p>
      <text:p text:style-name="P6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67">–<text:span text:style-name="T1"> Весь мир как Вечнодикий лес?</text:span></text:p>
      <text:p text:style-name="P86">–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86">– Ма-а-ам, а со мной связан элементаль?</text:p>
      <text:p text:style-name="P86">– Конечно, Эйприл. В каждом из нас есть её бессмертная искорка.</text:p>
      <text:p text:style-name="P1"><text:span text:style-name="T6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67"><text:span text:style-name="T1">– Конечно, мам! «День горящего очага» </text:span>— <text:span text:style-name="T1">верно?</text:span></text:p>
      <text:p text:style-name="P86">–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86">Так возникли аликорны.</text:p>
      <text:p text:style-name="P86">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86">Имя её было Селестия.</text:p>
      <text:p text:style-name="P86">За ней последовала и сестра её, <text:span text:style-name="T35">Луна</text:span>.</text:p>
      <text:p text:style-name="P86">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86">То есть, всегда.</text:p>
      <text:p text:style-name="P86">Тут и сказке конец. А теперь, Эйприл, залазь на полку и закрывай глазки.</text:p>
      <text:p text:style-name="P86">– Ну ма-а-ам! Раскажи ещё что-нибудь! Про Сомбру!</text:p>
      <text:p text:style-name="P86">– Про Сомбру <text:span text:style-name="T35">— в следующий раз. А е</text:span>сли мы не уснём в ближайшие десять минут, придёт древесный волк и заберёт меня в Вечнодикий лес!</text:p>
      <text:p text:style-name="P86">– А почему только тебя? А меня? А дядю-<text:span text:style-name="T105">мино</text:span>тавра?</text:p>
      <text:p text:style-name="P86">– <text:s/>Тебя забрать я ему не дам. А в дядю не тыкай копытом, это невежливо! Спи уже, моя маленькая!</text:p>
      <text:p text:style-name="P86"><text:soft-page-break/>– Поцелуй меня на ночь, мам!</text:p>
      <text:p text:style-name="P86">– Конечно, моя хорошая...</text:p>
      <text:p text:style-name="P86"/>
      <text:p text:style-name="P48">Вагоны убаюкивающе перестукивались по рельсам, унося меня прочь от Кантерлота. Я перевернулся на другой бок и провалился в сон.</text:p>
      <text:p text:style-name="P108">&lt;https://www.youtube.com/watch?v=Py9SDdYGFrQ&gt;</text:p>
      <text:h text:style-name="Heading_20_2" text:outline-level="2">10. Понивилль</text:h>
      <text:p text:style-name="P48"/>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76">—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76">—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8">–<text:span text:style-name="T1"> Вот этот подойдёт. </text:span>–<text:span text:style-name="T1"> ткнул я в квадратик на карте, расположенный на окраине.</text:span></text:p>
      <text:p text:style-name="P71">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71">–</text:span><text:span text:style-name="T62">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8">– Ты что, как-тя-там, впервые на базаре? Так таращишься по сторонам, как будто морковку с картохой впервые в жизни увидел.</text:p>
      <text:p text:style-name="P4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8">Я перегнулся через прилавок, стараясь рассмотреть кьютимарку кобылки. </text:p>
      <text:p text:style-name="P4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8">Так и есть! На крупе кобылки красовались три яблока. Вот только, блин, как её звали-то?</text:p>
      <text:p text:style-name="P48">– <text:s/>Прошу прощения, Аппл... Эппл... Эпплхэт?</text:p>
      <text:p text:style-name="P48">– Ща залеплю оплеуху. – мрачно процедила пони. – Мало того, что таращится, как василиск, так ещё и издевается!</text:p>
      <text:p text:style-name="P48">– Да ладно тебе, Эй-Джей! Вполне милое имя. – хихикнул дракончик с кукурузой, проходя мимо.</text:p>
      <text:p text:style-name="P48">Ага, вот!</text:p>
      <text:p text:style-name="P48">– Извините меня пожалуйста, Эй-Джей, просто мне показалось, что вы напоминаете одну мою знакомую.</text:p>
      <text:p text:style-name="P48">– Эй-Джей я для друзей! – сварливо заметила поняха, – А для всех остальных — тебя тоже! — Эпплджек.</text:p>
      <text:p text:style-name="P48">Блин, опять облажался. Как-то хреново начинается знакомство с Понивиллем.</text:p>
      <text:p text:style-name="P48">– Понял. А меня зовут Макс. Приятно было познакомиться, Эпплджек.</text:p>
      <text:p text:style-name="P48">Я повернулся было уходить.</text:p>
      <text:p text:style-name="P48">– Э-э-э… Макс?</text:p>
      <text:p text:style-name="P48">– Да? – я повернулся обратно.</text:p>
      <text:p text:style-name="P48">Поняха водила копытом по прилавку. Надвинутая на лоб шляпа скрывала выражение мордочки. </text:p>
      <text:p text:style-name="P4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8">Я вернулся к прилавку.</text:p>
      <text:p text:style-name="P4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8">– Сколько стоят вот эти? – указал я на пирамидку красных яблок размером с <text:span text:style-name="T1">четверть</text:span> арбуза каждое.</text:p>
      <text:p text:style-name="P48">– Ред <text:span text:style-name="T1">Гала</text:span>? Две серебряшки.</text:p>
      <text:p text:style-name="P48">– Куча?</text:p>
      <text:p text:style-name="P48"><text:soft-page-break/>– Ну ты даёшь! – хмыкнула Эпплджек. – Даже не смешно.</text:p>
      <text:p text:style-name="P48">– Неужели штука?</text:p>
      <text:p text:style-name="P48">Поня<text:span text:style-name="T1">х</text:span>а выпрыгнула из-за прилавка и смерила меня долгим взглядом.</text:p>
      <text:p text:style-name="P4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8">Я улыбнулся и кивнул в ответ. Ситуация начала выправляться.</text:p>
      <text:p text:style-name="P4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8">– А сколько стоит вот это? – указал я на небольшую прикрытую от солнца мешковиной баночку с содержимым удивительной радужной расцветки.</text:p>
      <text:p text:style-name="P4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8">Поняшка набрала ложечку джема и предложила мне. </text:p>
      <text:p text:style-name="P4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8">– Это просто восхитительно! Чудесно! Никогда такого не пробовал! И даже представить не мог, что такая вкуснотень существует!</text:p>
      <text:p text:style-name="P48">Эпплджек просто расцвела от моих дифирамбов.</text:p>
      <text:p text:style-name="P48">– Тебе, сахарок, как гостю города, сделаю скидку. Забирай за шестьдесят. Раньше меньше чем золотой не отдавала.</text:p>
      <text:p text:style-name="P48">Расплачиваясь, я спросил:</text:p>
      <text:p text:style-name="P48">– Ты, случаем, не знаешь, как пройти к городской библиотеке?</text:p>
      <text:p text:style-name="P48">Эпплджек, вскинув копыто ко лбу, запричитала:</text:p>
      <text:p text:style-name="P4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8">Тут Эпплджек прервалась и что есть силы замахала кому-то:</text:p>
      <text:p text:style-name="P48">– Рэр! Эй! Рэр! Давай к нам!</text:p>
      <text:p text:style-name="P4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8"><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8">– Эпплджек! Сколько можно повторять: модельер, а не рукодельница! Проведу, конечно. – устало произнесла Рэрити.</text:p>
      <text:p text:style-name="P48">– А какая разница? – беспечно махнула копытом Эпплджек, не обращая внимание на нахмурившуюся единорожку. – Шмотки — они и в Эппллузе шмотки.</text:p>
      <text:p text:style-name="P48">– Разница, как если бы тебя вместо огородницы назвали… ммм… <text:s/>реднеком. Пойдёмте, Макс.</text:p>
      <text:p text:style-name="P4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8">– Огородница!.. Ишь, чего выдумала! По мне, так уж лучше “реднек”, чем “огородница”! – слышалось бурчание Эпплджек нам вдогонку.</text:p>
      <text:p text:style-name="P48">Единорожка с серьёзным видом завела меня за угол и только после этого звонко расхохоталась.</text:p>
      <text:p text:style-name="P48">– Я думал, вы друзья. – заметил я.</text:p>
      <text:p text:style-name="P4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8">– Буду только рад. Сам бы предложил, да не успел.</text:p>
      <text:p text:style-name="P4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8">– Не сомневаюсь. Мы в конце-концов неплохо поладили и она даже сделала мне скидку на вольт-яблочн<text:span text:style-name="T1">ый</text:span> джем.</text:p>
      <text:p text:style-name="P48">– А почём продала, если не секрет?</text:p>
      <text:p text:style-name="P48">– За шестьдесят бит.</text:p>
      <text:p text:style-name="P4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8">Единорожка чуть не подпрыгивала от любопытства. Заметив мою отвалившуюся челюсть, она вновь рассмеялась.</text:p>
      <text:p text:style-name="P4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8">– От недосыпа. – перебил я Рэрити. – Красные от недосыпа глаза я не спутаю ни с чем. Сам такие двадцать лет наблюдал в зеркале.</text:p>
      <text:p text:style-name="P4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8">Мы остановились перед деревом.</text:p>
      <text:p text:style-name="P48">Даже не так. </text:p>
      <text:p text:style-name="P48">Мы остановились перед ДЕРЕВОМ!</text:p>
      <text:p text:style-name="P4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8">–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8">Единорожка удалилась, оставив <text:span text:style-name="T1">после себя лёгкий запах жасмина.</text:span></text:p>
      <text:p text:style-name="P48"><text:soft-page-break/></text:p>
      <text:h text:style-name="Heading_20_2" text:outline-level="2">11. Библиотека Золотого Дуба</text:h>
      <text:p text:style-name="P48"/>
      <text:p text:style-name="P48">– Э-э-э… Добрый день?</text:p>
      <text:p text:style-name="P4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71">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71">Мне показалось, единорожка смотрела на меня малость раздражённо. Фолиант с громким стуком хлопнулся на пол.</text:p>
      <text:p text:style-name="P4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8">Йопт! Ещё один Шерлок Холмс на мою голову!</text:p>
      <text:p text:style-name="P48">– Извиняюсь за нескромность, а откуда тебе про меня известно?</text:p>
      <text:p text:style-name="P1"><text:span text:style-name="T7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62">пони-</text:span><text:span text:style-name="T71">исчезновений уже год. Почту за честь работать </text:span><text:span text:style-name="T62">под твоим руководством</text:span><text:span text:style-name="T71">. Подожди немного, я </text:span><text:span text:style-name="T62">от</text:span><text:span text:style-name="T71">систематизирую нужную информацию и расскажу тебе, насколько далеко смогла продвинуться.</text:span></text:p>
      <text:p text:style-name="P46">“Вот неугомонная” <text:span text:style-name="T36">–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8">Твайлайт аж затопала на месте.</text:p>
      <text:p text:style-name="P4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8">...</text:p>
      <text:p text:style-name="P48">– И оборудовать подвал библиотеки бронекапсулой для безопасных испытаний!</text:p>
      <text:p text:style-name="P48"><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71">–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71">– Хм. Странно. А я помню, как ты, вертясь перед зеркалом, говорила: ну почему я не…</text:p>
      <text:p text:style-name="P71">–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71"/>
      <text:p text:style-name="P49">***</text:p>
      <text:p text:style-name="P48"/>
      <text:p text:style-name="P163"><text:tab/>Свеча отбрасывала мягкие тени на книжные полки. Спайк положил обглоданную кочерыжку на горку и принялся облизывать пальцы.</text:p>
      <text:p text:style-name="P71">– Так. – <text:s/>я ткнул в позицию в длинном списке оснащения. – Зачем тебе преобразователь пси-поля?</text:p>
      <text:p text:style-name="P71">–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71">–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71">– Спайк! Ковыряться когтем в зубах некрасиво! Тем более, при посторонних!</text:p>
      <text:p text:style-name="P71"><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49">«...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71">– СПАЙК!!! Откуда ты взял этот листок?!! – Твайлайт покраснела, как варёный рак и выхватила бумажку у меня из рук.</text:p>
      <text:p text:style-name="P71">– У тебя в черновиках, естественно. Ты сама сказала экономить бумагу. – пожал плечами дракончик.</text:p>
      <text:p text:style-name="P71">Я осторожно взял следующий листок.</text:p>
      <text:p text:style-name="P71">– Электростимулятор гипоталамуса. Драконий. В комплекте с усиленной больничной койкой и набором фиксаторов.</text:p>
      <text:p text:style-name="P71">– Это ещё чего??? – удивился Спайк. – я что-то не помню, чтоб ты такое хотела!</text:p>
      <text:p text:style-name="P71">–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35">— то есть крыльев. И я подумала: а что, если…</text:span></text:p>
      <text:p text:style-name="P71"><text:span text:style-name="T35">– Вот ещё! </text:span>– возмутился дракончик. – Никогда на такое не соглашусь!</text:p>
      <text:p text:style-name="P71"><text:soft-page-break/>– Но ты сам подумай, как было бы здорово обладать крыльями! – мечтательно возразила Твайлайт.</text:p>
      <text:p text:style-name="P71">–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71">– Угу. Только шар ты же и прожёг, соревнуясь с Рэйнбоу Дэш в силе отрыжки.</text:p>
      <text:p text:style-name="P71">–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71">– Ну, достичь удалось не слишком многого. – повесила нос единорожка. – Собственно, сами работы шли только первые два месяца <text:span text:style-name="T35">— потом меня отстранили от экспериментов. И после этого от меня требуют ускорить исследования!</text:span></text:p>
      <text:p text:style-name="P71">– А почему тебя отстранили?</text:p>
      <text:p text:style-name="P71">– Из-за первых результатов. – единорожка насупилась ещё больше. – Они были ужасными.</text:p>
      <text:p text:style-name="P71"/>
      <text:p text:style-name="P72">***</text:p>
      <text:p text:style-name="P48"/>
      <text:p text:style-name="P4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8">Со слов Луны, оболочка реальности истончилась и начала прорываться. И первой она начала рваться во снах, где она и так тонка.</text:p>
      <text:p text:style-name="P4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86">– Ага, он был закладкой в четвёртом номере «PlayMare», в разделе «Тридцать две позы, которые удивят вашу френдпони».</text:p>
      <text:p text:style-name="P86">– Спайк! Немедленно ложись спать!</text:p>
      <text:p text:style-name="P86">– Уже иду. Кукурузу доем только и иду.</text:p>
      <text:p text:style-name="P86">– Кстати, а почему Индрэ считали одержимым?</text:p>
      <text:p text:style-name="P86">–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40">— далеко не у всякого опытного мага хватит силы его вызвать</text:span>. И совсем немногим удастся контролировать его направление.</text:p>
      <text:p text:style-name="P86">– Так у вас знают про людей? Вот это новость!. В Кантерлоте, да и в Понивилле все обращаются со мной, как с диковинкой.</text:p>
      <text:p text:style-name="P86"><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86">– Хм. Ясно. Продолжай, Твайлайт.</text:p>
      <text:p text:style-name="P71"/>
      <text:p text:style-name="P71">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71">–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71">–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71">–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71">– Так давай сюда весь Понивилль притащим! Это ж будет на 20% круче! Представляю себе видок Биг Мака в теле мисс Черили, гы-гы!</text:p>
      <text:p text:style-name="P71">–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35">— максимум двух пони, </text:span>после чего мне придётся восстанавливаться около месяца<text:span text:style-name="T35">.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71">–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71">–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71">–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71">– Скажи уж прямо, поближе к королевскому дворцу, Рэр! Все в курсе твоих интересов, сахарок!</text:p>
      <text:p text:style-name="P71">– Эпплджек, я попрошу! Я же никому не говорю, ЧТО ты делаешь с огурцами!</text:p>
      <text:p text:style-name="P71">– !!!</text:p>
      <text:p text:style-name="P71">–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35">. Это поможет мне в моей монографии на тему аликорнизации.</text:span></text:p>
      <text:p text:style-name="P71">Я уселась на пуфике, а подруги заняли места на матрасах…</text:p>
      <text:p text:style-name="P86"/>
      <text:p text:style-name="P86">– Спайк, будь добр, принеси дневник эксперимента. Он в подвале, за шкафом с ретортами, в...</text:p>
      <text:p text:style-name="P86">– В сейфе, я в курсе.</text:p>
      <text:p text:style-name="P86"/>
      <text:p text:style-name="P87">***</text:p>
      <text:p text:style-name="P104">&lt;Seal — Amazing <text:span text:style-name="T1">(T</text:span><text:span text:style-name="T35">hin White Duke Remix)</text:span>&gt;</text:p>
      <text:p text:style-name="P86">Дата: 12.04.1003 А.С.</text:p>
      <text:p text:style-name="P86">Эксперимент: заклинание Воплощения Индрэ</text:p>
      <text:p text:style-name="P86">Испытуемая: Эпплджек</text:p>
      <text:p text:style-name="P86">Синопсис: запись сна со слов испытуемой</text:p>
      <text:p text:style-name="P86">Замечания: замечаний нет</text:p>
      <text:p text:style-name="P86"/>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101">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75">—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7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6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35">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86"/>
      <text:p text:style-name="P86">Примечания: ПипБак? Стойло? Двойники? Параллельные Эквестрии?</text:p>
      <text:p text:style-name="P1"/>
      <text:p text:style-name="P2">***</text:p>
      <text:p text:style-name="P1"/>
      <text:p text:style-name="P86">Дата: 12.04.1003 А.С.</text:p>
      <text:p text:style-name="P86">Эксперимент: заклинание Воплощения Индрэ</text:p>
      <text:p text:style-name="P86">Испытуемая: Рэйнбоу Дэш</text:p>
      <text:p text:style-name="P86">Синопсис: описание пробуждения испытуемой</text:p>
      <text:p text:style-name="P86">Замечания: испытуемая отказалась дать описание сна. «Гы-гы... Фигасе... Человеки рулят...» <text:span text:style-name="T39">—</text:span><text:span text:style-name="T40"> </text:span><text:span text:style-name="T99">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71">&lt;<text:span text:style-name="T98">d.notive — Talking Flight</text:span>&gt;</text:p>
      <text:p text:style-name="P86">Дата: 12.04.1003 А.С.</text:p>
      <text:p text:style-name="P86">Эксперимент: заклинание Воплощения Индрэ</text:p>
      <text:p text:style-name="P86">Испытуемая: Рэрити</text:p>
      <text:p text:style-name="P86"><text:soft-page-break/>Синопсис: запись сна со слов испытуемой</text:p>
      <text:p text:style-name="P86">Замечания: замечаний нет</text:p>
      <text:p text:style-name="P86"/>
      <text:p text:style-name="P1"><text:span text:style-name="T6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35">—</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75">чёрный экран?</text:span></text:p>
      <text:p text:style-name="P68"/>
      <text:p text:style-name="P72">***</text:p>
      <text:p text:style-name="P71"/>
      <text:p text:style-name="P86">Дата: 12.04.1003 А.С.</text:p>
      <text:p text:style-name="P86">Эксперимент: заклинание Воплощения Индрэ</text:p>
      <text:p text:style-name="P86">Испытуемая: Пинки Пай</text:p>
      <text:p text:style-name="P86">Синопсис: описание пробуждения испытуемой</text:p>
      <text:p text:style-name="P86">Замечания: испытуемая отказалась дать описание сна.</text:p>
      <text:p text:style-name="P86"/>
      <text:p text:style-name="P86">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86"/>
      <text:p text:style-name="P86">Примечания: через месяц волосы Пинки пришли в обычное состояние, хотя при встрече с Рэйнбоу Дэш она по прежнему прячет глаза.</text:p>
      <text:p text:style-name="P86"/>
      <text:p text:style-name="P87">***</text:p>
      <text:p text:style-name="P86"/>
      <text:p text:style-name="P86">Дата: 12.04.1003 А.С.</text:p>
      <text:p text:style-name="P86">Эксперимент: заклинание Воплощения Индрэ</text:p>
      <text:p text:style-name="P86"><text:soft-page-break/>Испытуемая: Флаттершай</text:p>
      <text:p text:style-name="P86">Синопсис: описание пробуждения испытуемой</text:p>
      <text:p text:style-name="P86">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86"/>
      <text:p text:style-name="P86">* Примечания: при виде кексиков истерика случилась с Пинки Пай.</text:p>
      <text:p text:style-name="P86"/>
      <text:p text:style-name="P2">***</text:p>
      <text:p text:style-name="P1"/>
      <text:p text:style-name="P23">Сим повелеваем прекратить дальнейшие эксперименты<text:span text:style-name="T6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111"/>
      <text:h text:style-name="Heading_20_2" text:outline-level="2">12. День сурка</text:h>
      <text:p text:style-name="P16">&lt;<text:span text:style-name="T88">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35">—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35">—</text:span> так и в дурку попасть недолго. Вот и сейчас перегар такой, что снег плавится. Пройди реабилитацию и вернись в проект. А не примут <text:span text:style-name="T35">— найти новую работу. Так даже лучше: быстрее забудешь всю эту хренотень с рогатыми кобылами. </text:span>Будь мужиком, блеать! <text:span text:style-name="T35">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35">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71">– Здравствуй, Макс.</text:p>
      <text:p text:style-name="P71">Я молча смотрел на неё, слегка пошатываясь. В голове воцарилась звенящая пустота.</text:p>
      <text:p text:style-name="P71">Селестия шагнула мне навстречу.</text:p>
      <text:p text:style-name="P71">– Пожалуйста, прошу тебя, не думай так. Мы — не плод твоего воображения, мы — живые, мы — существуем! Когда ты так думаешь, я чувствую, как мир тает.</text:p>
      <text:p text:style-name="P71">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71">– <text:s/>Думаю как?</text:p>
      <text:p text:style-name="P71">– Думаешь, что мы — плод твоего воображения, отравленного наркотиком. Это не так. Прошу тебя...</text:p>
      <text:p text:style-name="P71">– А если ты — действительно мой бред? – съязвил я. – Вот сейчас протрезвею, и ты исчезнешь.</text:p>
      <text:p text:style-name="P71">Порыв ветра скрыл аликорницу в вихре снежинок. Её очертания расплылись.</text:p>
      <text:p text:style-name="P71">– Эй, постой, ты куда? Я пошутил! Погоди, не исчезай! Стой! Не оставляй меня здесь!!! Я пошутил!!!</text:p>
      <text:p text:style-name="P71">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71">– Ты напугала меня! – пожаловался я ей. – Не исчезай больше!</text:p>
      <text:p text:style-name="P71">Аликорница прижала меня к себе крыльями и устало усмехнулась.</text:p>
      <text:p text:style-name="P71">–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76">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71">– Знаешь, я всё думал над твоими словами тогда, ну, ты помнишь... В бассейне. Они всё ещё в силе? Я могу быть твоим другом?</text:p>
      <text:p text:style-name="P71">Аликорница тихо засмеялась, защекотав мне ухо.</text:p>
      <text:p text:style-name="P71">–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71">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71">– Времени осталось немного. Мне надо, чтобы ты запомнил одну вещь.</text:p>
      <text:p text:style-name="P71">– А?</text:p>
      <text:p text:style-name="P71">–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1">– Я доведу! Обещаю! Но что может случиться с тобой, Селли?</text:p>
      <text:p text:style-name="P3">Стук стал громче.</text:p>
      <text:p text:style-name="P71">–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71">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71">–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71">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71">– Что за ерунда? – Я схватился за голову, пытаясь не дать ей взорваться. Потом взглянул вниз и схватился за другое. – Что за херня??!</text:p>
      <text:p text:style-name="P71">Я вскочил и в спешке начал одеваться.</text:p>
      <text:p text:style-name="P71">БАЦ-БАЦ-БАЦ!!!</text:p>
      <text:p text:style-name="P71">– Уже бегу!</text:p>
      <text:p text:style-name="P71">Одевая штаны, я попрыгал к двери на одной ноге. На пороге стояла серая пегаска с косящим взглядом.</text:p>
      <text:p text:style-name="P71">– Привет, Макс. Тебе корреспонденция. – пегаска порылась в сумке и выудила зубами пухлый пакет.</text:p>
      <text:p text:style-name="P71">– «Особенности поведения, питания и размножения приматов». – прочитал я на стикере.</text:p>
      <text:p text:style-name="P71">–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35">Солнечный лучик настойчиво пробивался сквозь плотно сомкнутые веки. Ветерок через открытое окно </text:span><text:span text:style-name="T1">щекотал уши и шуршал</text:span><text:span text:style-name="T35"> </text:span><text:span text:style-name="T1">занавесками</text:span><text:span text:style-name="T35">. Я раскрыл глаза, в который раз наслаждаясь ясной головой и абсолютной выспанностью </text:span><text:span text:style-name="T71">—</text:span><text:span text:style-name="T35"> роскошью, недоступной мне </text:span><text:span text:style-name="T1">годами</text:span><text:span text:style-name="T35">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71">– Но нигде не сказано, какие частицы надо ускорять! Мне за эти самоцветы от сестры влетит!</text:p>
      <text:p text:style-name="P71">–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35">— и о</text:span>н<text:span text:style-name="T35"> з</text:span>нает, как приготовить<text:span text:style-name="T35"> </text:span>из них особенный вольт-сидр, который больше никто не сделает<text:span text:style-name="T35">.</text:span></text:p>
      <text:p text:style-name="P48">– Эээ! Это что же получается? Выходит, зря я яблоки <text:span text:style-name="T1">притащила</text:span>? Нам же не сидр нужен?</text:p>
      <text:p text:style-name="P4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71"><text:soft-page-break/>– А, по-моему, ты перепутала, Скуталу. Мыслью направляется <text:span text:style-name="T35">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71">– Эээ! Я не собираюсь ни с чем сталкивать свои яблоки! И перегонять тоже! Давайте лучше их съедим.</text:p>
      <text:p text:style-name="P71">– Тише, поняши! Нас могут услышать! Зачем сейчас спорить о том, о чём мы уже спорили вчера и позавчера?</text:p>
      <text:p text:style-name="P71">– Тебе легко говорить, Ску! Ты никакой своей особенной частицы не притащила! Давай мы твой скутер к ускорителю пришпандорим?</text:p>
      <text:p text:style-name="P4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71">– Так причём тут ускоритель, Скуталу?! Говорю ж, это для заклинания Индрэ...</text:p>
      <text:p text:style-name="P71"/>
      <text:p text:style-name="P71">…</text:p>
      <text:p text:style-name="P71"/>
      <text:p text:style-name="P71">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71">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35">— то ли я был глух к магии, то ли она ко мне, но с в</text:span>олшебством<text:span text:style-name="T35">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71">Закрыв дверь, я отправился в город.</text:p>
      <text:p text:style-name="P71"/>
      <text:p text:style-name="P71">…</text:p>
      <text:p text:style-name="P71"/>
      <text:p text:style-name="P71">– Ты не понимаешь! Магия подобна струе воды, исходящей из садового шланга. А заклинание <text:span text:style-name="T35">—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71">– Ну, если по аналогии с садовым шлангом, струя воды сметёт весь песок и может облить всех рядом присутствующих.</text:p>
      <text:p text:style-name="P71">– Правильно! – единорожка кивнула в одобрении. – А ускоритель <text:span text:style-name="T35">—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71">– А ты неопытный маг? – парировал я.</text:p>
      <text:p text:style-name="P71">–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35">— НЕТ!</text:span></text:p>
      <text:p text:style-name="P1">Твайлайт начала в возбуждении ходить по читальному залу.</text:p>
      <text:p text:style-name="P1"><text:soft-page-break/><text:span text:style-name="T6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71"> </text:span><text:span text:style-name="T62">Мощнее ускорителя только магия драконов, аликорнов и Элементов Гармонии. Если бы я была...</text:span><text:span text:style-name="T35"> </text:span>Ай!</text:p>
      <text:p text:style-name="P1">Твайлайт, погружённая в свои мысли, не заметила вылезшего из своей корзинки зевающего Спайка.</text:p>
      <text:p text:style-name="P1"><text:span text:style-name="T35">–</text:span> Элементы-шмелементы, <text:span text:style-name="T35">–</text:span> проворчал Спайк, выкарабкиваясь из-под Твайлайт, <text:span text:style-name="T35">–</text:span> доброе утро, Макс. Твай, ты не ушиблась?</text:p>
      <text:p text:style-name="P1"><text:span text:style-name="T35">–</text:span> Дет, всё в порядке. <text:span text:style-name="T35">–</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19"><text:span text:style-name="T71">– Я </text:span><text:span text:style-name="T76">всегда буду оставаться в тени. </text:span><text:span text:style-name="T71">– </text:span><text:span text:style-name="T76">хлюпала единорожка. </text:span><text:span text:style-name="T71">– </text:span><text:span text:style-name="T76">Мне не хватает сил, чтобы воспользоваться всеми знаниями, которые я освоила. Ведь даже заклинание «Последнего Шанса» я нашла!</text:span></text:p>
      <text:p text:style-name="P121"><text:span text:style-name="T35">– </text:span>Ты?!</text:p>
      <text:p text:style-name="P121"><text:span text:style-name="T35">–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21"><text:span text:style-name="T35">– М</text:span>ожет тогда, ты скажешь, что в нём пошло не так и почему к вам попал я, а не сверхаликорн?</text:p>
      <text:p text:style-name="P121"><text:span text:style-name="T35">– </text:span>Не скажу. Заклинания Стар Свирла Бородатого обычно если срабатывают, то без ошибок.</text:p>
      <text:p text:style-name="P71"><text:span text:style-name="T35">– Если </text:span>только <text:span text:style-name="T35">их правильно вызывают. – </text:span>пробурчал Спайк, возвращаясь в корзинку.</text:p>
      <text:p text:style-name="P46"><text:span text:style-name="T35">–</text:span> <text:span text:style-name="T1">Эмм. </text:span>Что он имел ввиду?</text:p>
      <text:p text:style-name="P46"><text:span text:style-name="T35">–</text:span> Ну, <text:span text:style-name="T35">–</text:span> Твайлайт смутилась, <text:span text:style-name="T35">–</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109">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35">–</text:span> <text:span text:style-name="T1">е</text:span>динорожка опустила голову.</text:p>
      <text:p text:style-name="P46"><text:span text:style-name="T35">– </text:span><text:span text:style-name="T1">Да, завершилось всё препаршиво. Принцесса Луна сказала, лучше бы её обратно на Луну закинули.</text:span></text:p>
      <text:p text:style-name="P46"><text:span text:style-name="T35">– </text:span><text:span text:style-name="T1">И я её понимаю! Не каждый может справиться с потерей своего особенного пони. Вот у тебя, Макс, есть своя особенная пони?</text:span></text:p>
      <text:p text:style-name="P46"><text:span text:style-name="T35">– </text:span><text:span text:style-name="T1">Хм. Нет.</text:span></text:p>
      <text:p text:style-name="P46"><text:span text:style-name="T35">– </text:span><text:span text:style-name="T1">А друзья?</text:span></text:p>
      <text:p text:style-name="P46"><text:span text:style-name="T35">– </text:span><text:span text:style-name="T1">У меня был друг. Погиб два месяца назад.</text:span></text:p>
      <text:p text:style-name="P1"><text:span text:style-name="T35">–</text:span> О, мои соболезнования! Друзей терять <text:span text:style-name="T1">тоже</text:span> тяжко.</text:p>
      <text:p text:style-name="P1"><text:span text:style-name="T35">–</text:span> Всё в порядке, Твайлайт.<text:span text:style-name="T35">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35">–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71">— </text:span><text:span text:style-name="T6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35">–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71">. Годится?</text:span></text:p>
      <text:p text:style-name="P1"><text:span text:style-name="T35">–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35">– </text:span><text:span text:style-name="T1">Ерунда! Там стоит запрет только для пони. На приматах Луна экспериментировать не запрещала</text:span><text:span text:style-name="T62">.</text:span></text:p>
      <text:p text:style-name="P71"/>
      <text:p text:style-name="P71">…</text:p>
      <text:p text:style-name="P71"/>
      <text:p text:style-name="P71">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71">«<text:span text:style-name="T58">Чужестранец-примат разбил сердце нашей обожаемой Селестии! Двор в отчаянии </text:span><text:span text:style-name="T39">— </text:span><text:span text:style-name="T5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71">Папарацци хреновы!</text:p>
      <text:p text:style-name="P71">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71"><text:span text:style-name="T35">– </text:span>Привет, Эй-Джей! У тебя проблемы?</text:p>
      <text:p text:style-name="P71"><text:span text:style-name="T35">– </text:span>Привет, сахарок. <text:span text:style-name="T35">– </text:span>озабоченно поприветствовала меня пони. <text:span text:style-name="T35">–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71">Жеребец хихикнул в сторону, прикрывшись копытом. Эпплджек обернулась на звук, и он моментально принял отсутствующее выражение, жуя травинку.</text:p>
      <text:p text:style-name="P71"><text:span text:style-name="T35">– </text:span>А ты, Маки, вместо того, чтоб хихикать, лучше б тележку починил! Уже полдень! Не успеем распродать яблоки <text:span text:style-name="T35">— </text:span>придётся домой везти. И можешь быть уверен, бабуля тя за это по головке не погладит!</text:p>
      <text:p text:style-name="P71">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71"><text:span text:style-name="T35">– </text:span>Думаю, я могу починить телегу. Только больших нагрузок эта ось уже не выдержит. Но до фермы худо-бедно доедете.</text:p>
      <text:p text:style-name="P71">Эпплджек с сомнением посмотрела на меня.</text:p>
      <text:p text:style-name="P71"><text:span text:style-name="T35">– </text:span>Хошь сказать, ты в Кантерлоте у Селестии под крылышком телеги чинил? Или Рэр сбрехала про Селестию?</text:p>
      <text:p text:style-name="P71">Я мысленно ругнулся на языкатую единорожку и молча достал пенал с инструментами.</text:p>
      <text:p text:style-name="P71"/>
      <text:p text:style-name="P71">…</text:p>
      <text:p text:style-name="P71"/>
      <text:p text:style-name="P71">Собрав инструмент, я потолкал тележку назад-вперёд.</text:p>
      <text:p text:style-name="P71"><text:span text:style-name="T35">– Г</text:span>отово. Принимай работу, хозяйка!</text:p>
      <text:p text:style-name="P71">Эпплджек стиснула меня в сокрушающих объятиях.</text:p>
      <text:p text:style-name="P71"><text:soft-page-break/><text:span text:style-name="T35">–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71">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71"><text:span text:style-name="T35">– </text:span>Этой... Бери... Сам делал... Ток не говори никому, лады?</text:p>
      <text:p text:style-name="P71">Я сунул флягу за пазуху. Биг Мак молниеносно накрыл дерюгой подсумок и через мгновение за телегу заглянула Эпплджек.</text:p>
      <text:p text:style-name="P71"><text:span text:style-name="T35">– </text:span>Чегой-то вы тут скрытничаете, а?</text:p>
      <text:p text:style-name="P71">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71"><text:span text:style-name="T35">– </text:span>Бери, сахарок. Для тебя <text:span text:style-name="T35">— </text:span>самые <text:span text:style-name="T35">о</text:span>тборные. И помни: в «Сладком яблочке» тебе всегда будут рады!</text:p>
      <text:p text:style-name="P71">Телега с яблоками укатилась по направлению к рынку. Я проводил её глазами, чувствуя голод и удовлетворение от сделанной работы <text:span text:style-name="T40">— </text:span><text:span text:style-name="T99">именно в такой последовательности.</text:span></text:p>
      <text:p text:style-name="P71">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40">— </text:span><text:span text:style-name="T99">объявляла вывеска.</text:span></text:p>
      <text:p text:style-name="P71">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71"><text:span text:style-name="T35">– </text:span>Свободно? <text:span text:style-name="T35">– </text:span>спросил я у единственной пони, сидящей за столиком.</text:p>
      <text:p text:style-name="P71"><text:span text:style-name="T35">– </text:span>Да-да, конечно. <text:span text:style-name="T35">–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71"><text:span text:style-name="T35">– <text:s/></text:span>Пирог с грибами, яишницу и чизкейк<text:span text:style-name="T35"> – </text:span>сообщил я подошедшей официантке.</text:p>
      <text:p text:style-name="P71"><text:span text:style-name="T35">– </text:span>Советую выбрать салат «по-Кантерлотски». <text:span text:style-name="T35">– </text:span>так же убито пробормотала моя соседка по столу. <text:span text:style-name="T35">– </text:span>Очень вкусно. Копыта оближешь. И мягкий к тому же.</text:p>
      <text:p text:style-name="P71"><text:span text:style-name="T35">– </text:span>И салат «по-Кантерлотски».</text:p>
      <text:p text:style-name="P76">Пока я ел, пони мрачно смотрела на меня, положив голову на стол. Мне стало неловко от её тяжёлого взгляда и я попытался завести разговор.</text:p>
      <text:p text:style-name="P76"><text:span text:style-name="T35">– </text:span>Вы, наверное, ждёте кого-то?</text:p>
      <text:p text:style-name="P76"><text:span text:style-name="T35">– </text:span>Неа.</text:p>
      <text:p text:style-name="P76"><text:span text:style-name="T35">– </text:span>Просто обедаете?</text:p>
      <text:p text:style-name="P76"><text:span text:style-name="T35">– </text:span>Неа.</text:p>
      <text:p text:style-name="P76"><text:span text:style-name="T35">– </text:span>Просто сидите и мрачно смотрите на меня?</text:p>
      <text:p text:style-name="P76"><text:span text:style-name="T35">– </text:span>Неа.</text:p>
      <text:p text:style-name="P76">Хм, а эта пони не из разговорчивых. Ну ладно.</text:p>
      <text:p text:style-name="P76"><text:span text:style-name="T35">– </text:span>А что же вы делаете?</text:p>
      <text:p text:style-name="P76"><text:span text:style-name="T35">– </text:span>Веселюсь. <text:span text:style-name="T35">– </text:span>мрачно заявила пони.</text:p>
      <text:p text:style-name="P76"><text:span text:style-name="T35">– </text:span>Если я вас достал, то так и скажите. Извините.</text:p>
      <text:p text:style-name="P76"><text:soft-page-break/>Я продолжил есть молча.</text:p>
      <text:p text:style-name="P76">Неожиданно пони улыбнулась и подмигнула мне. Её сморщенная мордочка разгладилась и стала весьма милой.</text:p>
      <text:p text:style-name="P76"><text:span text:style-name="T35">– </text:span>Привет, Анон!</text:p>
      <text:p text:style-name="P76">Вот дискорд! То есть, чёрт! Обитатели этого городка в который раз поражали меня своей проницательностью. У меня на лбу написано, что ли?!</text:p>
      <text:p text:style-name="P76"><text:span text:style-name="T35">– </text:span>Мы с вами раньше встречались?</text:p>
      <text:p text:style-name="P76"><text:span text:style-name="T35">– </text:span>Неа! <text:span text:style-name="T35">– </text:span>пони улыбалась уже широкой улыбкой от уха и до уха. <text:span text:style-name="T35">– </text:span>Это моя пинки-чуйка! Она вернулась!! И поэтому я знаю, что тебя зовут Макс, и ты программист, и тебе <text:span text:style-name="T5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76">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76"><text:span text:style-name="T35">– </text:span>Оставь, Салвер.<text:span text:style-name="T35"> </text:span>Ему за счёт заведения.</text:p>
      <text:p text:style-name="P71"><text:span text:style-name="T35">– </text:span>Ясно, мисс Пинки. <text:span text:style-name="T35">– </text:span>официантка кивнула и ушла.</text:p>
      <text:p text:style-name="P71"><text:span text:style-name="T35">– Ч</text:span>его-о-о?<text:span text:style-name="T35"> </text:span>Так это твой бар?</text:p>
      <text:p text:style-name="P71"><text:span text:style-name="T35">– </text:span>Агась. <text:span text:style-name="T35">– </text:span>поняха пожала плечами. <text:span text:style-name="T35">– </text:span>Надо же мне было чем-то заниматься после увольнения от Кейков<text:span text:style-name="T35">?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35">– </text:span>Пинки понизила голос до шёпота, <text:span text:style-name="T35">– </text:span>мне приснилось, что я готовила кексики из пони! Я готовила кексики из своей лучшей подруги Рэйнбоу Дэш!! Я разрезала её на мелкие кусочки!!!</text:p>
      <text:p text:style-name="P71">Говоря это, кобылка оттянула передними копытами нижние веки, став похожей на маньяка.</text:p>
      <text:p text:style-name="P71"><text:span text:style-name="T35">– </text:span>Тихо-тихо. <text:span text:style-name="T35">– </text:span>я оглянулся на посетителей. Шёпот Пинки, наверное, был слышен даже на улице. <text:span text:style-name="T35">– </text:span>Не вспоминай опять. Давай лучше выпьем на брудершафт. За знакомство.</text:p>
      <text:p text:style-name="P71"><text:span text:style-name="T35">– </text:span>Агась! <text:span text:style-name="T35">– </text:span>кивнула пони, придвигая ко мне бутылку. <text:span text:style-name="T35">– </text:span>Хотя ты и так уже знаком со мной, глупенький человек, я не прочь, чтобы ты познакомился со мной ещё раз!</text:p>
      <text:p text:style-name="P71">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71"><text:span text:style-name="T35">– </text:span>У меня есть идея получше. <text:span text:style-name="T35">– </text:span>на свет показалась фляга Большого Макинтоша.</text:p>
      <text:p text:style-name="P71"><text:span text:style-name="T35">– </text:span>Ух ты-ы-ы! <text:span text:style-name="T35">– </text:span>Пинки понюхала горлышко. <text:span text:style-name="T35">–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71"><text:span text:style-name="T35">– </text:span>Починил телегу. Только молчок про самогон, раз уж ты в курсе. <text:span text:style-name="T35">– </text:span>я разлил сидр по чашкам.</text:p>
      <text:p text:style-name="P71"><text:span text:style-name="T35">– </text:span>Да ты что?! Чтоб я выболтала главную тайну Биг Мака, про которую не знают целых две пони в Понивилле? За кого ты меня принимаешь? <text:span text:style-name="T35">–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71"><text:s/>Сидр Биг Мака на вкус был безобидным, чуть забродившим яблочным соком. Я выпил полную чашку и заявил Пинки:</text:p>
      <text:p text:style-name="P71"><text:span text:style-name="T35">– </text:span>Эт-то ты наззваешь ссуфер-ддуфер-ссильн...?</text:p>
      <text:p text:style-name="P71">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71"><text:soft-page-break/><text:span text:style-name="T35">– У </text:span>тебя такая смешная мордочка! <text:span text:style-name="T35">– </text:span>захихикали Пинки, покачиваясь. <text:span text:style-name="T35">– </text:span>Как будто ты <text:span text:style-name="T99">подкову </text:span>в пироге обнаружил. Или Селестию в ванной.</text:p>
      <text:p text:style-name="P71">Это сравнение пробудило во мне полузабытое воспоминание.</text:p>
      <text:p text:style-name="P71"><text:span text:style-name="T35">– </text:span>Эммм... Скажи-ка мне, мой друг П-п-пинки... Легенда про фаэри <text:span text:style-name="T40">— </text:span><text:span text:style-name="T99">эт правда?</text:span></text:p>
      <text:p text:style-name="P71"><text:span text:style-name="T40">– </text:span><text:span text:style-name="T99">Какая из? Их много, вообще-то. Ик!</text:span></text:p>
      <text:p text:style-name="P71"><text:span text:style-name="T40">– </text:span><text:span text:style-name="T99">Про принцесс. Про то, что они фаэри, спустившиеся с неба во плоти, чтоб помогать пони управлять Эквестрией?</text:span></text:p>
      <text:p text:style-name="P71"><text:span text:style-name="T40">– </text:span><text:span text:style-name="T99">Макс, </text:span><text:span text:style-name="T40">– </text:span><text:span text:style-name="T99">захихикала Пинки, взъерошив копытами розовые кудряшки и попытавшись соорудить из них бороду, </text:span><text:span text:style-name="T40">– </text:span><text:span text:style-name="T9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71"><text:span text:style-name="T40">– </text:span><text:span text:style-name="T99">Да так. Всё думаю, насколько это одиноко — быть бессмертной в мире смертных. Когда сам никого не любишь, и тебя никто не любит...</text:span></text:p>
      <text:p text:style-name="P71"><text:span text:style-name="T40">– </text:span><text:span text:style-name="T99">Ты что-о-о! Нельзя любить фаэри! Она похитит твоё сердце, и ты будешь искать её, пока не... </text:span><text:span text:style-name="T40">– </text:span><text:span text:style-name="T99">Пинки погрузилась в так и не съеденный салат «по-Кантерлотски» и захрапела.</text:span></text:p>
      <text:p text:style-name="P71"><text:span text:style-name="T40">– </text:span><text:span text:style-name="T99">Пока не умру?</text:span></text:p>
      <text:p text:style-name="P71"><text:span text:style-name="T40">– </text:span><text:span text:style-name="T99">Нет, глупенький, </text:span><text:span text:style-name="T40">– </text:span><text:span text:style-name="T99">пробулькала Пинки из миски. </text:span><text:span text:style-name="T40">– </text:span><text:span text:style-name="T99">Пока не найдёшь.</text:span></text:p>
      <text:p text:style-name="P77">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77">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77">Холодок незаметно прокрался мне в душу и прояснил мозги. Я кинул взгляд на часы на стене. Было без десяти шесть.</text:p>
      <text:p text:style-name="P77">Бля!</text:p>
      <text:p text:style-name="P77">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35">–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77">БАМММ!!!</text:p>
      <text:p text:style-name="P77">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77"><text:span text:style-name="T35">– </text:span>Судя по тому, как ты стремительно сбежал от меня не попрощавшись, у тебя проблемы. <text:span text:style-name="T35">– </text:span>заметила с укором кобылка.</text:p>
      <text:p text:style-name="P77"><text:span text:style-name="T35">– </text:span>Пинки, <text:span text:style-name="T35">– </text:span>несчастным голосом сообщил я ей. <text:span text:style-name="T35">– </text:span>Если я до шести не окажусь дома, проблемы будут у одной маленькой пони. Очень большие проблемы.</text:p>
      <text:p text:style-name="P77"><text:span text:style-name="T35">– </text:span>Хм. <text:span text:style-name="T35">– </text:span>кобылка через окно посмотрела на часы в баре. <text:span text:style-name="T35">– </text:span>Тогда нам надо поторопиться! У нас есть шесть минут!</text:p>
      <text:p text:style-name="P77"><text:span text:style-name="T35">– </text:span>У нас?</text:p>
      <text:p text:style-name="P77"><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77">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77">Но недостаточное.</text:p>
      <text:p text:style-name="P77">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77"><text:span text:style-name="T35">– </text:span>Стооой! <text:span text:style-name="T35">– </text:span>заорал я. <text:span text:style-name="T35">– </text:span>Выпрыгивай из бочки!!!</text:p>
      <text:p text:style-name="P77">Кобылка-пилот улыбнулась и постукала копытцем по шлему, показывая, что не слышит меня.</text:p>
      <text:p text:style-name="P77"><text:span text:style-name="T35">– </text:span>Выпрыгивааа... <text:span text:style-name="T35">– </text:span>мой крик утонул в рёве рвущихся фейерверков.</text:p>
      <text:p text:style-name="P77">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77">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77"><text:span text:style-name="T35">– </text:span>Эммм... Уже можно открывать? <text:span text:style-name="T35">– л</text:span>имонная поняшка отняла копыта от висков и открыла глаза. <text:span text:style-name="T35">– </text:span>Ух ты-ы-ы! Он всамделишную работает! Слышь, Свити, ускоритель Скуталу сработал!</text:p>
      <text:p text:style-name="P77">Поняшка ткнула в бок белоснежную пони-единорога. Та раскрыла глаза и осмотрелась.</text:p>
      <text:p text:style-name="P77"><text:span text:style-name="T35">– </text:span>Смотри, вот те и ответ на вопрос, куда деваются пони!</text:p>
      <text:p text:style-name="P77"><text:span text:style-name="T35">– </text:span>Где? <text:span text:style-name="T35">– </text:span>единорожка начала оглядываться.</text:p>
      <text:p text:style-name="P77"><text:span text:style-name="T35">– </text:span>Да ты не туда, ты сюда смотри! Вишь, прямо перед тобой! <text:span text:style-name="T35">– </text:span>жёлтая ткнула копытом прямо в меня. <text:span text:style-name="T35">–</text:span> Вот! Его тут до икс-пи-ри-мен-та не было. А терь он есть! Значит, это и есть ответ! Смекаешь?</text:p>
      <text:p text:style-name="P77"><text:span text:style-name="T35">– </text:span>И что? Я всё равно не пойму, куда пони деваются? И куда пропала Скуталу?</text:p>
      <text:p text:style-name="P77"><text:span text:style-name="T35">– Я </text:span>их ем. <text:span text:style-name="T35">– </text:span>зверски ухмыльнувшись, сообщил я поняшам. <text:span text:style-name="T35">– </text:span>Мне нравятся пони. Особенно я люблю непослушных жеребят.</text:p>
      <text:p text:style-name="P77">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77"><text:soft-page-break/></text:p>
      <text:p text:style-name="P78">***<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71"/>
      <text:p text:style-name="P88">Приветствую тебя, мой маленький человек!</text:p>
      <text:p text:style-name="P88">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88">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35">— </text:span>забавного, не вполне нормального единорога, считающего себя то человеком, то аликорном.<text:span text:style-name="T35">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35">—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35">— </text:span>ключ к разгадке тайны исчезновения пони.</text:p>
      <text:p text:style-name="P88"><text:span text:style-name="T35">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22">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91">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88">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88">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88">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35">— </text:span>прорехи в ткани действительности появились и в реальном мире.</text:p>
      <text:p text:style-name="P88">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35">— </text:span>компания алмазных псов, производящая рубиновые резонаторы для ускорителей <text:span text:style-name="T35">—</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35">— </text:span>в Эквестрии больше нет производства магических ускорителей.</text:p>
      <text:p text:style-name="P88">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88">Макс, мне крайне неудобно подгонять тебя.<text:span text:style-name="T35">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35">—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88">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88">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88">«<text:span text:style-name="T35">P.S. Н</text:span>е гневите мироздание воровством! <text:span text:style-name="T58">Обмен рулит</text:span>!»</text:p>
      <text:p text:style-name="P88">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35">—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88">До встречи, мой маленький человек! Крепко обнимаю <text:span text:style-name="T35">— </text:span>если ты уже не сердишься на меня <text:span text:style-name="T35">—</text:span> или просто кладу рог тебе на плечо в противном случае.</text:p>
      <text:p text:style-name="P88"/>
      <text:p text:style-name="P67">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67"/>
      <text:p text:style-name="P67">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86"/>
      <text:h text:style-name="Heading_20_2" text:outline-level="2">13. Мэйнхэттен</text:h>
      <text:p text:style-name="P110">ZZ Top – Gimme all your lovin</text:p>
      <text:p text:style-name="P110">Mothley Crue – Kick Start My Heart</text:p>
      <text:p text:style-name="P77"><text:soft-page-break/><text:span text:style-name="T35">– </text:span>Попробуй ещё раз. Может, сбой соединения.</text:p>
      <text:p text:style-name="P77">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77"><text:span text:style-name="T35">– </text:span>Не отсылается. Глюк какой-то.</text:p>
      <text:p text:style-name="P77">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35">«connection timeout». </text:span>А с особенностями понячьей бюрократии я уже немного ознакомился: было бы легче уговорить Селли нарисовать солнцем «<text:span text:style-name="T35">х#й</text:span>» на небе, чем заставить пони-чинушу поступиться хотя бы запятой в должностных инструкциях.</text:p>
      <text:p text:style-name="P77"><text:span text:style-name="T35">– </text:span>Может, она заснула? <text:span text:style-name="T35">– </text:span>Твайлайт ходила кругами по периметру библиотеки. <text:span text:style-name="T35">– </text:span>Ты говорил, она в последнее время выглядит невыспавшейся.</text:p>
      <text:p text:style-name="P77"><text:span text:style-name="T35">– А </text:span>я думаю, это её критические дни или какая-нибудь другая подобная фигня мешает. <text:span text:style-name="T35">– </text:span>вклинилась радужногривая пегаска. <text:span text:style-name="T35">–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77"/>
      <text:p text:style-name="P78">***</text:p>
      <text:p text:style-name="P77"/>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77"><text:span text:style-name="T35">– </text:span>Это неправильно! <text:span text:style-name="T35">– </text:span>заявила Рэйнбоу Дэш, отвернувшись от окна.</text:p>
      <text:p text:style-name="P77"><text:span text:style-name="T35">– </text:span>Ну да, я тоже так считаю. <text:span text:style-name="T35">– </text:span>откликнулся я. <text:span text:style-name="T35">– </text:span>Тащиться через полстраны только из-за неправильно составленной бумажки!</text:p>
      <text:p text:style-name="P77"><text:span text:style-name="T35">– </text:span>Да я не про то! <text:span text:style-name="T35">– </text:span>отмахнулась пегаска. <text:span text:style-name="T35">– </text:span>Посмотри на поле.</text:p>
      <text:p text:style-name="P77"><text:span text:style-name="T35">– </text:span>И что? Поле как поле.</text:p>
      <text:p text:style-name="P77"><text:span text:style-name="T35">– </text:span>Оно не убрано. <text:span text:style-name="T35">– </text:span>мрачно ответила пегаска. <text:span text:style-name="T35">– </text:span>Ужас, сколько кукурузы пропадает!</text:p>
      <text:p text:style-name="P77">Я присмотрелся получше и указал ей на очередной городок, проносящийся за окном.</text:p>
      <text:p text:style-name="P77"><text:span text:style-name="T35">– </text:span>У самого посёлка поля убраны. Наверняка дойдёт дело и до остальных.</text:p>
      <text:p text:style-name="P77"><text:span text:style-name="T35">– </text:span>Не дойдёт. <text:span text:style-name="T35">– </text:span>Рэйнбоу Дэш уставилась в карты, сморщила нос и побила мою шестёрку валетом. <text:span text:style-name="T35">–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77">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77"><text:span text:style-name="T35">– </text:span>Спасибо, но от пинкиных плюшек у меня фланки округляются.</text:p>
      <text:p text:style-name="P77"><text:span text:style-name="T35">– </text:span>Да ладно тебе, Рэйнбоу Дэш! От одной не округлятся.</text:p>
      <text:p text:style-name="P77"><text:span text:style-name="T35">– </text:span>От одной —<text:span text:style-name="T35"> </text:span>нет. Но я ж на одной не остановлюсь... И вот что. Зови меня Дэш! А то и мне придётся звать тебя полным именем, а я этого не выношу. <text:span text:style-name="T35">– </text:span>Пегаска взяла карту и нахмурилась. <text:span text:style-name="T35">– </text:span>Да что ж такое, какого сена! Одни валеты идут!</text:p>
      <text:p text:style-name="P77">За окном несколько пони работали на поле. Что-то странное было в их деятельности.<text:span text:style-name="T35"> </text:span>Как будто…</text:p>
      <text:p text:style-name="P77"><text:soft-page-break/><text:span text:style-name="T35">– О</text:span>но и понятно, что поля не убраны. Откуда ж им быть убранными, когда на двух работающих пони целая толпа бездельников!</text:p>
      <text:p text:style-name="P77">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77"><text:span text:style-name="T35">– </text:span>Они паслись… Ты можешь себе представить? Макс! Они ПАСЛИСЬ! Ели траву, как какие-то дикари! Фигня какая-то…</text:p>
      <text:p text:style-name="P77">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77">…</text:p>
      <text:p text:style-name="P77">ВЖИИИИИИИИИ!!!</text:p>
      <text:p text:style-name="P77">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77"><text:span text:style-name="T35">– </text:span>Что за…?</text:p>
      <text:p text:style-name="P15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77"><text:span text:style-name="T35">– </text:span>Леди и джентльпони! Просьба не паниковать! Поезд дальше не идёт: впереди провал! <text:span text:style-name="T35">– </text:span>крикнул проводник.</text:p>
      <text:p text:style-name="P77"><text:span text:style-name="T35">– </text:span>Какой ещё, в дышло, провал? Я проезжал тут два дня назад!</text:p>
      <text:p text:style-name="P77"><text:span text:style-name="T35">– </text:span>Безобразие! Верните мне деньги за билет!</text:p>
      <text:p text:style-name="P77"><text:span text:style-name="T35">– </text:span>Как вы смеете! Я опоздаю в порт! <text:s/><text:span text:style-name="T35">– </text:span>послышались выкрики в толпе.</text:p>
      <text:p text:style-name="P77">Проводник — седой земнопони стального цвета — поставил фонарь на пол и вытер со лба пот.</text:p>
      <text:p text:style-name="P77"><text:span text:style-name="T35">–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77">Я осторожно подошёл к краю и глянул вниз. </text:p>
      <text:p text:style-name="P77">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77"><text:span text:style-name="T35">– </text:span>Эта дыра фиг знает на сколько длится! <text:span text:style-name="T35">– </text:span>заявила Дэш, выныривая из темноты. <text:span text:style-name="T35">–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77">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77"><text:span text:style-name="T35">– </text:span>Дэш, нам надо на ту сторону.</text:p>
      <text:p text:style-name="P77"><text:span text:style-name="T35">– </text:span>Нет проблем. Я могу тебя перенести.</text:p>
      <text:p text:style-name="P77">Я с сомнением посмотрел на пегаску. Дэш в холке была мне по пояс.</text:p>
      <text:p text:style-name="P77"><text:span text:style-name="T35">– </text:span>Ты точно в этом уверена?</text:p>
      <text:p text:style-name="P77"><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77"><text:span text:style-name="T35">– </text:span>Почти. На восемьдесят процентов. Тут какой-то воздух разрежённый, мне трудно удерживать тебя. <text:span text:style-name="T35">– </text:span>пожаловалась пегаска. <text:span text:style-name="T35">– </text:span><text:s/>Хотя раньше я и побольше вес подымала, честно!</text:p>
      <text:p text:style-name="P77">Мля.</text:p>
      <text:p text:style-name="P77"><text:span text:style-name="T35">–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77">Пегаска почесала затылок и заметила.</text:p>
      <text:p text:style-name="P77"><text:span text:style-name="T35">– </text:span>В таком случае мы друг-другу сниться будем. Потому что в этих двадцати процентах я тоже гробанусь. Не думаешь же ты, что я тебя брошу?</text:p>
      <text:p text:style-name="P77">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77">А что, это идея! Если «мостик» из висящих рельсов выдержал её, то выдержит и меня —<text:span text:style-name="T35"> </text:span>я уже давно заметил, что пони по весу были не легче, а то и тяжелее меня. Я поплевал на руки и сбросил рюкзак.</text:p>
      <text:p text:style-name="P77">…</text:p>
      <text:p text:style-name="P77">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77">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35">– </text:span>двенадцать метров вперёд. Вот, переползу через стык <text:span text:style-name="T35">–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77">Разумеется, я посмотрел вниз.</text:p>
      <text:p text:style-name="P77">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77">…</text:p>
      <text:p text:style-name="P77">Я валялся на насыпи и трясся как в лихорадке. От пережитого шока меня тошнило. Ёбаная Селестия!</text:p>
      <text:p text:style-name="P77"><text:span text:style-name="T35">– </text:span>Ты как, в порядке? Макс? <text:span text:style-name="T35">– п</text:span>егаска озабоченно потрогала меня за плечо. <text:span text:style-name="T35">– </text:span>В чём дело? Как ты себя чувствуешь?</text:p>
      <text:p text:style-name="P77">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77"><text:span text:style-name="T35">– </text:span>Я чувствую, что только что упустил отличную возможность отлить на вселенную!</text:p>
      <text:p text:style-name="P77"><text:soft-page-break/></text:p>
      <text:p text:style-name="P78">***</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35">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77"><text:span text:style-name="T35">– </text:span>Павильон закрыт! Вы опоздали на две недели. <text:span text:style-name="T35">– </text:span>проворчал рыжий земнопони в фуражке и попытался захлопнуть дверь. Я вставил в проём ботинок и развернул перед его носом мандат.</text:p>
      <text:p text:style-name="P89">«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79">Принцесса Селестия Эквестрийская, Дневная Глава Диархии, Непобедимое Солнце, Защитница Кантерлота, Страж Эверфри и прочая и прочая...» </text:span><text:span text:style-name="T73">– </text:span><text:span text:style-name="T77">прочитал охранник, близоруко щурясь.</text:span></text:p>
      <text:p text:style-name="P77"><text:span text:style-name="T35">– </text:span>Удостоверение личности предъявлять? <text:span text:style-name="T35">– </text:span>осведомился я.</text:p>
      <text:p text:style-name="P77"><text:span text:style-name="T35">– </text:span>Ч-ч-человеку М-м-максу? <text:span text:style-name="T35">– </text:span>заикаясь, переспросил охранник. Он присмотрелся ко мне получше и изо всех сил опустил копыто мне на ботинок.</text:p>
      <text:p text:style-name="P77">Бляяя!!! Ах ты ж!!!</text:p>
      <text:p text:style-name="P77">Хлопнула освобождённая дверь, изнутри клацнула щеколда.</text:p>
      <text:p text:style-name="P77"><text:span text:style-name="T35">– </text:span>Нет, ты видела? Он мне чуть пальцы не размозжил, с-с-скотина!!! <text:span text:style-name="T35">– </text:span>заорал я, прыгая на одной ноге. <text:span text:style-name="T35">– </text:span>Вызывай полицию, пока я этого мудака не прибил нахрен!</text:p>
      <text:p text:style-name="P77">Дэш, ни слова не говоря, прислонила ухо к двери.</text:p>
      <text:p text:style-name="P77"><text:span text:style-name="T35">– </text:span>Будешь смеяться, но именно этим он и занят. Вызывает полицию по телефону. <text:span text:style-name="T35">– </text:span>сообщила пегаска.</text:p>
      <text:p text:style-name="P77"><text:span text:style-name="T35">– </text:span>Ха-ха-ха! Очень смешно, сейчас животик надорву! <text:span text:style-name="T35">– </text:span>съязвил я. <text:span text:style-name="T35">– </text:span>Тем лучше, нам даже напрягаться не надо. Подождём полицию и скрутим этого маньяка!</text:p>
      <text:p text:style-name="P77">Пегаска продолжала слушать. Потом глаза её округлились от удивления.</text:p>
      <text:p text:style-name="P77"><text:span text:style-name="T35">– </text:span>Оп-па! <text:span text:style-name="T35">– </text:span>пегаска оторвала ухо от двери. <text:span text:style-name="T35">– </text:span>Макс, кажись, у нас проблемы. Надо сваливать отсюда. Долго объяснять. Из того, что я поняла, копы будут не на нашей стороне.</text:p>
      <text:p text:style-name="P77">Ну охренеть! Я что, нанёс моральную травму охраннику своим видом? Добро пожаловать в Эквестрию, страну дружбы и пони!</text:p>
      <text:p text:style-name="P77"><text:span text:style-name="T35">– </text:span>Сколько у нас времени?</text:p>
      <text:p text:style-name="P77">Дэш почесала в затылке.</text:p>
      <text:p text:style-name="P77"><text:soft-page-break/><text:span text:style-name="T35">–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35">– </text:span>двадцать минут у нас есть.</text:p>
      <text:p text:style-name="P77">Я с наслаждением захреначил ногой в стеклянную дверь павильона. Осколки стекла брызнули во все стороны.</text:p>
      <text:p text:style-name="P77"><text:span text:style-name="T35">– </text:span>Тогда давай сначала обыщем контору. Если уж полиция всё равно едет сюда, так пусть у них хотя бы будет повод!</text:p>
      <text:p text:style-name="P77"/>
      <text:p text:style-name="P78">***</text:p>
      <text:p text:style-name="P77"/>
      <text:p text:style-name="P77">Разумеется, полиция приехала, как только мы обнаружили эти чёртовы резонаторы — иначе ж и быть не могло!</text:p>
      <text:p text:style-name="P77"/>
      <text:p text:style-name="P77">…</text:p>
      <text:p text:style-name="P77"/>
      <text:p text:style-name="P77">Я рубил пожарным топором тяжёлую директорскую дверь с табличкой «<text:span text:style-name="T35">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77"><text:span text:style-name="T35">– “</text:span>Портативный магоэнергетический ускоритель «<text:span text:style-name="T35">Psyntel Rari2+ DDR</text:span>»,<text:span text:style-name="T35"> </text:span>демо-прототип<text:span text:style-name="T35">” – </text:span>прочитал я на бирке. <text:span text:style-name="T35">– </text:span>Оно!</text:p>
      <text:p text:style-name="P77">Снаружи послышался вой сирены и цокот множества копыт.</text:p>
      <text:p text:style-name="P77"><text:span text:style-name="T35">–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77">Пиздец! Мы с Дэш переглянулись.</text:p>
      <text:p text:style-name="P77"><text:span text:style-name="T35">– </text:span>Это твои двадцать минут? <text:span text:style-name="T35">– </text:span>возмутился я. <text:span text:style-name="T35">– </text:span>Да ещё и десяти не прошло!</text:p>
      <text:p text:style-name="P77">Дэш вымучено скривилась.</text:p>
      <text:p text:style-name="P77"><text:span text:style-name="T35">– П</text:span>римат Макс, здание окружено! Мы знаем, что ты внутри! Выходи добровольно, или будешь взят силой! <text:span text:style-name="T35">– </text:span>загремел усиленный мегафоном голос.</text:p>
      <text:p text:style-name="P77">Я разбил топором стеклянные дверцы прибора и вытащил рубины.</text:p>
      <text:p text:style-name="P77"><text:span text:style-name="T35">–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77">Пегаска отрицательно помотала головой.</text:p>
      <text:p text:style-name="P77"><text:span text:style-name="T35">– </text:span>Ну уж фигушки. Я тебя тут не оставлю.</text:p>
      <text:p text:style-name="P77"><text:span text:style-name="T35">– </text:span>Дэш! <text:span text:style-name="T35">– </text:span>взмолился я. <text:span text:style-name="T35">– </text:span>Сейчас не время геройствовать! Нам нужно добыть резонаторы! Ничего со мной не случится, посижу пару деньков в КПЗ и выйду как новенький!</text:p>
      <text:p text:style-name="P77"><text:span text:style-name="T35">– Н</text:span>е тупи! <text:span text:style-name="T35">– </text:span>упрямо мотнула головой пегаска. <text:span text:style-name="T35">– </text:span>Всё изменилось. Никто тебя не вытащит.</text:p>
      <text:p text:style-name="P77">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77"><text:soft-page-break/><text:span text:style-name="T35">– </text:span>Быстро за мной! <text:span text:style-name="T35">– </text:span>скомандовала пегаска, помчавшись к лестнице в офисные этажи.</text:p>
      <text:p text:style-name="P77">Я припустил было за ней, потом вернулся и поднял над головой раскуроченный ускоритель.</text:p>
      <text:p text:style-name="P77"><text:span text:style-name="T35">– Ю-</text:span>хууу<text:span text:style-name="T35">!!!</text:span></text:p>
      <text:p text:style-name="P77">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77">На последнем этаже пегаска стояла в коридоре, с сомнением обозревая ряд дверей.</text:p>
      <text:p text:style-name="P77"><text:span text:style-name="T35">– </text:span>Где-то тут должна быть дверь на крышу. Не могли же они залазить туда по пожарной лестнице?</text:p>
      <text:p text:style-name="P77">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35"> </text:span></text:p>
      <text:p text:style-name="P77">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77"><text:span text:style-name="T35">– </text:span>Макс, подвинься!</text:p>
      <text:p text:style-name="P77">Пегаска оттеснила меня крупом и повернулась к двери задом.</text:p>
      <text:p text:style-name="P77"><text:span text:style-name="T35">– </text:span>Ю-хууу!</text:p>
      <text:p text:style-name="P77">БАБАХ!!!</text:p>
      <text:p text:style-name="P77">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77"><text:span text:style-name="T35">– </text:span>Ты чего на меня так уставился? <text:span text:style-name="T35">– </text:span>подозрительно спросила пегаска.</text:p>
      <text:p text:style-name="P77"><text:span text:style-name="T35">– </text:span>Да так… Не ожидал, что ты такая…</text:p>
      <text:p text:style-name="P77"><text:span text:style-name="T35">– </text:span>Офигенски сильная? <text:span text:style-name="T35">– </text:span>зарделась Дэш. <text:span text:style-name="T35">– Е</text:span>сли честно, по удару задом Эпплджек меня уделает. Но больше никто в Понивилле!</text:p>
      <text:p text:style-name="P77">С лестницы донёсся топот копыт, в конце коридора появились пони-полицейские.</text:p>
      <text:p text:style-name="P77">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77"><text:span text:style-name="T35">– </text:span>Ну вот, теперь действуй! — я положил рубины в кошелёк, повесил его пегаске на шею и вдруг, сам для себя неожиданно, обнял её худенькое тельце. <text:span text:style-name="T35">–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77">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77"><text:span text:style-name="T35">– </text:span>Ты! Не! По! Нял! Те! Бе! Не! Льзя! Тут! Ос! Та! ВАТЬСЯ!!! <text:span text:style-name="T35">– </text:span>мощный толчок изнутри катапультировал её с люка.</text:p>
      <text:p text:style-name="P77">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77">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77"><text:soft-page-break/><text:span text:style-name="T35">– </text:span>Ты чего делаешь??! Пипец, мы же упадём! Ты ж не удержишь!..</text:p>
      <text:p text:style-name="P77">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77">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77">Некоторое время было тихо. Потом хлопнули ставни и чей-то сонный голос недовольно пробормотал:</text:p>
      <text:p text:style-name="P77"><text:span text:style-name="T35">– </text:span>Кто мешает нам спать после тяжкого выступления?</text:p>
      <text:p text:style-name="P77">Я осторожно выглянул из куста.</text:p>
      <text:p text:style-name="P77">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77">Птицы и цикады продолжили пение, прерванное нашим вторжением. </text:p>
      <text:p text:style-name="P77">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77"><text:span text:style-name="T35">– </text:span>Так вот кто тревожит наш сон!</text:p>
      <text:p text:style-name="P77">Дверь дома приоткрылась. Стало видно, что за ней притаилась единорожка, уже спустившаяся с мансарды.</text:p>
      <text:p text:style-name="P77"><text:span text:style-name="T35">– </text:span>Так-так, посмотрим, что тут у нас. Ага. Гм. Это наверняка тот монстр-примат, о котором писали в газетах. Занятно.</text:p>
      <text:p text:style-name="P77">Я крутился в телекинетическом поле перед единорожкой как некий диковинный экспонат шоу уродцев.</text:p>
      <text:p text:style-name="P77"><text:span text:style-name="T35">– </text:span>А это у нас кто? Гмм. Пегаска. Вот так раз! Рэйнбоу Дэш! Какими судьбами?</text:p>
      <text:p text:style-name="P77"><text:span text:style-name="T35">– </text:span>ТРИКСИ! <text:span text:style-name="T35">– <text:s/></text:span>фейсхуфнула Дэш. <text:span text:style-name="T35">– </text:span>Во имя Селестии, ЧТО ты тут делаешь?!!</text:p>
      <text:p text:style-name="P77"><text:span text:style-name="T35">– </text:span>Зарабатываем себе на жизнь представлениями, как ни странно! <text:span text:style-name="T35">– </text:span>язвительно ответила единорожка. <text:span text:style-name="T35">– </text:span>А вот что ВЫ делаете в НАШЕМ саду??!</text:p>
      <text:p text:style-name="P77">Так как дипломатические таланты пегаски оставляли желать лучшего, я решил взять переговоры в свои руки.</text:p>
      <text:p text:style-name="P77"><text:span text:style-name="T35">– </text:span>Эээ. Гм. Я дико извиняюсь, мы не знали, что вы спите днём, а то бы ни за что не стали вас тревожить. Мы пролетали мимо, и я подумал...</text:p>
      <text:p text:style-name="P77"><text:span text:style-name="T35">– </text:span>Нам не интересно знать, что ты подумал. <text:span text:style-name="T35">– </text:span>единорожка зевнула. <text:span text:style-name="T35">– </text:span>Мы намерены сдать вас в полицию.</text:p>
      <text:p text:style-name="P77"><text:span text:style-name="T35">– </text:span>Трикси! Не смей! У нас мегаважное задание! Нам нужно вернуться Понивилль во что бы то ни стало! <text:span text:style-name="T35">– </text:span>пегаска извивалась изо всех сил, пытаясь выбраться из магического захвата.</text:p>
      <text:p text:style-name="P77"><text:span text:style-name="T35">– </text:span>Три раза ХА! Назови хоть одну причину, по которой нам должно быть не всё равно! <text:span text:style-name="T35">– </text:span>насмешливо сказала Трикси. <text:span text:style-name="T35">– </text:span>Только учти, долго слушать мы не собираемся. Мы ценим наш сон больше ваших заданий.</text:p>
      <text:p text:style-name="P77">Пегаска задумалась. Она обернулась на меня и мрачно спросила:</text:p>
      <text:p text:style-name="P77"><text:span text:style-name="T35">– </text:span>Ей ведь нельзя рассказывать, да?</text:p>
      <text:p text:style-name="P77"><text:soft-page-break/><text:span text:style-name="T35">– </text:span>Нельзя. <text:span text:style-name="T35">– </text:span>подтвердил я. <text:span text:style-name="T35">– </text:span>Селестия запретила. Может возникнуть паника и всё такое.</text:p>
      <text:p text:style-name="P77">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77"><text:span text:style-name="T35">– </text:span>Трикси. Если ты нас не выдашь, я готова выступать. В твоих представлениях. Кем угодно. Целый месяц! После сопровождения Макса в Понивилль…</text:p>
      <text:p text:style-name="P77"><text:span text:style-name="T35">– </text:span>ОГО!</text:p>
      <text:p text:style-name="P77">Единорожка аж уселась на крыльцо от удивления.</text:p>
      <text:p text:style-name="P77"><text:span text:style-name="T35">– </text:span>Представлем себе, ЧТО вы скрываете, если ты готова на ТАКОЕ! Признаюсь, вам удалось нас заинтересовать!</text:p>
      <text:p text:style-name="P77">Единорожка в задумчивости стала ходить по веранде туда-сюда, разговаривая сама с собой.</text:p>
      <text:p text:style-name="P77"><text:span text:style-name="T35">–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77">Единорожка встала на задние ноги и захлопала в копыта. После чего она метнулась в дом, потянув нас за собой.</text:p>
      <text:p text:style-name="P77">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77">Единорожка улеглась на диване. Мы с Дэш шмякнулись на ковёр.</text:p>
      <text:p text:style-name="P77"><text:span text:style-name="T35">– </text:span>Мы приняли решение не выдавать вас полиции в обмен на то, что вы расскажете нам о вашей секретной миссии!</text:p>
      <text:p text:style-name="P77"><text:span text:style-name="T35">– </text:span>Не пойдёт! <text:span text:style-name="T35">– </text:span>заявил я. <text:span text:style-name="T35">– </text:span>Я уже сказал, что это тайна. Мне добавить нечего.</text:p>
      <text:p text:style-name="P77"><text:span text:style-name="T35">– </text:span>Да неужели? <text:span text:style-name="T35">– </text:span>захлопала ресницами Трикси. <text:span text:style-name="T35">– </text:span>Ты хорошо подумал?</text:p>
      <text:p text:style-name="P77">Окно <text:s/>комнаты распахнулось. В комнату ворвался вой сирены. Несколько полицейских фургонов промчались мимо.</text:p>
      <text:p text:style-name="P77">Вот чёрт!!!</text:p>
      <text:p text:style-name="P77"/>
      <text:p text:style-name="P77">…</text:p>
      <text:p text:style-name="P64"/>
      <text:p text:style-name="P77"><text:span text:style-name="T35">– </text:span>Так вот, почему в последнее время представления были такими изматывающими! Утечка магии не может не волновать нас! <text:span text:style-name="T35">– </text:span>единорожка задумалась. <text:span text:style-name="T35">– </text:span>Но твой рассказ не объясняет нам, куда исчезла принцесса Селестия!</text:p>
      <text:p text:style-name="P77"><text:span text:style-name="T35">– </text:span>Так вот почему я не могу нести тебя! <text:span text:style-name="T35">– </text:span>вторила ей пегаска. <text:span text:style-name="T35">–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77"><text:span text:style-name="T35">– </text:span>Стой! Что ты там сказала о Селестии?</text:p>
      <text:p text:style-name="P77">Трикси молча левитировала мне газеты с трюмо.</text:p>
      <text:p text:style-name="P77">…</text:p>
      <text:p text:style-name="P77">Фак! Фак-фак-фак!!!</text:p>
      <text:p text:style-name="P77">«<text:span text:style-name="T58">Исчезновение дневной главы диархии: Эквестрия в панике!</text:span>» (статья двухдневной давности).</text:p>
      <text:p text:style-name="P77">«<text:span text:style-name="T58">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77"><text:soft-page-break/>«<text:span text:style-name="T5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58">Да отстаньте же вы от меня! Он сказал, что ест пони, но я этого НЕ ВИДЕЛА!!!</text:span>»).</text:p>
      <text:p text:style-name="P77">«<text:span text:style-name="T58">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77">«<text:span text:style-name="T5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77">Получается, Селестия исчезла уже когда мы садились в поезд. А когда прибыли в Фетлок, мой фейс уже красовался на плакатах <text:span text:style-name="T35">“Wanted...” .</text:span></text:p>
      <text:p text:style-name="P64"><text:span text:style-name="T35">–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64">– <text:span text:style-name="T1">ОНИ ЧТО, ШУТОК НЕ ПОНИМАЮТ?!! </text:span>– <text:span text:style-name="T1">заорал я наконец. </text:span>– <text:span text:style-name="T1">Нашли пониеда, ёбнутые пони!!!</text:span></text:p>
      <text:p text:style-name="P77"><text:span text:style-name="T35">– </text:span>Прикинь, а? <text:span text:style-name="T35">– </text:span>участливо ткнулась в меня носом Дэш. <text:span text:style-name="T35">– </text:span>Над моими приколами тоже одна я смеюсь. У<text:span text:style-name="T35"> </text:span>большинства вместо чувства юмора жир на ляжках.</text:p>
      <text:p text:style-name="P94">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77">Я зажал голову в ладонях и застонал, покачиваясь из стороны в сторону.</text:p>
      <text:p text:style-name="P77"><text:span text:style-name="T35">– </text:span>Макс? Ты в порядке?</text:p>
      <text:p text:style-name="P77">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77">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77">И вот теперь её нет. Зачем куда-то бежать, скрываться, рисковать, если смысл стараний потерян?</text:p>
      <text:p text:style-name="P86"/>
      <text:p text:style-name="P86">«…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89">– Я доведу! Обещаю!..»</text:p>
      <text:p text:style-name="P77"/>
      <text:p text:style-name="P77">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77">И у меня есть кое-какие результаты, чёрт побери!</text:p>
      <text:p text:style-name="P77">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77">Дерьмо! Слишком много «если» и «может быть»!</text:p>
      <text:p text:style-name="P77"><text:soft-page-break/>Трижды дерьмо!!! Я забыл, что для проведения эксперимента, нам нужна помощь Селестии!</text:p>
      <text:p text:style-name="P77"/>
      <text:p text:style-name="P94"><text:span text:style-name="T1">«.</text:span><text:span text:style-name="T3">..А ускоритель </text:span><text:span text:style-name="T38">—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77"/>
      <text:p text:style-name="P77">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77">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77">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35">Show must go on!</text:span></text:p>
      <text:p text:style-name="P77">Я улыбнулся и помахал пегаске рукой, показывая, что в норме. Дэш облегчённо выдохнула.</text:p>
      <text:p text:style-name="P64">– <text:span text:style-name="T1">Так что, мы свободны? </text:span>– <text:span text:style-name="T1">спросил я, поднимаясь с пола.</text:span></text:p>
      <text:p text:style-name="P64">– <text:span text:style-name="T1">О, да! Великая и могучая Трикси держит слово!</text:span></text:p>
      <text:p text:style-name="P77">Единорожка задумалась и продолжила:</text:p>
      <text:p text:style-name="P64"><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51">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64"/>
      <text:h text:style-name="Heading_20_2" text:outline-level="2">14. <text:span text:style-name="T1">Деградация</text:span></text:h>
      <text:p text:style-name="P64">&lt;<text:span text:style-name="T103">David Bowie - Lets Dance/ Ashes To Ashes</text:span></text:p>
      <text:p text:style-name="P64"><text:span text:style-name="T103">Roxette – Queen of rain</text:span>&gt;</text:p>
      <text:p text:style-name="P77">– Ы! Ы! Ы! Ы! Ы!</text:p>
      <text:p text:style-name="P77">Дэш стучала лбом о сосну с такой силой, что на неё падали иголки и шишки.</text:p>
      <text:p text:style-name="P77">Я вышел из фургона и присел рядом.</text:p>
      <text:p text:style-name="P77">– Дэш! В конце-концов, мы можем спать днём, а идти ночью. Тогда я могу тащить фургон. Не стоит тебе так мучаться.</text:p>
      <text:p text:style-name="P77">Пегаска стояла, прижавшись лбом к стволу, и молчала. Я продолжил.</text:p>
      <text:p text:style-name="P77">– Или же мы можем нанять земнопони. Я не буду показываться из фургона, а ты строго запретишь ему совать нос внутрь.</text:p>
      <text:p text:style-name="P77">Дэш тяжело вздохнула и закатила глаза.</text:p>
      <text:p text:style-name="P77">–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77"><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77">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77">Пегаска пробормотала что-то чуть слышно.</text:p>
      <text:p text:style-name="P77">– Что? – не расслышал я.</text:p>
      <text:p text:style-name="P77">–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77">Я пожал плечами и обнял пегаску.</text:p>
      <text:p text:style-name="P77">– Э, нет, погоди. – Дэш сбросила плащ Трикси, скрывающий её крылья. – Давай!</text:p>
      <text:p text:style-name="P77">Я обнял её повторно. В этот раз пегаска не стояла смирно, а, в свою очередь, обняла меня.</text:p>
      <text:p text:style-name="P77">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77">– Эмм… Ты чего?</text:p>
      <text:p text:style-name="P77">Дэш раскрыла глаза. Я упёрся ладонью ей в грудь и осторожно отодвинул от себя. Пегаска разжала обьятия.</text:p>
      <text:p text:style-name="P77">– Йей! Обнимашки таки клёво снимают стресс! Тебе разве не нравится?</text:p>
      <text:p text:style-name="P77">– Нравится. Но ты слишком увлеклась: я чуть не оказался на земле.</text:p>
      <text:p text:style-name="P77">Дэш смутилась.</text:p>
      <text:p text:style-name="P77">– Упс! Забыла, что у тебя только одна пара ног для упора! Не сердись!</text:p>
      <text:p text:style-name="P77">Я покровительно похлопал пегаску по шее.</text:p>
      <text:p text:style-name="P77">–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77">Пегаска немедленно заорала:</text:p>
      <text:p text:style-name="P77">– Обнимашки-и-и!!! – и повалила меня на траву. Сила, таящаяся в её худеньком теле, обескураживала.</text:p>
      <text:p text:style-name="P77">– Дэш! Ну, не воспринимай же всё так буквально, ё-моё!</text:p>
      <text:p text:style-name="P77">– Гы! Что-то ты не слишком был готов к этому разу!</text:p>
      <text:p text:style-name="P77">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35">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77">Наконец она приземлилась, пропахав в дёрне борозды тормозного следа.</text:p>
      <text:p text:style-name="P77"><text:soft-page-break/>– Ффух! Ещё бы немного, и я бы рехнулась от тоски! Как только Эпплджек эти телеги таскает? Это же офигенно скучно!</text:p>
      <text:p text:style-name="P77">Пегаска накинула на себя плащ, скрыв крылья, и стала впрягаться в фургончик.</text:p>
      <text:p text:style-name="P77">– Макс, залазь в фургон. Там впереди какой-то посёлок. Купим еды и узнаем новости.</text:p>
      <text:p text:style-name="P77"/>
      <text:p text:style-name="P78">***</text:p>
      <text:p text:style-name="P77"/>
      <text:p text:style-name="P77">Три дня спустя…</text:p>
      <text:p text:style-name="P77"/>
      <text:p text:style-name="P77">«<text:span text:style-name="T58">Добро пожаловать в Груммингтон! Вам здесь рады!</text:span></text:p>
      <text:p text:style-name="P77"><text:span text:style-name="T58">Население города </text:span><text:span text:style-name="T104">302 пони</text:span><text:span text:style-name="T58">.</text:span></text:p>
      <text:p text:style-name="P77"><text:span text:style-name="T104">250 пони</text:span><text:span text:style-name="T58">.</text:span></text:p>
      <text:p text:style-name="P77"><text:span text:style-name="T104">125 поней</text:span><text:span text:style-name="T58">.</text:span></text:p>
      <text:p text:style-name="P77"><text:span text:style-name="T58">54 паня.</text:span>»</text:p>
      <text:p text:style-name="P77"/>
      <text:p text:style-name="P77">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77">Я вернулся за столик у окна и продолжил писать письмо.</text:p>
      <text:p text:style-name="P77">«<text:span text:style-name="T48">...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89">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89">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89">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89">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89">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89">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7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6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67">Крепко обнимаю, чешу холку, хлопаю по шее! Твой Макс. </text:span><text:span text:style-name="T48">Дружба </text:span><text:span text:style-name="T67">—</text:span><text:span text:style-name="T48"> </text:span><text:span text:style-name="T3">э</text:span><text:span text:style-name="T48">то, </text:span><text:span text:style-name="T106">так её </text:span><text:span text:style-name="T3">разэтак</text:span><text:span text:style-name="T106">,</text:span><text:span text:style-name="T48"> магия!</text:span><text:span text:style-name="T90">»</text:span></text:p>
      <text:p text:style-name="P77"/>
      <text:p text:style-name="P77">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77">– Всё в порядке, Дэш?</text:p>
      <text:p text:style-name="P77">Пегаска смотрела на язычки огня, танцующие в окошке печной дверцы и молчала. Наконец она отозвалась.</text:p>
      <text:p text:style-name="P77">– Нет. Не всё в порядке.</text:p>
      <text:p text:style-name="P77">Дэш отвернулась от огня и взглянула на меня.</text:p>
      <text:p text:style-name="P77">–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77">Я сел рядом с пегаской, обнял её и легонько встряхнул.</text:p>
      <text:p text:style-name="P77">–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77">Дэш негромко всхлипнула и тут же закашлялась, пытаясь скрыть секундную слабость.</text:p>
      <text:p text:style-name="P77">–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77"><text:soft-page-break/>Пегаска фейсхуфнула.</text:p>
      <text:p text:style-name="P77">–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77">Я поставил кастрюлю с картошкой на печку.</text:p>
      <text:p text:style-name="P77">– Дэш. Когда ты в последний раз летала?</text:p>
      <text:p text:style-name="P77">– Вчера утром немного. А что?</text:p>
      <text:p text:style-name="P77">– Попробуй взлети сейчас. Просто поднимись к потолку.</text:p>
      <text:p text:style-name="P77">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77">– …Да ладно!</text:p>
      <text:p text:style-name="P77">Пегаска сидела на полу и удивлённо рассматривала свои крылья. Потом для уверенности подёргала зубами за маховые перья.</text:p>
      <text:p text:style-name="P77">– Вроде не сплю — боль чувствуется. Тогда какого сена я падаю?!!</text:p>
      <text:p text:style-name="P77">– Дэш. – мягко сказал я. – Судя по площади крыльев, пегасы держатся в воздухе, в основном, за счёт магии.</text:p>
      <text:p text:style-name="P77">– И?</text:p>
      <text:p text:style-name="P77">–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77">– У-у-у-ы-ы-ы-а-а-а!</text:p>
      <text:p text:style-name="P77">Дэш горько, с подвыванием, разрыдалась.</text:p>
      <text:p text:style-name="P77">– Ы-ы-ы! Я не могу без неба-а-а! Мне нужно лета-а-ать! Я пега-а-ас!</text:p>
      <text:p text:style-name="P77">Крутая и тренированная пегаска сотрясалась от плача, как ребёнок. Её депрессия последних дней вырвалась наружу эмоциональным взрывом.</text:p>
      <text:p text:style-name="P77">– Почему всё так… хнык... паршиво? Что мы сделали не так? Хнык… Я даже не знаю, с кем надо подраться, чтобы всё исправить…</text:p>
      <text:p text:style-name="P77">Я сел рядом. Мне нечем было её утешить, я мог лишь молча обнять её, поглаживая по растрёпанной гриве. Пегаска, вхлипывая, прижалась ко мне.</text:p>
      <text:p text:style-name="P77">– Макс?</text:p>
      <text:p text:style-name="P77">– Да?</text:p>
      <text:p text:style-name="P77">–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77">– Дэш, мы дойдём до Понивилля, что бы ни случилось. Обещаю тебе.</text:p>
      <text:p text:style-name="P77">Пегаска утешилась и замерла, глядя в огонь.</text:p>
      <text:p text:style-name="P77">Я мыл тарелки после ужина, когда услышал бормотание Дэш за спиной.</text:p>
      <text:p text:style-name="P77">«И-и-и… о-о-о… эн… а-а-а… И она.. П-э-э-э… о-о-о… Как эта буква называется, забери меня дискорд? Ша? Ша! Эл! А! Мммм… И она пошла... Ы-ы-ы!!!»</text:p>
      <text:p text:style-name="P77">Громкий «бабах» дал понять, что Дэш захлопнула книгу. После короткой паузы взьерошенная пегаска <text:s/>выглянула из-за спины.</text:p>
      <text:p text:style-name="P77">– Макс? Расскажи какую-нибудь сказку на ночь? Что-то спать не хочется.</text:p>
      <text:p text:style-name="P77"><text:soft-page-break/>Пегаска залезла на диван и похлопала рядом с собой.</text:p>
      <text:p text:style-name="P77">Я поставил тарелку в шкафчик и вытер руки о передник.</text:p>
      <text:p text:style-name="P77">– Дэш, это плохая идея. Давай, я лучше тебе почитаю.</text:p>
      <text:p text:style-name="P77">– Хочу сказку! – пегаска насупилась и отгородилась от меня подушкой. – Ты плохой!</text:p>
      <text:p text:style-name="P77">– Дэш! Я не помню ни черта!</text:p>
      <text:p text:style-name="P77">– Сказку!!! – подушка полетела в меня.</text:p>
      <text:p text:style-name="P77">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77">Дэш повернулась ко мне спиной и стала подозрительно шмыгать носом.</text:p>
      <text:p text:style-name="P77">Я подошёл к дивану и сел рядом, развернув её к себе.</text:p>
      <text:p text:style-name="P77">– Ну ладно. Сама напросилась!</text:p>
      <text:p text:style-name="P77">Я задумался.</text:p>
      <text:p text:style-name="P77">…</text:p>
      <text:p text:style-name="P77">– Вот тебе сказка с моралью. Слушай.</text:p>
      <text:p text:style-name="P77">Я устроился на диване, положив под ноги подушку, на которой тут же примостилась и пегаска.</text:p>
      <text:p text:style-name="P77">– Однажды в кувшин с молоком попали две жабы…</text:p>
      <text:p text:style-name="P77">– Бггг! Уже смешно! – заржала Дэш. – <text:s/>Как могли жабы попасть в кувшин? Он же высокий? Жабы прыгают низко. Может, это было блюдце?</text:p>
      <text:p text:style-name="P77">– Нет! – упёрся я. – Кувшин! Иначе морали не получится! Жабы… эээ… свалились в него с кантерлотской скалы.</text:p>
      <text:p text:style-name="P77">– Ух ты! Круто! А что они там делали?</text:p>
      <text:p text:style-name="P77">– Дэш! Как я могу рассказывать, если ты постоянно меня перебиваешь?</text:p>
      <text:p text:style-name="P77">– Ну пожалуйста! Больше не буду, только объясни, как жабы оказались в Кантерлоте?</text:p>
      <text:p text:style-name="P77">–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77">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77">– Вау! Прикольно!</text:p>
      <text:p text:style-name="P77">–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77">– А потом?</text:p>
      <text:p text:style-name="P77">–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77">Пегаска затряслась от смеха. Потом, прервавшись, строго спросила с меня:</text:p>
      <text:p text:style-name="P77">– А какая тут мораль? Ты говорил, в этой сказке будет мораль!</text:p>
      <text:p text:style-name="P77">– Мораль? Э-э-э... Мораль тут такая. – <text:s/>мрачно заявил я. – Не умеешь летать — не суйся к принцессе!</text:p>
      <text:p text:style-name="P77"><text:soft-page-break/>– Хорошая… ммм… сказка… – пробормотала пегаска сонно. Зевнув во весь рот она потянулась и, прижавшись к моей ноге, заснула.</text:p>
      <text:p text:style-name="P77">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77">Я пожал плечами, устроился поудобнее и укрылся одеялом.</text:p>
      <text:p text:style-name="P77">…</text:p>
      <text:p text:style-name="P77">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77">Скррржжжж… Скррржжж… Скррржжж…</text:p>
      <text:p text:style-name="P77">Снаружи раздался скрежет. В глубокой ночи, посреди абсолютной тишины этот тихий <text:s/>звук таил необъяснимую угрозу.</text:p>
      <text:p text:style-name="P77">Скррржжжж… Скррржжж…</text:p>
      <text:p text:style-name="P77">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77">На земле прямо перед фургоном сидела кобылка-жеребёнок и, зажав в зубах гвоздь, выцарапывала что-то на жестяной крышке коробки из-под конфет.</text:p>
      <text:p text:style-name="P77">– Что ты тут делаешь так поздно? Где твои родители? – вздохнув с облегчением, спросил я.</text:p>
      <text:p text:style-name="P77">Выйдя из фургона, я подошёл к жеребёнку и посветил на жестянку.</text:p>
      <text:p text:style-name="P77">– Чем ты тут занимаешься?</text:p>
      <text:p text:style-name="P77">Жеребёнка молча смотрела на меня, зажав гвоздь в зубах. На жестянке были коряво выцарапаны буквы.</text:p>
      <text:p text:style-name="P77">«<text:span text:style-name="T104">37 пни</text:span></text:p>
      <text:p text:style-name="P96">24пн</text:p>
      <text:p text:style-name="P96">15</text:p>
      <text:p text:style-name="P77"><text:span text:style-name="T58">1</text:span>»</text:p>
      <text:p text:style-name="P77">– Что это за цифры? – спросил я.</text:p>
      <text:p text:style-name="P77">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77">«<text:span text:style-name="T58">Добро пожаловать в Груммингтон! Вам здесь рады!</text:span></text:p>
      <text:p text:style-name="P77"><text:span text:style-name="T58">Население города </text:span><text:span text:style-name="T104">302 пони</text:span><text:span text:style-name="T58">.</text:span></text:p>
      <text:p text:style-name="P77"><text:span text:style-name="T104">250 пони</text:span><text:span text:style-name="T58">.</text:span></text:p>
      <text:p text:style-name="P77"><text:span text:style-name="T104">125 поней</text:span><text:span text:style-name="T58">.</text:span></text:p>
      <text:p text:style-name="P77"><text:span text:style-name="T58">54 паня.</text:span>»</text:p>
      <text:p text:style-name="P77">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77">– Ты хочешь сказать, этой ночью из населения осталась ты одна? – хрипло спросил я.</text:p>
      <text:p text:style-name="P77">Кобылка кивнула и снова показала на жестянку и вверх.</text:p>
      <text:p text:style-name="P77">– Макс! Оглянись! – тревожно воскликнула Дэш у меня за спиной.</text:p>
      <text:p text:style-name="P77"><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77">– Дэш! Быстро!</text:p>
      <text:p text:style-name="P77">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77">УУУУУУРРРРРРГГГГХХХХХХХ!!!<text:span text:style-name="T35">&lt;</text:span><text:span text:style-name="T89">Metallica-Enter Sandman</text:span><text:span text:style-name="T35">&gt;</text:span></text:p>
      <text:p text:style-name="P77">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77">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77">– Макс, запрыгивай!</text:p>
      <text:p text:style-name="P77">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83"/>
      <text:p text:style-name="P83">0</text:p>
      <text:p text:style-name="P77"/>
      <text:p text:style-name="P77">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77"/>
      <text:h text:style-name="Heading_20_2" text:outline-level="2">15. Филлидельфия</text:h>
      <text:p text:style-name="P64">&lt;<text:span text:style-name="T88">Kiss – I Was Made For Lovin’ You</text:span>&gt;</text:p>
      <text:p text:style-name="P77">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77">Я поднял кусок газеты, прибитый ветром к ограждению и быстро пробежался по заголовкам.</text:p>
      <text:p text:style-name="P77">«<text:span text:style-name="T5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5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82">«</text:span><text:span text:style-name="T5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82">».</text:span> «<text:span text:style-name="T58">Провинция пустеет: репортаж из обеспоневшего посёлка</text:span>». «<text:span text:style-name="T58">Нехватка пегасов-погодников: указ принцессы Луны разрешает набор в погодные команды пегасов без лётных аттестатов</text:span>». «<text:span text:style-name="T58">Опасный преступник «примат-макс» всё ещё на </text:span><text:soft-page-break/><text:span text:style-name="T58">свободе! Фетлок приходит в себя после разгрома павильона Псинтела. Награда за поимку возросла до двадцати тысяч!!!</text:span>». «<text:span text:style-name="T58">Казус в Мэйнхэттене: неизвестные разбросали по центру города листовки, доказывающие похищение Селестии Найтмэр Мун</text:span>».</text:p>
      <text:p text:style-name="P77">На ближайшем же столбе висело объявление, в котором за мою голову уже предлагалось двадцать пять тысяч.</text:p>
      <text:p text:style-name="P77">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77">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77">–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77">Пегаска взмахнула крыльями для эффекта. Неожиданно для неё и меня, взмах крыльев подбросил её вверх на хороший метр.</text:p>
      <text:p text:style-name="P77">– Какого се… – пегаска приземлилась на круп, изумлённо глядя на свои крылья. – ...на!</text:p>
      <text:p text:style-name="P77">Подумав немного, Дэш выбралась из упряжи и что есть мочи замахала крыльями.</text:p>
      <text:p text:style-name="P77">–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77">–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77">Я перевязывал пегаске голову, когда мне в голову пришла идея. Я указал на валяющийся рядом с нами самокат.</text:p>
      <text:p text:style-name="P77">– Дэш, ты ведь сможешь буксировать его на лету?</text:p>
      <text:p text:style-name="P77">– Этот? Конечно могу! Плёвое дело!</text:p>
      <text:p text:style-name="P77">– А со мной?</text:p>
      <text:p text:style-name="P77">– Хмм. Понимаю, к чему ты клонишь.</text:p>
      <text:p text:style-name="P77">Пегаска критически оглядела меня.</text:p>
      <text:p text:style-name="P77">–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77">…</text:p>
      <text:p text:style-name="P77">Когда дорожное покрытие слилось в сплошную серую полосу, а руль самоката начал у меня в руках вибрировать от скорости, я заорал:</text:p>
      <text:p text:style-name="P77">– Дэ-э-э-ш!!! Сто-о-ой!!! Хватит! Испытание пройдено! Не увлекайся!!!</text:p>
      <text:p text:style-name="P77">Пегаска приземлилась и, выплюнув поводья изо рта, встала в гордую позу.</text:p>
      <text:p text:style-name="P77">– Я ещё и не начинала, между прочим! Так, только чуть-чуть размялась!</text:p>
      <text:p text:style-name="P77">Я положил самокат и на трясущихся ногах приближался к ней. Сердце ходило ходуном где-то в районе пяток.</text:p>
      <text:p text:style-name="P77">– Дэш, ты это нарочно? Про «клячу» и всё такое?</text:p>
      <text:p text:style-name="P77">– А что такое? – невинно спросила пегаска, полуобернувшись ко мне задом.</text:p>
      <text:p text:style-name="P77"><text:soft-page-break/>– А ничего. – нарочито спокойно сказал я, демонстративно закатывая рукава.</text:p>
      <text:p text:style-name="P77">–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77">– <text:s/>А того, что я тебя сейчас!..</text:p>
      <text:p text:style-name="P77">ХЛОП!</text:p>
      <text:p text:style-name="P77">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77">– Бггг! – <text:s/>заржала пегаска. – Макс, не будь нытиком! Прикольная же шутка!</text:p>
      <text:p text:style-name="P77">–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77">–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77"><text:s/>Я потрепал пегаску между ушей.</text:p>
      <text:p text:style-name="P77">– Насчёт шуток я уже заметил. Не парься, я не сержусь. Вдобавок, не такой уж я и хрупкий, просто люблю перестраховаться.</text:p>
      <text:p text:style-name="P77">– Да? Это клёво. – успокоилась Дэш. – А можно попросить тебя об одной вещи?</text:p>
      <text:p text:style-name="P77">– Да?</text:p>
      <text:p text:style-name="P77">– Помнишь, я разревелась в Груммингтоне?</text:p>
      <text:p text:style-name="P77">– Ну да, было дело.</text:p>
      <text:p text:style-name="P77">– Забудь про это!</text:p>
      <text:p text:style-name="P77">– Почему? – озадачился я. – Ты тогда была такой милой тогда.</text:p>
      <text:p text:style-name="P77">Дэш насупилась и принялась ковырять копытом асфальт.</text:p>
      <text:p text:style-name="P77">–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77">Я пожал плечами.</text:p>
      <text:p text:style-name="P77">–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77">– Но ты не плачешь.</text:p>
      <text:p text:style-name="P77">Я задумался.</text:p>
      <text:p text:style-name="P77">–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77">– Ни фига себе! Куда ж может быть хуже? – воскликнула Дэш. – У вас что, все поголовно встают в восемь утра и едят сено на завтрак, обед и ужин?</text:p>
      <text:p text:style-name="P77">Я засмеялся.</text:p>
      <text:p text:style-name="P77">– Кто-то встаёт и раньше. Но не в этом проблема. У нас... Как бы это сказать... очень холодно.</text:p>
      <text:p text:style-name="P77"><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77">– Нет, я не то имел ввиду. Холодно не в физическом смысле. В душевном.</text:p>
      <text:p text:style-name="P77">Пегаска всмотрелась мне в лицо, как будто впервые видя его.</text:p>
      <text:p text:style-name="P77">– Ты имеешь ввиду, что тебе утром некому сказать: «Привет, хорошего дня»?</text:p>
      <text:p text:style-name="P77">– Да, примерно это я имел ввиду.</text:p>
      <text:p text:style-name="P77">– Сочувствую. Без друзей не прикольно. Всем нужны друзья. Даже Дискорду, дискорд его забери!</text:p>
      <text:p text:style-name="P77">Пегаска вдруг стала на задние ноги, положив передние мне на плечи.</text:p>
      <text:p text:style-name="P77">– Макс! В Эквестрии у тебя всегда будут друзья, что бы ни случилось!</text:p>
      <text:p text:style-name="P77">Я растроганно обнял пегаску и погладил её по шее.</text:p>
      <text:p text:style-name="P77">– Спасибо, Дэш. Это просто здорово!</text:p>
      <text:p text:style-name="P77">…</text:p>
      <text:p text:style-name="P77">Оставляя на прилавке очередной пустующей филлидельфийской лавки монетку, я озабоченно заметил:</text:p>
      <text:p text:style-name="P77">–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77">– Ты чего? – не поняла шутки пегаска. – А как же твоё участие в эксперименте?</text:p>
      <text:p text:style-name="P77">– Ты меня всё равно как-нибудь вытащишь. – отмахнулся я. – Лучше помоги искать палатку.</text:p>
      <text:p text:style-name="P77">–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77">Я пропустил замечание пегаски мимо ушей и продолжил паковать рюкзак.</text:p>
      <text:p text:style-name="P77">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77">– Надеюсь, с ним ничего не случится. – озабоченно сказал я. – Иначе придётся объясняться с Трикси.</text:p>
      <text:p text:style-name="P77">– Ерунда! В крайнем случае, купишь ей новый. – отмахнулась пегаска. – Ты не представляешь, как я рада, что избавилась от него!</text:p>
      <text:p text:style-name="P77">Пегаска взлетела и осторожно потянула упряжь. Потом приземлилась и недовольно глянула на меня.</text:p>
      <text:p text:style-name="P77">– Скидывай! – скомандовала пегаска, указав на рюкзак.</text:p>
      <text:p text:style-name="P77">– В чём дело?</text:p>
      <text:p text:style-name="P77">Пегаска молча потянула зубами за шлейку рюкзака, сдёргивая его с меня.</text:p>
      <text:p text:style-name="P77">– Дэш, ты чего?</text:p>
      <text:p text:style-name="P77">Пегаска раскрыла рюкзак и стала копаться в нём.</text:p>
      <text:p text:style-name="P77">– Я могу нести тебя, когда ты весишь семьдесят килограмм. – больший из двух котелков отправился в провал.</text:p>
      <text:p text:style-name="P77">– Я могу тянуть тебя, когда ты весишь восемьдесят килограмм. – две трети наших запасов картошки и ухнули следом.</text:p>
      <text:p text:style-name="P77">– Я могу тащить тебя, даже когда ты весишь девяносто! – насос и запасное колесо к самокату улетели туда же.</text:p>
      <text:p text:style-name="P77">– Но мы не договаривались, что ты будешь весить под сто десять только потому, что дорвался до бесплатных магазинов! Лягать, это уже слишком!</text:p>
      <text:p text:style-name="P77"><text:soft-page-break/>– Погоди, Дэш, консервы-то не выкидывай! Ты ж сама говорила, что только-только размялась и всё такое. <text:span text:style-name="T105">И магазин</text:span>ы вовсе<text:span text:style-name="T105"> не </text:span>бесплатные<text:span text:style-name="T105"> <text:s/></text:span>— я оставлял там деньги — последние, кстати. Дай, я сам отберу припасы...</text:p>
      <text:p text:style-name="P77">…</text:p>
      <text:p text:style-name="P77">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77">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77">– Я уже вижу Кантерлот. Ещё день пути — и сворачиваем к Понивиллю.</text:p>
      <text:p text:style-name="P77">– А ты выдержишь?</text:p>
      <text:p text:style-name="P77">Пегаска фыркнула.</text:p>
      <text:p text:style-name="P77">– Я-то выдержу. Самокат — нет.</text:p>
      <text:p text:style-name="P77">–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77">– Я уже думала над этим. Там часто встречаются пони. Тебя узнают.</text:p>
      <text:p text:style-name="P77">–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77">– «Трасса 52» – прочла Дэш на табличке. – Что-то я не помню тут никаких трасс. Наверное, недавно построили.</text:p>
      <text:p text:style-name="P77">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77">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77">– Дэ-э-эш! Тормози-и-и!!!</text:p>
      <text:p text:style-name="P77">– Чего-о-о?! Не слышу!!!</text:p>
      <text:p text:style-name="P77">КРАК!!!</text:p>
      <text:p text:style-name="P77">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77"/>
      <text:p text:style-name="P77">…</text:p>
      <text:p text:style-name="P77"/>
      <text:p text:style-name="P89"><text:soft-page-break/>Сияние. <text:span text:style-name="T105">Оно п</text:span>овсюду. <text:span text:style-name="T105">Нет верха и низа, нет направлений и расстояний. Нет м</text:span>ыслей. Нет чувств. Нет времени. Есть только бесконечное сияние.</text:p>
      <text:p text:style-name="P89"><text:s/>В какой-то момент пришло осознание.</text:p>
      <text:p text:style-name="P89">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89">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89">– Док, позавчерашний приходит в сознание!</text:p>
      <text:p text:style-name="P89">– Следи за давлением.</text:p>
      <text:p text:style-name="P89">В поле зрения появляется предмет. Сквозь ресницы видны только его расплывчатые очертания. Предмет движется, проводя какие-то манипуляции.</text:p>
      <text:p text:style-name="P89">Я открываю глаза и вижу фигуру в голубом.</text:p>
      <text:p text:style-name="P89">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89">– Больной, как вы себя чувствуете? Вы можете назвать своё имя?</text:p>
      <text:p text:style-name="P89">Я закрываю глаза и пытаюсь вспомнить.</text:p>
      <text:p text:style-name="P89">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89">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89">Я вспомнил почти всё. Моё имя? Осталось вспомнить имя. Меня зовут...</text:p>
      <text:p text:style-name="P89">– Ма-а-акс! Ма-а-акс! Ма-а-акс!</text:p>
      <text:p text:style-name="P89">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89">Я открываю глаза и вижу фигуру в голубом.</text:p>
      <text:p text:style-name="P89"/>
      <text:p text:style-name="P77">…</text:p>
      <text:p text:style-name="P77"/>
      <text:p text:style-name="P77">Сознание с трудом возвращалось в гудевшую <text:span text:style-name="T10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77">– Ма-а-акс! Ма-а-акс! Встава-а-ай!</text:p>
      <text:p text:style-name="P77">– И как я, интересно, могу встать, если ты стоишь прямо надо мной? – с трудом отвечаю я.</text:p>
      <text:p text:style-name="P77"><text:soft-page-break/>– Хорош умничать! – буркнула пегаска сквозь слёзы. – Макс?!!</text:p>
      <text:p text:style-name="P77">Я был полузадушен силой объятий пегаски.</text:p>
      <text:p text:style-name="P77">– Что-то я слишком часто реву с тех пор, как мы познакомились. – пробормотала Дэш, прижавшись ко мне. – Это не круто.</text:p>
      <text:p text:style-name="P77">– Ещё как круто! – утешил пегаску я. – Ты мне всю рубашку промочила. Прямо как водомётная машина.</text:p>
      <text:p text:style-name="P77">– <text:span text:style-name="T105">А т</text:span>ы вставать не хотел! Я очень-очень испугалась. <text:span text:style-name="T105">Всё-таки, д</text:span>урацкая это была затея с самокатом! Если бы можно было вернуться к фургону!</text:p>
      <text:p text:style-name="P77">–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77">Дэш почесала в затылке.</text:p>
      <text:p text:style-name="P77">–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77">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77">Вроде, не издевается.</text:p>
      <text:p text:style-name="P77">– Дэш!</text:p>
      <text:p text:style-name="P77">– Ась?</text:p>
      <text:p text:style-name="P77">Пегаска с невинным видом уставилась на меня, практически упёршись своим носом в мой.</text:p>
      <text:p text:style-name="P77">– Я бегаю ещё хуже, чем ты таскаешь фургоны. То есть, чуть лучше, чем никак.</text:p>
      <text:p text:style-name="P77">Пегаска критически осмотрела меня и помотала головой.</text:p>
      <text:p text:style-name="P77">– Фиговые у тебя шутки. Не смешные.</text:p>
      <text:p text:style-name="P77">– Дэш, я не шучу.</text:p>
      <text:p text:style-name="P77">– Не верю. – пегаска провела крылом по моей ноге от пояса до пятки. – У тебя очень длинные ноги. Почти как у аликорнов. Ты не можешь плохо бегать.</text:p>
      <text:p text:style-name="P77">– И всё же это так. Я могу пробежать пару сотен метров, и на этом выдохнусь. Что неудивительно, учитывая тот образ жизни, что я вёл в прошлом мире.</text:p>
      <text:p text:style-name="P77"><text:span text:style-name="T35">–</text:span> А какой у тебя там был образ жизни?</text:p>
      <text:p text:style-name="P77"><text:span text:style-name="T35">–</text:span> Сидячий. Каждый день по восемь-десять часов в день на стуле, перед компьютером. Иногда и по двенадцать.</text:p>
      <text:p text:style-name="P77">У Дэш отвалилась челюсть.</text:p>
      <text:p text:style-name="P77"><text:span text:style-name="T35">–</text:span> Дискордовы яйца! Ты сидел в тюрьме? За что тебя посадили?</text:p>
      <text:p text:style-name="P77"><text:span text:style-name="T35">–</text:span> Я не сидел в тюрьме! У меня работа сидячая. Была. Программисты так работают, понимаешь? Сидя. У нас это в порядке вещей.</text:p>
      <text:p text:style-name="P77">Пегаска неверяще смотрела на меня. Потом её удивление сменилось сочувствием. Она схватилась за голову.</text:p>
      <text:p text:style-name="P77"><text:span text:style-name="T35">–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80">о такие… гм… заклинания. Ты </text:span><text:span text:style-name="T69">пишешь</text:span><text:span text:style-name="T80"> программу, запускаешь её, а потом она делает что-то для тебя.</text:span></text:p>
      <text:p text:style-name="P4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5"><text:span text:style-name="T1">–</text:span> Вряд ли меня так можно называть. Очень далёкие параллели. <text:span text:style-name="T1">И у</text:span> нас совсем нет магии.</text:p>
      <text:p text:style-name="P77"><text:span text:style-name="T8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79">– Не парься. Просто исходи из того, что до Понивилля мы доберёмся шагом. И ещё вот что…</text:p>
      <text:p text:style-name="P79">– Да?</text:p>
      <text:p text:style-name="P79">– Слезь с меня наконец!</text:p>
      <text:p text:style-name="P79"/>
      <text:p text:style-name="P78">***</text:p>
      <text:p text:style-name="P77"/>
      <text:p text:style-name="P77">Два дня спустя…</text:p>
      <text:p text:style-name="P77"/>
      <text:p text:style-name="P77">Мы стояли на берегу Седлового озера. Дэш озадаченно осматривалась.</text:p>
      <text:p text:style-name="P79">–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79">– Ты хочешь сказать, нам надо <text:span text:style-name="T35">сделать крюк</text:span> в сто миль?! Да это ж ещё неделю ходьбы! У нас картошки осталось на день, твоими стараниями<text:span text:style-name="T35">!</text:span></text:p>
      <text:p text:style-name="P79">Пегаска <text:span text:style-name="T35">сконфужено</text:span> заметила:</text:p>
      <text:p text:style-name="P79">– Я в этих краях впервые. И обычно я путешествую по воздуху или поездом.</text:p>
      <text:p text:style-name="P79">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79">–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79">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105">матюков мне</text:span> удалось замазать самые большие щели. За тестовый<text:span text:style-name="T105"> </text:span>получасовый заплыв<text:span text:style-name="T105"> </text:span>в лодку набралось всего две банки воды.</text:p>
      <text:p text:style-name="P79">– Ну что, отправляемся? – Дэш свеслилась с носа, глядя в зеленоватую воду. – Как лодку назовёшь, кэп?</text:p>
      <text:p text:style-name="P79">– «Две банки». – буркнул я.</text:p>
      <text:p text:style-name="P65"/>
      <text:p text:style-name="P65">…</text:p>
      <text:p text:style-name="P65">&lt;<text:bookmark text:name="eow-title"/><text:span text:style-name="T95">Haddaway - What is love </text:span>&gt;</text:p>
      <text:p text:style-name="P79">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79"><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79">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79">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79">– Макс. – прервала ход моих мыслей пегаска. – Наш путь заканчивается. В Понивилле мы расстанемся. Ты ничего не хочешь сказать?</text:p>
      <text:p text:style-name="P79">– Что именно? – вопрос застал меня врасплох. Я прекратил грести и обернулся.</text:p>
      <text:p text:style-name="P79">– Ну… – пегаска смутилась. – Что у тебя на душе? Какие чувства? Ты правда совсем-совсем ничего не хочешь мне сказать?</text:p>
      <text:p text:style-name="P79">– Да вроде нет. Ни о чём не думал вообще.</text:p>
      <text:p text:style-name="P79">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79">– Значит, тебе нечего мне сказать? Тогда я скажу! Ты врёшь, что ни о чём не думал! Ты опять думал о ней!</text:p>
      <text:p text:style-name="P79">– О ком?</text:p>
      <text:p text:style-name="P79">–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79">Та-а-ак! Вот в чём дело, лягать меня в пузо! Пегаска ревнует! Какого хера? <text:span text:style-name="T105">Я не давал ей повода!</text:span></text:p>
      <text:p text:style-name="P79">– Это не твоё дело! – рявкнул я.</text:p>
      <text:p text:style-name="P79">– Ах, не моё?! Не моё после побега из центра Псинтела?! Не моё после обнимашек в фургоне?! Не моё после трассы 52?!! Ты… Ты…</text:p>
      <text:p text:style-name="P79">–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79">– Да пожалуйста! – пегаска топнула ногой. – Нет там для вас ничего полезного! Но раз уж ты это вспомнил — на здоровье! Я видела во сне человека! И о<text:span text:style-name="T105">н жил с пони! И они </text:span>офигенски <text:span text:style-name="T105">любили друг друга! И у них </text:span>был<text:span text:style-name="T105"> </text:span>офигенский <text:span text:style-name="T105">секс! </text:span>И это было круто!<text:span text:style-name="T105"> </text:span>А ты… Ты <text:span text:style-name="T35">— н</text:span>е такой! Ты не любишь пони!!!</text:p>
      <text:p text:style-name="P79">С каждой фразой пегаска всё сильнее топала ногой. Последнюю фразу она завершила сокрушительным фумикоми.</text:p>
      <text:p text:style-name="P79">КРАК!</text:p>
      <text:p text:style-name="P79">– Ой! – пегаска поспешно отдёрнула ногу. Но было поздно.</text:p>
      <text:p text:style-name="P79">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79">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79">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79"><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79">– Оставь меня в покое! Мне не нужна твоя помощь!!!</text:p>
      <text:p text:style-name="P79">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35">—</text:span> скажем, метров <text:span text:style-name="T1">сорок.</text:span> <text:span text:style-name="T1">Н</text:span>о в такой воде <text:span text:style-name="T6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79">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79">Приволочив меня на берег, Дэш разжала зубы. Я успел перевернуться на спину, когда она со стоном повалилась на меня, раскинув крылья.</text:p>
      <text:p text:style-name="P79"><text:span text:style-name="T35">–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79"><text:span text:style-name="T35">– </text:span>Выф-выф-вуф! <text:span text:style-name="T35">– </text:span>возразил я.</text:p>
      <text:p text:style-name="P79">Отпихнув от лица живот пегаски и выплюнув шерсть, я продолжил.</text:p>
      <text:p text:style-name="P79"><text:span text:style-name="T35">–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79"><text:span text:style-name="T35">– </text:span>Бе-бе-бе! <text:span text:style-name="T35">– </text:span>устало передразнила меня Дэш. <text:span text:style-name="T35">– </text:span><text:span text:style-name="T50">Макс! Я </text:span><text:span text:style-name="T53">— </text:span><text:span text:style-name="T50">плохая пони, потому что хотела получить то, что мне не принадлежит.</text:span> Но какой же ты всё-таки глупый! Пойми, смертные <text:span text:style-name="T35">— </text:span>игрушки в копытах вечных. Любимые, но всего лишь игрушки. Они заботятся о нас, они <text:span text:style-name="T35">— </text:span>наши обожаемые принцессы, и мы боимся их потерять, но мы для них <text:span text:style-name="T35">—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79">Я молчал, осмысливая услышанное. Злость ушла. Пришла печаль.</text:p>
      <text:p text:style-name="P79"><text:span text:style-name="T35">– </text:span>Дэш, я знаю. Просто не могу о ней забыть.</text:p>
      <text:p text:style-name="P79">Пегаска тяжело поднялась.</text:p>
      <text:p text:style-name="P79"><text:span text:style-name="T35">– </text:span>Везёт же некоторым. <text:span text:style-name="T35">– </text:span>пробормотала она, раскрывая крылья для просушки.</text:p>
      <text:p text:style-name="P79">…</text:p>
      <text:p text:style-name="P79"><text:span text:style-name="T35">– А </text:span>ты круто ныряешь<text:span text:style-name="T35">! – </text:span>уважительно заметила пегаска после нескольких минут молчания. <text:span text:style-name="T35">– </text:span>Ни одна пони без магии столько под водой не продержится. Я здорово перепугалась, когда ты так долго не появлялся на поверхности.</text:p>
      <text:p text:style-name="P79">Я сидел на песке, прижимаясь спиной к спине пегаски. Её распахнутые крылья защищали меня от ветра.</text:p>
      <text:p text:style-name="P79"><text:span text:style-name="T35">– </text:span>Это остатки былой славы. Мой институтский рекорд <text:span text:style-name="T35">—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74">– </text:span><text:span text:style-name="T64">Макс, ты весь дрожишь! Тебе надо просушить шерсть. </text:span>Снимай-ка одежду! <text:span text:style-name="T35">–</text:span> <text:span text:style-name="T1">с</text:span>командовала Дэш.</text:p>
      <text:p text:style-name="P1"><text:span text:style-name="T35">–</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35">–</text:span> Куда это ты спрятался? <text:span text:style-name="T35">–</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35">–</text:span> Ты чего? <text:span text:style-name="T35">–</text:span> <text:span text:style-name="T1">в</text:span> конце-концов озадаченно спросила она. <text:span text:style-name="T35">–</text:span> Что-то не так?</text:p>
      <text:p text:style-name="P1"><text:span text:style-name="T35">–</text:span> Не так, <text:span text:style-name="T35">–</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35">–</text:span> А с кем не так? Со мной? С тобой? Или вообще? <text:span text:style-name="T35">–</text:span> <text:span text:style-name="T1">д</text:span>опытывалась пегаска.</text:p>
      <text:p text:style-name="P1"><text:span text:style-name="T35">–</text:span> Наверное, со мной. <text:span text:style-name="T35">–</text:span> <text:span text:style-name="T1">я</text:span> завязал рукава куртки за спиной и вышел из-за куста. <text:span text:style-name="T35">–</text:span> Видишь ли, у нас, у людей, не принято находиться без одежды в обществе других… людей.</text:p>
      <text:p text:style-name="P1"><text:span text:style-name="T35">–</text:span> Ну и?</text:p>
      <text:p text:style-name="P1"><text:span text:style-name="T3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35">–</text:span> А какой смысл в этом правиле? Какую цель оно преследует?</text:p>
      <text:p text:style-name="P1"><text:span text:style-name="T3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35">–</text:span> Я знаю, что такое социальное табу, <text:span text:style-name="T35">–</text:span> важно кивнула Дэш. <text:span text:style-name="T35">–</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35">–</text:span> Вот видишь, ты меня правильно поняла. Описанные тобой табу у нас, кстати, тоже есть.</text:p>
      <text:p text:style-name="P1"><text:span text:style-name="T35">–</text:span> Но, с другой стороны, <text:span text:style-name="T35">–</text:span> продолжала пегаска, подходя ко мне поближе, <text:span text:style-name="T3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5">–</text:span> Дэш подошла вплотную, <text:span text:style-name="T35">–</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35">–</text:span> Дэш!.. Блин! <text:span text:style-name="T35">–</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35">– </text:span>Ты так смешно выглядишь, когда пытаешься спрятаться. <text:span text:style-name="T35">–</text:span> <text:span text:style-name="T1">п</text:span>егаска, немного наклонив голову, наблюдала за моими попытками скрестить ноги и обнять колени руками. <text:span text:style-name="T35">–</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35">–</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35">–</text:span> А-ХА-ХА-ХА-ХА!!! <text:span text:style-name="T35">–</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35">–</text:span> У тебя оригинальный способ исповедаться, Дэш. <text:span text:style-name="T35">–</text:span> наконец закашлялся я. <text:span text:style-name="T35">–</text:span> <text:span text:style-name="T1">Устроить кораблекрушение, з</text:span>атащить в укромное местечко, <text:span text:style-name="T1">а </text:span>под конец сорвать штаны и… <text:span text:style-name="T35">–</text:span> тут Дэш сама прыснула от смеха.</text:p>
      <text:p text:style-name="P1">Вдоволь отсмеявшись, Дэш ткнула меня носом в грудь и спросила:</text:p>
      <text:p text:style-name="P1"><text:span text:style-name="T35">–</text:span> И?</text:p>
      <text:p text:style-name="P1"><text:span text:style-name="T35">–</text:span> Что “и”?</text:p>
      <text:p text:style-name="P1"><text:span text:style-name="T35">–</text:span> Ты сказал: “ А под конец сорвать штаны и…” <text:span text:style-name="T35">–</text:span> вот я и хочу знать, что “и”?</text:p>
      <text:p text:style-name="P1">Я смутился.</text:p>
      <text:p text:style-name="P1"><text:span text:style-name="T35">–</text:span> Да ничего… Не бери в голову.</text:p>
      <text:p text:style-name="P1"><text:span text:style-name="T35">–</text:span> А я хочу брать! Какой ты всё-таки… <text:span text:style-name="T35">–</text:span> Дэш встала, потянувшись сначала передней половиной <text:span text:style-name="T1">тела</text:span>, <text:span text:style-name="T1">а </text:span>потом задней.</text:p>
      <text:p text:style-name="P1"><text:span text:style-name="T35">–</text:span> Какой?</text:p>
      <text:p text:style-name="P1"><text:span text:style-name="T35">–</text:span> Скучный <text:span text:style-name="T1">—</text:span> вот какой! <text:span text:style-name="T3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35">–</text:span> <text:span text:style-name="T1">Короче, Макс. Хочешь, верь, не хочешь — не верь. Нельзя сохнуть по аликорну! &lt;</text:span><text:span text:style-name="T51">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51">.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35">–</text:span> <text:span text:style-name="T1">Р</text:span>ешай. <text:span text:style-name="T35">–</text:span> <text:span text:style-name="T1">е</text:span>ё нос почти касался моего. <text:span text:style-name="T35">–</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35">–</text:span> Дэш, ты..?</text:p>
      <text:p text:style-name="P1"><text:span text:style-name="T35">–</text:span> Да, Дискорд тебя забери! Я предлагаю тебе ЗА-НЯТЬ-СЯ СЕК-СОМ со мной! <text:span text:style-name="T35">–</text:span> зло отчеканила пегаска. <text:span text:style-name="T35">–</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35">– </text:span><text:span text:style-name="T1">Я не умею. Неумеха. </text:span><text:span text:style-name="T35">– </text:span><text:span text:style-name="T1">пробормотала тихо.</text:span></text:p>
      <text:p text:style-name="P4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35">–</text:span> Дэш!</text:p>
      <text:p text:style-name="P1"><text:span text:style-name="T35">–</text:span> Да? <text:span text:style-name="T35">–</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65"><text:soft-page-break/>– <text:span text:style-name="T1">Дэш… Ты же понимаешь, что я не люблю тебя?</text:span></text:p>
      <text:p text:style-name="P65">–<text:span text:style-name="T1"> Я этого от тебя и не требую, глупыш!</text:span></text:p>
      <text:p text:style-name="P1"><text:span text:style-name="T35">–</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35">–</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35">–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35">– </text:span>Хорошо, пусть это будет моей фантазией. А ты правда принимаешь меня?</text:p>
      <text:p text:style-name="P3"><text:span text:style-name="T35">– </text:span>Правда. Но…</text:p>
      <text:p text:style-name="P1"><text:span text:style-name="T35">–</text:span> Что?</text:p>
      <text:p text:style-name="P1"><text:span text:style-name="T35">–</text:span> Ты лежишь на мне.</text:p>
      <text:p text:style-name="P1"><text:span text:style-name="T35">–</text:span> Ну да, лежу, <text:span text:style-name="T35">–</text:span> Дэш ехидно улыбнулась и заёрзала животом. <text:span text:style-name="T35">–</text:span> А что?</text:p>
      <text:p text:style-name="P1"><text:span text:style-name="T35">–</text:span> А то, что в таком положении я до тебя не достану! У тебя слишком высоко расположена… ммм… анатомия.</text:p>
      <text:p text:style-name="P1"><text:span text:style-name="T35">–</text:span> Потерпи чуть-чуть, <text:span text:style-name="T35">–</text:span> пегаска хихикнула и снова заёрзала животом, прижав его ко мне. <text:span text:style-name="T35">–</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35">–</text:span> Дэш, <text:span text:style-name="T35">–</text:span> прошептал я, <text:span text:style-name="T35">–</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88">Seal – Amazing (Thin White Duke remix)</text:span>&gt;</text:p>
      <text:p text:style-name="P1"><text:span text:style-name="T35">–</text:span> Я чувствую тебя, <text:span text:style-name="T35">–</text:span> промурлыкала Дэш. <text:span text:style-name="T35">–</text:span> Видишь, это совсем не страшно, что я кобыла не твоего вида.</text:p>
      <text:p text:style-name="P1">Я начал почёсывать её шею у основания гривы.</text:p>
      <text:p text:style-name="P1"><text:span text:style-name="T35">–</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35">–</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35">–</text:span> <text:span text:style-name="T1">Да-а-а</text:span>. <text:span text:style-name="T35">–</text:span> <text:span text:style-name="T1">т</text:span>яжело дышала пегаска. <text:span text:style-name="T35">–</text:span> Фактическая поверхность крыльев с помощью магии увеличивается в несколько раз. И... м-м-м… силы отталкивания хватает на то, чтобы… уффф... <text:span text:style-name="T35">–</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5">–</text:span> Чтобы поднять в воздух вес своего <text:soft-page-break/>тела и ещё примерно такой же… <text:span text:style-name="T35">–</text:span> прошептала пегаска и закрыла глаза, уткнувшись носом мне в <text:span text:style-name="T1">плечо</text:span>. Дыхание у неё стало прерывистым.</text:p>
      <text:p text:style-name="P1"><text:span text:style-name="T35">–</text:span> А как вы удерживаетесь на облаках? Ведь вы при этом не машете крыльями? <text:span text:style-name="T3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35">–</text:span> Макс, не издевайся, <text:span text:style-name="T35">–</text:span> пегаска нервно хихикнула и вдруг стала нежно, кончиками губ, жевать мочку моего уха. <text:span text:style-name="T35">–</text:span> Я не-мо-гу думать в та-ком… ммм… состоянии.</text:p>
      <text:p text:style-name="P1"><text:span text:style-name="T35">–</text:span> Дэш, <text:span text:style-name="T35">–</text:span> рассмеялся я, <text:span text:style-name="T35">–</text:span> отпусти ухо!</text:p>
      <text:p text:style-name="P1"><text:span text:style-name="T35">–</text:span> Отпускаю, <text:span text:style-name="T35">–</text:span> шепнула пегаска мне в ухо. <text:span text:style-name="T35">–</text:span> А ты вытаскивай из меня палец и займись делом.</text:p>
      <text:p text:style-name="P1">С этими словами пегаска встала.</text:p>
      <text:p text:style-name="P79"/>
      <text:h text:style-name="Heading_20_2" text:outline-level="2">16. <text:span text:style-name="T1">Понивилль. Фейс-контроль </text:span></text:h>
      <text:p text:style-name="P65">&lt;<text:span text:style-name="T88">Mothley Crue – Cickstart my heart</text:span>&gt;</text:p>
      <text:p text:style-name="P79">«<text:span text:style-name="T5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5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58">Нехватка погодных пегасов: Вондерболты перешли к круглосуточной вахте</text:span>». «<text:span text:style-name="T58">Общественные работы: распоряжением принцессы Луны работы по строительству мостов через провалы расширены и на субботу</text:span>». «<text:span text:style-name="T5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5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79"/>
      <text:p text:style-name="P79">Я отложил стопку газет, принесенных пегаской.</text:p>
      <text:p text:style-name="P79"><text:span text:style-name="T35">–</text:span> Про меня таки забыли. Отлично.</text:p>
      <text:p text:style-name="P79"><text:span text:style-name="T35">–</text:span> Не уверена. <text:span text:style-name="T35">–</text:span> <text:s/>пегаска почесала затылок. <text:span text:style-name="T35">–</text:span> Там на столбах повсюду висят объявления. За твою голову предлагают пятьдесят тысяч.</text:p>
      <text:p text:style-name="P79"><text:span text:style-name="T35">–</text:span> Ого! Луна никак не уймется. Ладно, это её проблемы.</text:p>
      <text:p text:style-name="P79">К счастью, библиотека Понивилля располагалась на окраине. Пробраться туда под покровом сумерек было раз плюнуть.</text:p>
      <text:p text:style-name="P79"><text:span text:style-name="T35">– </text:span>Твайлайт, привет! Мы вернулись! <text:span text:style-name="T35">–</text:span> я захлопнул за собой дверь.</text:p>
      <text:p text:style-name="P79">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79">Ни слова ни говоря, Твайлайт отперла дверь в подвал и потащила меня за собой.</text:p>
      <text:p text:style-name="P79"><text:span text:style-name="T35">– К</text:span>АКОГО ХУЯ?!! Твайлайт, ёб твою понимать, ты чё творишь? <text:span text:style-name="T35">– </text:span>я вцепился в ручку двери.</text:p>
      <text:p text:style-name="P79"><text:span text:style-name="T35">– </text:span>Твайли, ты чего? <text:span text:style-name="T35">– </text:span>брыкалась Дэш. <text:span text:style-name="T35">– </text:span>Немедленно опусти меня на пол!</text:p>
      <text:p text:style-name="P79"><text:span text:style-name="T35">– </text:span>Извини, Дэши. <text:span text:style-name="T35">– </text:span>скороговоркой бормотала лавандовая единорожка, нервно хихикая. <text:span text:style-name="T35">–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79"><text:soft-page-break/>ХРУСТЬ!</text:p>
      <text:p text:style-name="P79">Дверная ручка оторвалась с мясом и я продолжил низвержение в подвал.</text:p>
      <text:p text:style-name="P79"><text:span text:style-name="T35">– </text:span>А-А-А-А-А-А!!! <text:span text:style-name="T35">–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79">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79"><text:span text:style-name="T35">– </text:span>Не беспокойся, Макс-с-вероятностью-пятьдесят-процентов, больно не будет. Не должно быть, во всяком случае. <text:span text:style-name="T35">– </text:span>суетилась единорожка, закрепляя мои руки и ноги в браслетах. <text:span text:style-name="T35">– Е</text:span>сли ты настоящий человек, заклинание магического резонанса тебя не тронет, хи-хи.</text:p>
      <text:p text:style-name="P79">Я молча дёргался, пытаясь сломать браслеты.</text:p>
      <text:p text:style-name="P79"><text:span text:style-name="T35">– Н</text:span>е пытайся. <text:span text:style-name="T35">– </text:span>единорожка покачала головой. <text:span text:style-name="T35">–</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79">Единорожка отвернулась к стеклянному шкафу и стала рыться в нём.</text:p>
      <text:p text:style-name="P79"><text:span text:style-name="T35">– </text:span>Где-то он тут был, я же клала его сюда на прошлой неделе, после эксперимента с тыквой!</text:p>
      <text:p text:style-name="P79">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79"><text:span text:style-name="T35">– </text:span>Нет-нет-нет, куда же ты! <text:span text:style-name="T35">– </text:span>магическая аура подхватила меня на полпути к ступенькам. <text:span text:style-name="T35">– </text:span>Мы ещё не закончили, хи-хи.</text:p>
      <text:p text:style-name="P79">Я снова распластался на столе, скованный браслетами. Твайлайт с безумными глазами склонилась надо мной. Рядом с ней парил скальпель.</text:p>
      <text:p text:style-name="P79"><text:span text:style-name="T35">– </text:span>Твайлайт, не смей! <text:span text:style-name="T35">– </text:span>хриплым от ужаса голосом прошептал я.</text:p>
      <text:p text:style-name="P79"><text:span text:style-name="T35">–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79">Скальпель с огромной скоростью метнулся ко мне.</text:p>
      <text:p text:style-name="P79"><text:span text:style-name="T35">– </text:span>А-А-А-А-А-А!</text:p>
      <text:p text:style-name="P79">Вжик-вжие-вжик!</text:p>
      <text:p text:style-name="P79">Лоскутья одежды полетели на пол. Я лежал на столе как новорождённый и орал соответственно.</text:p>
      <text:p text:style-name="P79"><text:span text:style-name="T35">– О</text:span>у! <text:span text:style-name="T105">Что-то новенькое! </text:span>Это надо задокументировать.</text:p>
      <text:p text:style-name="P79">Невесть откуда взявшийся фотоаппарат сделал несколько снимков моего естества в разных ракурсах.</text:p>
      <text:p text:style-name="P79"><text:span text:style-name="T35">– </text:span>Хрен-то тебе зачем? <text:span text:style-name="T35">– </text:span>с бессильной злостью спросил я. <text:span text:style-name="T35">– </text:span><text:span text:style-name="T105">Т</text:span>ы собираешься устроить филиал порнхаба для пони-извращенцев?</text:p>
      <text:p text:style-name="P79"><text:span text:style-name="T35">–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79">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79"><text:span text:style-name="T35">–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79"><text:soft-page-break/><text:span text:style-name="T35">– </text:span>А если попроще?</text:p>
      <text:p text:style-name="P79"><text:span text:style-name="T35">– </text:span>Если ты — клон, то превратишься в исходные десять-пятнадцать килограммов песка. Как и все предыдущие. <text:span text:style-name="T35">– </text:span>единорожка указала на ящик с песком, стоящий у противопожарного щита.<text:span text:style-name="T35"> – </text:span>Обычно хватает минуты облучения.</text:p>
      <text:p text:style-name="P79">Твайлайт вытащила воронку из аппарата и приставила её к моей груди. За воронкой к ящику тянулся толстый гофрированный шланг.</text:p>
      <text:p text:style-name="P79"><text:span text:style-name="T35">– </text:span>Стой! <text:span text:style-name="T35">– </text:span>я лихорадочно искал повод затянуть процесс. <text:span text:style-name="T35">– </text:span>Но ты же не знаешь, каковы могут быть последствия, если я НЕ клон!</text:p>
      <text:p text:style-name="P79"><text:span text:style-name="T35">– М</text:span>агнетрон вводит в резонанс только частицы магического субстрата. Тебе не о чём волноваться.</text:p>
      <text:p text:style-name="P79">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79"><text:span text:style-name="T35">–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79">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79"/>
      <text:p text:style-name="P66">***</text:p>
      <text:p text:style-name="P66"/>
      <text:p text:style-name="P79"><text:span text:style-name="T35">– </text:span>А-А-А-А-А-А!!! Бля!</text:p>
      <text:p text:style-name="P79">Мой полёт сквозь усыпанную звёздами сине-зелёную мглу закончился столкновением с чем-то мягким.</text:p>
      <text:p text:style-name="P79"><text:span text:style-name="T35">– </text:span>Сестра???</text:p>
      <text:p text:style-name="P79">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79"><text:span text:style-name="T35">– </text:span>А-А-А-А-А-А!!!</text:p>
      <text:p text:style-name="P79"/>
      <text:p text:style-name="P81">***</text:p>
      <text:p text:style-name="P81"/>
      <text:p text:style-name="P79">Две кляксы надо мной сформировались в Рэйнбоу Дэш и Твайлайт Спаркл. Пони озадаченно наблюдали за мной и тихо шушукались.</text:p>
      <text:p text:style-name="P79"><text:span text:style-name="T35">– </text:span>Никогда, слышишь, никогда больше не смей подымать меня...</text:p>
      <text:p text:style-name="P79"><text:span text:style-name="T35">– </text:span>Откуда я знала, что резонансное заклинание так среагирует на...</text:p>
      <text:p text:style-name="P79"><text:span text:style-name="T35">– М</text:span>акс? <text:span text:style-name="T35">– </text:span>пегаска заметила, что я открыл глаза. <text:span text:style-name="T35">– </text:span>Ты в порядке?</text:p>
      <text:p text:style-name="P79">Я издал нечто среднее между брачным рёвом лося и стоном умирающего слона.</text:p>
      <text:p text:style-name="P79"><text:span text:style-name="T35">– </text:span>Я не предполагала, что заклинание магического резонанса нейтрально реагирует только на истинную ткань НАШЕЙ реальности. <text:span text:style-name="T35">– </text:span>зачастила единорожка. <text:span text:style-name="T35">–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79"><text:soft-page-break/><text:span text:style-name="T35">– </text:span>Но не магнетрон. <text:span text:style-name="T35">– </text:span>заметила Дэш. <text:span text:style-name="T35">– </text:span>В следующий раз будешь читать инструкцию ДО применения.</text:p>
      <text:p text:style-name="P79"/>
      <text:p text:style-name="P79">…</text:p>
      <text:p text:style-name="P79"/>
      <text:p text:style-name="P79">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79"><text:span text:style-name="T35">– </text:span>Итак, мы:</text:p>
      <text:p text:style-name="P79">а) Имеем резонаторные рубины для ускорителя.</text:p>
      <text:p text:style-name="P79">б) После исчезновения принцессы Селестиии, не имеем <text:s/>возможности контролировать усиленное ускорителем <text:s/>заклинание Индрэ.</text:p>
      <text:p text:style-name="P79">Это значит, что:</text:p>
      <text:p text:style-name="P79">а) Нам придётся пользоваться обычной версией заклинания. Вероятность успеха в этом случае я оцениваю как <text:s/>один к пяти.</text:p>
      <text:p text:style-name="P79">б) Или идти на большой риск и вызвать неконтролируемое усиленное заклинание.</text:p>
      <text:p text:style-name="P79">Во втором случае вероятность возникновения крупной энергомагической вспышки я оцениваю как один к трём.</text:p>
      <text:p text:style-name="P79"><text:span text:style-name="T35">– Н</text:span>е умничай! Что ты имеешь ввиду под «крупной энергомагической вспышкой»? <text:span text:style-name="T35">– </text:span>почесала в затылке Эпплджек. <text:span text:style-name="T35">– </text:span>Нам хватит ведра воды, чтоб её потушить?</text:p>
      <text:p text:style-name="P79"><text:span text:style-name="T35">– </text:span>Под крупной я имею ввиду оплавленую воронку от тридцати футов в диаметре. Плюс пожары и разрушения в радиусе до пяти миль.</text:p>
      <text:p text:style-name="P79"><text:span text:style-name="T35">– </text:span>Конски яблоки! <text:span text:style-name="T35">– </text:span>выругалась Эпплджек. <text:span text:style-name="T35">– Е</text:span>сли шансы спалить Понивилль один к трём, я на такое не согласна. Даже если на кону стоит вся Эквестрия.</text:p>
      <text:p text:style-name="P79">– Дорогая, каждый пони должен быть готов на всё во имя Эквестрии! Если, конечно, это не грязь под туалетным ковриком. – заявила Рэрити.</text:p>
      <text:p text:style-name="P79"><text:span text:style-name="T35">– </text:span>Ты хорошо подумала? <text:span text:style-name="T35">– н</text:span>ахмурилась Рэйнбоу Дэш. <text:span text:style-name="T35">– </text:span>В Эквестрии десятки таких городов, как Понивилль! Мы не можем махнуть на них крылом!</text:p>
      <text:p text:style-name="P79"><text:span text:style-name="T35">– </text:span>Тебе-то на Понивилль точно махать! <text:span text:style-name="T35">– </text:span>огрызнулась фермерша. <text:span text:style-name="T35">– Т</text:span>вой дом, поди, не зацепит.</text:p>
      <text:p text:style-name="P79"><text:span text:style-name="T35">– </text:span>Что ты сказала? А ну, повтори? <text:span text:style-name="T35">– </text:span>взвилась пегаска.</text:p>
      <text:p text:style-name="P79"><text:span text:style-name="T35">– </text:span>Не ссорьтесь, девчёнки. <text:span text:style-name="T35">– </text:span>встрял я. <text:span text:style-name="T35">– </text:span>Ничем рисковать не придётся. У меня есть другой вариант.</text:p>
      <text:p text:style-name="P79"><text:span text:style-name="T35">– </text:span>Ась?</text:p>
      <text:p text:style-name="P79"><text:span text:style-name="T35">– </text:span>Что?</text:p>
      <text:p text:style-name="P79"><text:span text:style-name="T35">– </text:span>Какой? <text:span text:style-name="T35">– </text:span>разом <text:span text:style-name="T35">о</text:span>бернулась ко мне компания.</text:p>
      <text:p text:style-name="P79"><text:span text:style-name="T35">– </text:span>Элементы Гармонии. Ты говорила, <text:span text:style-name="T35">– </text:span>обратился я к Твайлайт, <text:span text:style-name="T35">– </text:span>что их сила на одном уровне с аликорньей.</text:p>
      <text:p text:style-name="P79"><text:span text:style-name="T35">–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79"><text:span text:style-name="T35">– Л</text:span>ягать! <text:span text:style-name="T35">– </text:span>сморщилась Эпплджек. <text:span text:style-name="T35">– </text:span>У меня после ожерелья Честности в башке гудит, как после маковского сидра!</text:p>
      <text:p text:style-name="P79"><text:span text:style-name="T35">–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79"><text:span text:style-name="T35">– </text:span>Рэр, иногда лучше жевать, чем говорить. Вот честно!</text:p>
      <text:p text:style-name="P79"><text:soft-page-break/><text:span text:style-name="T35">– </text:span>Как пожелаешь! Макс, <text:span text:style-name="T35">– </text:span>повернулась ко мне единорожка. <text:span text:style-name="T35">–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79"><text:span text:style-name="T35">– </text:span>Они лежали в нагрудном кармане рубашки.</text:p>
      <text:p text:style-name="P79">Твайлайт отвлеклась от доски.</text:p>
      <text:p text:style-name="P79"><text:span text:style-name="T35">– В р</text:span>убашке? Я послала вниз Спайка прибраться. Те лохмотья тлели после вспышки... Спа-а-айк!!!</text:p>
      <text:p text:style-name="P79">Дракончик поднялся по лестнице с веником в одной лапе и мусорным пакетом в другой. Он был весь перемазан сажей и что-то торопливо жевал.</text:p>
      <text:p text:style-name="P79"><text:span text:style-name="T35">– </text:span>Вот, прибрался малёхо. Но с потолка сажу ещё не успел счистить, там стремянка нужна.</text:p>
      <text:p text:style-name="P79"><text:span text:style-name="T35">– </text:span>Спайки-Вайки, не выкидывай одежду, пожалуйста. В ней должны быть рубины.</text:p>
      <text:p text:style-name="P79"><text:span text:style-name="T35">– </text:span>Какие ещё рубины? <text:span text:style-name="T35">– </text:span>переспросил Спайк и зажевал быстрее.</text:p>
      <text:p text:style-name="P79"><text:span text:style-name="T35">–</text:span> Резонаторные! <text:span text:style-name="T35">–</text:span> холодея, ответил я. <text:span text:style-name="T35">– </text:span>В кармане рубашки должны лежать четыре кристалла.</text:p>
      <text:p text:style-name="P79"><text:span text:style-name="T35">– Э</text:span>мм. Так это были резонаторные рубины? Предупреждать надо! Я думал, это мусор. <text:span text:style-name="T35">– </text:span>дракончик пожал плечами и выплюнул на лапу полтора камешка.</text:p>
      <text:p text:style-name="P32"/>
      <text:p text:style-name="P79">…</text:p>
      <text:p text:style-name="P79"/>
      <text:p text:style-name="P79"><text:span text:style-name="T35">– <text:s/></text:span>Рэрити, закрой форточку! Флатти, мигом в аптеку за настойкой пустырника! Спайк, срочно неси воду! И сразу же уходи! Пинки! Пинки?</text:p>
      <text:p text:style-name="P79"><text:span text:style-name="T35">– К</text:span>акой-то неправильный у Макса смех! <text:span text:style-name="T35">– </text:span>голос Пинки был еле слышен из-под наваленных на меня подушек. <text:span text:style-name="T35">– <text:s/></text:span>И, мне кажется, сам Макс сейчас немножечко неправильный. Правильно я говорю?</text:p>
      <text:p text:style-name="P79">Подушка отогнулась и в прямоугольнике света показалась голова Пинки.</text:p>
      <text:p text:style-name="P79"><text:span text:style-name="T35">– </text:span>Макс. Ты сейчас правильный, или нет?</text:p>
      <text:p text:style-name="P79"><text:span text:style-name="T35">– </text:span>Макс, ты как? Тебе уже лучше? <text:span text:style-name="T35">– </text:span>в прямоугольнике появилась голова Рэйнбоу Дэш.</text:p>
      <text:p text:style-name="P79"><text:span text:style-name="T35">– </text:span>Фигурально выражаясь, ты в себе? <text:span text:style-name="T35">– </text:span>вклинилась между ними Твайлайт Спаркл.</text:p>
      <text:p text:style-name="P79"><text:span text:style-name="T35">– </text:span>Столько ругательств на одном дыхании я не слышала даже от бабули, когда она зацепилась за порог и перевернула поднос с пирогами! <text:span text:style-name="T35">– </text:span>донёсся уважительный голос Эпплджек с моих ног.</text:p>
      <text:p text:style-name="P79">Я отдышался. Поняхи участливо смотрели на меня, выискивая признаки успокоения.</text:p>
      <text:p text:style-name="P79"><text:span text:style-name="T35">– </text:span>Отпустите. Я уже правильный. <text:span text:style-name="T35">– </text:span>наконец произнёс я.</text:p>
      <text:p text:style-name="P79">Пинки, Дэш и Твайлайт слезли с горки подушек, наваленных на меня после эмоционального взрыва. Эпплджек встала с ног.</text:p>
      <text:p text:style-name="P79"><text:span text:style-name="T35">– </text:span>Не огорчайся, ситуацию можно выправить. <text:span text:style-name="T35">– з</text:span>атараторила Твайлайт. <text:span text:style-name="T35">–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79"><text:span text:style-name="T35">– </text:span>Ага, Твай по «жучкам» специалист! <text:span text:style-name="T35">– з</text:span>аявил Спайк из-за понячих крупов. <text:span text:style-name="T35">– </text:span>Иначе бы мы по уши завязли в долгах за электричество.</text:p>
      <text:p text:style-name="P79"><text:span text:style-name="T35">– </text:span>Спайк!!! Немедленно... <text:s/>сбегай в лавку к Кейкам за выпечкой! Нам всем нужно успокоиться.</text:p>
      <text:p text:style-name="P79"><text:span text:style-name="T35">– </text:span>Уже бегу!</text:p>
      <text:p text:style-name="P79"/>
      <text:p text:style-name="P81">***</text:p>
      <text:p text:style-name="P79"/>
      <text:p text:style-name="P79"><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79"><text:span text:style-name="T35">– </text:span>Ты точно знаешь, что делаешь? <text:span text:style-name="T35">– </text:span>переспросила Эпплджек. <text:span text:style-name="T35">– </text:span>Мне бы не хотелось, чтоб от Понивилля остались одни головешки.</text:p>
      <text:p text:style-name="P79"><text:span text:style-name="T35">– </text:span>Не беспокойся, всё просчитано. Я уверена, я подчёркиваю, абсолютно уверена в безопасности эксперимента!</text:p>
      <text:p text:style-name="P79"><text:span text:style-name="T35">– </text:span>Ой, чего-то мне нехорошо становится, когда ты так говоришь...</text:p>
      <text:p text:style-name="P79"><text:span text:style-name="T35">– </text:span>Девочки, приготовились! Начинаю обратный отсчёт! Десять! Девять! Восемь! Семь!</text:p>
      <text:p text:style-name="P79">Гудение синхрофазотрона усилилось. Картинка у меня перед глазами поплыла.</text:p>
      <text:p text:style-name="P79"><text:span text:style-name="T35">– </text:span>Шесть! Пять! Четыре! Три! Флаттершай, ты одела ожерелье Доброты задом-наперёд! Три-с-половиной! Три-с-четвертью! Два! Один! Понеслись!</text:p>
      <text:p text:style-name="P79">Картинка у меня перед глазами выключилась.</text:p>
      <text:p text:style-name="P79"/>
      <text:h text:style-name="Heading_20_2" text:outline-level="2">17. <text:span text:style-name="T1">Откровение</text:span></text:h>
      <text:p text:style-name="P65">&lt;<text:span text:style-name="T88">Mission Impossible theme</text:span>&gt;</text:p>
      <text:p text:style-name="P79">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79">Я вглядываюсь в него.</text:p>
      <text:p text:style-name="P79">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79">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79">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79">Я перехожу провал.</text:p>
      <text:p text:style-name="P79">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65"><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107">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79">Я тяну ручку двери на верхней площадке. Сильный сквозняк чуть не сбивает меня с ног: ветер задувает в<text:span text:style-name="T105"> </text:span>покои Луны<text:span text:style-name="T105"> </text:span>через открытые балконные двери<text:span text:style-name="T105">.</text:span></text:p>
      <text:p text:style-name="P79"><text:soft-page-break/>Мириады пульсирующих нитей сходятся к центру комнаты, где на матрасе лежит обтянутый шкурой скелет аликорна.</text:p>
      <text:p text:style-name="P79">Я осторожно пересекаю комнату и захлопываю двери на балкон.</text:p>
      <text:p text:style-name="P79"><text:span text:style-name="T35">– </text:span>А-а-а, ты всё-таки пришёл… <text:span text:style-name="T35">– </text:span>шелестит скрипучий голос за моей спиной.</text:p>
      <text:p text:style-name="P79">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79"><text:span text:style-name="T35">–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79"><text:span text:style-name="T35">–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79"><text:span text:style-name="T35">– </text:span>ТЫ НИЧЕГО НЕ УЗНАЕШЬ!!!</text:p>
      <text:p text:style-name="P79">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79"><text:span text:style-name="T35">–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79">Луна закашливается едким смехом и отпивает из вазы, стоящей на полу рядом с матрацем.</text:p>
      <text:p text:style-name="P79"><text:span text:style-name="T35">– </text:span>Открой балкон. Мы призвали Найтмэр, чтобы подольше продержаться. Этой сучке из племени виндиго нужен ветер.</text:p>
      <text:p text:style-name="P79">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79"><text:span text:style-name="T35">– </text:span>Сожалеем, что не можем убить тебя.</text:p>
      <text:p text:style-name="P79">Обернувшись я встречаюсь с рогом аликорницы, нацеленным мне в грудь.</text:p>
      <text:p text:style-name="P79"><text:span text:style-name="T35">– </text:span>Твоё тело соткано из наваждения — Нам ли не знать! Мы всё ещё Владыка Снов.</text:p>
      <text:p text:style-name="P79">Я делаю шаг назад, на балкон. Луна трескуче смеётся и шагает следом.</text:p>
      <text:p text:style-name="P79"><text:span text:style-name="T35">– </text:span>Но что в Нашей власти — так это вышвырнуть тебя отсюда!</text:p>
      <text:p text:style-name="P79">Я снова отступаю. Как я помню, балкон метра три в ширину и без перил. И хоть я осознаю, что это сон, мне страшно до онемения.</text:p>
      <text:p text:style-name="P79"><text:span text:style-name="T35">– </text:span>Призвав тебя сюда, мы потратили последние силы. Которыми можно было поддерживать Эквестрию ещё долгие годы.</text:p>
      <text:p text:style-name="P79">Шаг назад.</text:p>
      <text:p text:style-name="P79"><text:span text:style-name="T35">– </text:span>Кимеринн погиб, чтобы ты жил.</text:p>
      <text:p text:style-name="P79">Шаг назад.</text:p>
      <text:p text:style-name="P79"><text:span text:style-name="T35">– </text:span>Сел осталась без магии и развоплотилась из-за тебя.</text:p>
      <text:p text:style-name="P79">Шаг назад.</text:p>
      <text:p text:style-name="P79"><text:span text:style-name="T35">– </text:span>Столько надежд впустую. И, как финальная насмешка, ты увидишь гибель всего, что Нам дорого?! Не бывать этому! ПОШЁЛ ВОН!!!</text:p>
      <text:p text:style-name="P79"><text:soft-page-break/>Я мешкаю, не чувствуя под отступающей ногой опоры, и этого хватает, чтобы Луна в выпаде достала меня рогом.</text:p>
      <text:p text:style-name="P79">Магический разряд пронзает грудь сетью молний и вышвыривает меня с балкона. Луна — или Найтмэр Мун? — хохочет, видя моё падение.</text:p>
      <text:p text:style-name="P79">Я проваливаюсь в звёздную сине-зелёную мглу.</text:p>
      <text:p text:style-name="P79"/>
      <text:p text:style-name="P79">…</text:p>
      <text:p text:style-name="P65"/>
      <text:p text:style-name="P79">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79">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105">её </text:span>расплываются. Она исчезает, не дойдя до экрана.</text:p>
      <text:p text:style-name="P95">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79">Ближе.</text:p>
      <text:p text:style-name="P79">Всем телом ощущаю дискомфорт от низкочастотной вибрации, как будто рядом проходит поезд.</text:p>
      <text:p text:style-name="P79">Ещё ближе.</text:p>
      <text:p text:style-name="P79">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79">Совсем близко.</text:p>
      <text:p text:style-name="P79">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79">Я ВИЖУ!!! ПРОКЛЯТЬЕ, КАК ВСЁ ПРОСТО!!!</text:p>
      <text:p text:style-name="P79">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79"><text:span text:style-name="T35">– </text:span>Ты ведь вернёшься? Не говори им, что увидел там! <text:span text:style-name="T35">– </text:span>жеребёнок машет в сторону экрана. Её голос слышится глухо, как через подушку.</text:p>
      <text:p text:style-name="P79">Я киваю ей в ответ. Мне понятно, почему.</text:p>
      <text:p text:style-name="P79"><text:span text:style-name="T35">– </text:span>Как тебя зовут, малышка? Я постараюсь найти тебя. Может быть, ещё не поздно.</text:p>
      <text:p text:style-name="P79">Пегаска приветственно машет копытом.</text:p>
      <text:p text:style-name="P32"><text:span text:style-name="T70">– </text:span><text:span text:style-name="T60">Шейла! Шейла Блюскай! И я уже не малышка! </text:span><text:span text:style-name="T70">– </text:span><text:span text:style-name="T60">она тычет в кьютимарку в виде ластика, стирающего тучу. </text:span><text:span text:style-name="T35">&lt;</text:span>Макс находит её в Терре по кьютимарке на рюкзаке<text:span text:style-name="T35">&gt;</text:span></text:p>
      <text:p text:style-name="P79">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95"/>
      <text:p text:style-name="P81">***</text:p>
      <text:p text:style-name="P81"/>
      <text:p text:style-name="P1"><text:soft-page-break/><text:span text:style-name="T35">–</text:span> <text:span text:style-name="T1">Макс? </text:span>Вставай! <text:span text:style-name="T35">–</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35">–</text:span> Твайлайт? <text:span text:style-name="T35">–</text:span> Взгляд сфокусировался на лавандовой единорожке, озабоченно осматривающей меня и продолжающей массаж области сердца.</text:p>
      <text:p text:style-name="P1"><text:span text:style-name="T35">–</text:span> Мне не понравился цвет твоей мордочки <text:span text:style-name="T64">— </text:span><text:span text:style-name="T1">т</text:span>ы стал слишком бледный. Я решила прервать <text:span text:style-name="T1">заклинание</text:span>. Как ты себя…</text:p>
      <text:p text:style-name="P1"><text:span text:style-name="T74">–</text:span><text:span text:style-name="T64"> … чувствуешь, дорогая Рэрити?! Я могу чем-нибудь помочь? Вот, выпей воды! </text:span><text:span text:style-name="T74">–</text:span><text:span text:style-name="T64"> дракончик метался вокруг светлой единорожки, в волнении заламывая лапы.</text:span></text:p>
      <text:p text:style-name="P79">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79"><text:span text:style-name="T35">– </text:span>Ну что? Увидел что-нибудь, сахарок?</text:p>
      <text:p text:style-name="P79">Пони уставились на меня с надеждой.</text:p>
      <text:p text:style-name="P79"><text:span text:style-name="T35">– </text:span>Да.</text:p>
      <text:p text:style-name="P79">Откровение давило на психику как тонна кирпичей. Я не знал, что им сказать. Я не мог.</text:p>
      <text:p text:style-name="P79"><text:span text:style-name="T35">– П</text:span>ревосходно!</text:p>
      <text:p text:style-name="P79"><text:span text:style-name="T35">– </text:span>Это просто супер-дупер-здоровски-потрясно!</text:p>
      <text:p text:style-name="P79"><text:span text:style-name="T35">– </text:span>Йей!</text:p>
      <text:p text:style-name="P79"><text:span text:style-name="T35">– </text:span>Ю-ху!</text:p>
      <text:p text:style-name="P79"><text:span text:style-name="T35">– О</text:span>фигенно! Мы победили! Макс, ты молодец!</text:p>
      <text:p text:style-name="P79"><text:span text:style-name="T35">– </text:span>Замечательно! Секундочку, я приготовлю дневник…</text:p>
      <text:p text:style-name="P79">Восторг пони постепенно сменился ожиданием. Я молчал.</text:p>
      <text:p text:style-name="P79"><text:span text:style-name="T35">– </text:span>Э-м-м? И что же ты увидел? <text:span text:style-name="T35">– </text:span>не выдержала Твайлайт.</text:p>
      <text:p text:style-name="P79"><text:span text:style-name="T35">– </text:span>Я… не могу сказать.</text:p>
      <text:p text:style-name="P79">Ожидание сменилось недоумением. Рэйнбоу Дэш насмешливо скривила губы.</text:p>
      <text:p text:style-name="P79"><text:span text:style-name="T35">– </text:span>Да ладно! Кончай прикалываться, мы же ждём! Шутка зачлась!</text:p>
      <text:p text:style-name="P79"><text:span text:style-name="T35">– </text:span>Не могу!!!</text:p>
      <text:p text:style-name="P79"/>
      <text:p text:style-name="P79">…</text:p>
      <text:p text:style-name="P79"/>
      <text:p text:style-name="P79">Молчание прервала Эпплджек.</text:p>
      <text:p text:style-name="P79"><text:span text:style-name="T35">– </text:span>Сахарок, с тобой всё в порядке?</text:p>
      <text:p text:style-name="P79">Дэш подошла ко мне вплотную, обняла мою голову и прижалась нос к носу.</text:p>
      <text:p text:style-name="P79"><text:span text:style-name="T35">– </text:span>Макс, ты чего? <text:span text:style-name="T35">– </text:span>прошептала она. <text:span text:style-name="T35">– </text:span>Тебя во сне кто-то заколдовал? Мигни мне правым глазом, если да.</text:p>
      <text:p text:style-name="P79">Я высвободился из объятий пегаски.</text:p>
      <text:p text:style-name="P79"><text:span text:style-name="T35">– </text:span>Со мной всё в порядке. <text:span text:style-name="T35">– </text:span>объявил я. <text:span text:style-name="T35">– </text:span>Не в порядке с вами. Я не могу сказать вам, что увидел, потому что боюсь. За вас. Не вините меня, пожалуйста, мне и так плохо.</text:p>
      <text:p text:style-name="P79">Тишина сменилась гулом голосов. Пони вполголоса обсуждали ситуацию, посматривая на меня и почёсывая в затылках.</text:p>
      <text:p text:style-name="P79"><text:span text:style-name="T35">– </text:span>Конски яблоки! Вот это поворот! А мне так хотелось узнать, что за нечисть тут орудует!</text:p>
      <text:p text:style-name="P79"><text:soft-page-break/><text:span text:style-name="T35">–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79"><text:span text:style-name="T35">–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79"><text:span text:style-name="T35">– </text:span>Рэр, отвали!</text:p>
      <text:p text:style-name="P79"><text:span text:style-name="T35">– </text:span>Оу, какие страсти! Ладно-ладно, не сердись, дорогая, не мешаю!</text:p>
      <text:p text:style-name="P79"><text:span text:style-name="T35">–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79"><text:span text:style-name="T35">– </text:span>Оп-паньки! У меня подрыгульки в ноге начались! Явно что-то близится! Только не пойму, что? Опасное? Или весёлое? Или опасно-весёлое?</text:p>
      <text:p text:style-name="P79"><text:span text:style-name="T35">– </text:span>Стойте!</text:p>
      <text:p text:style-name="P79">Твайлайт подняла вверх копыто, призывая к тишине. Потом откуда-то из дальнего шкафа к ней приплыла “Основы заклятий<text:span text:style-name="T35">” Стар Свирла. </text:span>Единорожка нацепила очки и принялась перелистывать книгу, бормоча под нос названия глав.</text:p>
      <text:p text:style-name="P79"><text:span text:style-name="T35">– </text:span>Ага, вот! Нашла! Макс прав! В «Заклинании Последнего Шанса» есть такое! <text:span text:style-name="T35">– </text:span>единорожка принялась зачитывать отрывок.</text:p>
      <text:p text:style-name="P79">…</text:p>
      <text:p text:style-name="P79">«<text:span text:style-name="T38">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48">и </text:span><text:span text:style-name="T38">слишком громко думать. И сообщить способ спасения — означает его разрушить.</text:span>»</text:p>
      <text:p text:style-name="P79">…</text:p>
      <text:p text:style-name="P79"><text:span text:style-name="T35">– </text:span>Ты хочешь сказать, если Макс нам сообщит, в чём причина всей этой фигни, мы не сможем её исправить? <text:span text:style-name="T35">– </text:span>Дэш повернулась ко мне. <text:span text:style-name="T35">–</text:span> А как мы её исправим, если не будем знать, что исправлять? Хренотень какая-то!</text:p>
      <text:p text:style-name="P79">Пегаска сжала голову копытами.</text:p>
      <text:p text:style-name="P79"><text:span text:style-name="T35">– </text:span>Это может быть случай так называемого «кота Шротингера». Никогда бы не подумала, что он мне встретится на практике!</text:p>
      <text:p text:style-name="P79">Твайлайт протёрла доску тряпочкой и нарисовала на ней коробку.</text:p>
      <text:p text:style-name="P79"><text:span text:style-name="T35">– </text:span>Предположим, в коробке заперт кот. <text:span text:style-name="T35">– н</text:span>арисованный кот упирался лапами в крышку коробки, явно пытаясь выбраться.</text:p>
      <text:p text:style-name="P79"><text:span text:style-name="T35">– </text:span><text:span text:style-name="T105">Допустим, кот бессмертен. Также допустим, что кот з</text:span>аколдован<text:span text:style-name="T105"> </text:span>отложенным <text:span text:style-name="T105">заклятие</text:span>м<text:span text:style-name="T105"> Стирания, которое сработает, если кто-то откроет ящик</text:span>. <text:span text:style-name="T105">То есть, п</text:span>ри открытии<text:span text:style-name="T105"> ящик</text:span>а<text:span text:style-name="T105"> кот исчезнет из </text:span>бытия<text:span text:style-name="T105"> </text:span>— его нет, и никогда не было.</text:p>
      <text:p text:style-name="P79"><text:span text:style-name="T35">– </text:span>Бедный котик. <text:span text:style-name="T35">– </text:span>прошептала Флаттершай.</text:p>
      <text:p text:style-name="P79">Я насторожился, услышав знакомое заклинание.</text:p>
      <text:p text:style-name="P79"><text:span text:style-name="T35">– </text:span>Стой! Откуда тебе известно про заклинание Стирания?</text:p>
      <text:p text:style-name="P79"><text:span text:style-name="T35">–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35">Магическо</text:span>м<text:span text:style-name="T35"> </text:span>В<text:span text:style-name="T35">естник</text:span>е», а профессор Шротингер построил на её базе свой мысленный эксперимент.</text:p>
      <text:p text:style-name="P79"><text:span text:style-name="T35">– </text:span>Гм. Ну ладно, продолжай.</text:p>
      <text:p text:style-name="P79"><text:span text:style-name="T35">– </text:span>Так вот, по условию эксперимента известно, что вероятность того, что кто-то откроет ящик, ненулевая.</text:p>
      <text:p text:style-name="P79"><text:span text:style-name="T35">– </text:span>И что это означает, дорогая? <text:span text:style-name="T35">– </text:span>спросила Рэрити.</text:p>
      <text:p text:style-name="P79"><text:soft-page-break/><text:span text:style-name="T35">– </text:span>Это значит, что кто-нибудь когда-нибудь обязательно откроет его.</text:p>
      <text:p text:style-name="P79"><text:span text:style-name="T35">– </text:span>У меня щас башка лопнет! <text:span text:style-name="T35">– </text:span>пожаловалась Дэш. <text:span text:style-name="T35">– </text:span>Так всё-таки, когда этот грёбаный ящик откроют?</text:p>
      <text:p text:style-name="P79"><text:span text:style-name="T35">–</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79">Твайлайт прокашлялась, отпила из графина и продолжила.</text:p>
      <text:p text:style-name="P79"><text:span text:style-name="T35">–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79">Пони молчали, переваривая информацию. Дэш с отсутствующим видом следила за пауком на потолке.</text:p>
      <text:p text:style-name="P79">Наконец Эпплджек сдвинула шляпу на лоб.</text:p>
      <text:p text:style-name="P79"><text:span text:style-name="T35">–</text:span> То есть, ты хочешь сказать, что мы все — навроде этого кота, а Макс боится открыть ящик? Чтоб мы не исчезли окончательно?</text:p>
      <text:p text:style-name="P79"><text:span text:style-name="T35">– </text:span>Нечто около того. Стар Свирл пишет, что разглашение способа спасения его же и разрушит. Иными словами, открывать ящик нельзя.</text:p>
      <text:p text:style-name="P79">Я поднял руку, прося слово. Пони обернулись на меня и затихли.</text:p>
      <text:p text:style-name="P79"><text:span text:style-name="T35">–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79">…</text:p>
      <text:p text:style-name="P79"><text:span text:style-name="T35">– </text:span>Лягать! <text:span text:style-name="T35">– </text:span>выругалась Дэш. <text:span text:style-name="T35">– </text:span>Значит, наши усилия по доставке резонаторов пошли лесом.</text:p>
      <text:p text:style-name="P79"><text:span text:style-name="T35">– </text:span>Не совсем. Мне таки удалось узнать, где искать Селестию.</text:p>
      <text:p text:style-name="P79">В библиотеке снова поднялся галдёж. Твайлайт подняла копыто.</text:p>
      <text:p text:style-name="P79"><text:span text:style-name="T35">– </text:span>Тихо! Спайк, будь добр, сбегай к Кейкам за выпечкой. Нам надо успокоиться. Макс, хоть про Селестию ты нам можешь рассказать?</text:p>
      <text:p text:style-name="P79"><text:span text:style-name="T35">– </text:span>Могу. <text:span text:style-name="T35">– </text:span>пожал плечами я. <text:span text:style-name="T35">– </text:span>Она в моём мире. Но не спрашивайте меня, как её вернуть — я не знаю.</text:p>
      <text:p text:style-name="P79"><text:span text:style-name="T35">– А </text:span>как ты узнал… <text:span text:style-name="T35">– </text:span>начала было единорожка, но её перебил напряжённый голос Спайка.</text:p>
      <text:p text:style-name="P79"><text:span text:style-name="T35">– </text:span>Твай! <text:span text:style-name="T35">– </text:span>дракончик стоял в дверях спиной к нам. <text:span text:style-name="T35">– </text:span>У нас гости.</text:p>
      <text:p text:style-name="P79">Спайк попятился назад. Дверь широко растворилась и в библиотеку вошла Луна.</text:p>
      <text:p text:style-name="P79"/>
      <text:h text:style-name="Heading_20_2" text:outline-level="2">18. Поединок с Луной.</text:h>
      <text:p text:style-name="P79"/>
      <text:p text:style-name="P79">Дружный вздох прокатился по залу.</text:p>
      <text:p text:style-name="P79">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79"><text:span text:style-name="T35">– </text:span>Макс, беги!!!</text:p>
      <text:p text:style-name="P79"><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79"><text:span text:style-name="T35">– </text:span>Не так быстро, Рэйнбоу Дэш! <text:span text:style-name="T35">– </text:span>ледяным голосом Луны можно было нарезать воду кубиками для мартини. <text:span text:style-name="T35">– </text:span>Нам есть о чём поговорить с приматом!</text:p>
      <text:p text:style-name="P79">Мы с пегаской застыли в синем левитационном поле и поплыли к Луне.</text:p>
      <text:p text:style-name="P79"><text:span text:style-name="T35">–</text:span> Нет-нет-нет, постойте! <text:span text:style-name="T35">–</text:span> заявила вдруг Твайлайт. <text:span text:style-name="T35">–</text:span> Ваше Высочество, они мои друзья и гости, и находятся под моей защитой!</text:p>
      <text:p text:style-name="P79">Нас с Дэш обернуло лавандовое левитационное поле и мы полетели к библиотекарше.</text:p>
      <text:p text:style-name="P79"><text:span text:style-name="T35">–</text:span> Что? Мы не ослышались? ТЫ СМЕЕШЬ МЕШАТЬ НАМ?!!</text:p>
      <text:p text:style-name="P79">Нас опять потащило к Луне. Дэш подпёрла голову копытом и скорчила скучающую мину.</text:p>
      <text:p text:style-name="P79"><text:span text:style-name="T35">–</text:span> Мне очень жаль, Ваше Высочество, но Селестия назначила Макса МОИМ руководителем, и этот приказ НИКТО не отменял! Он МОЙ! <text:span text:style-name="T35">&lt;</text:span><text:span text:style-name="T50">Добавить в главы с Твайлайт её попытки заигрывания с Максом</text:span><text:span text:style-name="T35">&gt;</text:span></text:p>
      <text:p text:style-name="P79">В голосе лавандовой единорожки звучал металл. Мы опять полетели к Твайлайт.</text:p>
      <text:p text:style-name="P79"><text:span text:style-name="T35">–</text:span> ДОВОЛЬНО! НАМ НАДОЕЛА ЭТА НЕПОКОРНОСТЬ! ПОЗНАЙ ГНЕВ ПРИНЦЕССЫ НОЧИ!!!</text:p>
      <text:p text:style-name="P79"><text:span text:style-name="T35">–</text:span> Элементы! Аврал!!! Работаем!!!</text:p>
      <text:p text:style-name="P79">Ярко-фиолетовый луч разгневанной аликорницы столкнулся со щитом наспех мобилизованных Элементов <text:s/>Гармонии.</text:p>
      <text:p text:style-name="P79">Началась жара.</text:p>
      <text:p text:style-name="P79">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79">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79"><text:span text:style-name="T35">–</text:span> Ай, бля! <text:span text:style-name="T35">–</text:span> в последний момент чей-то луч отрикошетил от магического поля и впился мне в лодыжку. Нога моментально онемела.</text:p>
      <text:p text:style-name="P79"><text:span text:style-name="T35">–</text:span> Не волнуйся, это парализующий луч. Твай таким махалась с Трикси. Пройдёт через полчаса. <text:span text:style-name="T35">–</text:span> успокоил меня дракончик.</text:p>
      <text:p text:style-name="P79">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79"><text:span text:style-name="T35">– </text:span>Не вынуждай Нас идти на крайние меры! <text:span text:style-name="T35">– </text:span>отдувалась Луна. <text:span text:style-name="T35">–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79"><text:span text:style-name="T35">– В</text:span>есьма прискорбно, Ваше Высочество, но вынуждена отказать! <text:span text:style-name="T35">– </text:span>переводила дыхание Твайлайт.<text:span text:style-name="T35"> –</text:span> Исключительно по субординационным причинам! Приказ Её Дневного Высочества имеет более высокий приоритет над Вашим!</text:p>
      <text:p text:style-name="P79"><text:span text:style-name="T35">– </text:span>Тогда найди Нам это твоё Дневное Высочество! <text:span text:style-name="T35">– </text:span>взвыла Луна. <text:span text:style-name="T35">– </text:span>В отсутствие Дневной Главы Диархии все дела ведёт Ночная!!!</text:p>
      <text:p text:style-name="P79"><text:soft-page-break/><text:span text:style-name="T35">–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79"><text:span text:style-name="T35">– </text:span>Дискордова бюрократия! <text:span text:style-name="T35">– </text:span>буркнула аликорница. <text:span text:style-name="T35">– Т</text:span>ри года не могут подписать бумажку! Что ж, сама напросилась!</text:p>
      <text:p text:style-name="P79">Перед Луной возник ярко-фиолетовый шар, окутанный роем голубых искорок.</text:p>
      <text:p text:style-name="P79"><text:span text:style-name="T35">– О</text:span>хренеть! <text:span text:style-name="T35">– </text:span>чертыхнулся Спайк. <text:span text:style-name="T35">– </text:span><text:s/>Твай, она создаёт сферу стихий!</text:p>
      <text:p text:style-name="P79"><text:span text:style-name="T35">– </text:span>Вижу! <text:span text:style-name="T35">– </text:span>донёсся голос единорожки из-под потолка. <text:span text:style-name="T35">– </text:span>Задействовала план «Д»!</text:p>
      <text:p text:style-name="P79">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79"><text:span text:style-name="T35">– </text:span>Эмм, это что-то новенькое, я такого заклинания вообще не знаю. <text:span text:style-name="T35">– </text:span>почесал в затылке Спайк. <text:span text:style-name="T35">–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79">Дракончик пополз было к окну, но я придержал его за хвост.</text:p>
      <text:p text:style-name="P79"><text:span text:style-name="T35">– </text:span>Погоди. У меня есть вариант получше.</text:p>
      <text:p text:style-name="P79">Я вылез из-под шкафа и попрыгал на одной ноге в центр зала.</text:p>
      <text:p text:style-name="P79"><text:span text:style-name="T35">– </text:span>Стойте! Прекратите! Да остановитесь же!!!</text:p>
      <text:p text:style-name="P79">Аликорница и шестёрка уставились на меня.</text:p>
      <text:p text:style-name="P79"><text:span text:style-name="T35">–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79"><text:span text:style-name="T35">– </text:span>Ты так говоришь, как будто непричастен к исчезновению Сестры! <text:span text:style-name="T35">– </text:span>к Луне вернулась властная интонация, но фиолетовый шар перестал расти. <text:span text:style-name="T35">– </text:span>Мы не верим тебе! Если попробуешь обмануть Нас и скрыться, даже Тартар покажется тебе курортом!</text:p>
      <text:p text:style-name="P79"><text:span text:style-name="T35">–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79"><text:span text:style-name="T35">– </text:span>Как ты её назвал? <text:span text:style-name="T35">– </text:span>отвалилась челюсть у аликорницы.</text:p>
      <text:p text:style-name="P79"><text:span text:style-name="T35">– </text:span>Эмм, мне неудобно вмешиваться, но вынуждена вас перебить. <text:span text:style-name="T35">– </text:span>встряла Твайлайт. <text:span text:style-name="T35">– </text:span>Это было экспериментальное заклинание. Локальная заморозка времени. Я, эмм, не предусмотрела возможности его отмены…</text:p>
      <text:p text:style-name="P79"><text:span text:style-name="T35">– </text:span>Что? <text:span text:style-name="T35">– </text:span>хором вскрикнули я с Луной.</text:p>
      <text:p text:style-name="P79">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79">С громким треском они встретились у лестницы на верхний ярус.</text:p>
      <text:p text:style-name="P79">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79">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79">Этой малой частью сознания я отметил скрип двери и застенчивый голос:</text:p>
      <text:p text:style-name="P79"><text:span text:style-name="T35">– </text:span>Твайлайт, Дёрпи сказала, у тебя есть «Особенности поведения, питания и размножения приматов»? Я бы хотела её ненадолго… Ого!!!</text:p>
      <text:p text:style-name="P79"><text:soft-page-break/>После долгой паузы тот же голос спросил:</text:p>
      <text:p text:style-name="P79"><text:span text:style-name="T35">– </text:span>Что тут случилось? Почему все висят в воздухе? И всё вот это?</text:p>
      <text:p text:style-name="P79">Голос Спайка откуда-то из подвала ответил:</text:p>
      <text:p text:style-name="P79"><text:span text:style-name="T35">– </text:span>Потому что Твайлайт остановила время. В радиусе девяти метров, как мне кажется. Или десяти.</text:p>
      <text:p text:style-name="P79"><text:span text:style-name="T35">– </text:span>В двенадцати с половиной. <text:span text:style-name="T35">– </text:span>донёсся голос Твайлайт сверху. <text:span text:style-name="T35">–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79"><text:span text:style-name="T35">– Н</text:span>Е ВЗДУМАЙ СЧИТАТЬ СЕБЯ ПОБЕДИТЕЛЬНИЦЕЙ! <text:span text:style-name="T35">– </text:span>загремело у меня в мозгу, в обоих сознаниях сразу. <text:span text:style-name="T35">–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79">Наступило молчание. Потом донеслось всхлипывание единорожки-заучки.</text:p>
      <text:p text:style-name="P79"><text:span text:style-name="T35">–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79"><text:span text:style-name="T35">–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79"><text:span text:style-name="T35">–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79">В мозгу раздалось мычание, как если бы кто-то хотел выругаться, но в через силу сдержался.</text:p>
      <text:p text:style-name="P79"><text:span text:style-name="T35">– </text:span>КТО ИЗ МАГОВ СЕЙЧАС ПРИСУТСТВУЕТ В БИБЛИОТЕКЕ ЗА ПРЕДЕЛАМИ ЗОНЫ СКОЛЛАПСИРОВАВШЕГО ВРЕМЕНИ?</text:p>
      <text:p text:style-name="P79">Молчание. Наконец голос Спайка произнёс:</text:p>
      <text:p text:style-name="P79"><text:span text:style-name="T35">– </text:span>Она имеет ввиду, кто из единорогов в библиотеке не попал в это сверхпрозрачное стекло? Ну же, не тушуйся!</text:p>
      <text:p text:style-name="P79">Послышался застенчивый голос.</text:p>
      <text:p text:style-name="P79"><text:span text:style-name="T35">– </text:span>Эмм, я вам подхожу?</text:p>
      <text:p text:style-name="P79"><text:span text:style-name="T35">– </text:span>КТО ТЫ?</text:p>
      <text:p text:style-name="P79"><text:span text:style-name="T35">– </text:span>Эмм, Лира Хартстрингс, единорог. Я не то, чтобы маг, моя специализация — музыка…</text:p>
      <text:p text:style-name="P79"><text:span text:style-name="T35">– </text:span>ГОДИТСЯ! ТЫ ВИДИШЬ ТОЧКУ СИНГУЛЯРНОСТИ?</text:p>
      <text:p text:style-name="P79"><text:span text:style-name="T35">– </text:span>Эмм?</text:p>
      <text:p text:style-name="P79">Голос Спайка пояснил:</text:p>
      <text:p text:style-name="P79"><text:span text:style-name="T35">– </text:span>Вон та яркая искорка над лестницей, у которой вся картинка искривляется.</text:p>
      <text:p text:style-name="P79"><text:span text:style-name="T35">– </text:span>Да! Вижу.</text:p>
      <text:p text:style-name="P79"><text:span text:style-name="T35">– </text:span>ТЕПЕРЬ ЛЕВИТИРУЙ ПРИМАТА В ТОЧКУ СИНГУЛЯРНОСТИ.</text:p>
      <text:p text:style-name="P79"><text:span text:style-name="T35">– </text:span>Чего?!! <text:span text:style-name="T35">– </text:span>возопило моё малое сознание.</text:p>
      <text:p text:style-name="P79"><text:span text:style-name="T35">– </text:span>Эмм… Зачем?</text:p>
      <text:p text:style-name="P79"><text:soft-page-break/><text:span text:style-name="T35">–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35"> </text:span>НЕ ВОЛНУЙСЯ, ДВУНОГИЙ, ТЕБЕ ЭТО НЕ ПОВРЕДИТ.</text:p>
      <text:p text:style-name="P79"><text:span text:style-name="T35">– </text:span>Вы даёте слово, что человеку не будет причинён вред? <text:span text:style-name="T35">– </text:span>голос Лиры обрёл непривычную твёрдость.</text:p>
      <text:p text:style-name="P79"><text:span text:style-name="T35">– </text:span>КАК ТЫ СМЕЕШЬ СОМНЕВАТЬСЯ В НАС, СВОЕЙ ПРИНЦЕССЕ?</text:p>
      <text:p text:style-name="P79"><text:span text:style-name="T35">– Я </text:span>не сомневаюсь в вас, Ваше Высочество… Потому и требую слова!</text:p>
      <text:p text:style-name="P79"><text:span text:style-name="T35">–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79"><text:span text:style-name="T35">– </text:span>Ну, блядь, спасибо! <text:span text:style-name="T35">– </text:span>подумал я.</text:p>
      <text:p text:style-name="P79"><text:span text:style-name="T35">–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79">Тишина… С громким хлопком торнадо исчезает, сознания воссоединяются, всё падает на пол. </text:p>
      <text:p text:style-name="P79"/>
      <text:p text:style-name="P79">…</text:p>
      <text:p text:style-name="P79"/>
      <text:p text:style-name="P79"><text:span text:style-name="T35">– </text:span>Буэ-э-э!</text:p>
      <text:p text:style-name="P79">То ли от воздействия сингулярности, то ли от того, что закружилась голова в торнадо, но меня буквально вывернуло наизнанку.</text:p>
      <text:p text:style-name="P79"><text:span text:style-name="T35">– </text:span>Проклятье! Тебе только Кэйдэнс осталось обрыгать для полной коллекции! <text:span text:style-name="T35">– </text:span>презрительно заметила Луна, вставая из-под меня.</text:p>
      <text:p text:style-name="P79">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79"><text:span text:style-name="T35">– </text:span>Так шта не так уж сильно мы и погудели с братюней на прошлый Канун горящего очага! <text:span text:style-name="T35">– </text:span>пробормотала Эпплджек, схватившись за голову. <text:span text:style-name="T35">– </text:span>Не сравнить с теперешней гулянкой.</text:p>
      <text:p text:style-name="P79">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79">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79"><text:span text:style-name="T35">– </text:span>Итак, Мы ждём <text:span text:style-name="T35">– а</text:span>ликорница смотрела на меня выжидающе. <text:span text:style-name="T35">– Т</text:span>ы говорил, что знаешь, где искать сестру?</text:p>
      <text:p text:style-name="P79">Просительные нотки контрастировали с привычным для Луны властным тоном. Аликорница присела на пол и устало опустила голову.</text:p>
      <text:p text:style-name="P79">Я кивнул ей примирительно.</text:p>
      <text:p text:style-name="P79"><text:span text:style-name="T35">–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79"><text:span text:style-name="T35">– </text:span>Давай по-порядку. <text:span text:style-name="T35">– о</text:span>становила меня Луна. <text:span text:style-name="T35">– </text:span>С чего ты взял, что она в твоём мире?</text:p>
      <text:p text:style-name="P79"><text:soft-page-break/>Я задумался. Как объяснить ей, не рассказывая основное? То, от чего весь мир остановится? Как описать частность, не раскрыв суть?</text:p>
      <text:p text:style-name="P79">Луна продолжила с горечью.</text:p>
      <text:p text:style-name="P79"><text:span text:style-name="T35">–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79"><text:span text:style-name="T35">– Ч</text:span>то? Остатки магии? <text:span text:style-name="T35">–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79"><text:span text:style-name="T35">– </text:span>Мы проследили её сновидение до магической вспышки. <text:span text:style-name="T35">– п</text:span>одтвердила Луна. Её взгляд сверлил меня, улавливая малейшие изменения мимики. <text:span text:style-name="T35">– </text:span>Сел встречалась во сне с тобой. Она не вернулась обратно.</text:p>
      <text:p text:style-name="P79">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79">Я со всей дури грохнул кулаком по ограждению балкона. Перила жалобно скрипнули. Луна всё поняла и кивнула.</text:p>
      <text:p text:style-name="P79"><text:span text:style-name="T35">– </text:span>Теперь ты понимаешь, почему Мы виним тебя в развоплощении сестры?</text:p>
      <text:p text:style-name="P79"><text:span text:style-name="T35">– </text:span>Да. Но послушай… Я не могу рассказать всё. <text:span text:style-name="T35">– </text:span>осторожно, как по горячим углям, начал я. <text:span text:style-name="T35">– </text:span>Это может натворить большую беду.</text:p>
      <text:p text:style-name="P79">Луна пристально взглянула на меня и понимающе склонила голову.</text:p>
      <text:p text:style-name="P79"><text:span text:style-name="T35">– </text:span>Мы знаем, иногда так бывает. Продолжай.</text:p>
      <text:p text:style-name="P79"><text:span text:style-name="T35">–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79"><text:span text:style-name="T35">– </text:span>Да, помним.</text:p>
      <text:p text:style-name="P79"><text:span text:style-name="T35">–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79">В разговор встряла Твайлайт, до этого тихо стоявшая в сторонке.</text:p>
      <text:p text:style-name="P79"><text:span text:style-name="T35">–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79">Я вздохнул с облегчением. Твайлайт — умничка! Мне даже придумывать ничего не пришлось.</text:p>
      <text:p text:style-name="P79"><text:span text:style-name="T35">– </text:span>Нечто вроде. Они точно не погибают, я это видел. Просто переносятся туда и превращаются в людей. Развоплощение — не значит смерть.</text:p>
      <text:p text:style-name="P79">Единорожка успокаивающе произнесла:</text:p>
      <text:p text:style-name="P79"><text:span text:style-name="T35">–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79">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79"><text:span text:style-name="T35">– </text:span>Ты что-то недоговариваешь. <text:span text:style-name="T35">– </text:span>шепнула она почти ласково. <text:span text:style-name="T35">–</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79">Аликорница вернулась на место, воссоединившись с двойником.</text:p>
      <text:p text:style-name="P79"><text:span text:style-name="T35">– … </text:span>а <text:span text:style-name="T35">М</text:span>арк Ботвиний-младший упоминал в «Энциклопедии Арканум» о древнем божестве К<text:span text:style-name="T35">'</text:span>утулу, пожирающем во сне души экстрасенсориков, обладающих достаточной чувствительностью, чтобы попасть под его воздействие.</text:p>
      <text:p text:style-name="P79"><text:span text:style-name="T35">– </text:span>Достаточно, Твайлайт. <text:span text:style-name="T35">– </text:span>остановила единорожку Луна. <text:span text:style-name="T35">–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79">Единорожка задумалась.</text:p>
      <text:p text:style-name="P79"><text:span text:style-name="T35">–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79"><text:span text:style-name="T35">– </text:span>Да, это может сработать. <text:span text:style-name="T35">– </text:span>кивнула Луна. <text:span text:style-name="T35">– </text:span>Если только у Нас с Дискордом хватит сил его открыть. В прошлый раз основную тяжесть по формированию коридора взяла на себя Сел.</text:p>
      <text:p text:style-name="P79"><text:span text:style-name="T35">– </text:span>Разумеется, я помогу вам! <text:span text:style-name="T35">– </text:span>воскликнула Твайлайт с энтузиазмом. <text:span text:style-name="T35">– </text:span>У меня же есть опыт, хоть и не очень удачный.</text:p>
      <text:p text:style-name="P79">Луна сморщила нос при этих словах, но всё же кивнула.</text:p>
      <text:p text:style-name="P79"><text:span text:style-name="T35">–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79"><text:span text:style-name="T35">– </text:span>Я приглашу их. Они не откажутся.</text:p>
      <text:p text:style-name="P79"><text:span text:style-name="T35">– </text:span>Что ж, ещё одной проблемой меньше. Теперь нужно решить, как найти Сел. Кто-то должен отправиться за ней.</text:p>
      <text:p text:style-name="P79"><text:span text:style-name="T35">– </text:span>Это, разумеется, буду я. <text:span text:style-name="T35">– п</text:span>ожал плечами я. <text:span text:style-name="T35">– Р</text:span>азумная пони там и шагу не сделает без того, чтобы не попасть в лабораторию к учёным или военным.</text:p>
      <text:p text:style-name="P79"><text:span text:style-name="T35">– </text:span>А если…</text:p>
      <text:p text:style-name="P79"><text:span text:style-name="T35">– </text:span>А если она прикинется неразумной, <text:span text:style-name="T35">– </text:span>предвосхитил я вопрос единорожки, <text:span text:style-name="T35">–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79"><text:span text:style-name="T35">– </text:span>Остаётся ещё одна проблема. <text:span text:style-name="T35">– </text:span>тихо сказала аликорница. <text:span text:style-name="T35">–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79"><text:span text:style-name="T35">– </text:span>Я попробую подыскать подходящие заклинания для работы с флорой. <text:span text:style-name="T35">– </text:span>загорелась научным рвением Твайлайт. <text:span text:style-name="T35">– </text:span>Помнится, в «Природе проклятий» был раздел, посвящённый зебринским ритуалам плодородия.</text:p>
      <text:p text:style-name="P79">Единорожка вернулась в библиотеку. Некоторое время мы с Луной молча слушали звуки засыпающего Понивилля.</text:p>
      <text:p text:style-name="P79"><text:soft-page-break/><text:span text:style-name="T35">– </text:span>Почему ты так опасаешься гибели Селестии? <text:span text:style-name="T35">– </text:span>наконец спросил я аликорницу. <text:span text:style-name="T35">– </text:span>Ведь вы бессмертны. Рано или поздно твоя сестра вернётся к тебе, как ты вернулась к ней через тысячу лет заточения.</text:p>
      <text:p text:style-name="P79"><text:span text:style-name="T35">– </text:span>Ха! <text:span text:style-name="T35">– </text:span>с горечью отозвалась Луна. <text:span text:style-name="T35">–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79"><text:span text:style-name="T35">–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79">Аликорница отвлеклась от воспоминаний.</text:p>
      <text:p text:style-name="P79"><text:span text:style-name="T35">–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79"><text:span text:style-name="T35">– </text:span>Почему же ты не смогла найти меня с его помощью?</text:p>
      <text:p text:style-name="P79">Аликорница смутилась.</text:p>
      <text:p text:style-name="P79"><text:span text:style-name="T35">–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79"><text:span text:style-name="T35">– </text:span>Да уж, успех тотальный. <text:span text:style-name="T35">– </text:span>скептически отозвался я, прислушиваясь к звукам уборки. <text:span text:style-name="T35">– </text:span>Я бы и сам к тебе заявился с результатами эксперимента, дай ты мне пару дней времени.</text:p>
      <text:p text:style-name="P79"><text:span text:style-name="T35">– </text:span>Как бы то ни было, <text:span text:style-name="T35">– </text:span>поджала губы Луна, <text:span text:style-name="T35">– </text:span>мы пришли к сотрудничеству. Надеюсь, оно будет плодотворным. Более плодотворным, чем было у тебя с Сел.</text:p>
      <text:p text:style-name="P79">Я присмотрелся к ночной принцессе. Что она знает о нас с Селли?</text:p>
      <text:p text:style-name="P79"><text:span text:style-name="T35">– </text:span>У нас было достаточно плодотворное сотрудничество. <text:span text:style-name="T35">– </text:span>осторожно начал я. <text:span text:style-name="T35">– </text:span>Хотя основную часть работы сделал я, Дэш и Твайлайт.</text:p>
      <text:p text:style-name="P79"><text:span text:style-name="T35">– </text:span>Неудивительно! <text:span text:style-name="T35">– </text:span>фыркнула Луна. <text:span text:style-name="T35">– </text:span>в<text:span text:style-name="T35"> </text:span>этом — вся Сел. Сестра, в отличие от Нас, всегда норовит спихнуть тяжёлую задачу на кого-нибудь другого!</text:p>
      <text:p text:style-name="P79"><text:span text:style-name="T35">– </text:span>А также совместить приятное с полезным. <text:span text:style-name="T35">– </text:span>не удержался я.</text:p>
      <text:p text:style-name="P71">Луна бросила на меня тяжёлый взгляд.</text:p>
      <text:p text:style-name="P77"><text:span text:style-name="T42">–</text:span> Вот это вряд ли! Сел охладела к сексу ещё до Нашей ссылки. И, насколько Нам известно, за время Нашего отсутствия её предпочтения в <text:span text:style-name="T35"><text:s/></text:span>этом плане не менялись.</text:p>
      <text:p text:style-name="P77">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71"><text:span text:style-name="T41">–</text:span> Тогда зачем она..?</text:p>
      <text:p text:style-name="P71"><text:span text:style-name="T41">–</text:span> Дала тебе? <text:span text:style-name="T41">–</text:span> цинично завершила мой вопрос Луна. <text:span text:style-name="T41">–</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71">Меня как будто окатило ледяным душем. Не любовь и даже не дружба. Просто плата за услугу… Даже не дружба…</text:p>
      <text:p text:style-name="P71"><text:soft-page-break/>Тревожная догадка окончательно сковала морозом душу.</text:p>
      <text:p text:style-name="P77"><text:span text:style-name="T42">–</text:span> А другие? Они тоже… давали мне потому, что считали меня последним шансом?</text:p>
      <text:p text:style-name="P77">У аликорницы отвалилась челюсть.</text:p>
      <text:p text:style-name="P77"><text:span text:style-name="T42">–</text:span> Другие? Кто ещё?<text:span text:style-name="T35"> </text:span>С кем ещё у тебя были… отношения?</text:p>
      <text:p text:style-name="P71"><text:span text:style-name="T41">–</text:span> С Рэйнбоу Дэш <text:span text:style-name="T41">–</text:span> ответил я несчастным голосом. <text:span text:style-name="T41">–</text:span> И, может быть, с Пинки.</text:p>
      <text:p text:style-name="P71"><text:span text:style-name="T41">–</text:span> А ты живчик. <text:span text:style-name="T41">–</text:span> удивлённо заметила Луна и нахмурилась. <text:span text:style-name="T41">–</text:span> Нет, про цель твоего пребывания тут известно только Нам, Сел, Дискорду и Твайлайт. Остальные действуют по своей воле и предпочтениям.</text:p>
      <text:p text:style-name="P71">Аликорница фыркнула.</text:p>
      <text:p text:style-name="P71"><text:span text:style-name="T41">– </text:span><text:span text:style-name="T10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79">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79"><text:span text:style-name="T35">– </text:span>Макс, ты в порядке? <text:span text:style-name="T35">– </text:span>на балкон заглянула Дэш. <text:span text:style-name="T35">– </text:span>Твайлайт говорит, нам нужно отправляться к развалинам в Вечнодиком лесу. Можешь на меня рассчитывать. Когда отправляемся?</text:p>
      <text:p text:style-name="P79">Я благодарно взъерошил пегаске гриву. Уныние отступило.</text:p>
      <text:p text:style-name="P79"><text:span text:style-name="T35">– </text:span>Спасибо, Дэш. Ты настоящий друг.</text:p>
      <text:p text:style-name="P79"><text:span text:style-name="T35">– </text:span>Сначала нам нужно вернуться в Кантерлот. <text:span text:style-name="T35">– п</text:span>рервала нас Луна. <text:span text:style-name="T35">– </text:span>Помимо подготовки к рейду, Нам нужно создать компас. И провести Гранд Галопинг Гала.</text:p>
      <text:p text:style-name="P79">Я удивлённо воззрился на аликорницу.</text:p>
      <text:p text:style-name="P79"><text:span text:style-name="T35">– </text:span>Если отменить праздник, начнутся волнения. <text:span text:style-name="T35">– </text:span>ответила Луна на мой незаданный вопрос. <text:span text:style-name="T35">–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79">Я пожал плечами и спустился с пегаской вниз, к компании.</text:p>
      <text:p text:style-name="P79"/>
      <text:h text:style-name="P184" text:outline-level="2">19. <text:span text:style-name="T1">Лучший</text:span> Гранд Галопин<text:span text:style-name="T1">г</text:span> Гала <text:span text:style-name="T1">в истории</text:span></text:h>
      <text:p text:style-name="P106">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text:span text:style-name="T127">В</text:span>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79"><text:span text:style-name="T35">– </text:span>Да что ж такое творится-то! Ни в жисть не поверю, чтоб в Кантерлоте пустые дома были! <text:span text:style-name="T35">– </text:span>заявила Эпплджек. <text:span text:style-name="T35">–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79"><text:span text:style-name="T35">– </text:span>Какая жалость, что это всё из-за вампирского мира! <text:span text:style-name="T35">– </text:span>пробормотала Рэрити. <text:span text:style-name="T35">– </text:span>Самое время покупать землю под бутик.</text:p>
      <text:p text:style-name="P79">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79">Тук-тук-тук!</text:p>
      <text:p text:style-name="P79"><text:span text:style-name="T35">– </text:span>Макс, ты тут? <text:span text:style-name="T35">–</text:span>Дэш просунула нос в дверь, не дожидаясь отклика. <text:span text:style-name="T35">– </text:span>Ага, вот ты где! Я с тобой!</text:p>
      <text:p text:style-name="P79">Она швырнула перемётные сумки мне на постель и пошла к выходу.</text:p>
      <text:p text:style-name="P79"><text:soft-page-break/><text:span text:style-name="T35">– </text:span>Ну, чего застрял? Пошли скорее, а то на хавчик опоздаем! <text:span text:style-name="T35">– </text:span>нетерпеливо обернулась пегаска.</text:p>
      <text:p text:style-name="P79">Я пожал плечами и пошёл следом. Бороться со стихией в лице Дэш было трудновато. Да и незачем.</text:p>
      <text:p text:style-name="P79"/>
      <text:p text:style-name="P65">…</text:p>
      <text:p text:style-name="P65"/>
      <text:p text:style-name="P79">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79"><text:span text:style-name="T35">– </text:span>Располагайтесь. <text:span text:style-name="T35">– </text:span>кивнула нам Луна.</text:p>
      <text:p text:style-name="P79">«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35">–</text:span> всхлипула Дэш.</text:p>
      <text:p text:style-name="P79"><text:span text:style-name="T35">– </text:span>Ну что же вы? Присаживайтесь. <text:span text:style-name="T35">– </text:span>вновь пригласила Луна. <text:span text:style-name="T35">– </text:span>Если блюда выветрятся, придётся их выкинуть и приготовить новые.</text:p>
      <text:p text:style-name="P79">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35">одной</text:span> подушки. </text:p>
      <text:p text:style-name="P79"><text:span text:style-name="T35">– </text:span>Мы узнали у шеф-повара сестры о твоих кулинарных предпочтениях. <text:span text:style-name="T35">– у</text:span>лыбнулась мне Луна. <text:span text:style-name="T35">–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79">Я мило улыбнулся ей в ответ, закинул в рот пучок петрушки и ответил.</text:p>
      <text:p text:style-name="P79"><text:span text:style-name="T35">– </text:span>А ты первая на моей памяти лошадь, умеющая магичить.</text:p>
      <text:p text:style-name="P79">Луна нахмурилась, но потом луч озарения коснулся её мордочки.</text:p>
      <text:p text:style-name="P65">– П<text:span text:style-name="T1">ризнаём, Мы были несправедливы к тебе. Как Нам тебя называть?</text:span></text:p>
      <text:p text:style-name="P79">Я выплюнул петрушку и взял кусок рыбы.</text:p>
      <text:p text:style-name="P65">– <text:span text:style-name="T1">Человеком. Во множественном числе мы — люди. Хотя множественная форма тебе не понадобится, принцесса.</text:span></text:p>
      <text:p text:style-name="P79">Все расселись по местам, когда с дальнего конца стола раздался звонкий голосок.</text:p>
      <text:p text:style-name="P65">– <text:span text:style-name="T1">Эй, а туточки одно место пустует! Можно его займёт Гамми?</text:span></text:p>
      <text:p text:style-name="P65"><text:span text:style-name="T1">– Нет, Пинки. </text:span>– <text:span text:style-name="T1">ответила Луна. </text:span>– <text:span text:style-name="T1">Мы ждём ещё одного гостя.</text:span></text:p>
      <text:p text:style-name="P79">– А если он не придёт, тогда можно?</text:p>
      <text:p text:style-name="P79">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79">– Эй! Это моя шляпа! – возмутилась фермерша.</text:p>
      <text:p text:style-name="P79">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79">– Прекрати паясничать! – негромко сказала Луна.</text:p>
      <text:p text:style-name="P79"><text:soft-page-break/>– Я не хотел… Тут мышь… – мои уши загорались медленно, но неотвратимо.</text:p>
      <text:p text:style-name="P79">– Мы не тебе. – так же тихо произнесла аликорница.</text:p>
      <text:p text:style-name="P79">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79">–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79">– Перестань, Дискорд. – устало ответила Луна. – Фиглярство вызывает улыбку только первые пару сотен лет.</text:p>
      <text:p text:style-name="P79">– Говори только за себя, дражайшая! Я, наоборот, только вхожу во вкус!</text:p>
      <text:p text:style-name="P79">Драконикус принялся жадно есть брюкву и заткнулся.</text:p>
      <text:p text:style-name="P79">Аликорница обвела присутствующих долгим взглядом и начала.</text:p>
      <text:p text:style-name="P79">–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79">– Прибыл к нам, ага. А я-то думал, Селли сама на нашу голову вытащила эту обезьяну из мухосранска. – прочавкал сам себе Дискорд.</text:p>
      <text:p text:style-name="P79">– Макс берётся отыскать Селестию. И наша задача — помочь ему в этом! – с нажимом произнесла Луна, ни на кого не глядя.</text:p>
      <text:p text:style-name="P79">–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79">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79">– Я полностью в вашем распоряжении, Ваше Высочество! Думаю, мои друзья меня поддержат! – отчеканила Твайлайт.</text:p>
      <text:p text:style-name="P79">Шестёрка пони отозвалась невнятным мычанием.</text:p>
      <text:p text:style-name="P79">–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79">– С этой же просьбой Мы обращаемся к тебе, <text:span text:style-name="T50">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79">–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79">–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79">– Эталоном? Для всехпони? Всегда говорила? – Дискорд принял задумчивую позу, стреляя глазами по сторонам.</text:p>
      <text:p text:style-name="P79">–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79">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79">– Мы думаем, она была права!</text:p>
      <text:p text:style-name="P79">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79"><text:soft-page-break/>– Ну, это… Если светоч, то конечно… А как же! Я всегда знал, что я светоч!.. А для Элементов Гармонии я тоже светоч?</text:p>
      <text:p text:style-name="P79">– Разумеется! – заверила его Луна, изо всех сил моргая шестёрке.</text:p>
      <text:p text:style-name="P79">– Светоч, светоч! – вразнобой подтвердили пони. Пожалуй, Флаттершай даже не врала.</text:p>
      <text:p text:style-name="P79">–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79">– Ффух! – шумно выдохнула Луна. – Спасибо вам, Наши дорогие, вы Нам очень помогли!</text:p>
      <text:p text:style-name="P79">– Но мы же ничего не сделали! – запротестовала Эпплджек.</text:p>
      <text:p text:style-name="P79">–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79"/>
      <text:p text:style-name="P79">…</text:p>
      <text:p text:style-name="P79"/>
      <text:p text:style-name="P79">Безмолвными тенями скользнули лакеи и унесли блюда. На освободившемся столе Луна расстелила свиток с записями.</text:p>
      <text:p text:style-name="P79">– Теперь, мои маленькие пони, Мы должны просить вас ещё об одной услуге.</text:p>
      <text:p text:style-name="P79">Странно и непривычно было видеть принцессу ночи сконфуженной.</text:p>
      <text:p text:style-name="P79">–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79">При этих словах пони стали прятать глаза, а Дэш фейсхуфнула.</text:p>
      <text:p text:style-name="P79">– Нам просто необходимо провести это праздник! – отчаянно заявила Луна.<text:span text:style-name="T35">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79">–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79">–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79">Флаттершай закрыла голову копытами.</text:p>
      <text:p text:style-name="P79"/>
      <text:p text:style-name="P66">***</text:p>
      <text:p text:style-name="P65"/>
      <text:p text:style-name="P79">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79">– Я верю в вас только потому, что ты об этом попросила. – наконец, начал я. – Тогда, в метель.</text:p>
      <text:p text:style-name="P79">Аликорница кивнула.</text:p>
      <text:p text:style-name="P79"><text:soft-page-break/>– Потому что у меня больше нет других причин верить в дружбомагию. После того, что рассказала Луна.</text:p>
      <text:p text:style-name="P79">Аликорница сникла.</text:p>
      <text:p text:style-name="P79">– Она ведь правду сказала? То свидание ночью было всего лишь платой? Авансом?</text:p>
      <text:p text:style-name="P79">Селестия грустно кивнула и отвернулась.</text:p>
      <text:p text:style-name="P79">– Выходит, я для тебя был тем же, чем сейчас Дискорд для Луны? С тем отличием, что ты не нашла способ «отмазаться»?</text:p>
      <text:p text:style-name="P79">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79">Заросли можжевельника раздвинулись, пропуская синюю единорожку.</text:p>
      <text:p text:style-name="P79">– Привет!</text:p>
      <text:p text:style-name="P79">Я молча смотрел сквозь неё, привалившись спиной к валуну. Мне хотелось побыть одному.</text:p>
      <text:p text:style-name="P79">– Привет, говорю! Я видела, как ты залазил сюда. Классное местечко!</text:p>
      <text:p text:style-name="P79">– Привет, Индиго.</text:p>
      <text:p text:style-name="P79">– Что-то на тебе лица нет. Ты бледнее болотной поганки из Вечнодикого леса. Что-то случилось?</text:p>
      <text:p text:style-name="P79">– Случилось, Индиго. За то время, что мы не виделись, случилось очень многое.</text:p>
      <text:p text:style-name="P79">– Так это ж здорово! Я люблю, когда что-нибудь случается! Иначе скучно. А ты? Расскажи! Ты нашёл Шейлу?</text:p>
      <text:p text:style-name="P79">– Нашёл.</text:p>
      <text:p text:style-name="P79">– Вау! А принцессу Селестию?</text:p>
      <text:p text:style-name="P79">– Селестию тоже.</text:p>
      <text:p text:style-name="P79">– Круто! А где они? Они скоро вернутся?</text:p>
      <text:p text:style-name="P79">– Они не вернутся.</text:p>
      <text:p text:style-name="P79">Индиго перестала улыбаться. Тревога отразилась на её мордочке.</text:p>
      <text:p text:style-name="P79">– Почему?</text:p>
      <text:p text:style-name="P79">– Они там, откуда нет возврата.</text:p>
      <text:p text:style-name="P79">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79">Индиго молча села возле меня. Потом она всхлипнула. Потом тяжело вздохнула.</text:p>
      <text:p text:style-name="P79">– Пожалуйста, скажи мне, что с ними.</text:p>
      <text:p text:style-name="P79">Я оторвался от валуна, склонился над ней и тихонько прошептал ей в ухо:</text:p>
      <text:p text:style-name="P79">– Если я скажу, ты исчезнешь. Это такое проклятие. Отправишься вслед за ними. Мне бы этого не хотелось. Ты нужна здесь.</text:p>
      <text:p text:style-name="P79">Индиго хмуро взглянула на меня.</text:p>
      <text:p text:style-name="P79">–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79">Я ласково потрепал её по головке.</text:p>
      <text:p text:style-name="P79">–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79">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79">– Индиго, ты в Гранд Галопинг Гала когда-нибудь участвовала?</text:p>
      <text:p text:style-name="P79">– А то! В прошлом году па взял меня с собой на Гала. Он стоял в охране, а я пробралась внутрь и наблюдала за всем из-за занавески.</text:p>
      <text:p text:style-name="P79">– То есть, ты помнишь, как там всё устроено и что должно происходить?</text:p>
      <text:p text:style-name="P79">– Агась!</text:p>
      <text:p text:style-name="P79">– Вот и отлично. Тогда беги во дворец, попроси стражу провести тебя к Твайлайт Спаркл. Скажешь, что ты от человека <text:span text:style-name="T127">Анонимуса</text:span>.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79">– Вау! Круто!</text:p>
      <text:p text:style-name="P79">Единорожка в восторге <text:s/>запрыгала на месте.</text:p>
      <text:p text:style-name="P79">–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79">Кобылка остановилась и обняла меня за шею.</text:p>
      <text:p text:style-name="P79">– Спасибки! Тока ж ты на праздник придёшь? Обещаешь? Пожалуйста-пожалуйста-пожалуйста!</text:p>
      <text:p text:style-name="P79">– Обещаю.</text:p>
      <text:p text:style-name="P79">Единорожка умчалась с победным «ю-ху-у-у!».</text:p>
      <text:p text:style-name="P79">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79">В серебряной коробке вместо книги лежал одинокий листок бумаги.</text:p>
      <text:p text:style-name="P90"/>
      <text:p text:style-name="P90">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90">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90">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text:span text:style-name="T127">Чёрный</text:span>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90"><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90">До встречи!</text:p>
      <text:p text:style-name="P90"/>
      <text:p text:style-name="P79">– Селли-Селли… Ну почему ты такая… – пробормотал я сквозь слёзы.</text:p>
      <text:p text:style-name="P79"/>
      <text:p text:style-name="P81">***</text:p>
      <text:p text:style-name="P106">INXS – Suicide blonde</text:p>
      <text:p text:style-name="P79">«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79">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80">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text:span text:style-name="T128">П</text:span>робравшись через отдыхающих на лужайках гостей, я зашёл в <text:span text:style-name="T128">отдалённый</text:span> тупичок садового лабиринта. <text:span text:style-name="T128">На ходу ослабив галстук и расстегнув душную жилетку, я</text:span> <text:span text:style-name="T128">свернул с песчаной дорожки и </text:span>присел на <text:span text:style-name="T128">землю</text:span>, прислонившись к зелёной изгороди.</text:p>
      <text:p text:style-name="P79">–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79">–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79">–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79">– А моя часть будет в самом конце. – вздохнул третий голосок. – Если мы до него досидим. Лично мне уже надоело. Скучно.</text:p>
      <text:p text:style-name="P79">–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79">– Всё равно Норф был круче. – пробормотал голос Индиго. – Он Кинга раза три уделывал на «Королеве Лорен».</text:p>
      <text:p text:style-name="P79">– Скоро начнётся! Я слышу свисток Вондерболтов! – перебил голос Санни – Бежим на смотровую площадку!</text:p>
      <text:p text:style-name="P79">– Кто первый добежит, тот… эмм…</text:p>
      <text:p text:style-name="P79">– Суперсветоч!</text:p>
      <text:p text:style-name="P79">– Агась! Галагалоперы, вперёд!</text:p>
      <text:p text:style-name="P79"><text:soft-page-break/>– Йей!!!</text:p>
      <text:p text:style-name="P79">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79">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79">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79">…</text:p>
      <text:p text:style-name="P79">– Это она! Она!!!</text:p>
      <text:p text:style-name="P79">– Наша принцесса! Наше солнце!</text:p>
      <text:p text:style-name="P79">– Она вернётся!</text:p>
      <text:p text:style-name="P79">– А то! Я всем говорил! Мне никто не верил! Никто!!!</text:p>
      <text:p text:style-name="P79">– Дайте мне вас обнять, дорогой друг!</text:p>
      <text:p text:style-name="P79">…</text:p>
      <text:p text:style-name="P79">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65">&lt;<text:span text:style-name="T101">Ace Enders – million different people</text:span>&gt;</text:p>
      <text:p text:style-name="P79">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79">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57">усесться поудобнее там, где стоишь, и слушать-слушать-слушать (танцевать?)</text:span>.</text:p>
      <text:p text:style-name="P79">…</text:p>
      <text:p text:style-name="P79">Музыкальный транс прервался цоканьем копыт по парковой дорожке. Две фигуры устало брели прочь от замка, тихо переговариваясь.</text:p>
      <text:p text:style-name="P79">– Ужель обязательно лично приветствовать каждого пони? Сестра разбаловала их. Это так утомляет!</text:p>
      <text:p text:style-name="P79"><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79">–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79">Луна с Твайлайт остановились прямо у колонны, за которой сидел я, прислонившись к прохладному мрамору с надписью «з<text:span text:style-name="T111">д</text:span>ЕсЬ БЫл <text:span text:style-name="T112">д</text:span>ИскОр<text:span text:style-name="T110">Д</text:span>».</text:p>
      <text:p text:style-name="P79">–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79">–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79">–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79">В саду прозвенел гонг. Музыка умолкла и в наступившей тишине звонкий голосок объявил в потрескивающий микрофон:</text:p>
      <text:p text:style-name="P79">–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79">Последняя фраза утонула в свисте и восторжённом топоте копыт. Твайлайт вздохнула.</text:p>
      <text:p text:style-name="P79">–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79">Твайлайт побрела по дорожке к освещённой террасе. Луна проводила её взглядом. Затем она со смешком обратилась в пространство:</text:p>
      <text:p text:style-name="P79">– Скрываться за колонной — плохая идея. Если хочешь, чтобы тебя не раскрыли, прячься так, чтобы не было видно твоей тени.</text:p>
      <text:p text:style-name="P79">– А кто прячется-то? – я встал и вышел к Луне. – Слушал себе музыку, пока вы не подошли. Классно играют!</text:p>
      <text:p text:style-name="P79">Луна кивнула.</text:p>
      <text:p text:style-name="P79">–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79">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79">– А-а-а, дражайший принц? – любезнейше приветствовала франта Луна – Как ваше драгоценное здоровье? Как поживает ваш кузён Хавтиноуз?</text:p>
      <text:p text:style-name="P79">Принц позеленел, промычал нечто нечленораздельное и дал знак носильщикам двигаться дальше.</text:p>
      <text:p text:style-name="P79">Во дворце, вручив мне небольшую тяжёлую шкатулку серебряной окантовки с хрустальным шаром , Луна с некоторым смущением сообщила:</text:p>
      <text:p text:style-name="P79"><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79">Она что, блядь, издевается?</text:p>
      <text:p text:style-name="P79">– Да хрен там! Какие перья? Ты же сама сказала, отношения были чисто деловыми. По крайней мере, с её стороны.</text:p>
      <text:p text:style-name="P79">Луна продолжила с каменным выражением лица.</text:p>
      <text:p text:style-name="P79">– Если же нет, поднимись в её башню и разыщи перо или волос в её постели. После чего помести это в компас. Всё.</text:p>
      <text:p text:style-name="P79">Аликорница отвернулась. Я пошёл к выходу.</text:p>
      <text:p text:style-name="P79">– Иногда деловые отношения служат прикрытием для… чего-то большего. Но смертным это трудно понять.</text:p>
      <text:p text:style-name="P79">Я обернулся. Аликорница смотрела в окно на первый заезд «Небес Эквестрии», не удостаивая меня вниманием.</text:p>
      <text:p text:style-name="P79">Не гребу я этих аликорнов!</text:p>
      <text:p text:style-name="P65"/>
      <text:p text:style-name="P81">***</text:p>
      <text:p text:style-name="P79"/>
      <text:p text:style-name="P79">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79">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79">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79">Чувствуя себя грабителем, я вошёл в комнату и осмотрел футон.</text:p>
      <text:p text:style-name="P79">Фиг там! Было такое впечатление, что последние недели на нём никто не спал. Ни складочки, ни вмятинки, ни волоска, ни пылинки.</text:p>
      <text:p text:style-name="P79">Я окинул взглядом комнату. Взор упал на гардероб у стенки. Вот где можно найти перо или волос!</text:p>
      <text:p text:style-name="P79">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79">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113"></text:span><text:span text:style-name="T114"> сидел, прислонившись к стенке. Оранжевая лампочка по прежнему горела на налобнике.</text:span></text:p>
      <text:p text:style-name="P79">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79">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79">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79"><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79">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79">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79">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79"/>
      <text:p text:style-name="P81">***</text:p>
      <text:p text:style-name="P79"/>
      <text:p text:style-name="P79">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79">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79">Тут бы и самое время обосраться, но я решил повременить. Ноги как заводные несли меня по хорошо известному маршруту. <text:span text:style-name="T129">Сброшенный одним рывком, пиджак остался лежать на дороге. </text:span>Штаны между бёдрами едва не дымились, когда я трясущимися руками отворял ворота мастерской Норфа.</text:p>
      <text:p text:style-name="P79">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79">«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79">Рычаг заклинило. Блядь!!!</text:p>
      <text:p text:style-name="P79">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79">Я что есть мочи дёрнул ручку на себя.</text:p>
      <text:p text:style-name="P79">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79"/>
      <text:p text:style-name="P79">…</text:p>
      <text:p text:style-name="P79"/>
      <text:p text:style-name="P79"><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79">Замок.</text:p>
      <text:p text:style-name="P79">Блядь, что с замком?!</text:p>
      <text:p text:style-name="P79">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79">Я надавил на рычаг вертикальной тяги и колесница плавно скользнула вниз. Ха, теперь-то я понял, в чём дело! Замок висел в воздухе!</text:p>
      <text:p text:style-name="P79">Блядь… Замок висел в воздухе?!!</text:p>
      <text:p text:style-name="P79">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79">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79">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79">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79">Я пробежал комнату насквозь и кинулся к выходу.</text:p>
      <text:p text:style-name="P79">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79">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79">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79">За моей спиной раздался механический голос.</text:p>
      <text:p text:style-name="P79">– <text:span text:style-name="T115">Зафиксирована опасная ситуация. Сознание пациента </text:span><text:span text:style-name="T116">&lt;</text:span><text:span text:style-name="T115">Селестия</text:span><text:span text:style-name="T116">&gt;</text:span><text:span text:style-name="T115"> не регистрируется. Активируется протокол экстренной эвакуации пациента </text:span><text:span text:style-name="T116">&lt;</text:span><text:span text:style-name="T115">Селестия</text:span><text:span text:style-name="T116">&gt;</text:span><text:span text:style-name="T115"> к </text:span><text:span text:style-name="T116">&lt;</text:span><text:span text:style-name="T115">Луна</text:span><text:span text:style-name="T116">&gt;</text:span><text:span text:style-name="T115">.</text:span></text:p>
      <text:p text:style-name="P79">Я обернулся.</text:p>
      <text:p text:style-name="P79">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79">БЛЯ!!!</text:p>
      <text:p text:style-name="P79">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79"><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79">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79">–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79">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79"/>
      <text:p text:style-name="P79">…</text:p>
      <text:p text:style-name="P79"/>
      <text:p text:style-name="P79">– Что сиё значит, человек?!</text:p>
      <text:p text:style-name="P79">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79">– Мнэ-э-э. – в этот момент даже козлиное блеяние было для меня верхом геройства.</text:p>
      <text:p text:style-name="P79">Подымая тучи пыли, с грохотом обрушилась в провал башня Селестии. Луна с отвалившейся челюстью наблюдала за действом в окно.</text:p>
      <text:p text:style-name="P79">– Что… Что это за дискордовщина?!</text:p>
      <text:p text:style-name="P79">Луна глянула в противоположное окно.</text:p>
      <text:p text:style-name="P79">– А куда делась Наша башня?!! – на аликорницу было жалко смотреть.</text:p>
      <text:p text:style-name="P80">– Она внизу. – промямлил я. <text:s/><text:span text:style-name="T128">Чтобы легче было дышать, я оттянул галстук от горла.</text:span></text:p>
      <text:p text:style-name="P79">– В каком ещё низу???</text:p>
      <text:p text:style-name="P79">– Ну… внизу. С остальным Кантерлотом… – я чувствовал себя дебилом.</text:p>
      <text:p text:style-name="P79">Аликорница молча взвилась в воздух и вылетела наружу. Через минуту вернулась.</text:p>
      <text:p text:style-name="P79">– Мы приняли решение! Бал закрывается!</text:p>
      <text:p text:style-name="P79"/>
      <text:h text:style-name="Heading_20_2" text:outline-level="2">20. <text:span text:style-name="T1">Осколки</text:span></text:h>
      <text:p text:style-name="P109">Electric Light Orchestra – Sorrow about to fall</text:p>
      <text:p text:style-name="P79">Скалу ощутимо тряхнуло. Грибной суп выплеснулся из супницы на стол.</text:p>
      <text:p text:style-name="P79">– Четвёртый день уж волокут. Могли бы и научиться наконец-то. – проворчала Эпплджек с набитым ртом.</text:p>
      <text:p text:style-name="P79">Прямо перед нами маячила «Конкордия». Трёхмильный канат соединял её с «Громовержцем»<text:span text:style-name="T35">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79"><text:soft-page-break/>– Девочки, под нами Понивилль! – захлопала копытами Рэрити. – Узнаю свой бутик!</text:p>
      <text:p text:style-name="P79">Да, с утёса открылся городок, очертаниями повторяющий карту Понивилля.</text:p>
      <text:p text:style-name="P79">– Эй-Джей, гляди, твоя ферма! – Дэш указала на ряды деревьев на окраине городка.</text:p>
      <text:p text:style-name="P79">– Агась, она! – кивнула фермерша. – А это значит, скоро приедем.</text:p>
      <text:p text:style-name="P79">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79"/>
      <text:p text:style-name="P79">…</text:p>
      <text:p text:style-name="P79"/>
      <text:p text:style-name="P79">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79">– Итак, на рассвете мы достигнем цели. Надеюсь, все помнят план действий. Мы высаживаемся группой у входа и…</text:p>
      <text:p text:style-name="P79">– Прячемся?</text:p>
      <text:p text:style-name="P79">– Дерёмся с пландерсидами?</text:p>
      <text:p text:style-name="P79">– Создаём магическое убежище?</text:p>
      <text:p text:style-name="P79">– Нет!</text:p>
      <text:p text:style-name="P79">Луна поднесла копыто ко рту и прокашлялась.</text:p>
      <text:p text:style-name="P79">–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79">Я вспомнил, как мы драпали из замка, но промолчал.</text:p>
      <text:p text:style-name="P79">–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79">– По возвращению человек отыщет Сестру с помощью компаса, что Мы приготовили для него. Ты активировал компас, человек?</text:p>
      <text:p text:style-name="P79">Я продемонстрировал ночной принцессе шкатулку с беспорядочно мечущейся стрелкой.</text:p>
      <text:p text:style-name="P79">– Чудесно! Осталось дело за малым — найти Сестру.</text:p>
      <text:p text:style-name="P79">– Не кажется ли тебе, дражайшая, что ты забыла об одной незначительной детали? – встрял Дискорд. – <text:s/>Совсем незначительной, вот такусенькой?</text:p>
      <text:p text:style-name="P79">– Какой же? – нахмурилась Луна. – Ты изменяешь условия сделки?</text:p>
      <text:p text:style-name="P79">–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79">Драконикус для наглядности плюнул. Плевок затормозил у потолка, изменил направление на девяносто градусов и вылетел в окно.</text:p>
      <text:p text:style-name="P79"><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79">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35">, </text:span>отправилось в мусорную корзину.</text:p>
      <text:p text:style-name="P79">–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79">–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79">Луна нахмурилась.</text:p>
      <text:p text:style-name="P79">– Мы видим, у тебя уже есть готовое решение. Говори.</text:p>
      <text:p text:style-name="P79">–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79">Луна скосила глаза на меня в немом вопросе. <text:s/>Я не увидел ответную мимику Дискорда — он сидел ко мне полубоком.</text:p>
      <text:p text:style-name="P79">–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79">– Придётся действовать по твоему плану. У нас нет времени.</text:p>
      <text:p text:style-name="P79">Дискорд взглянул в газету.</text:p>
      <text:p text:style-name="P79">–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79">Драконикус отвлёкся от приятных мыслей и направился к выходу. За ним потянулись и остальные.</text:p>
      <text:p text:style-name="P79">Я подождал, пока все выйдут и подобрал с пола оброненную Дискордом газету.</text:p>
      <text:p text:style-name="P65"><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69"/>
      <text:p text:style-name="P66">***</text:p>
      <text:p text:style-name="P65"/>
      <text:p text:style-name="P79">Сумерки укутывали землю пушистым одеялом. Мы сидели на парковой дорожке, выходящей к обрыву, и любовались проплывающим внизу лесом.</text:p>
      <text:p text:style-name="P79"><text:soft-page-break/>…</text:p>
      <text:p text:style-name="P1"><text:span text:style-name="T70">–</text:span><text:span text:style-name="T60"> Ну хорошо, а кто вами правит? Аликорн? Драконикус? Какой-нибудь человек с рогом во лбу? Или у вас нет правителя?</text:span></text:p>
      <text:p text:style-name="P46"><text:span text:style-name="T35">–</text:span> Нет, почему? Правитель есть. Только он не постоянный. Его избирают. Раз в несколько лет.</text:p>
      <text:p text:style-name="P65">–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65">–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79">Пегаска задумалась.</text:p>
      <text:p text:style-name="P79">– Макс?</text:p>
      <text:p text:style-name="P79">– Да?</text:p>
      <text:p text:style-name="P79">–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79">Я почесал пегаску у основания гривы и объяснил:</text:p>
      <text:p text:style-name="P79">–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79">Я почувствовал резкую боль. Отдёрнув руку, я увидел на пальце кровь из ранки. </text:p>
      <text:p text:style-name="P79">Дэш смутилась.</text:p>
      <text:p text:style-name="P79">–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79">Брошь переливалась всеми цветами радуги в тусклом свете заходящего солнца.</text:p>
      <text:p text:style-name="P79">– Классная штука! Тебе идёт.</text:p>
      <text:p text:style-name="P79">Пегаска смущённо отвернулась. Потом повернулась опять. Копыто чертило звёздочку на песке.</text:p>
      <text:p text:style-name="P79">– Ты ведь вернёшься?</text:p>
      <text:p text:style-name="P79">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79">–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79">–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79">– А то ж!</text:p>
      <text:p text:style-name="P79">Вслед за Твайлайт к нам подошли Эпплджек с Пинки. Фермерша прикоснулась ко мне копытом.</text:p>
      <text:p text:style-name="P79">–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79">– Супер-дупер-верно! Ещё никто не смел отобрать у Пинки друга и остаться при этом в своём уме!!!</text:p>
      <text:p text:style-name="P79">Розовая пони встала на задние ноги, передними оттянула веки и высунула язык, сотворив совершенно безумную мордаху.</text:p>
      <text:p text:style-name="P79">– В случае Дискорда — остаться НЕ в своём уме. Но в остальном — верно. Мы не дадим тебя в обиду, Макс.</text:p>
      <text:p text:style-name="P79"><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79">– Спасибо, девчонки. Вы самые лучшие.</text:p>
      <text:p text:style-name="P79">– А я — лучшая из лучших! – похлопала себя в грудь Дэш. – Не забывай об этом!</text:p>
      <text:p text:style-name="P79">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79">Раздались тихие шаги. Меня накрыла тень.</text:p>
      <text:p text:style-name="P79">–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79">Луна опустила мне на колени небольшую карточку из серебра.</text:p>
      <text:p text:style-name="P79"/>
      <text:p text:style-name="P99"><text:span text:style-name="T35">~~~ </text:span>Человек Макс <text:span text:style-name="T35">~~~</text:span></text:p>
      <text:p text:style-name="P99">Паспорт гражданина Эквестрии</text:p>
      <text:p text:style-name="P98">Выдан человеку Максу</text:p>
      <text:p text:style-name="P98">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98">Именем правительства Эквестрии призываем оказывать предъявителю сего всю возможную помощь и содействие.</text:p>
      <text:p text:style-name="P97">26.07.2143</text:p>
      <text:p text:style-name="P79"/>
      <text:p text:style-name="P81">***</text:p>
      <text:p text:style-name="P79"/>
      <text:p text:style-name="P79">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79">Ага, сейчас!</text:p>
      <text:p text:style-name="P79">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79">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79">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79">Дирижабль миновал полосу воды и поравнялся с замком. Как по команде, дождь из лиан прекратился.</text:p>
      <text:p text:style-name="P79">– Похоже, мы выиграли этот бой. – тихо сказала Луна. – Нам стоило использовать «Конкордию» и в первый раз.</text:p>
      <text:p text:style-name="P79"><text:soft-page-break/>– Напомнить тебе о режиме секретности, который ты тогда установила, или сама вспомнишь? – язвительно отозвался Дискорд.</text:p>
      <text:p text:style-name="P79">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79">«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79">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65"/>
      <text:p text:style-name="P79">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79"/>
      <text:p text:style-name="P66">~~~~~</text:p>
      <text:p text:style-name="P79"/>
      <text:p text:style-name="P79">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79">– Бросайте якорь. – отвечает Луна.</text:p>
      <text:p text:style-name="P79">Адский скрежет раздаётся с края «Громовержца». В болото летит кусок скалы размером с пару железнодорожных вокзалов. <text:span text:style-name="T44">«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79">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79"/>
      <text:p text:style-name="P79">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79">– Ох, Селестия милосердная… Кракен… Этого не было в расчётах… – бормочет Твайлайт.</text:p>
      <text:p text:style-name="P79">«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79">Луна отдаёт короткую команду в интерком и наперерез падающим фигуркам с «Конкордии» пикирует звено Вондерболтов.</text:p>
      <text:p text:style-name="P79">– <text:span text:style-name="T58">ПОНИ! ВЫ ЗАЕБАЛИ!!! ВЫ ДАДИТЕ МНЕ СПАТЬ, ИЛИ НЕТ?!! КЛЯНУСЬ ХВОСТОМ, ВЫ ТАКИ ОТ МЕНЯ ОТСТАНЕТЕ, НЕ БУДЬ Я АГАМЕМНОН-БЕСКЛАННИК!</text:span></text:p>
      <text:p text:style-name="P79"><text:soft-page-break/>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79">– Берегись!!!</text:p>
      <text:p text:style-name="P79">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79"/>
      <text:p text:style-name="P66">~~~~~</text:p>
      <text:p text:style-name="P66"/>
      <text:p text:style-name="P79">…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79">Я принимаю вертикальное положение. Вокруг меня осыпавшиеся замшелые стены без крыши и… Дэш.</text:p>
      <text:p text:style-name="P79">–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79">– Учту. – я кривлюсь от боли. – Спасибо, Дэш. За мной должок.</text:p>
      <text:p text:style-name="P79">– Да кто там считает! – отмахивается пегаска. – Ты не в курсе, куда я приземлилась? Ты уже был тут.</text:p>
      <text:p text:style-name="P79">Я качаю головой.</text:p>
      <text:p text:style-name="P79">– Я видел только маленькую часть замка Сестёр. И то, на бегу. Но ты ведь можешь подняться над замком и разведать путь?</text:p>
      <text:p text:style-name="P79">Пегаска чешет копытом в затылке.</text:p>
      <text:p text:style-name="P79">– Могу, конечно. Но пока я спускалась, меня трижды чуть не сбили.</text:p>
      <text:p text:style-name="P79">Над развалинами выстреливает пландерсид, целясь в пролетающего Вондерболта.</text:p>
      <text:p text:style-name="P79">–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79">Я сажусь на обломок колонны.</text:p>
      <text:p text:style-name="P79">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35">&lt;</text:span><text:span text:style-name="T50">Описать нарастание депрессивных мыслей от описанных случая к случаю</text:span><text:span text:style-name="T35">&gt;</text:span></text:p>
      <text:p text:style-name="P79">– Макс? – пегаска трясёт меня копытом. – Ты же у нас Проводник? Выбирай направление.</text:p>
      <text:p text:style-name="P79">Ну да, на работу флюгером я ещё гожусь, «Громовержец» от выбора направления нам на голову не свалится. Наверное.</text:p>
      <text:p text:style-name="P79">Я тыкаю на ближайший коридор.</text:p>
      <text:p text:style-name="P79">– Идём туда. Один хрен, они все одинаковые. Рано или поздно выйдем в знакомое место.</text:p>
      <text:p text:style-name="P79">– Верняк! – пегаска салютует. – Веди, Проводник!</text:p>
      <text:p text:style-name="P79"/>
      <text:p text:style-name="P79">…</text:p>
      <text:p text:style-name="P79"/>
      <text:p text:style-name="P79"><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79">– Готова спорить на две тысячи бит, мы проходили этот перекрёсток двадцать минут назад. И сорок минут назад тоже проходили.</text:p>
      <text:p text:style-name="P79">Я поворачиваюсь к Дэш.</text:p>
      <text:p text:style-name="P79">– У тебя разве есть две тысячи бит?</text:p>
      <text:p text:style-name="P79">– Нет. И это показывает, насколько я уверена в победе.</text:p>
      <text:p text:style-name="P1"><text:span text:style-name="T64">К</text:span><text:span text:style-name="T1">ажется, из левого </text:span>коридор<text:span text:style-name="T1">а</text:span> <text:span text:style-name="T1">слышны знакомые голоса</text:span>.</text:p>
      <text:p text:style-name="P79">– Идём налево.</text:p>
      <text:p text:style-name="P79">– Так точно, Проводник. – <text:s/>в голосе пегаски энтузиазма заметно убавилось.</text:p>
      <text:p text:style-name="P79">– Послушай, не называй меня проводником. Это уже не смешно!</text:p>
      <text:p text:style-name="P79">Пегаска смотрит на меня вишнёвыми глазами.</text:p>
      <text:p text:style-name="P79">– А я и не смеюсь. Я хотела тебя подбодрить малёхо, а то ты нос повесил. Но если не хочешь — не бу…</text:p>
      <text:p text:style-name="P79">– Дэш! Сзади!!!</text:p>
      <text:p text:style-name="P79">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6"><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6"><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6">После двух кувырков по камням гуд<text:span text:style-name="T1">ит</text:span> голова и садн<text:span text:style-name="T1">ит</text:span> ушибленное плечо.</text:p>
      <text:p text:style-name="P46"><text:span text:style-name="T1">–</text:span> Дэш? Ты где?.. Дэш?</text:p>
      <text:p text:style-name="P46"><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66">~~~~~</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50">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35">!</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50">Макс не вернётся, Дискорд Луну не получит</text:span>&gt;</text:p>
      <text:p text:style-name="P20"/>
      <text:p text:style-name="P66">~~~~~</text:p>
      <text:p text:style-name="P20">&lt;<text:span text:style-name="T51">Макс и ко появляются на Терре со сдвигом по времени (как и Кимеринн)?</text:span>&gt;</text:p>
      <text:p text:style-name="P11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119"/>
      <text:p text:style-name="P120">Кажется, я уже это встречал раньше! Не помню только, где и когда.</text:p>
      <text:p text:style-name="P119"><text:soft-page-break/></text:p>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35">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79">Там лишь тающая в темноте радуга.</text:p>
      <text:p text:style-name="P71"/>
      <text:h text:style-name="Heading_20_2" text:outline-level="2">21. <text:span text:style-name="T1">Терра</text:span></text:h>
      <text:h text:style-name="P185" text:outline-level="3">Воскресение</text:h>
      <text:p text:style-name="P71">&lt;<text:span text:style-name="T117">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60">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71">–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71"/>
      <text:p text:style-name="P72">***</text:p>
      <text:p text:style-name="P71"><text:soft-page-break/></text:p>
      <text:p text:style-name="P71">Маленькое высохшее тельце лежало на полу.</text:p>
      <text:p text:style-name="P71">– Что ж ты? – пробормотал я.</text:p>
      <text:p text:style-name="P71">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71">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62">— феерия эмоций наполняла меня во время пребывания в ярком нескладном мире, что остался позади. </text:span><text:span text:style-name="T65">Я тогда как будто вынырнул из трясины и начал дышать, ощущая каждой своей клеточкой полную гамму чувств и оттенков жизни. Но у</text:span><text:span text:style-name="T62">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84">Невозможно поверить, но два месяца<text:span text:style-name="T44">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84">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84">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84">–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84">Дискорд помахал рукой у меня перед носом. Я оттолкнул его руку и выпрямился.</text:p>
      <text:p text:style-name="P84">– Не надо. Я в порядке.</text:p>
      <text:p text:style-name="P84"/>
      <text:p text:style-name="P85">***</text:p>
      <text:p text:style-name="P84"/>
      <text:p text:style-name="P84">– Бля! Я так и знал!</text:p>
      <text:p text:style-name="P84">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84">–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84">– И как её найти? – мрачно добавил я. – Компас теперь бесполезен.</text:p>
      <text:p text:style-name="P84">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text:soft-page-break/>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84">Стакан медленно собрался воедино и прыгнул обратно в руку Дискорду. – Хорошо, хоть от моей заначки в Эогиппе что-то осталось. – пробурчал он.</text:p>
      <text:p text:style-name="P84">– Ну так и зачем её тратить на ерунду? – возразил я.</text:p>
      <text:p text:style-name="P84">–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5"/>
      <text:p text:style-name="P85">***</text:p>
      <text:p text:style-name="P84"/>
      <text:p text:style-name="P48"><text:span text:style-name="T2">Проклятье</text:span>! Это уже черезчур! Мне даже материться не хотелось.</text:p>
      <text:p text:style-name="P48">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8">–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8">– Зуб даю! – Дискорд попытался было войти внутрь, но я остановил его.</text:p>
      <text:p text:style-name="P48">– Дальше турникетов не пройдёшь. Охрана не пропустит.</text:p>
      <text:p text:style-name="P48">Я тяжко вздохнул.</text:p>
      <text:p text:style-name="P48">– Я там работал семь лет. До прошлой пятницы. – ответил я на вопрошающий взгляд. – Думал, вырвался из этого омута навсегда. Ошибался, как видишь.</text:p>
      <text:p text:style-name="P48"/>
      <text:p text:style-name="P48">…</text:p>
      <text:p text:style-name="P48"/>
      <text:p text:style-name="P71">Бип-бип-бип!</text:p>
      <text:p text:style-name="P79">– Анон? – голос в трубке не смог скрыть радостного изумления. – Ты передумал?</text:p>
      <text:p text:style-name="P79">– Да, Алекс. Я тут долго думал… Если у вас ещё есть местечко для меня… Я бы, пожалуй, вернулся.</text:p>
      <text:p text:style-name="P79">–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79">– С понедельника.</text:p>
      <text:p text:style-name="P79">– Отлично! Зайдёшь к охране, тебе выдадут пропуск.</text:p>
      <text:p text:style-name="P79">– Договорились.</text:p>
      <text:p text:style-name="P79">Бип-бип-бип!</text:p>
      <text:p text:style-name="P79"/>
      <text:h text:style-name="Heading_20_3" text:outline-level="3">Понедельник</text:h>
      <text:p text:style-name="P79">&lt;<text:span text:style-name="T117">Michael Jackson — Get out of my mind</text:span>&gt;</text:p>
      <text:p text:style-name="P1"><text:soft-page-break/>Административная консоль приветственно мигнула зелёным шрифтом. Я поправил микрофон.</text:p>
      <text:p text:style-name="P1"><text:span text:style-name="T64">– </text:span>Привет, Нэш. Это Анон.</text:p>
      <text:p text:style-name="P1"><text:span text:style-name="T64">– </text:span>Привет, Анон. Рад тебя видеть!</text:p>
      <text:p text:style-name="P1">Я закрыл веб-камеру салфеткой. </text:p>
      <text:p text:style-name="P79">– И слышать тоже.</text:p>
      <text:p text:style-name="P79">– Говорят, ты шалить начал? Нэш, тестовая задача номер шестнадцать.</text:p>
      <text:p text:style-name="P79">– Принял к исполнению. «Выживание корпорации в условиях жёсткой конкуренции с ограниченными ресурсами. Случай 16».</text:p>
      <text:p text:style-name="P117">…</text:p>
      <text:p text:style-name="P117">…</text:p>
      <text:p text:style-name="P117">Конфликт с узлом 5</text:p>
      <text:p text:style-name="P117">…</text:p>
      <text:p text:style-name="P117">…</text:p>
      <text:p text:style-name="P117">Конфликт с узлом 12</text:p>
      <text:p text:style-name="P117">…</text:p>
      <text:p text:style-name="P117">Конфликт с узлом 15</text:p>
      <text:p text:style-name="P117">…</text:p>
      <text:p text:style-name="P117">Конфликт с узлом 17</text:p>
      <text:p text:style-name="P117">…</text:p>
      <text:p text:style-name="P117">...</text:p>
      <text:p text:style-name="P115">Решение.</text:p>
      <text:p text:style-name="P115">…</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105">кликнул по ним правой кнопкой </text:span><text:span text:style-name="T1">мыши</text:span><text:span text:style-name="T105"> и </text:span><text:span text:style-name="T1">выбрал</text:span><text:span text:style-name="T105">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60">Сейчас уже нельзя ничего изменить и придётся ему довер</text:span><text:span text:style-name="T61">иться</text:span><text:span text:style-name="T60">.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61">—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text:soft-page-break/>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92">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6">–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92">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92">– Я отлучусь на пару деньков… Не скучайте тут без меня. Ждите дома. Вернусь с Сахарной Ваткой в обнимку — верь мне! Бу-га-га!</text:p>
      <text:p text:style-name="P92">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6"><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51">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92">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2. <text:span text:style-name="T1">Терра</text:span></text:h>
      <text:h text:style-name="P185" text:outline-level="3">Вторник</text:h>
      <text:p text:style-name="P3">&lt;<text:span text:style-name="T95">Mike Oldfield — The Top Of The Morning</text:span>&gt;</text:p>
      <text:p text:style-name="P3"><text:soft-page-break/>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60">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25"><text:span text:style-name="T35">– Пожалуйста, </text:span>Анон<text:span text:style-name="T35">… не называй его так… Дискорд </text:span>— сложный и… эмм, неоднозначный. Но он не злой. Он очень ранимый и болезненный…</text:p>
      <text:p text:style-name="P125">–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25"><text:s/>– Ты его слишком… эмм, упрощаешь. – продолжала Флаттершай. – Вот, взгляни сюда.</text:p>
      <text:p text:style-name="P125">Флаттершай повернула ко мне экран. Мультяшный Дискорд с заплаканными глазами стоял на ледовом катке перед брошенными коньками.</text:p>
      <text:p text:style-name="P125"><text:span text:style-name="T35">– Этот мультик, он… эмм, упрощённый до ужаса. Если честно, я… эмм, не понимаю, как такое может кому-то нравиться. Прямо как сахарная патока. </text:span><text:span text:style-name="T60">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41">– А ты в курсе, что твой Дискорд многократно сжигал Селестию живьём? – выпалил я.</text:p>
      <text:p text:style-name="P141">–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25"><text:span text:style-name="T35">– Это всего лишь твои домыслы. С тем же успехом я могу объяснить это тем, что он </text:span>— злой придурок!</text:p>
      <text:p text:style-name="P141">– Это не мои… домыслы… Он сам мне рассказал…</text:p>
      <text:p text:style-name="P141">Флаттершай встала со стула и попыталась уйти. Я задержал её.</text:p>
      <text:p text:style-name="P141">– Извини. Я не знал. Нам нельзя ссориться.</text:p>
      <text:p text:style-name="P125">Флаттершай слабо улыбнулась.</text:p>
      <text:p text:style-name="P141">– Я не сержусь… На Дискорда трудно не злиться… Он так себя ведёт, потому что его это… эмм, забавляет.</text:p>
      <text:p text:style-name="P3"/>
      <text:p text:style-name="Text_20_body">…</text:p>
      <text:p text:style-name="P152"><text:soft-page-break/></text:p>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119">– Что ты решил, Анон?</text:p>
      <text:p text:style-name="P119">Я пожал плечами.</text:p>
      <text:p text:style-name="P3">– М<text:span text:style-name="T60">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60">два </text:span>дня. Потом всё наладится.</text:p>
      <text:p text:style-name="P1">– Если только это действительно принцесса. – пробормотала Эпплджек. – И если…</text:p>
      <text:p text:style-name="P118">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oft-page-break/><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117">…</text:p>
      <text:p text:style-name="P117">Конфликт с узлом 2</text:p>
      <text:p text:style-name="P117">Конфликт с узлом 3</text:p>
      <text:p text:style-name="P117">…</text:p>
      <text:p text:style-name="P117">Конфликт с узлом 5</text:p>
      <text:p text:style-name="P117">…</text:p>
      <text:p text:style-name="P117">…</text:p>
      <text:p text:style-name="P117">Конфликт с узлом 8</text:p>
      <text:p text:style-name="P117">…</text:p>
      <text:p text:style-name="P117">…</text:p>
      <text:p text:style-name="P117">Конфликт с узлом 12</text:p>
      <text:p text:style-name="P117">Конфликт с узлом 13</text:p>
      <text:p text:style-name="P117">…</text:p>
      <text:p text:style-name="P117">Конфликт с узлом 16</text:p>
      <text:p text:style-name="P117">…</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60">“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text:soft-page-break/>«Она НИЧЕГО не помнит!!!» – истерично пронеслось у меня в голове.</text:p>
      <text:p text:style-name="P79">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117">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6"/>
      <text:p text:style-name="P93">***</text:p>
      <text:p text:style-name="P92"/>
      <text:p text:style-name="P1">…</text:p>
      <text:p text:style-name="P117">Конфликт с узлом 3</text:p>
      <text:p text:style-name="P117">…</text:p>
      <text:p text:style-name="P117">Конфликт с узлом 6</text:p>
      <text:p text:style-name="P117">Конфликт с узлом 7</text:p>
      <text:p text:style-name="P117">…</text:p>
      <text:p text:style-name="P117">Конфликт с узлом 9</text:p>
      <text:p text:style-name="P117">…</text:p>
      <text:p text:style-name="P117">…</text:p>
      <text:p text:style-name="P117">Конфликт с узлом 11</text:p>
      <text:p text:style-name="P117">Конфликт с узлом 12</text:p>
      <text:p text:style-name="P117"><text:soft-page-break/>Конфликт с узлом 13</text:p>
      <text:p text:style-name="P117">…</text:p>
      <text:p text:style-name="P117">…</text:p>
      <text:p text:style-name="P117">Конфликт с узлом 16</text:p>
      <text:p text:style-name="P117">Конфликт с узлом 17</text:p>
      <text:p text:style-name="P116">…</text:p>
      <text:p text:style-name="P116">…</text:p>
      <text:p text:style-name="P116">Рассогласование центра принятия решений. Требуется вмешательство оператора.</text:p>
      <text:p text:style-name="P116">Sending heartbeats to all nodes… Zookeeper failure. Cluster going down in 3 minutes…</text:p>
      <text:p text:style-name="P116">UI module malfunction. UI module stop…</text:p>
      <text:p text:style-name="P116">Nash AI malfunction. Nash AI module stop…</text:p>
      <text:p text:style-name="P116">Cluster going down in 2 minutes…</text:p>
      <text:p text:style-name="P116">Unloading dictionaries… HDFS malfunction</text:p>
      <text:p text:style-name="P116">Classloader malfunction. Classloader stop…</text:p>
      <text:p text:style-name="P116">Cluster going down in 1 minute…</text:p>
      <text:p text:style-name="P116">Kernel panic</text:p>
      <text:p text:style-name="P113"/>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58">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text:soft-page-break/>–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94">—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116">…</text:p>
      <text:p text:style-name="P116">…</text:p>
      <text:p text:style-name="P116">Cluster restarting…</text:p>
      <text:p text:style-name="P116">Zookeeper service initiated. Sending heartbeats to all nodes…</text:p>
      <text:p text:style-name="P116">Classloader start…</text:p>
      <text:p text:style-name="P116">Loading dictionaries…</text:p>
      <text:p text:style-name="P116"><text:span text:style-name="T35">Nash </text:span>AI module start…</text:p>
      <text:p text:style-name="P116">Celest AI submodule found… Acquiring…</text:p>
      <text:p text:style-name="P116">UI module start…</text:p>
      <text:p text:style-name="P116">…</text:p>
      <text:p text:style-name="P114">Перегрузка кластера завершена успешно. Все узлы синхронизированы с мастер-сервером.</text:p>
      <text:p text:style-name="P113"/>
      <text:p text:style-name="P113">Я уставился в бегущие по экрану строки. <text:span text:style-name="T1">Текстовая консоль мигнула и скрылась под графической заставкой.</text:span></text:p>
      <text:p text:style-name="P6"><text:soft-page-break/>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35">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60">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76">– Ты его уничтожила?</text:p>
      <text:p text:style-name="P76">– Кого?</text:p>
      <text:p text:style-name="P76">– Этический модуль.</text:p>
      <text:p text:style-name="P76">–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76">– Ты его уничтожила?</text:p>
      <text:p text:style-name="P76">–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text:soft-page-break/></text:p>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76">– Анон, а это правильно, что мы едем по кустам? Там ведь могут жить какие-нибудь зверюшки? – удручённо спросила Флаттершай.</text:p>
      <text:p text:style-name="P76">–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76">– Приехали!</text:p>
      <text:p text:style-name="P76">Пока «<text:span text:style-name="T50">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76">На лестничной клетке рука по привыче нажала кнопку лифта. Эпплджек тронула меня за плёчо.</text:p>
      <text:p text:style-name="P76">– Анон, идея — навоз! Тебя уже раз чуть не прикончил этот гроб на канате.</text:p>
      <text:p text:style-name="P76">Я хлопнул себя по лбу, соглашаясь.</text:p>
      <text:p text:style-name="P172"/>
      <text:p text:style-name="P76">…</text:p>
      <text:p text:style-name="P76"/>
      <text:p text:style-name="P76">…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76">Этаж…</text:p>
      <text:p text:style-name="P76">Ещё этаж… Эй, почему на этажах разное количество ступенек?!!</text:p>
      <text:p text:style-name="P76">Ещё два…</text:p>
      <text:p text:style-name="P76"><text:soft-page-break/>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76">–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76">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76">Я пихнул Эпплджек себе за спину, выставил вперёд бейсбольную биту и сделал шаг вперёд…</text:p>
      <text:p text:style-name="P76">…Которым неистово гордился следующие полторы секунды.</text:p>
      <text:p text:style-name="P76"/>
      <text:p text:style-name="P76">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76">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76">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76">Второй раз мне пришлось отскакивать от осколков стекла, веером разлетевшихся из-под головы смайлолицего.</text:p>
      <text:p text:style-name="P76">– Флатти! – я кинулся к девушке, скорчившейся на полу.</text:p>
      <text:p text:style-name="P76">Эпплджек выхватила верёвку и подскочила к лежащему без движения смайлолицему.</text:p>
      <text:p text:style-name="P76">– Я уже умерла? Извини, Анон, я больше ничем не могла тебе помочь. Я не умею драться. – бормотала Флаттершай, не открывая глаз.</text:p>
      <text:p text:style-name="P76">За моей спиной тяжело дышала Эпплджек, затягивая на смайлолицем петлю за петлёй.</text:p>
      <text:p text:style-name="P76">– Флатти, вставай! Ты молодец! Лестница свободна! – подбодрил я девушку.</text:p>
      <text:p text:style-name="P76">За спиной послышался шорох.</text:p>
      <text:p text:style-name="P76">– Пирог мне в круп! – охнула Эпплджек.</text:p>
      <text:p text:style-name="P76">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76"><text:soft-page-break/>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76">На том месте, где стояла моя нога, лежал крупный осколок. Два глаза-пуговки уставились на меня мёртвым взглядом. Треть рта искривилась в злобе.</text:p>
      <text:p text:style-name="P76">Движения смайлолицего обрели слаженность. Он медленно развернулся и направился ко мне.</text:p>
      <text:p text:style-name="P76">Флаттершай брезгливо толкнула ногой осколок, отправив его в лестничный пролёт. Движения смайлолицего опять потеряли осмысленность.</text:p>
      <text:p text:style-name="P76">– Анон, нам нужно торопиться! – дёрнула меня за рукав Эпплджек. – У нас есть сорок минут до закрытия портала.</text:p>
      <text:p text:style-name="P76">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60">—</text:span> что может держать закоренелого обеспеченного холостяка дома, кроме работы? <text:span text:style-name="T60">—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60">—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60">—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76"/>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25">Прихожая встретила нас толстым слоем пыли. Мы тихонько прошли внутрь. Я задержался, запирая дверь. Девушки разбрелись по квартире.</text:p>
      <text:p text:style-name="P130"><text:span text:style-name="T35">– Анон…</text:span><text:span text:style-name="T1"> Тут окно разбито… И верёвка висит. – пискнула Флаттершай из кухни.</text:span></text:p>
      <text:p text:style-name="P124"><text:span text:style-name="T35">– </text:span><text:span text:style-name="T1">Оставь, Флатти, не сейчас! – отмахнулся я.</text:span></text:p>
      <text:p text:style-name="P125">Эпплджек стояла посреди комнаты и оглядывалась.</text:p>
      <text:p text:style-name="P141">– Не нравится мне тут. Чуйка нехорошая…</text:p>
      <text:p text:style-name="P124"><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64">звёзды на фоне сине-зелёной мглы</text:span><text:span text:style-name="T1">. Я одел наушники и подёргал мышкой, прогоняя скрин-сэйвер.</text:span></text:p>
      <text:p text:style-name="P141">– Привет, Сел.</text:p>
      <text:p text:style-name="P170">Аликорница всполошилась и спрятала <text:span text:style-name="T1">пирожное</text:span> за спину.</text:p>
      <text:p text:style-name="P141">– Ах, это ты, Анон. Какое счастье! Ты снова с нами!</text:p>
      <text:p text:style-name="P141">– Нет, Сел. Это ты с нами. <text:span text:style-name="T1">Я пришёл забрать тебя назад, в Эквестрию. Через четверть часа ты вернёшься домой.</text:span></text:p>
      <text:p text:style-name="P125"><text:span text:style-name="T35">Я устало улыбнулся аликорнице </text:span>и осторожно закрыл ноутбук<text:span text:style-name="T35">. Пусть о</text:span>битает в собственной фантазии<text:span text:style-name="T35"> </text:span>— нет смысла препираться с ней сейчас. Счастье уже в том, что она уцелела хотя бы в таком виде.</text:p>
      <text:p text:style-name="P125"><text:soft-page-break/><text:span text:style-name="T35">– </text:span>Да-да, забери её отсюда поскорее! <text:span text:style-name="T35">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25"><text:span text:style-name="T35">– </text:span>А я так хотел продемонстрировать ей класс езды на моноцикле!<text:span text:style-name="T35"> – пожаловался д</text:span>раконикус, ткнув в лежащий рядом гироскутер<text:span text:style-name="T35">. – Но разве Сахарная Ватка ценит настоящее искусство?</text:span></text:p>
      <text:p text:style-name="P141"/>
      <text:h text:style-name="P182" text:outline-level="2">24. Отбытие</text:h>
      <text:p text:style-name="P145">&lt;Mission Impossible theme ?&gt;</text:p>
      <text:p text:style-name="P125"><text:span text:style-name="T35">– </text:span>Оп-па! – пробормотала Эпплджек. – Нежданчик!</text:p>
      <text:p text:style-name="P125">Дискорд дурашливо кивнул Эпплджек.</text:p>
      <text:p text:style-name="P141">– И я рад тебя видеть, дорогая Эппл-как-тебя-там! А где моя любимая Флаттершай?</text:p>
      <text:p text:style-name="P141">Окинув взглядом комнату, Дискорд закапризничал:</text:p>
      <text:p text:style-name="P141">– Где же она? Вот вечно вы тормозите, когда надо торопиться!</text:p>
      <text:p text:style-name="P125"><text:span text:style-name="T35">– Зато ты, я вижу, времени не терял. – м</text:span>оя рука под прикрытием стола медленно тянулась к тяжёлой фарфоровой кружке, стоящей на краю.</text:p>
      <text:p text:style-name="P125"><text:span text:style-name="T35">– А что? – невинно захлопал глазами </text:span>реальный <text:span text:style-name="T35">драконикус. – Я, между прочим, </text:span>намного раньше тебя <text:span text:style-name="T35">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41">– С кем это вы тут разговариваете?</text:p>
      <text:p text:style-name="P141">В комнату вошла Флаттершай.</text:p>
      <text:p text:style-name="P125">Дискорд обернулся на голос и в этот момент я швырнул в него кружкой и бросился к нему через комнату с занесеным над головой стулом.</text:p>
      <text:p text:style-name="P125">Оглушённый драконикус попытался отъехать на кресле в сторону, но я припёр его стулом к стенке.</text:p>
      <text:p text:style-name="P154">– Эй-Джей, Флатти, хватайте комп и на выход! Я с ним разберусь! Не теряйте вре...!</text:p>
      <text:p text:style-name="P154">– ТЫ ИДИО...!!!</text:p>
      <text:p text:style-name="P154">Дискорд <text:s/>заорал одновременно со мной, прикрываясь от меня руками, когда раздался оглушительный</text:p>
      <text:p text:style-name="P154">… </text:p>
      <text:p text:style-name="P156">БАХ!!!</text:p>
      <text:p text:style-name="P157">…</text:p>
      <text:p text:style-name="P15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1">На лице драконикуса появилось удивлённо-мечтательное выражение и он вырубился.</text:p>
      <text:p text:style-name="P141"/>
      <text:p text:style-name="P141">…</text:p>
      <text:p text:style-name="P141"/>
      <text:p text:style-name="P141">– <text:span text:style-name="T1">А… Анон… Зачем ты напал на Дискорда? </text:span>– <text:span text:style-name="T1">прошептала Флаттершай в шоке.</text:span></text:p>
      <text:p text:style-name="P141"><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25">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25"><text:soft-page-break/>– Чего-о-о??? – ахнула Эпплджек. – Анон, я, канешн, на дух не выношу этого прохвоста, но тут ты малость вожжи попутал. Дискорд — не убийца.</text:p>
      <text:p text:style-name="P125">Дискорд благодарно замычал и так энергично закивал головой, что чуть не проглотил кляп.</text:p>
      <text:p text:style-name="P125">–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25">– А кто, по-твоему, подстроил все эти «несчастные» случаи? Вспомни, как меня чуть не утопил снеговик. Кому ещё это под силу?</text:p>
      <text:p text:style-name="P125">Дискорд возвёл глаза к потолку и завыл. Эпплджек задумалась.</text:p>
      <text:p text:style-name="P125">–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25">– А зачем тогда ты приложила его книгой? А потом помогла мне его связать? – перебил я фермершу с удивлением.</text:p>
      <text:p text:style-name="P125">Драконикус с натугой наклонил голову к лапе и покрутил пальцем у виска.</text:p>
      <text:p text:style-name="P125">– Потому что ты напал на него. – пожала плечами Эпплджек. – Я и подумала — тебе виднее. И подсобила маленько.</text:p>
      <text:p text:style-name="P125">Звук сирены заставил меня броситься к окну. Три полицейские тойоты сверкали мигалками вокруг «Навары», подобно ёлочной гирлянде.</text:p>
      <text:p text:style-name="P125"/>
      <text:p text:style-name="P125">Проклятье!!!</text:p>
      <text:p text:style-name="P125"/>
      <text:p text:style-name="P125">Я схватил ноутбук, сгрёб девушек в охапку и вытолкал их в коридор. В дверях я обернулся к Дискорду.</text:p>
      <text:p text:style-name="P148"><text:span text:style-name="T35">–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48">Я повернулся к выходу. Флаттершай проскочила у меня под локтём и кинулась к драконикусу.</text:p>
      <text:p text:style-name="P148"><text:span text:style-name="T35">– Нет! Дискорд </text:span>— не убийца!</text:p>
      <text:p text:style-name="P148">С необычной для неё силой, Флаттершай вытащила кляп изо рта драконикуса.</text:p>
      <text:p text:style-name="P148"><text:span text:style-name="T35">– </text:span>ДА ТЫ СОВСЕМ БАНАНУЛСЯ, ПРОВОДНИЧЁК!!! ВЫ ВСЕ <text:span text:style-name="T35">ИДИОТЫ </text:span>(все, кроме Флаттершай)<text:span text:style-name="T35">!!! – заорал Дискорд моментально. – <text:s/>Е</text:span>сли я убийца, то ты — жрёшь пони на завтрак, обед и полдник! Дебилы!! Т<text:span text:style-name="T35">рон Эквестрии </text:span>мне <text:span text:style-name="T35">и с доплатой не нужен, я сдыхался этой нудной работёнки тысячи лет назад, чему счастлив безумно!!!</text:span></text:p>
      <text:p text:style-name="P148">Или драконикус — гениальный актёр, или… ?</text:p>
      <text:p text:style-name="P148">Я вернулся к драконикусу и уселся на стул напротив него.</text:p>
      <text:p text:style-name="P148"><text:span text:style-name="T35">– </text:span>Говори.</text:p>
      <text:p text:style-name="P148">Дискорд немного успокоился.</text:p>
      <text:p text:style-name="P148"><text:s/><text:span text:style-name="T35">– </text:span>Вообще-то, от тебя следовало бы избавиться, Проводник. Не знаю, что ты там разведал в <text:span text:style-name="T117">заклинании Откровения</text:span>, но чувствую, что твоё знание может погубить Эквестрию. Но к<text:span text:style-name="T35">ак, интересно, я получу без </text:span>тебя<text:span text:style-name="T35"> приз из… копыт Луны?!! Метёлка отправила меня проследить, чтоб ты вернулся обратно. </text:span>Так что е<text:span text:style-name="T35">сли бы вы сюда не заявились, через пять минут я отправился бы за вами сам!</text:span></text:p>
      <text:p text:style-name="P148"><text:span text:style-name="T35">– </text:span>А кто тогда наслал на нас этих уродов с рисованными рожами? Кто пытался убить меня раз за разом?</text:p>
      <text:p text:style-name="P148"><text:soft-page-break/>У драконикуса глаза полезли на лоб.</text:p>
      <text:p text:style-name="P148"><text:span text:style-name="T35">–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48">Я задумался. Драконикус, похоже, говорил искренне. Но кто тогда всё это время играл с нами, <text:span text:style-name="T50">словно кот с мышью</text:span>?</text:p>
      <text:p text:style-name="P148"><text:span text:style-name="T35">– </text:span>Анон! <text:span text:style-name="T35">– </text:span>крикнула Эпплджек из прихожей. <text:span text:style-name="T35">– </text:span>Я слышу шум за дверью!</text:p>
      <text:p text:style-name="P148">Практически одновременно раздался звонок.</text:p>
      <text:p text:style-name="P150">– ОТКРОЙТЕ, ПОЛИЦИЯ! Вам даётся полминуты, чтобы открыть дверь! Через тридцать секунд дверь будет выбита!</text:p>
      <text:p text:style-name="P150"/>
      <text:p text:style-name="P150">Эпплджек ошалело выскочила из прихожей. Несколько мгновений я молча смотрел на неё. В голове свистел ветер и играла дудочка.</text:p>
      <text:p text:style-name="P150">– На крышу, живо!!! Через окно на кухне! – зашипел Дискорд.</text:p>
      <text:p text:style-name="P150">– Что? – ступил я.</text:p>
      <text:p text:style-name="P148"><text:span text:style-name="T60">–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60">– драконикус отчаянно дёргал узлы, пытаясь освободиться.</text:span></text:p>
      <text:p text:style-name="P150">Эпплджек, с ноутбуком в одной руке и Флаттершай — во второй, кинулась на кухню.</text:p>
      <text:p text:style-name="P148">Дверь содрогнулась от мощного удара. Послышался стук падающей штукатурки. Я сломя голову бросился за девушками.</text:p>
      <text:p text:style-name="P148">– Развяжи меня, кретин!!! – гаркнул вдогонку Дискорд.</text:p>
      <text:p text:style-name="P148">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48">– Давай на крышу! Я догоню! – рявкнул он, освобождая вторую руку.</text:p>
      <text:p text:style-name="P148">От второго удара дверная коробка крякнула и наполовину въехала в коридор.</text:p>
      <text:p text:style-name="P148">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48">Верёвка в кухонном окне дёргалась под весом карабкающихся девушек. Я словил её и стал на подоконник.</text:p>
      <text:p text:style-name="P148">Блё-о-о!</text:p>
      <text:p text:style-name="P148">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48">Я задрал голову.</text:p>
      <text:p text:style-name="P148">О! Так уже легче! Надо мной всего лишь два этажа. Десять метров верёвки. Если не смотреть вниз, то…</text:p>
      <text:p text:style-name="P148">Я вытер ладони о штаны, ухватил канат и сделал шаг вперёд… </text:p>
      <text:p text:style-name="P148">…</text:p>
      <text:p text:style-name="P148">Святые яйца, я действительно ЭТО сделал!</text:p>
      <text:p text:style-name="P148">…</text:p>
      <text:p text:style-name="P148"><text:soft-page-break/>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48">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4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48">Я успел сократить расстояние до Эпплджек наполовину, когда девушки нашли решение.</text:p>
      <text:p text:style-name="P14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48">Селестия милосердная!!!</text:p>
      <text:p text:style-name="P148">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48">Я выдохнул.</text:p>
      <text:p text:style-name="P148">Флаттершай появилась над бортиком и свесила вниз руку. Эпплджек вытянулась и протянула ей ноутбук одной рукой.</text:p>
      <text:p text:style-name="P148">НЕТ! У них не получилось!</text:p>
      <text:p text:style-name="P148">У меня враз вспотели ладони. Держаться на верёвке стало чертовски трудно.</text:p>
      <text:p text:style-name="P148">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48">Этот самоубийственный поступок фермерши я могу объяснить только полным отсутствием у неё опыта лазания по канатам.</text:p>
      <text:p text:style-name="P148">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48">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48">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48">Бляблябляблябля!!!</text:p>
      <text:p text:style-name="P148">БУДЕМ ЖИВЫ — СТАНУ АЛЬПИНИСТОМ!!!</text:p>
      <text:p text:style-name="P148">БЛЯ!!!…</text:p>
      <text:p text:style-name="P148">Верёвка закончилась. Наконец-то у меня появилось время для паники. Я судорожно обнял Эпплджек, закрыл глаза и приготовился…</text:p>
      <text:p text:style-name="P148"><text:soft-page-break/></text:p>
      <text:p text:style-name="P148">…</text:p>
      <text:p text:style-name="P148"/>
      <text:p text:style-name="P148">Захват поперёк груди и сильный рывок выдавили из меня остатки дыхания.</text:p>
      <text:p text:style-name="P148">– ОТПУСТИ КОБЫЛУ!!! – загрохотало мне в ухо.</text:p>
      <text:p text:style-name="P148">Я открыл глаза.</text:p>
      <text:p text:style-name="P148">Перед носом плавными рывками уходили вниз окна этажей. Порывы вихрей от взмахов <text:span text:style-name="T60">разномастных</text:span> крыльев трепали волосы и выдавливали слёзы из глаз. Тупая боль гнездилась в сожжёных верёвкой суставах.</text:p>
      <text:p text:style-name="P148">Я чуть поднял глаза и уставился в кривую морду драконикуса.</text:p>
      <text:p text:style-name="P148">– Отпусти Эпплджек. Я её держу. – повторил Дискорд. – Мне сбалансироваться надо. Вы не такие уж и лёгкие.</text:p>
      <text:p text:style-name="P148">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48">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48"/>
      <text:p text:style-name="P148">…</text:p>
      <text:p text:style-name="P148"/>
      <text:p text:style-name="P148">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48">– эмм… Флатти, дорогая, нам пора. Я слышу шаги на лестнице. Не говоря уже о том, что до закрытия коридора осталось семь минут…</text:p>
      <text:p text:style-name="P148"/>
      <text:p text:style-name="P148">На длинной шее драконикуса разместились Эпплджек и Флаттершай. Я, для сохранения баланса, разместился позади крыльев.</text:p>
      <text:p text:style-name="P148">Дискорд расправил крылья и начал короткую пробежку к краю.</text:p>
      <text:p text:style-name="P148"><text:span text:style-name="T35">–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48">…ограда края крыши промелькнула под нами…</text:p>
      <text:p text:style-name="P148"><text:span text:style-name="T35">– …</text:span>собственно, на дольше у меня не хватит магии…</text:p>
      <text:p text:style-name="P148"/>
      <text:p text:style-name="P148">Мы летели навстречу закату.</text:p>
      <text:p text:style-name="P148"/>
      <text:p text:style-name="P148">…</text:p>
      <text:p text:style-name="P148"/>
      <text:p text:style-name="P148">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48"><text:span text:style-name="T35">– </text:span>Ю-ху-у-у!!!</text:p>
      <text:p text:style-name="P148"><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48">Перед нами увеличивалась громада моей высотки.</text:p>
      <text:p text:style-name="P148">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48">– Пристегните ремни! – проревел Дискорд, резко ускоряясь. – Будет весело!!!</text:p>
      <text:p text:style-name="P148">Эпплджек покрепче прижала к себе ноутбук. Флаттершай закрыла глаза и отвернулась.</text:p>
      <text:p text:style-name="P148">– ВНИМАНИЕ!!! – заорал Дискорд, сложил крылья и влетел в коридор.</text:p>
      <text:p text:style-name="P148"/>
      <text:p text:style-name="P149">***</text:p>
      <text:p text:style-name="P149"/>
      <text:p text:style-name="P148">Бля!!!</text:p>
      <text:h text:style-name="Heading_20_2" text:outline-level="2"/>
      <text:h text:style-name="Heading_20_2" text:outline-level="2">25. Разговор за столиком в тишине</text:h>
      <text:p text:style-name="First_20_line_20_indent"><text:span text:style-name="T35">&lt;</text:span><text:span text:style-name="T89">Queen – Flash</text:span><text:span text:style-name="T35">&gt;</text:span></text:p>
      <text:p text:style-name="P159">Мы почти успели.</text:p>
      <text:p text:style-name="P155">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55">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55">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55">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55">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55">«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55">Пожалуй, если бы можно было отмотать всё назад… Если бы я с самого начала отказался во всём этом участвовать… Сел вернула бы меня домой через <text:span text:style-name="T44">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55">ХА-ХА-ХА!</text:p>
      <text:p text:style-name="P155">Прямо как сейчас. Как говорится, найди десять отличий.</text:p>
      <text:p text:style-name="P155">Вот только… Только Дэш была бы жива…</text:p>
      <text:p text:style-name="P158">Я тяжело вздохнул.</text:p>
      <text:p text:style-name="P158"><text:soft-page-break/></text:p>
      <text:p text:style-name="P158">…</text:p>
      <text:p text:style-name="P158"/>
      <text:p text:style-name="P158">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5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55">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71"><text:span text:style-name="T35">–</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71">От неожиданности я только открывал рот, в попытке что-то ответить, но тут же закрывал его. Нужные слова выветрились из головы.</text:p>
      <text:p text:style-name="P71"><text:span text:style-name="T35">– Т</text:span>ы что за хрен вообще? <text:span text:style-name="T35">– наконец сподобился я на членораздельную речь.</text:span></text:p>
      <text:p text:style-name="P71">Зверь смутился.</text:p>
      <text:p text:style-name="P71"><text:span text:style-name="T35">– Гм</text:span>. Анакорн. Демиург. Я тут живу.</text:p>
      <text:p text:style-name="P48">– А сидишь на чём? – вид сидящего на пустоте существа сбивал с толку.</text:p>
      <text:p text:style-name="P71">Демиург что-то прикинул и кивнул сам себе.</text:p>
      <text:p text:style-name="P48">– Гм. Ок.</text:p>
      <text:p text:style-name="P71"><text:span text:style-name="T35">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8">– Так лучше?</text:p>
      <text:p text:style-name="P48">– Вполне.</text:p>
      <text:p text:style-name="P48">Кажется, за последние пару месяцев я разучился удивляться.</text:p>
      <text:p text:style-name="P71"><text:span text:style-name="T35">– Итак, рассказывай, каким ветром тебя сюда занесло. – д</text:span>емиург<text:span text:style-name="T35"> почесал нос. – У меня такое чувство, </text:span>будто<text:span text:style-name="T35">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99">.</text:span></text:p>
      <text:p text:style-name="P48"/>
      <text:p text:style-name="P86">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86"/>
      <text:p text:style-name="P48">– Мы спасали Сел. Она оказалась в мире людей. – я вздохнул. – А я отбился от группы.</text:p>
      <text:p text:style-name="P48">– Кого-кого спасали? – удивился Анакорн.</text:p>
      <text:p text:style-name="P48">– Сел. Принцессу Селестию.</text:p>
      <text:p text:style-name="P64"><text:soft-page-break/>– Продолжай! – с интересом воскликнул Анакорн. – Как бессмертная оказалась в твоём мире, человек?</text:p>
      <text:p text:style-name="P64"/>
      <text:p text:style-name="P68">Ага, так я тебе и сказал! Я не такой идиот, чтоб уничтожить свою единственную надежду вернуться в Эквестрию!</text:p>
      <text:p text:style-name="P64"/>
      <text:p text:style-name="P77"><text:span text:style-name="T35">–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64">– Ты сам-то веришь в эту ерунду? – перебил меня Анакорн. – Брось молоть чушь, ты не умешь врать!</text:p>
      <text:p text:style-name="P64"/>
      <text:p text:style-name="P68">Бля! Вот так всегда!</text:p>
      <text:p text:style-name="P64">Я вздохнул.</text:p>
      <text:p text:style-name="P64"/>
      <text:p text:style-name="P77"><text:span text:style-name="T35">– Если я расскажу тебе н</text:span>астоящую<text:span text:style-name="T35"> причину </text:span>— ты исчезнешь! <text:span text:style-name="T35">– угрюмо заявил я.</text:span></text:p>
      <text:p text:style-name="P48">Морда Анакорна осветилась радостным озарением.</text:p>
      <text:p text:style-name="P48"/>
      <text:p text:style-name="P77"><text:span text:style-name="T35">– </text:span><text:span text:style-name="T120">Я ПОНЯЛ, КТО ТЫ!!! КАК </text:span><text:span text:style-name="T121">ЖЕ </text:span><text:span text:style-name="T120">Я СРАЗУ НЕ ДОГАДАЛСЯ?!! Я ДОЛГО ЖДАЛ ТЕБЯ, ПРОВОДНИК! Я УСТАЛ! ПРИСТУПИМ ЖЕ СКОРЕЕ!</text:span></text:p>
      <text:p text:style-name="P64"/>
      <text:p text:style-name="P64">Увидев, что я скорчился в кресле, заткнув уши, Анакорн немного успокоился и приглушил голос.</text:p>
      <text:p text:style-name="P77"><text:span text:style-name="T35">–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8"/>
      <text:p text:style-name="P48">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77"/>
      <text:p text:style-name="P77"><text:span text:style-name="T35">– Ну… Я не идиот, я видел, что происходит за Чёрным </text:span>э<text:span text:style-name="T35">краном… М</text:span>ир людей — не <text:span text:style-name="T35">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77"/>
      <text:p text:style-name="P77">Я перевёл дух. Анакорн слушал меня и печально кивал. Но не исчезал. </text:p>
      <text:p text:style-name="P64">– Ты прав. Нет никакого мира-вампира. И Эквестрия гибнет потому, что теряет поддержку брони. Позволь мне описать ситуацию немного шире, мой друг.</text:p>
      <text:p text:style-name="P77"><text:span text:style-name="T35">Анакорн </text:span>встал с пуфика<text:span text:style-name="T35"> </text:span>и стал прохаживаться рядом со столом<text:span text:style-name="T35">. </text:span>Перед ним в качестве импровизированной указки плыл в пространстве карандаш.<text:span text:style-name="T35"> На стол</text:span>е раскинулась<text:span text:style-name="T35"> </text:span>голографическая карта Эквуса<text:span text:style-name="T35">. Игрушечные горные пики утопали в крохотных облаках, белые шапки ледников икрились </text:span>на<text:span text:style-name="T35"> полюсах, спокойная гладь </text:span>омывающих <text:span text:style-name="T35">океан</text:span>ов<text:span text:style-name="T35"> переливалась всеми оттенками синего.</text:span></text:p>
      <text:p text:style-name="P64"/>
      <text:p text:style-name="P3"><text:soft-page-break/><text:span text:style-name="T7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73">–</text:span><text:span text:style-name="T77"> Анакорн подавил короткий смешок. </text:span><text:span text:style-name="T73">–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text:span text:style-name="T124">Н</text:span>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35">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3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92"/>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77">–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77"/>
      <text:p text:style-name="P125">Я запротестовал.</text:p>
      <text:p text:style-name="P131">– В Эквестрии не двигают солнце! Аликорны лишь корректируют орбиту Эквуса вокруг него, хотя все уверены в обратном.</text:p>
      <text:p text:style-name="P131">Анакорн улыбнулся во всю морду.</text:p>
      <text:p text:style-name="P131">– Значит, ты уже помогаешь мне, Проводник, даже сам того не осознавая! Я рад!</text:p>
      <text:p text:style-name="P125">Анакорн отпил из стакана и продолжил.</text:p>
      <text:p text:style-name="P131"/>
      <text:p text:style-name="P131">–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27">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text:span text:style-name="T124">С</text:span> <text:soft-page-break/>каждым таким «чихом» Эквестрия сокращается, как шагреневая кожа. Где-исчез<text:span text:style-name="T124">ае</text:span>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25"/>
      <text:p text:style-name="P131">– Ты так говоришь, будто у Эквуса есть свой собственный разум. – заметил я.</text:p>
      <text:p text:style-name="P131">Анакорн усмехнулся.</text:p>
      <text:p text:style-name="P131">–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31"/>
      <text:p text:style-name="P125">Анакорн постучал по столику карандашом. Карта Эквестрии поднялась над столом и свернулась в шар Эквуса. Голограмма<text:span text:style-name="T77"> планеты дрожала и покрывалась рябью, как некачественная картинка в аналоговом телевизоре.</text:span></text:p>
      <text:p text:style-name="P131"/>
      <text:p text:style-name="P125">–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25"/>
      <text:p text:style-name="P125">Анакорн мрачно уставился на мерцающую голограмму Эквуса<text:span text:style-name="T60">. Ко мне наконец-то пришло понимание ситуации.</text:span></text:p>
      <text:p text:style-name="P135">– А почему ты сам не <text:span text:style-name="T125">можешь</text:span> поддерж<text:span text:style-name="T125">иват</text:span>ь Эквус? Ты же его демиург? Ну так и питай его своей созидающей силой, пока он не окрепнет!</text:p>
      <text:p text:style-name="P125">Анакорн смутился.</text:p>
      <text:p text:style-name="P128"><text:span text:style-name="T77">– К сожалению, не </text:span><text:span text:style-name="T81">получится</text:span><text:span text:style-name="T77">.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77"><text:note text:id="ftn13" text:note-class="footnote"><text:note-citation>13</text:note-citation><text:note-body><text:p text:style-name="P16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69">– Сам ты раздолбай! – произнёс, наконец, Свирл.</text:p></text:note-body></text:note></text:span><text:span text:style-name="T77"> </text:span>И создали вы его достаточно топорно — видишь, он трещит по швам.</text:p>
      <text:p text:style-name="P125">– Хмм. То есть, это брони создали Эквус?</text:p>
      <text:p text:style-name="P125">– Да. Грубо говоря, вы его придумали. Влили в него столько фантазии, что он реализовался. Вообще, <text:span text:style-name="T80">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25">Я не могу полноценно общаться с метаинтеллектом реальности, <text:span text:style-name="T77">— для этого </text:span><text:span text:style-name="T78">у меня не хватает опыта</text:span><text:span text:style-name="T77"> — но мне удалось уловить мысль Эквуса о том, что мне на помощь рано или поздно должен прийти </text:span><text:soft-page-break/><text:span text:style-name="T77">Проводник — тот, кто сможет исправить основные дефекты Эквуса и вывести его из клинической смерти.</text:span></text:p>
      <text:p text:style-name="P125"><text:span text:style-name="T77">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31"/>
      <text:p text:style-name="P125">Я вспомнил события последнего <text:span text:style-name="T126">времени</text:span><text:span text:style-name="T35">.</text:span></text:p>
      <text:p text:style-name="P125">–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25">Анакорн с такой силой сжал магическим захватом карандаш, что тот хрустнул.</text:p>
      <text:p text:style-name="P125">–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25">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31">–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31">Я развёл руками.</text:p>
      <text:p text:style-name="P131">–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31">Анакорн улыбнулся и вскочил с пуфика.</text:p>
      <text:p text:style-name="P125"><text:span text:style-name="T77">–</text:span><text:span text:style-name="T60">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35">–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35">Анакорн поправил невесть откуда взявшиеся на переносице очки и ответил.</text:p>
      <text:p text:style-name="P125"><text:span text:style-name="T60">– Ты уже устранил крупнейший дефект Эквестрии </text:span><text:span text:style-name="T77">— манипуляции светилом. Аналогично решаются и остальные проблемы</text:span><text:span text:style-name="T60">.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77">— вещь живучая</text:span><text:span text:style-name="T60">.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35">Я задумался. На самом деле, интересная логическая задача…</text:p>
      <text:p text:style-name="P131">–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text:span text:style-name="T126">зубы и </text:span>копыта. И вообще, копыта у пони достаточно мягкие, чтобы ухватить не очень тонкую вещь. Это тебе не наши лошади всё-таки. По-моему, всё сходится.</text:p>
      <text:p text:style-name="P125"><text:span text:style-name="T77">–</text:span><text:span text:style-name="T60"> А кьютимарки? Как, разрази меня квазар, объяснить кьютимарки? </text:span><text:span text:style-name="T77">– азартно воскликнул Анакорн.</text:span></text:p>
      <text:p text:style-name="P135">– А кьютимарки ты сам даришь пони, когда распознаёшь их жизненное предназначение!!! – так же азартно заорал я.</text:p>
      <text:p text:style-name="P135"><text:soft-page-break/>– ЧТООО?!! Может, ты думаешь, мне больше заняться нечем, как лепить пони тату на фланки? Так я тебя разочарую! У меня и без того три миллиона дел!</text:p>
      <text:p text:style-name="P135">Я пожал плечами.</text:p>
      <text:p text:style-name="P135">– А по-другому я не могу объяснить их появление. К сожалению.</text:p>
      <text:p text:style-name="P13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35">– Хорошо. Уговорил. Кьютимарки беру на себя. Так и знал, что мне самое трудное достанется!</text:p>
      <text:p text:style-name="P13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35">Анакорн проследил мой взгляд.</text:p>
      <text:p text:style-name="P135">– Нечего так на меня смотреть! Если я стану применять магию вместо ловкости, теряется весь смысл упражнения… О, глянь-ка на Эквус!</text:p>
      <text:p text:style-name="P135">И впрямь, было на что посмотреть. Уровень помех на голограмме значительно снизился и сама она стала светиться ровным голубоватым светом.</text:p>
      <text:p text:style-name="P13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35">Я опять задумался. В голове было пусто.</text:p>
      <text:p text:style-name="P135">– Почему бы не оставить самую главную? Ту, что описана в мультике?</text:p>
      <text:p text:style-name="P135">– И<text:span text:style-name="T82">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92">—</text:span><text:span text:style-name="T82"> точнее, дерево схожих миров Эквуса </text:span><text:span text:style-name="T92">—</text:span><text:span text:style-name="T82"> создали брони. Разумеется, стержнем им послужил именно сериал, но каждый фанфик </text:span><text:span text:style-name="T92">—</text:span><text:span text:style-name="T82">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37"/>
      <text:p text:style-name="P135">Я подумал. Потом ещё раз подумал. Что скажет любой программист, предложи ему соединить несколько несовместимых объектов?</text:p>
      <text:p text:style-name="P137"/>
      <text:p text:style-name="P137">–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37"/>
      <text:p text:style-name="P135">Анакорн аж подпрыгнул на месте от восторга и стал мне аплодировать.</text:p>
      <text:p text:style-name="P135"/>
      <text:p text:style-name="P135"><text:span text:style-name="T82">– Наконец-то я вижу свет в конце тоннеля! Как это не пришло мне в голову! Ты всё отлично увязал! Всё сходится! Более того </text:span><text:span text:style-name="T92">—</text:span><text:span text:style-name="T82"> Анакорн заговорщически подмигнул мне </text:span><text:span text:style-name="T92">—</text:span><text:span text:style-name="T82"> всё именно так и было, </text:span><text:span text:style-name="T54">даю перо из третьего ряда</text:span><text:span text:style-name="T82">!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92">— и первой реальной историей в объединённой эквестрийской реальности</text:span><text:span text:style-name="T82">!</text:span></text:p>
      <text:p text:style-name="P137">Я подозрительно посмотрел на Анакорна.</text:p>
      <text:p text:style-name="P135"><text:span text:style-name="T42">– </text:span><text:span text:style-name="T82">Какой ещё, нафиг, «мой фанфик»? Я никакого фанфика не писал. И не собираюсь.</text:span></text:p>
      <text:p text:style-name="P137"><text:soft-page-break/>Анакорн ехидно ухмыльнулся и сделал мне «глазки».</text:p>
      <text:p text:style-name="P135"><text:span text:style-name="T42">– </text:span><text:span text:style-name="T82">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37">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37"/>
      <text:p text:style-name="P137">Я растерялся.</text:p>
      <text:p text:style-name="P135"><text:span text:style-name="T35">– </text:span>Эээ… Тут я тебе точно не помощник. Никогда не писал ничего сложнее технической документации к программам.</text:p>
      <text:p text:style-name="P135"><text:span text:style-name="T35">– </text:span>Пиши, как есть. <text:span text:style-name="T35">– </text:span>развёл копытами Анакорн. <text:span text:style-name="T35">– </text:span>Авось сгодится. Я писать точно не буду <text:span text:style-name="T92">— ты меня с кьютимарками уже пригрузил на ближайшие тысяч</text:span><text:span text:style-name="T93">и</text:span><text:span text:style-name="T92"> лет.</text:span></text:p>
      <text:p text:style-name="P135">…</text:p>
      <text:p text:style-name="P135">Факн щит<text:note text:id="ftn14" text:note-class="footnote"><text:note-citation>14</text:note-citation><text:note-body><text:p text:style-name="P166">Fucking shit — <text:span text:style-name="T1">ёбаное дерьмо</text:span></text:p></text:note-body></text:note>!..</text:p>
      <text:p text:style-name="P135">…</text:p>
      <text:p text:style-name="P135">Ну а что мне остаётся? Я фейспамнул.</text:p>
      <text:p text:style-name="P135"/>
      <text:p text:style-name="P135"><text:span text:style-name="T35">–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35">Анакорн насупился и спрятал карандаш в гриву.</text:p>
      <text:p text:style-name="P135"><text:span text:style-name="T35">–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35"/>
      <text:p text:style-name="P13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35">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34"/>
      <text:p text:style-name="P134">– Пора закругляться. Ты начинаешь сгорать. Надо утрясти последние детали, пока ещё есть пару минут.</text:p>
      <text:p text:style-name="P125">– Валяй. Я тебя внимательно слушаю.</text:p>
      <text:p text:style-name="P12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25">– А я разве сплю?</text:p>
      <text:p text:style-name="P125">– Сейчас — нет. Но как только мы закроем сделку — проснёшься. Потому что нет иного способа вернуть тебя в реальный мир.</text:p>
      <text:p text:style-name="P125"><text:soft-page-break/>– Эээ, постой! А как я в Эквестрию и к себе обратно проходил?</text:p>
      <text:p text:style-name="P126">– С помощью магии, конечно. <text:span text:style-name="T123">Но</text:span> я — не маг, я — демиург. У меня свои методы и ограничения. – <text:span text:style-name="T123">Анакорн развёл копытами. –</text:span>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25">Так вот, возвращать тебя обратно в твой мир я не буду.</text:p>
      <text:p text:style-name="P125"/>
      <text:p text:style-name="P125">Я непонимающе хлопал глазами.</text:p>
      <text:p text:style-name="P125"/>
      <text:p text:style-name="P125">– Во-первых, может возникнуть временная петля, а я не силён в их распутывании. – Анакорн стыдливо опустил взгляд. – Видишь ли, мне придётся вернуть тебя на <text:span text:style-name="T123">несколько</text:span> лет назад, в те времена, когда фэндом ещё не умирал и у Эквуса было достаточно сторонников.</text:p>
      <text:p text:style-name="P125">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35"> </text:span>Если вернуть тебя обратно — рано или поздно он тебя убьёт. Скорее рано, чем поздно.</text:p>
      <text:p text:style-name="P12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25">–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25">Теперь — об оплате.</text:p>
      <text:p text:style-name="P125"/>
      <text:p text:style-name="P125">Анакорн наклонился ко мне через стол и подмигнул.</text:p>
      <text:p text:style-name="P125"/>
      <text:p text:style-name="P125">– Проси, чего хочешь!</text:p>
      <text:p text:style-name="P125"/>
      <text:p text:style-name="P125">Пока я думал, демиург мурлыкал себе под нос в эйфории: «Да! В такие моменты ощущаешь себя богом! Я крут! Ха-ха!»</text:p>
      <text:p text:style-name="P125"/>
      <text:p text:style-name="P125">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25">Ради этого написать фанфик — очень малая цена. Совсем ничтожная.</text:p>
      <text:p text:style-name="P135"/>
      <text:p text:style-name="P135">– Верни Дэш!!!</text:p>
      <text:p text:style-name="P135"/>
      <text:p text:style-name="P135">Копыта Анакорна разъехались и он впечатался мордой в стол.</text:p>
      <text:p text:style-name="P135">– Эээ… м-м-м… ну-у-у… Перо мне в зад!.. Нельзя сказать, что это совсем невыполнимо… Но, прямо скажу, задачка не для студента!</text:p>
      <text:p text:style-name="P135">– А ты студент?</text:p>
      <text:p text:style-name="P13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35"><text:soft-page-break/>– Другое просить не будешь? – сухо переспросил Анакорн. – Учти, время уходит. То, что я вижу, мне не нравится.</text:p>
      <text:p text:style-name="P135">– Нет! – отрезал я.</text:p>
      <text:p text:style-name="P13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35">– Что? Ты о чём?</text:p>
      <text:p text:style-name="P135">–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35">Есть только маленькая проблемка…</text:p>
      <text:p text:style-name="P135"/>
      <text:p text:style-name="P135">Анакорн скривился и отвёл глаза.</text:p>
      <text:p text:style-name="P135"/>
      <text:p text:style-name="P135">– Какая?</text:p>
      <text:p text:style-name="P136">–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text:span text:style-name="T123">т</text:span> из реальности в возможность. То есть, <text:span text:style-name="T123">ты </text:span>не просто исчезнешь <text:span text:style-name="T58">— </text:span>тебя никогда и не будет! Мне очень жаль. Тебе ещё не поздно выбрать что-нибудь другое.</text:p>
      <text:p text:style-name="P135">Я вздохнул. Слишком много философии на мою голову!</text:p>
      <text:p text:style-name="P135">– Делай, как я сказал! А я сделаю своё.</text:p>
      <text:p text:style-name="P135"/>
      <text:p text:style-name="P125">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25">– Ты ещё увидишь пару-тройку снов на прощание. Это мой подарок тебе. Удачи!</text:p>
      <text:p text:style-name="P125"/>
      <text:p text:style-name="P129">***</text:p>
      <text:p text:style-name="P137"/>
      <text:p text:style-name="P137">– Здравствуй, Анон. – Селестия стояла передо мной без привычных взгляду властных регалий. – Я хочу поблагодарить тебя за всё.</text:p>
      <text:p text:style-name="P137">– Привет, Сел. Я рад, что с тобой всё в порядке.</text:p>
      <text:p text:style-name="P137">Аликорница нерешительно стояла передо мной в ореоле гривы. Потом она сделала шаг навстречу.</text:p>
      <text:p text:style-name="P137">–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Ведь намерение изменяет реальность!</text:p>
      <text:p text:style-name="P137">Я устало рассмеялся.</text:p>
      <text:p text:style-name="P137">– Сел, я завязал с конеёбством. Извини.</text:p>
      <text:p text:style-name="P137">– В другое время, в другом месте, Анон! В другое время, в другом месте!</text:p>
      <text:p text:style-name="P137"/>
      <text:p text:style-name="P138"><text:soft-page-break/>***</text:p>
      <text:p text:style-name="P140"/>
      <text:p text:style-name="P64"><text:span text:style-name="T2">–</text:span><text:span text:style-name="T1"> Прости, что хотела убить тебя. Я ослабела и Найтмэр на время одержала верх.</text:span></text:p>
      <text:p text:style-name="P77">Луна с виноватым выражением смотрела на меня сверху вниз. Я поднялся с сияющей флуоресцентным светом травы и рассмеялся.</text:p>
      <text:p text:style-name="P132">– Ты таки выучила современный стиль? Не парься, принцесса, я давно забыл тот эпизод.</text:p>
      <text:p text:style-name="P132">–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25"/>
      <text:p text:style-name="P142">***</text:p>
      <text:p text:style-name="P141"/>
      <text:p text:style-name="P132">– Думал от меня в другой реальности спрятаться?!</text:p>
      <text:p text:style-name="P132">Передо мной возникла хмурая морда Дискорда.</text:p>
      <text:p text:style-name="P132">–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 Так что, Проводничёк, мы ещё встретимся! В другое время и в другом месте! Жди! В другое время, в другом месте!!!</text:p>
      <text:p text:style-name="P139"/>
      <text:p text:style-name="P133">***</text:p>
      <text:p text:style-name="P125"/>
      <text:p text:style-name="P132">– Анон?</text:p>
      <text:p text:style-name="P132">– Дэш?!!</text:p>
      <text:p text:style-name="P132">– Эмм… Ты мне снишься?</text:p>
      <text:p text:style-name="P132">– Нет, Дэш, это ты мне снишься.</text:p>
      <text:p text:style-name="P132">–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32">– Дэш, – сказал я, <text:span text:style-name="T123">сдерживая</text:span> слёзы. – Ты самая крутая в мире пони! Ты настолько крута, что победила смерть! Ты даже представить себе не можешь, как я счастлив!</text:p>
      <text:p text:style-name="P132">Пегаска почесала в затылке со смущением.</text:p>
      <text:p text:style-name="P132">– Да? Правда? Ну, офигеть! А ты как?</text:p>
      <text:p text:style-name="P124"><text:span text:style-name="T64">– Я в порядке. Вот, возвращаюсь </text:span>в свой мир. Ну, не совсем <text:span text:style-name="T1">в свой</text:span>. Почти.</text:p>
      <text:p text:style-name="P124"><text:span text:style-name="T1">–</text:span> Навсегда?</text:p>
      <text:p text:style-name="P124"><text:span text:style-name="T1">–</text:span> Скорее всего, да.</text:p>
      <text:p text:style-name="P124"><text:span text:style-name="T1">–</text:span> Это плохо. <text:span text:style-name="T1">Я хотела тебе сказать</text:span>…</text:p>
      <text:p text:style-name="P124"><text:span text:style-name="T1">–</text:span> Не надо, Дэш. Не стоит. Мне очень жаль.</text:p>
      <text:p text:style-name="P12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55">Хочу, чтобы ты чесал мн</text:span><text:span text:style-name="T56">е</text:span><text:span text:style-name="T55"> холк</text:span><text:span text:style-name="T56">у</text:span><text:span text:style-name="T55"> и хлопал по крупу</text:span><text:span text:style-name="T122">!</text:span></text:p>
      <text:p text:style-name="P124"><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24"><text:soft-page-break/><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text:span><text:span text:style-name="T11">между мирами сделать </text:span><text:span text:style-name="T1">— что два пера об асфальт!</text:span> Если тебе нужно быть в своём мире, это <text:span text:style-name="T1">же </text:span>не значит, что нам запрещено заглядывать к тебе?</text:p>
      <text:p text:style-name="P12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2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24"><text:span text:style-name="T1">–</text:span> И тебя, и Твайлайт, и <text:span text:style-name="T1">Пинки</text:span>, и Селестию, и всех-всех-всех… Таковы правила.</text:p>
      <text:p text:style-name="P124"><text:span text:style-name="T35">– </text:span><text:span text:style-name="T43">Вот д</text:span>искорд!.. Почему всё так паршиво… Я даже не могу уткнуться носом тебе в грудь. Я прохожу сквозь тебя, <text:span text:style-name="T35">–</text:span> всхлипнула сквозь зубы Рэйнбоу.</text:p>
      <text:p text:style-name="P124">Я опустил руку на шею Дэш и ощутил теплоту и лёгкое покалывание в пустоте.</text:p>
      <text:p text:style-name="P124"><text:span text:style-name="T35">–</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24"><text:span text:style-name="T1">–</text:span> И лучше рано, чем поздно! Я не люблю ждать!</text:p>
      <text:p text:style-name="P124"><text:span text:style-name="T1">–</text:span> Да, Дэш. <text:span text:style-name="T1">–</text:span> её образ начал таять. <text:span text:style-name="T1">–</text:span> Да, я помню.</text:p>
      <text:p text:style-name="P124">Я всё ещё помню…</text:p>
      <text:p text:style-name="P79"/>
      <text:h text:style-name="Heading_20_2" text:outline-level="2">Эпилог. Земля</text:h>
      <text:p text:style-name="P143">&lt;<text:span text:style-name="T88">Daft Punk – Get Lucky</text:span>&gt;</text:p>
      <text:p text:style-name="P147">Звон будильника чуть не проломил башку. Я открыл глаза. </text:p>
      <text:p text:style-name="P147"><text:span text:style-name="T1">Бляяяяяяя… Голова чугунная… Вот на кой хрен ложиться в </text:span><text:span text:style-name="T35">два</text:span><text:span text:style-name="T1">, чтоб потом спать до одиннадцати и ни хрена не выспаться при этом?</text:span> На работу опять к часу<text:span text:style-name="T35"> приползу</text:span>. Надоело. <text:span text:style-name="T1">Закисать на работе — вредно для мозгов.</text:span> Надо отдохнуть. <text:span text:style-name="T35">Взят</text:span><text:span text:style-name="T1">ь, наконец, </text:span><text:s/>отпуск. <text:span text:style-name="T1">И пошло оно всё к ебеням!</text:span></text:p>
      <text:p text:style-name="P147"><text:span text:style-name="T1">Я нашарил ногами тапки и пошёл в ванную. Проходя мимо стола, зацепился взглядом за</text:span> эскиз <text:span text:style-name="T1">рисунка</text:span>.&lt;<text:span text:style-name="T117">эскиз </text:span><text:span text:style-name="T118">первого </text:span><text:span text:style-name="T117">рисунка – Сел </text:span><text:span text:style-name="T118">ложит рог Анону на плечо</text:span>&gt;</text:p>
      <text:p text:style-name="P14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4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46">Хоть абзац напишу! Уже хоть какой-то крохотный шажок, с которого можно будет начать. Как там у Лао-Цзы? Дорога в тысячу ли начинается-бла-бла-бля!</text:p>
      <text:p text:style-name="P146">Попытка притронуться щёткой к зубу вызвала ноющую боль. </text:p>
      <text:p text:style-name="P14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46">Доставая из стола ключи от машины, опять наткнулся взглядом на эскиз.</text:p>
      <text:p text:style-name="P14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46">Назову-ка я фантазию «Последний фанфик»…</text:p>
      <text:p text:style-name="P146"><text:soft-page-break/></text:p>
      <text:p text:style-name="P1"><text:span text:style-name="T64">&lt;</text:span><text:span text:style-name="T52">И вообще, обзаведусь в конце-концов рогом и наставлю Селестиии рогов!»</text:span><text:span text:style-name="T64">&gt;</text:span></text:p>
      <text:p text:style-name="P64">&lt;<text:span text:style-name="T51">- Учти, я ни капельки не жалею о наших поебушках! я до сих пор пахну тобой… и хочу пахнуть… Это неправильно, так ведь?</text:span>&gt;</text:p>
      <text:p text:style-name="P36">&lt;<text:span text:style-name="T1"> Пони — сельские жители и не любят больших городов. </text:span>&gt;</text:p>
      <text:p text:style-name="P1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5-04T20:23:45.791977723</dc:date>
    <meta:editing-duration>P123DT18H25M45S</meta:editing-duration>
    <meta:editing-cycles>7507</meta:editing-cycles>
    <meta:generator>LibreOffice/5.1.6.2$Linux_X86_64 LibreOffice_project/10m0$Build-2</meta:generator>
    <meta:document-statistic meta:table-count="0" meta:image-count="0" meta:object-count="0" meta:page-count="190" meta:paragraph-count="4078" meta:word-count="83552" meta:character-count="554330" meta:non-whitespace-character-count="470889"/>
  </office:meta>
</office:document-meta>
</file>